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1cm"/>
    </style:style>
    <style:style style:name="co3" style:family="table-column">
      <style:table-column-properties fo:break-before="auto" style:column-width="5.175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4.7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 style:data-style-name="N49">
      <style:table-cell-properties fo:background-color="transparent"/>
    </style:style>
    <style:style style:name="ce3" style:family="table-cell" style:parent-style-name="Default" style:data-style-name="N0"/>
    <style:style style:name="ce4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office:value-type="string" calcext:value-type="string">
            <text:p>przyjechali</text:p>
          </table:table-cell>
          <table:table-cell office:value-type="string" calcext:value-type="string">
            <text:p>wyjechali</text:p>
          </table:table-cell>
          <table:table-cell office:value-type="string" calcext:value-type="string">
            <text:p>Liczba Kuracjuszy</text:p>
          </table:table-cell>
          <table:table-cell office:value-type="string" calcext:value-type="string">
            <text:p>Zapotrzebowanie na wodę</text:p>
          </table:table-cell>
          <table:table-cell office:value-type="string" calcext:value-type="string">
            <text:p>Źródło</text:p>
          </table:table-cell>
          <table:table-cell office:value-type="string" calcext:value-type="string">
            <text:p>ilość wody</text:p>
          </table:table-cell>
          <table:table-cell office:value-type="string" calcext:value-type="string">
            <text:p>potrzebne butle</text:p>
          </table:table-cell>
          <table:table-cell office:value-type="string" calcext:value-type="string">
            <text:p>pozostałe butelki</text:p>
          </table:table-cell>
          <table:table-cell office:value-type="string" calcext:value-type="string">
            <text:p>Czy działa</text:p>
          </table:table-cell>
          <table:table-cell table:number-columns-repeated="4"/>
        </table:table-row>
        <table:table-row table:style-name="ro1">
          <table:table-cell office:value-type="date" office:date-value="2023-01-01" calcext:value-type="date">
            <text:p>2023-01-01</text:p>
          </table:table-cell>
          <table:table-cell office:value-type="float" office:value="528" calcext:value-type="float">
            <text:p>528</text:p>
          </table:table-cell>
          <table:table-cell office:value-type="float" office:value="484" calcext:value-type="float">
            <text:p>484</text:p>
          </table:table-cell>
          <table:table-cell table:formula="of:=[.N5]+[.B2]-[.C2]" office:value-type="float" office:value="10044" calcext:value-type="float">
            <text:p>10044</text:p>
          </table:table-cell>
          <table:table-cell table:formula="of:= ([.D2] *0.4)" office:value-type="float" office:value="4017.6" calcext:value-type="float">
            <text:p>401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]-[.E2]" office:value-type="float" office:value="-117.6" calcext:value-type="float">
            <text:p>-117,6</text:p>
          </table:table-cell>
          <table:table-cell table:formula="of:=IF([.G2]&lt;0; ROUNDUP([.G2]/5;0); ROUNDDOWN([.G2]/5;0))" office:value-type="float" office:value="-24" calcext:value-type="float">
            <text:p>-24</text:p>
          </table:table-cell>
          <table:table-cell table:formula="of:=[.N3]+[.H2]" office:value-type="float" office:value="96" calcext:value-type="float">
            <text:p>96</text:p>
          </table:table-cell>
          <table:table-cell table:style-name="ce3" table:formula="of:=IF([.N3]+[.H2]&gt;=0;&quot;TAK&quot;;&quot;NIE&quot;)" office:value-type="string" office:string-value="TAK" calcext:value-type="string">
            <text:p>TAK</text:p>
          </table:table-cell>
          <table:table-cell table:number-columns-repeated="3"/>
          <table:table-cell office:value-type="string" calcext:value-type="string">
            <text:p>liczba butelek</text:p>
          </table:table-cell>
        </table:table-row>
        <table:table-row table:style-name="ro1">
          <table:table-cell office:value-type="date" office:date-value="2023-01-02" calcext:value-type="date">
            <text:p>2023-01-02</text:p>
          </table:table-cell>
          <table:table-cell office:value-type="float" office:value="641" calcext:value-type="float">
            <text:p>641</text:p>
          </table:table-cell>
          <table:table-cell office:value-type="float" office:value="625" calcext:value-type="float">
            <text:p>625</text:p>
          </table:table-cell>
          <table:table-cell table:formula="of:=[.D2] + [.B3] - [.C3]" office:value-type="float" office:value="10060" calcext:value-type="float">
            <text:p>10060</text:p>
          </table:table-cell>
          <table:table-cell table:formula="of:= ([.D3] *0.4)" office:value-type="float" office:value="4024" calcext:value-type="float">
            <text:p>402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]-[.E3]" office:value-type="float" office:value="-124" calcext:value-type="float">
            <text:p>-124</text:p>
          </table:table-cell>
          <table:table-cell table:formula="of:=IF([.G3]&lt;0; ROUNDUP([.G3]/5;0); ROUNDDOWN([.G3]/5;0))" office:value-type="float" office:value="-25" calcext:value-type="float">
            <text:p>-25</text:p>
          </table:table-cell>
          <table:table-cell table:formula="of:=IF([.I2]+[.H3]&gt;0;[.I2]+[.H3];0)" office:value-type="float" office:value="71" calcext:value-type="float">
            <text:p>71</text:p>
          </table:table-cell>
          <table:table-cell table:style-name="ce3" table:formula="of:=IF([.I2]+[.H3]&gt;=0;&quot;TAK&quot;;&quot;NIE&quot;)" office:value-type="string" office:string-value="TAK" calcext:value-type="string">
            <text:p>TAK</text:p>
          </table:table-cell>
          <table:table-cell table:number-columns-repeated="3"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3-01-03" calcext:value-type="date">
            <text:p>2023-01-03</text:p>
          </table:table-cell>
          <table:table-cell office:value-type="float" office:value="352" calcext:value-type="float">
            <text:p>352</text:p>
          </table:table-cell>
          <table:table-cell office:value-type="float" office:value="603" calcext:value-type="float">
            <text:p>603</text:p>
          </table:table-cell>
          <table:table-cell table:formula="of:=[.D3] + [.B4] - [.C4]" office:value-type="float" office:value="9809" calcext:value-type="float">
            <text:p>9809</text:p>
          </table:table-cell>
          <table:table-cell table:formula="of:= ([.D4] *0.4)" office:value-type="float" office:value="3923.6" calcext:value-type="float">
            <text:p>392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]-[.E4]" office:value-type="float" office:value="-23.6000000000004" calcext:value-type="float">
            <text:p>-23,6000000000004</text:p>
          </table:table-cell>
          <table:table-cell table:formula="of:=IF([.G4]&lt;0; ROUNDUP([.G4]/5;0); ROUNDDOWN([.G4]/5;0))" office:value-type="float" office:value="-5" calcext:value-type="float">
            <text:p>-5</text:p>
          </table:table-cell>
          <table:table-cell table:formula="of:=IF([.I3]+[.H4]&gt;0;[.I3]+[.H4];0)" office:value-type="float" office:value="66" calcext:value-type="float">
            <text:p>66</text:p>
          </table:table-cell>
          <table:table-cell table:formula="of:=IF([.I3]+[.H4]&gt;=0;&quot;TAK&quot;;&quot;NIE&quot;)" office:value-type="string" office:string-value="TAK" calcext:value-type="string">
            <text:p>TAK</text:p>
          </table:table-cell>
          <table:table-cell table:number-columns-repeated="3"/>
          <table:table-cell office:value-type="string" calcext:value-type="string">
            <text:p>stan początkowy</text:p>
          </table:table-cell>
        </table:table-row>
        <table:table-row table:style-name="ro1">
          <table:table-cell office:value-type="date" office:date-value="2023-01-04" calcext:value-type="date">
            <text:p>2023-01-04</text:p>
          </table:table-cell>
          <table:table-cell office:value-type="float" office:value="342" calcext:value-type="float">
            <text:p>342</text:p>
          </table:table-cell>
          <table:table-cell office:value-type="float" office:value="412" calcext:value-type="float">
            <text:p>412</text:p>
          </table:table-cell>
          <table:table-cell table:formula="of:=[.D4] + [.B5] - [.C5]" office:value-type="float" office:value="9739" calcext:value-type="float">
            <text:p>9739</text:p>
          </table:table-cell>
          <table:table-cell table:formula="of:= ([.D5] *0.4)" office:value-type="float" office:value="3895.6" calcext:value-type="float">
            <text:p>3895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]-[.E5]" office:value-type="float" office:value="4.39999999999964" calcext:value-type="float">
            <text:p>4,39999999999964</text:p>
          </table:table-cell>
          <table:table-cell table:formula="of:=IF([.G5]&lt;0; ROUNDUP([.G5]/5;0); ROUNDDOWN([.G5]/5;0))" office:value-type="float" office:value="0" calcext:value-type="float">
            <text:p>0</text:p>
          </table:table-cell>
          <table:table-cell table:formula="of:=IF([.I4]+[.H5]&gt;0;[.I4]+[.H5];0)" office:value-type="float" office:value="66" calcext:value-type="float">
            <text:p>66</text:p>
          </table:table-cell>
          <table:table-cell table:formula="of:=IF([.I4]+[.H5]&gt;=0;&quot;TAK&quot;;&quot;NIE&quot;)" office:value-type="string" office:string-value="TAK" calcext:value-type="string">
            <text:p>TAK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date" office:date-value="2023-01-05" calcext:value-type="date">
            <text:p>2023-01-05</text:p>
          </table:table-cell>
          <table:table-cell office:value-type="float" office:value="497" calcext:value-type="float">
            <text:p>497</text:p>
          </table:table-cell>
          <table:table-cell office:value-type="float" office:value="326" calcext:value-type="float">
            <text:p>326</text:p>
          </table:table-cell>
          <table:table-cell table:formula="of:=[.D5] + [.B6] - [.C6]" office:value-type="float" office:value="9910" calcext:value-type="float">
            <text:p>9910</text:p>
          </table:table-cell>
          <table:table-cell table:formula="of:= ([.D6] *0.4)" office:value-type="float" office:value="3964" calcext:value-type="float">
            <text:p>396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]-[.E6]" office:value-type="float" office:value="-64" calcext:value-type="float">
            <text:p>-64</text:p>
          </table:table-cell>
          <table:table-cell table:formula="of:=IF([.G6]&lt;0; ROUNDUP([.G6]/5;0); ROUNDDOWN([.G6]/5;0))" office:value-type="float" office:value="-13" calcext:value-type="float">
            <text:p>-13</text:p>
          </table:table-cell>
          <table:table-cell table:formula="of:=IF([.I5]+[.H6]&gt;0;[.I5]+[.H6];0)" office:value-type="float" office:value="53" calcext:value-type="float">
            <text:p>53</text:p>
          </table:table-cell>
          <table:table-cell table:formula="of:=IF([.I5]+[.H6]&gt;=0;&quot;TAK&quot;;&quot;NIE&quot;)" office:value-type="string" office:string-value="TAK" calcext:value-type="string">
            <text:p>TAK</text:p>
          </table:table-cell>
          <table:table-cell table:number-columns-repeated="3"/>
          <table:table-cell office:value-type="string" calcext:value-type="string">
            <text:p>data kiedy woda się skończy</text:p>
          </table:table-cell>
        </table:table-row>
        <table:table-row table:style-name="ro1">
          <table:table-cell office:value-type="date" office:date-value="2023-01-06" calcext:value-type="date">
            <text:p>2023-01-06</text:p>
          </table:table-cell>
          <table:table-cell office:value-type="float" office:value="334" calcext:value-type="float">
            <text:p>334</text:p>
          </table:table-cell>
          <table:table-cell office:value-type="float" office:value="442" calcext:value-type="float">
            <text:p>442</text:p>
          </table:table-cell>
          <table:table-cell table:formula="of:=[.D6] + [.B7] - [.C7]" office:value-type="float" office:value="9802" calcext:value-type="float">
            <text:p>9802</text:p>
          </table:table-cell>
          <table:table-cell table:formula="of:= ([.D7] *0.4)" office:value-type="float" office:value="3920.8" calcext:value-type="float">
            <text:p>392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]-[.E7]" office:value-type="float" office:value="-20.8000000000002" calcext:value-type="float">
            <text:p>-20,8000000000002</text:p>
          </table:table-cell>
          <table:table-cell table:formula="of:=IF([.G7]&lt;0; ROUNDUP([.G7]/5;0); ROUNDDOWN([.G7]/5;0))" office:value-type="float" office:value="-5" calcext:value-type="float">
            <text:p>-5</text:p>
          </table:table-cell>
          <table:table-cell table:formula="of:=IF([.I6]+[.H7]&gt;0;[.I6]+[.H7];0)" office:value-type="float" office:value="48" calcext:value-type="float">
            <text:p>48</text:p>
          </table:table-cell>
          <table:table-cell table:formula="of:=IF([.I6]+[.H7]&gt;=0;&quot;TAK&quot;;&quot;NIE&quot;)" office:value-type="string" office:string-value="TAK" calcext:value-type="string">
            <text:p>TAK</text:p>
          </table:table-cell>
          <table:table-cell table:number-columns-repeated="3"/>
          <table:table-cell table:style-name="ce4" table:formula="of:=INDEX([.A2:.A365];MATCH(&quot;NIE&quot;;[.J2:.J366];0))" office:value-type="date" office:date-value="2023-02-20" calcext:value-type="date">
            <text:p>2023-02-20</text:p>
          </table:table-cell>
        </table:table-row>
        <table:table-row table:style-name="ro1">
          <table:table-cell office:value-type="date" office:date-value="2023-01-07" calcext:value-type="date">
            <text:p>2023-01-07</text:p>
          </table:table-cell>
          <table:table-cell office:value-type="float" office:value="455" calcext:value-type="float">
            <text:p>455</text:p>
          </table:table-cell>
          <table:table-cell office:value-type="float" office:value="460" calcext:value-type="float">
            <text:p>460</text:p>
          </table:table-cell>
          <table:table-cell table:formula="of:=[.D7] + [.B8] - [.C8]" office:value-type="float" office:value="9797" calcext:value-type="float">
            <text:p>9797</text:p>
          </table:table-cell>
          <table:table-cell table:formula="of:= ([.D8] *0.4)" office:value-type="float" office:value="3918.8" calcext:value-type="float">
            <text:p>391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]-[.E8]" office:value-type="float" office:value="-18.8000000000002" calcext:value-type="float">
            <text:p>-18,8000000000002</text:p>
          </table:table-cell>
          <table:table-cell table:formula="of:=IF([.G8]&lt;0; ROUNDUP([.G8]/5;0); ROUNDDOWN([.G8]/5;0))" office:value-type="float" office:value="-4" calcext:value-type="float">
            <text:p>-4</text:p>
          </table:table-cell>
          <table:table-cell table:formula="of:=IF([.I7]+[.H8]&gt;0;[.I7]+[.H8];0)" office:value-type="float" office:value="44" calcext:value-type="float">
            <text:p>44</text:p>
          </table:table-cell>
          <table:table-cell table:formula="of:=IF([.I7]+[.H8]&gt;=0;&quot;TAK&quot;;&quot;NIE&quot;)" office:value-type="string" office:string-value="TAK" calcext:value-type="string">
            <text:p>TAK</text:p>
          </table:table-cell>
          <table:table-cell table:number-columns-repeated="3"/>
          <table:table-cell office:value-type="string" calcext:value-type="string">
            <text:p>ilość dni bez wody</text:p>
          </table:table-cell>
        </table:table-row>
        <table:table-row table:style-name="ro1">
          <table:table-cell office:value-type="date" office:date-value="2023-01-08" calcext:value-type="date">
            <text:p>2023-01-08</text:p>
          </table:table-cell>
          <table:table-cell office:value-type="float" office:value="433" calcext:value-type="float">
            <text:p>433</text:p>
          </table:table-cell>
          <table:table-cell office:value-type="float" office:value="571" calcext:value-type="float">
            <text:p>571</text:p>
          </table:table-cell>
          <table:table-cell table:formula="of:=[.D8] + [.B9] - [.C9]" office:value-type="float" office:value="9659" calcext:value-type="float">
            <text:p>9659</text:p>
          </table:table-cell>
          <table:table-cell table:formula="of:= ([.D9] *0.4)" office:value-type="float" office:value="3863.6" calcext:value-type="float">
            <text:p>386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]-[.E9]" office:value-type="float" office:value="36.3999999999996" calcext:value-type="float">
            <text:p>36,3999999999996</text:p>
          </table:table-cell>
          <table:table-cell table:formula="of:=IF([.G9]&lt;0; ROUNDUP([.G9]/5;0); ROUNDDOWN([.G9]/5;0))" office:value-type="float" office:value="7" calcext:value-type="float">
            <text:p>7</text:p>
          </table:table-cell>
          <table:table-cell table:formula="of:=IF([.I8]+[.H9]&gt;0;[.I8]+[.H9];0)" office:value-type="float" office:value="51" calcext:value-type="float">
            <text:p>51</text:p>
          </table:table-cell>
          <table:table-cell table:formula="of:=IF([.I8]+[.H9]&gt;=0;&quot;TAK&quot;;&quot;NIE&quot;)" office:value-type="string" office:string-value="TAK" calcext:value-type="string">
            <text:p>TAK</text:p>
          </table:table-cell>
          <table:table-cell table:number-columns-repeated="3"/>
          <table:table-cell table:formula="of:=COUNTIF([.J2:.J366];&quot;NIE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3-01-09" calcext:value-type="date">
            <text:p>2023-01-09</text:p>
          </table:table-cell>
          <table:table-cell office:value-type="float" office:value="457" calcext:value-type="float">
            <text:p>457</text:p>
          </table:table-cell>
          <table:table-cell office:value-type="float" office:value="615" calcext:value-type="float">
            <text:p>615</text:p>
          </table:table-cell>
          <table:table-cell table:formula="of:=[.D9] + [.B10] - [.C10]" office:value-type="float" office:value="9501" calcext:value-type="float">
            <text:p>9501</text:p>
          </table:table-cell>
          <table:table-cell table:formula="of:= ([.D10] *0.4)" office:value-type="float" office:value="3800.4" calcext:value-type="float">
            <text:p>380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]-[.E10]" office:value-type="float" office:value="99.5999999999999" calcext:value-type="float">
            <text:p>99,5999999999999</text:p>
          </table:table-cell>
          <table:table-cell table:formula="of:=IF([.G10]&lt;0; ROUNDUP([.G10]/5;0); ROUNDDOWN([.G10]/5;0))" office:value-type="float" office:value="19" calcext:value-type="float">
            <text:p>19</text:p>
          </table:table-cell>
          <table:table-cell table:formula="of:=IF([.I9]+[.H10]&gt;0;[.I9]+[.H10];0)" office:value-type="float" office:value="70" calcext:value-type="float">
            <text:p>70</text:p>
          </table:table-cell>
          <table:table-cell table:formula="of:=IF([.I9]+[.H10]&gt;=0;&quot;TAK&quot;;&quot;NIE&quot;)" office:value-type="string" office:string-value="TAK" calcext:value-type="string">
            <text:p>TAK</text:p>
          </table:table-cell>
          <table:table-cell table:number-columns-repeated="3"/>
          <table:table-cell office:value-type="string" calcext:value-type="string">
            <text:p>ile potrzeba butelek</text:p>
          </table:table-cell>
        </table:table-row>
        <table:table-row table:style-name="ro1">
          <table:table-cell office:value-type="date" office:date-value="2023-01-10" calcext:value-type="date">
            <text:p>2023-01-10</text:p>
          </table:table-cell>
          <table:table-cell office:value-type="float" office:value="635" calcext:value-type="float">
            <text:p>635</text:p>
          </table:table-cell>
          <table:table-cell office:value-type="float" office:value="532" calcext:value-type="float">
            <text:p>532</text:p>
          </table:table-cell>
          <table:table-cell table:formula="of:=[.D10] + [.B11] - [.C11]" office:value-type="float" office:value="9604" calcext:value-type="float">
            <text:p>9604</text:p>
          </table:table-cell>
          <table:table-cell table:formula="of:= ([.D11] *0.4)" office:value-type="float" office:value="3841.6" calcext:value-type="float">
            <text:p>384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]-[.E11]" office:value-type="float" office:value="58.3999999999996" calcext:value-type="float">
            <text:p>58,3999999999996</text:p>
          </table:table-cell>
          <table:table-cell table:formula="of:=IF([.G11]&lt;0; ROUNDUP([.G11]/5;0); ROUNDDOWN([.G11]/5;0))" office:value-type="float" office:value="11" calcext:value-type="float">
            <text:p>11</text:p>
          </table:table-cell>
          <table:table-cell table:formula="of:=IF([.I10]+[.H11]&gt;0;[.I10]+[.H11];0)" office:value-type="float" office:value="81" calcext:value-type="float">
            <text:p>81</text:p>
          </table:table-cell>
          <table:table-cell table:formula="of:=IF([.I10]+[.H11]&gt;=0;&quot;TAK&quot;;&quot;NIE&quot;)" office:value-type="string" office:string-value="TAK" calcext:value-type="string">
            <text:p>TAK</text:p>
          </table:table-cell>
          <table:table-cell table:number-columns-repeated="3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3-01-11" calcext:value-type="date">
            <text:p>2023-01-11</text:p>
          </table:table-cell>
          <table:table-cell office:value-type="float" office:value="389" calcext:value-type="float">
            <text:p>389</text:p>
          </table:table-cell>
          <table:table-cell office:value-type="float" office:value="468" calcext:value-type="float">
            <text:p>468</text:p>
          </table:table-cell>
          <table:table-cell table:formula="of:=[.D11] + [.B12] - [.C12]" office:value-type="float" office:value="9525" calcext:value-type="float">
            <text:p>9525</text:p>
          </table:table-cell>
          <table:table-cell table:formula="of:= ([.D12] *0.4)" office:value-type="float" office:value="3810" calcext:value-type="float">
            <text:p>381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]-[.E12]" office:value-type="float" office:value="90" calcext:value-type="float">
            <text:p>90</text:p>
          </table:table-cell>
          <table:table-cell table:formula="of:=IF([.G12]&lt;0; ROUNDUP([.G12]/5;0); ROUNDDOWN([.G12]/5;0))" office:value-type="float" office:value="18" calcext:value-type="float">
            <text:p>18</text:p>
          </table:table-cell>
          <table:table-cell table:formula="of:=IF([.I11]+[.H12]&gt;0;[.I11]+[.H12];0)" office:value-type="float" office:value="99" calcext:value-type="float">
            <text:p>99</text:p>
          </table:table-cell>
          <table:table-cell table:formula="of:=IF([.I11]+[.H1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12" calcext:value-type="date">
            <text:p>2023-01-12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table:formula="of:=[.D12] + [.B13] - [.C13]" office:value-type="float" office:value="9518" calcext:value-type="float">
            <text:p>9518</text:p>
          </table:table-cell>
          <table:table-cell table:formula="of:= ([.D13] *0.4)" office:value-type="float" office:value="3807.2" calcext:value-type="float">
            <text:p>380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]-[.E13]" office:value-type="float" office:value="92.7999999999997" calcext:value-type="float">
            <text:p>92,7999999999997</text:p>
          </table:table-cell>
          <table:table-cell table:formula="of:=IF([.G13]&lt;0; ROUNDUP([.G13]/5;0); ROUNDDOWN([.G13]/5;0))" office:value-type="float" office:value="18" calcext:value-type="float">
            <text:p>18</text:p>
          </table:table-cell>
          <table:table-cell table:formula="of:=IF([.I12]+[.H13]&gt;0;[.I12]+[.H13];0)" office:value-type="float" office:value="117" calcext:value-type="float">
            <text:p>117</text:p>
          </table:table-cell>
          <table:table-cell table:formula="of:=IF([.I12]+[.H1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13" calcext:value-type="date">
            <text:p>2023-01-13</text:p>
          </table:table-cell>
          <table:table-cell office:value-type="float" office:value="670" calcext:value-type="float">
            <text:p>670</text:p>
          </table:table-cell>
          <table:table-cell office:value-type="float" office:value="406" calcext:value-type="float">
            <text:p>406</text:p>
          </table:table-cell>
          <table:table-cell table:formula="of:=[.D13] + [.B14] - [.C14]" office:value-type="float" office:value="9782" calcext:value-type="float">
            <text:p>9782</text:p>
          </table:table-cell>
          <table:table-cell table:formula="of:= ([.D14] *0.4)" office:value-type="float" office:value="3912.8" calcext:value-type="float">
            <text:p>391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]-[.E14]" office:value-type="float" office:value="-12.8000000000002" calcext:value-type="float">
            <text:p>-12,8000000000002</text:p>
          </table:table-cell>
          <table:table-cell table:formula="of:=IF([.G14]&lt;0; ROUNDUP([.G14]/5;0); ROUNDDOWN([.G14]/5;0))" office:value-type="float" office:value="-3" calcext:value-type="float">
            <text:p>-3</text:p>
          </table:table-cell>
          <table:table-cell table:formula="of:=IF([.I13]+[.H14]&gt;0;[.I13]+[.H14];0)" office:value-type="float" office:value="114" calcext:value-type="float">
            <text:p>114</text:p>
          </table:table-cell>
          <table:table-cell table:formula="of:=IF([.I13]+[.H1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14" calcext:value-type="date">
            <text:p>2023-01-14</text:p>
          </table:table-cell>
          <table:table-cell office:value-type="float" office:value="557" calcext:value-type="float">
            <text:p>557</text:p>
          </table:table-cell>
          <table:table-cell office:value-type="float" office:value="435" calcext:value-type="float">
            <text:p>435</text:p>
          </table:table-cell>
          <table:table-cell table:formula="of:=[.D14] + [.B15] - [.C15]" office:value-type="float" office:value="9904" calcext:value-type="float">
            <text:p>9904</text:p>
          </table:table-cell>
          <table:table-cell table:formula="of:= ([.D15] *0.4)" office:value-type="float" office:value="3961.6" calcext:value-type="float">
            <text:p>396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]-[.E15]" office:value-type="float" office:value="-61.6000000000004" calcext:value-type="float">
            <text:p>-61,6000000000004</text:p>
          </table:table-cell>
          <table:table-cell table:formula="of:=IF([.G15]&lt;0; ROUNDUP([.G15]/5;0); ROUNDDOWN([.G15]/5;0))" office:value-type="float" office:value="-13" calcext:value-type="float">
            <text:p>-13</text:p>
          </table:table-cell>
          <table:table-cell table:formula="of:=IF([.I14]+[.H15]&gt;0;[.I14]+[.H15];0)" office:value-type="float" office:value="101" calcext:value-type="float">
            <text:p>101</text:p>
          </table:table-cell>
          <table:table-cell table:formula="of:=IF([.I14]+[.H1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15" calcext:value-type="date">
            <text:p>2023-01-15</text:p>
          </table:table-cell>
          <table:table-cell office:value-type="float" office:value="305" calcext:value-type="float">
            <text:p>305</text:p>
          </table:table-cell>
          <table:table-cell office:value-type="float" office:value="522" calcext:value-type="float">
            <text:p>522</text:p>
          </table:table-cell>
          <table:table-cell table:formula="of:=[.D15] + [.B16] - [.C16]" office:value-type="float" office:value="9687" calcext:value-type="float">
            <text:p>9687</text:p>
          </table:table-cell>
          <table:table-cell table:formula="of:= ([.D16] *0.4)" office:value-type="float" office:value="3874.8" calcext:value-type="float">
            <text:p>387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]-[.E16]" office:value-type="float" office:value="25.1999999999998" calcext:value-type="float">
            <text:p>25,1999999999998</text:p>
          </table:table-cell>
          <table:table-cell table:formula="of:=IF([.G16]&lt;0; ROUNDUP([.G16]/5;0); ROUNDDOWN([.G16]/5;0))" office:value-type="float" office:value="5" calcext:value-type="float">
            <text:p>5</text:p>
          </table:table-cell>
          <table:table-cell table:formula="of:=IF([.I15]+[.H16]&gt;0;[.I15]+[.H16];0)" office:value-type="float" office:value="106" calcext:value-type="float">
            <text:p>106</text:p>
          </table:table-cell>
          <table:table-cell table:formula="of:=IF([.I15]+[.H1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16" calcext:value-type="date">
            <text:p>2023-01-16</text:p>
          </table:table-cell>
          <table:table-cell office:value-type="float" office:value="317" calcext:value-type="float">
            <text:p>317</text:p>
          </table:table-cell>
          <table:table-cell office:value-type="float" office:value="685" calcext:value-type="float">
            <text:p>685</text:p>
          </table:table-cell>
          <table:table-cell table:formula="of:=[.D16] + [.B17] - [.C17]" office:value-type="float" office:value="9319" calcext:value-type="float">
            <text:p>9319</text:p>
          </table:table-cell>
          <table:table-cell table:formula="of:= ([.D17] *0.4)" office:value-type="float" office:value="3727.6" calcext:value-type="float">
            <text:p>372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]-[.E17]" office:value-type="float" office:value="172.4" calcext:value-type="float">
            <text:p>172,4</text:p>
          </table:table-cell>
          <table:table-cell table:formula="of:=IF([.G17]&lt;0; ROUNDUP([.G17]/5;0); ROUNDDOWN([.G17]/5;0))" office:value-type="float" office:value="34" calcext:value-type="float">
            <text:p>34</text:p>
          </table:table-cell>
          <table:table-cell table:formula="of:=IF([.I16]+[.H17]&gt;0;[.I16]+[.H17];0)" office:value-type="float" office:value="140" calcext:value-type="float">
            <text:p>140</text:p>
          </table:table-cell>
          <table:table-cell table:formula="of:=IF([.I16]+[.H1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17" calcext:value-type="date">
            <text:p>2023-01-17</text:p>
          </table:table-cell>
          <table:table-cell office:value-type="float" office:value="405" calcext:value-type="float">
            <text:p>405</text:p>
          </table:table-cell>
          <table:table-cell office:value-type="float" office:value="345" calcext:value-type="float">
            <text:p>345</text:p>
          </table:table-cell>
          <table:table-cell table:formula="of:=[.D17] + [.B18] - [.C18]" office:value-type="float" office:value="9379" calcext:value-type="float">
            <text:p>9379</text:p>
          </table:table-cell>
          <table:table-cell table:formula="of:= ([.D18] *0.4)" office:value-type="float" office:value="3751.6" calcext:value-type="float">
            <text:p>375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]-[.E18]" office:value-type="float" office:value="148.4" calcext:value-type="float">
            <text:p>148,4</text:p>
          </table:table-cell>
          <table:table-cell table:formula="of:=IF([.G18]&lt;0; ROUNDUP([.G18]/5;0); ROUNDDOWN([.G18]/5;0))" office:value-type="float" office:value="29" calcext:value-type="float">
            <text:p>29</text:p>
          </table:table-cell>
          <table:table-cell table:formula="of:=IF([.I17]+[.H18]&gt;0;[.I17]+[.H18];0)" office:value-type="float" office:value="169" calcext:value-type="float">
            <text:p>169</text:p>
          </table:table-cell>
          <table:table-cell table:formula="of:=IF([.I17]+[.H1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18" calcext:value-type="date">
            <text:p>2023-01-18</text:p>
          </table:table-cell>
          <table:table-cell office:value-type="float" office:value="631" calcext:value-type="float">
            <text:p>631</text:p>
          </table:table-cell>
          <table:table-cell office:value-type="float" office:value="256" calcext:value-type="float">
            <text:p>256</text:p>
          </table:table-cell>
          <table:table-cell table:formula="of:=[.D18] + [.B19] - [.C19]" office:value-type="float" office:value="9754" calcext:value-type="float">
            <text:p>9754</text:p>
          </table:table-cell>
          <table:table-cell table:formula="of:= ([.D19] *0.4)" office:value-type="float" office:value="3901.6" calcext:value-type="float">
            <text:p>390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]-[.E19]" office:value-type="float" office:value="-1.60000000000036" calcext:value-type="float">
            <text:p>-1,60000000000036</text:p>
          </table:table-cell>
          <table:table-cell table:formula="of:=IF([.G19]&lt;0; ROUNDUP([.G19]/5;0); ROUNDDOWN([.G19]/5;0))" office:value-type="float" office:value="-1" calcext:value-type="float">
            <text:p>-1</text:p>
          </table:table-cell>
          <table:table-cell table:formula="of:=IF([.I18]+[.H19]&gt;0;[.I18]+[.H19];0)" office:value-type="float" office:value="168" calcext:value-type="float">
            <text:p>168</text:p>
          </table:table-cell>
          <table:table-cell table:formula="of:=IF([.I18]+[.H1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19" calcext:value-type="date">
            <text:p>2023-01-19</text:p>
          </table:table-cell>
          <table:table-cell office:value-type="float" office:value="606" calcext:value-type="float">
            <text:p>606</text:p>
          </table:table-cell>
          <table:table-cell office:value-type="float" office:value="532" calcext:value-type="float">
            <text:p>532</text:p>
          </table:table-cell>
          <table:table-cell table:formula="of:=[.D19] + [.B20] - [.C20]" office:value-type="float" office:value="9828" calcext:value-type="float">
            <text:p>9828</text:p>
          </table:table-cell>
          <table:table-cell table:formula="of:= ([.D20] *0.4)" office:value-type="float" office:value="3931.2" calcext:value-type="float">
            <text:p>393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]-[.E20]" office:value-type="float" office:value="-31.2000000000003" calcext:value-type="float">
            <text:p>-31,2000000000003</text:p>
          </table:table-cell>
          <table:table-cell table:formula="of:=IF([.G20]&lt;0; ROUNDUP([.G20]/5;0); ROUNDDOWN([.G20]/5;0))" office:value-type="float" office:value="-7" calcext:value-type="float">
            <text:p>-7</text:p>
          </table:table-cell>
          <table:table-cell table:formula="of:=IF([.I19]+[.H20]&gt;0;[.I19]+[.H20];0)" office:value-type="float" office:value="161" calcext:value-type="float">
            <text:p>161</text:p>
          </table:table-cell>
          <table:table-cell table:formula="of:=IF([.I19]+[.H2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0" calcext:value-type="date">
            <text:p>2023-01-20</text:p>
          </table:table-cell>
          <table:table-cell office:value-type="float" office:value="300" calcext:value-type="float">
            <text:p>300</text:p>
          </table:table-cell>
          <table:table-cell office:value-type="float" office:value="551" calcext:value-type="float">
            <text:p>551</text:p>
          </table:table-cell>
          <table:table-cell table:formula="of:=[.D20] + [.B21] - [.C21]" office:value-type="float" office:value="9577" calcext:value-type="float">
            <text:p>9577</text:p>
          </table:table-cell>
          <table:table-cell table:formula="of:= ([.D21] *0.4)" office:value-type="float" office:value="3830.8" calcext:value-type="float">
            <text:p>383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]-[.E21]" office:value-type="float" office:value="69.1999999999998" calcext:value-type="float">
            <text:p>69,1999999999998</text:p>
          </table:table-cell>
          <table:table-cell table:formula="of:=IF([.G21]&lt;0; ROUNDUP([.G21]/5;0); ROUNDDOWN([.G21]/5;0))" office:value-type="float" office:value="13" calcext:value-type="float">
            <text:p>13</text:p>
          </table:table-cell>
          <table:table-cell table:formula="of:=IF([.I20]+[.H21]&gt;0;[.I20]+[.H21];0)" office:value-type="float" office:value="174" calcext:value-type="float">
            <text:p>174</text:p>
          </table:table-cell>
          <table:table-cell table:formula="of:=IF([.I20]+[.H2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1" calcext:value-type="date">
            <text:p>2023-01-21</text:p>
          </table:table-cell>
          <table:table-cell office:value-type="float" office:value="685" calcext:value-type="float">
            <text:p>685</text:p>
          </table:table-cell>
          <table:table-cell office:value-type="float" office:value="536" calcext:value-type="float">
            <text:p>536</text:p>
          </table:table-cell>
          <table:table-cell table:formula="of:=[.D21] + [.B22] - [.C22]" office:value-type="float" office:value="9726" calcext:value-type="float">
            <text:p>9726</text:p>
          </table:table-cell>
          <table:table-cell table:formula="of:= ([.D22] *0.4)" office:value-type="float" office:value="3890.4" calcext:value-type="float">
            <text:p>389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]-[.E22]" office:value-type="float" office:value="9.59999999999991" calcext:value-type="float">
            <text:p>9,59999999999991</text:p>
          </table:table-cell>
          <table:table-cell table:formula="of:=IF([.G22]&lt;0; ROUNDUP([.G22]/5;0); ROUNDDOWN([.G22]/5;0))" office:value-type="float" office:value="1" calcext:value-type="float">
            <text:p>1</text:p>
          </table:table-cell>
          <table:table-cell table:formula="of:=IF([.I21]+[.H22]&gt;0;[.I21]+[.H22];0)" office:value-type="float" office:value="175" calcext:value-type="float">
            <text:p>175</text:p>
          </table:table-cell>
          <table:table-cell table:formula="of:=IF([.I21]+[.H2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2" calcext:value-type="date">
            <text:p>2023-01-22</text:p>
          </table:table-cell>
          <table:table-cell office:value-type="float" office:value="418" calcext:value-type="float">
            <text:p>418</text:p>
          </table:table-cell>
          <table:table-cell office:value-type="float" office:value="477" calcext:value-type="float">
            <text:p>477</text:p>
          </table:table-cell>
          <table:table-cell table:formula="of:=[.D22] + [.B23] - [.C23]" office:value-type="float" office:value="9667" calcext:value-type="float">
            <text:p>9667</text:p>
          </table:table-cell>
          <table:table-cell table:formula="of:= ([.D23] *0.4)" office:value-type="float" office:value="3866.8" calcext:value-type="float">
            <text:p>386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]-[.E23]" office:value-type="float" office:value="33.1999999999998" calcext:value-type="float">
            <text:p>33,1999999999998</text:p>
          </table:table-cell>
          <table:table-cell table:formula="of:=IF([.G23]&lt;0; ROUNDUP([.G23]/5;0); ROUNDDOWN([.G23]/5;0))" office:value-type="float" office:value="6" calcext:value-type="float">
            <text:p>6</text:p>
          </table:table-cell>
          <table:table-cell table:formula="of:=IF([.I22]+[.H23]&gt;0;[.I22]+[.H23];0)" office:value-type="float" office:value="181" calcext:value-type="float">
            <text:p>181</text:p>
          </table:table-cell>
          <table:table-cell table:formula="of:=IF([.I22]+[.H2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3" calcext:value-type="date">
            <text:p>2023-01-23</text:p>
          </table:table-cell>
          <table:table-cell office:value-type="float" office:value="621" calcext:value-type="float">
            <text:p>621</text:p>
          </table:table-cell>
          <table:table-cell office:value-type="float" office:value="540" calcext:value-type="float">
            <text:p>540</text:p>
          </table:table-cell>
          <table:table-cell table:formula="of:=[.D23] + [.B24] - [.C24]" office:value-type="float" office:value="9748" calcext:value-type="float">
            <text:p>9748</text:p>
          </table:table-cell>
          <table:table-cell table:formula="of:= ([.D24] *0.4)" office:value-type="float" office:value="3899.2" calcext:value-type="float">
            <text:p>389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]-[.E24]" office:value-type="float" office:value="0.799999999999727" calcext:value-type="float">
            <text:p>0,799999999999727</text:p>
          </table:table-cell>
          <table:table-cell table:formula="of:=IF([.G24]&lt;0; ROUNDUP([.G24]/5;0); ROUNDDOWN([.G24]/5;0))" office:value-type="float" office:value="0" calcext:value-type="float">
            <text:p>0</text:p>
          </table:table-cell>
          <table:table-cell table:formula="of:=IF([.I23]+[.H24]&gt;0;[.I23]+[.H24];0)" office:value-type="float" office:value="181" calcext:value-type="float">
            <text:p>181</text:p>
          </table:table-cell>
          <table:table-cell table:formula="of:=IF([.I23]+[.H2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4" calcext:value-type="date">
            <text:p>2023-01-24</text:p>
          </table:table-cell>
          <table:table-cell office:value-type="float" office:value="392" calcext:value-type="float">
            <text:p>392</text:p>
          </table:table-cell>
          <table:table-cell office:value-type="float" office:value="529" calcext:value-type="float">
            <text:p>529</text:p>
          </table:table-cell>
          <table:table-cell table:formula="of:=[.D24] + [.B25] - [.C25]" office:value-type="float" office:value="9611" calcext:value-type="float">
            <text:p>9611</text:p>
          </table:table-cell>
          <table:table-cell table:formula="of:= ([.D25] *0.4)" office:value-type="float" office:value="3844.4" calcext:value-type="float">
            <text:p>3844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]-[.E25]" office:value-type="float" office:value="55.5999999999999" calcext:value-type="float">
            <text:p>55,5999999999999</text:p>
          </table:table-cell>
          <table:table-cell table:formula="of:=IF([.G25]&lt;0; ROUNDUP([.G25]/5;0); ROUNDDOWN([.G25]/5;0))" office:value-type="float" office:value="11" calcext:value-type="float">
            <text:p>11</text:p>
          </table:table-cell>
          <table:table-cell table:formula="of:=IF([.I24]+[.H25]&gt;0;[.I24]+[.H25];0)" office:value-type="float" office:value="192" calcext:value-type="float">
            <text:p>192</text:p>
          </table:table-cell>
          <table:table-cell table:formula="of:=IF([.I24]+[.H2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5" calcext:value-type="date">
            <text:p>2023-01-25</text:p>
          </table:table-cell>
          <table:table-cell office:value-type="float" office:value="511" calcext:value-type="float">
            <text:p>511</text:p>
          </table:table-cell>
          <table:table-cell office:value-type="float" office:value="430" calcext:value-type="float">
            <text:p>430</text:p>
          </table:table-cell>
          <table:table-cell table:formula="of:=[.D25] + [.B26] - [.C26]" office:value-type="float" office:value="9692" calcext:value-type="float">
            <text:p>9692</text:p>
          </table:table-cell>
          <table:table-cell table:formula="of:= ([.D26] *0.4)" office:value-type="float" office:value="3876.8" calcext:value-type="float">
            <text:p>387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]-[.E26]" office:value-type="float" office:value="23.1999999999998" calcext:value-type="float">
            <text:p>23,1999999999998</text:p>
          </table:table-cell>
          <table:table-cell table:formula="of:=IF([.G26]&lt;0; ROUNDUP([.G26]/5;0); ROUNDDOWN([.G26]/5;0))" office:value-type="float" office:value="4" calcext:value-type="float">
            <text:p>4</text:p>
          </table:table-cell>
          <table:table-cell table:formula="of:=IF([.I25]+[.H26]&gt;0;[.I25]+[.H26];0)" office:value-type="float" office:value="196" calcext:value-type="float">
            <text:p>196</text:p>
          </table:table-cell>
          <table:table-cell table:formula="of:=IF([.I25]+[.H2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6" calcext:value-type="date">
            <text:p>2023-01-26</text:p>
          </table:table-cell>
          <table:table-cell office:value-type="float" office:value="427" calcext:value-type="float">
            <text:p>427</text:p>
          </table:table-cell>
          <table:table-cell office:value-type="float" office:value="223" calcext:value-type="float">
            <text:p>223</text:p>
          </table:table-cell>
          <table:table-cell table:formula="of:=[.D26] + [.B27] - [.C27]" office:value-type="float" office:value="9896" calcext:value-type="float">
            <text:p>9896</text:p>
          </table:table-cell>
          <table:table-cell table:formula="of:= ([.D27] *0.4)" office:value-type="float" office:value="3958.4" calcext:value-type="float">
            <text:p>395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]-[.E27]" office:value-type="float" office:value="-58.4000000000001" calcext:value-type="float">
            <text:p>-58,4000000000001</text:p>
          </table:table-cell>
          <table:table-cell table:formula="of:=IF([.G27]&lt;0; ROUNDUP([.G27]/5;0); ROUNDDOWN([.G27]/5;0))" office:value-type="float" office:value="-12" calcext:value-type="float">
            <text:p>-12</text:p>
          </table:table-cell>
          <table:table-cell table:formula="of:=IF([.I26]+[.H27]&gt;0;[.I26]+[.H27];0)" office:value-type="float" office:value="184" calcext:value-type="float">
            <text:p>184</text:p>
          </table:table-cell>
          <table:table-cell table:formula="of:=IF([.I26]+[.H2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7" calcext:value-type="date">
            <text:p>2023-01-27</text:p>
          </table:table-cell>
          <table:table-cell office:value-type="float" office:value="576" calcext:value-type="float">
            <text:p>576</text:p>
          </table:table-cell>
          <table:table-cell office:value-type="float" office:value="531" calcext:value-type="float">
            <text:p>531</text:p>
          </table:table-cell>
          <table:table-cell table:formula="of:=[.D27] + [.B28] - [.C28]" office:value-type="float" office:value="9941" calcext:value-type="float">
            <text:p>9941</text:p>
          </table:table-cell>
          <table:table-cell table:formula="of:= ([.D28] *0.4)" office:value-type="float" office:value="3976.4" calcext:value-type="float">
            <text:p>397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]-[.E28]" office:value-type="float" office:value="-76.4000000000001" calcext:value-type="float">
            <text:p>-76,4000000000001</text:p>
          </table:table-cell>
          <table:table-cell table:formula="of:=IF([.G28]&lt;0; ROUNDUP([.G28]/5;0); ROUNDDOWN([.G28]/5;0))" office:value-type="float" office:value="-16" calcext:value-type="float">
            <text:p>-16</text:p>
          </table:table-cell>
          <table:table-cell table:formula="of:=IF([.I27]+[.H28]&gt;0;[.I27]+[.H28];0)" office:value-type="float" office:value="168" calcext:value-type="float">
            <text:p>168</text:p>
          </table:table-cell>
          <table:table-cell table:formula="of:=IF([.I27]+[.H2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8" calcext:value-type="date">
            <text:p>2023-01-28</text:p>
          </table:table-cell>
          <table:table-cell office:value-type="float" office:value="548" calcext:value-type="float">
            <text:p>548</text:p>
          </table:table-cell>
          <table:table-cell office:value-type="float" office:value="645" calcext:value-type="float">
            <text:p>645</text:p>
          </table:table-cell>
          <table:table-cell table:formula="of:=[.D28] + [.B29] - [.C29]" office:value-type="float" office:value="9844" calcext:value-type="float">
            <text:p>9844</text:p>
          </table:table-cell>
          <table:table-cell table:formula="of:= ([.D29] *0.4)" office:value-type="float" office:value="3937.6" calcext:value-type="float">
            <text:p>393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]-[.E29]" office:value-type="float" office:value="-37.6000000000004" calcext:value-type="float">
            <text:p>-37,6000000000004</text:p>
          </table:table-cell>
          <table:table-cell table:formula="of:=IF([.G29]&lt;0; ROUNDUP([.G29]/5;0); ROUNDDOWN([.G29]/5;0))" office:value-type="float" office:value="-8" calcext:value-type="float">
            <text:p>-8</text:p>
          </table:table-cell>
          <table:table-cell table:formula="of:=IF([.I28]+[.H29]&gt;0;[.I28]+[.H29];0)" office:value-type="float" office:value="160" calcext:value-type="float">
            <text:p>160</text:p>
          </table:table-cell>
          <table:table-cell table:formula="of:=IF([.I28]+[.H2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29" calcext:value-type="date">
            <text:p>2023-01-29</text:p>
          </table:table-cell>
          <table:table-cell office:value-type="float" office:value="612" calcext:value-type="float">
            <text:p>612</text:p>
          </table:table-cell>
          <table:table-cell office:value-type="float" office:value="581" calcext:value-type="float">
            <text:p>581</text:p>
          </table:table-cell>
          <table:table-cell table:formula="of:=[.D29] + [.B30] - [.C30]" office:value-type="float" office:value="9875" calcext:value-type="float">
            <text:p>9875</text:p>
          </table:table-cell>
          <table:table-cell table:formula="of:= ([.D30] *0.4)" office:value-type="float" office:value="3950" calcext:value-type="float">
            <text:p>395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]-[.E30]" office:value-type="float" office:value="-50" calcext:value-type="float">
            <text:p>-50</text:p>
          </table:table-cell>
          <table:table-cell table:formula="of:=IF([.G30]&lt;0; ROUNDUP([.G30]/5;0); ROUNDDOWN([.G30]/5;0))" office:value-type="float" office:value="-10" calcext:value-type="float">
            <text:p>-10</text:p>
          </table:table-cell>
          <table:table-cell table:formula="of:=IF([.I29]+[.H30]&gt;0;[.I29]+[.H30];0)" office:value-type="float" office:value="150" calcext:value-type="float">
            <text:p>150</text:p>
          </table:table-cell>
          <table:table-cell table:formula="of:=IF([.I29]+[.H3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30" calcext:value-type="date">
            <text:p>2023-01-30</text:p>
          </table:table-cell>
          <table:table-cell office:value-type="float" office:value="317" calcext:value-type="float">
            <text:p>317</text:p>
          </table:table-cell>
          <table:table-cell office:value-type="float" office:value="636" calcext:value-type="float">
            <text:p>636</text:p>
          </table:table-cell>
          <table:table-cell table:formula="of:=[.D30] + [.B31] - [.C31]" office:value-type="float" office:value="9556" calcext:value-type="float">
            <text:p>9556</text:p>
          </table:table-cell>
          <table:table-cell table:formula="of:= ([.D31] *0.4)" office:value-type="float" office:value="3822.4" calcext:value-type="float">
            <text:p>382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]-[.E31]" office:value-type="float" office:value="77.5999999999999" calcext:value-type="float">
            <text:p>77,5999999999999</text:p>
          </table:table-cell>
          <table:table-cell table:formula="of:=IF([.G31]&lt;0; ROUNDUP([.G31]/5;0); ROUNDDOWN([.G31]/5;0))" office:value-type="float" office:value="15" calcext:value-type="float">
            <text:p>15</text:p>
          </table:table-cell>
          <table:table-cell table:formula="of:=IF([.I30]+[.H31]&gt;0;[.I30]+[.H31];0)" office:value-type="float" office:value="165" calcext:value-type="float">
            <text:p>165</text:p>
          </table:table-cell>
          <table:table-cell table:formula="of:=IF([.I30]+[.H3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1-31" calcext:value-type="date">
            <text:p>2023-01-31</text:p>
          </table:table-cell>
          <table:table-cell office:value-type="float" office:value="603" calcext:value-type="float">
            <text:p>603</text:p>
          </table:table-cell>
          <table:table-cell office:value-type="float" office:value="442" calcext:value-type="float">
            <text:p>442</text:p>
          </table:table-cell>
          <table:table-cell table:formula="of:=[.D31] + [.B32] - [.C32]" office:value-type="float" office:value="9717" calcext:value-type="float">
            <text:p>9717</text:p>
          </table:table-cell>
          <table:table-cell table:formula="of:= ([.D32] *0.4)" office:value-type="float" office:value="3886.8" calcext:value-type="float">
            <text:p>388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]-[.E32]" office:value-type="float" office:value="13.1999999999998" calcext:value-type="float">
            <text:p>13,1999999999998</text:p>
          </table:table-cell>
          <table:table-cell table:formula="of:=IF([.G32]&lt;0; ROUNDUP([.G32]/5;0); ROUNDDOWN([.G32]/5;0))" office:value-type="float" office:value="2" calcext:value-type="float">
            <text:p>2</text:p>
          </table:table-cell>
          <table:table-cell table:formula="of:=IF([.I31]+[.H32]&gt;0;[.I31]+[.H32];0)" office:value-type="float" office:value="167" calcext:value-type="float">
            <text:p>167</text:p>
          </table:table-cell>
          <table:table-cell table:formula="of:=IF([.I31]+[.H3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01" calcext:value-type="date">
            <text:p>2023-02-01</text:p>
          </table:table-cell>
          <table:table-cell office:value-type="float" office:value="604" calcext:value-type="float">
            <text:p>604</text:p>
          </table:table-cell>
          <table:table-cell office:value-type="float" office:value="413" calcext:value-type="float">
            <text:p>413</text:p>
          </table:table-cell>
          <table:table-cell table:formula="of:=[.D32] + [.B33] - [.C33]" office:value-type="float" office:value="9908" calcext:value-type="float">
            <text:p>9908</text:p>
          </table:table-cell>
          <table:table-cell table:formula="of:= ([.D33] *0.4)" office:value-type="float" office:value="3963.2" calcext:value-type="float">
            <text:p>396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]-[.E33]" office:value-type="float" office:value="-63.2000000000003" calcext:value-type="float">
            <text:p>-63,2000000000003</text:p>
          </table:table-cell>
          <table:table-cell table:formula="of:=IF([.G33]&lt;0; ROUNDUP([.G33]/5;0); ROUNDDOWN([.G33]/5;0))" office:value-type="float" office:value="-13" calcext:value-type="float">
            <text:p>-13</text:p>
          </table:table-cell>
          <table:table-cell table:formula="of:=IF([.I32]+[.H33]&gt;0;[.I32]+[.H33];0)" office:value-type="float" office:value="154" calcext:value-type="float">
            <text:p>154</text:p>
          </table:table-cell>
          <table:table-cell table:formula="of:=IF([.I32]+[.H3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02" calcext:value-type="date">
            <text:p>2023-02-02</text:p>
          </table:table-cell>
          <table:table-cell office:value-type="float" office:value="533" calcext:value-type="float">
            <text:p>533</text:p>
          </table:table-cell>
          <table:table-cell office:value-type="float" office:value="684" calcext:value-type="float">
            <text:p>684</text:p>
          </table:table-cell>
          <table:table-cell table:formula="of:=[.D33] + [.B34] - [.C34]" office:value-type="float" office:value="9757" calcext:value-type="float">
            <text:p>9757</text:p>
          </table:table-cell>
          <table:table-cell table:formula="of:= ([.D34] *0.4)" office:value-type="float" office:value="3902.8" calcext:value-type="float">
            <text:p>390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]-[.E34]" office:value-type="float" office:value="-2.80000000000018" calcext:value-type="float">
            <text:p>-2,80000000000018</text:p>
          </table:table-cell>
          <table:table-cell table:formula="of:=IF([.G34]&lt;0; ROUNDUP([.G34]/5;0); ROUNDDOWN([.G34]/5;0))" office:value-type="float" office:value="-1" calcext:value-type="float">
            <text:p>-1</text:p>
          </table:table-cell>
          <table:table-cell table:formula="of:=IF([.I33]+[.H34]&gt;0;[.I33]+[.H34];0)" office:value-type="float" office:value="153" calcext:value-type="float">
            <text:p>153</text:p>
          </table:table-cell>
          <table:table-cell table:formula="of:=IF([.I33]+[.H3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03" calcext:value-type="date">
            <text:p>2023-02-03</text:p>
          </table:table-cell>
          <table:table-cell office:value-type="float" office:value="419" calcext:value-type="float">
            <text:p>419</text:p>
          </table:table-cell>
          <table:table-cell office:value-type="float" office:value="576" calcext:value-type="float">
            <text:p>576</text:p>
          </table:table-cell>
          <table:table-cell table:formula="of:=[.D34] + [.B35] - [.C35]" office:value-type="float" office:value="9600" calcext:value-type="float">
            <text:p>9600</text:p>
          </table:table-cell>
          <table:table-cell table:formula="of:= ([.D35] *0.4)" office:value-type="float" office:value="3840" calcext:value-type="float">
            <text:p>384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]-[.E35]" office:value-type="float" office:value="60" calcext:value-type="float">
            <text:p>60</text:p>
          </table:table-cell>
          <table:table-cell table:formula="of:=IF([.G35]&lt;0; ROUNDUP([.G35]/5;0); ROUNDDOWN([.G35]/5;0))" office:value-type="float" office:value="12" calcext:value-type="float">
            <text:p>12</text:p>
          </table:table-cell>
          <table:table-cell table:formula="of:=IF([.I34]+[.H35]&gt;0;[.I34]+[.H35];0)" office:value-type="float" office:value="165" calcext:value-type="float">
            <text:p>165</text:p>
          </table:table-cell>
          <table:table-cell table:formula="of:=IF([.I34]+[.H3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04" calcext:value-type="date">
            <text:p>2023-02-04</text:p>
          </table:table-cell>
          <table:table-cell office:value-type="float" office:value="387" calcext:value-type="float">
            <text:p>387</text:p>
          </table:table-cell>
          <table:table-cell office:value-type="float" office:value="350" calcext:value-type="float">
            <text:p>350</text:p>
          </table:table-cell>
          <table:table-cell table:formula="of:=[.D35] + [.B36] - [.C36]" office:value-type="float" office:value="9637" calcext:value-type="float">
            <text:p>9637</text:p>
          </table:table-cell>
          <table:table-cell table:formula="of:= ([.D36] *0.4)" office:value-type="float" office:value="3854.8" calcext:value-type="float">
            <text:p>385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6]-[.E36]" office:value-type="float" office:value="45.1999999999998" calcext:value-type="float">
            <text:p>45,1999999999998</text:p>
          </table:table-cell>
          <table:table-cell table:formula="of:=IF([.G36]&lt;0; ROUNDUP([.G36]/5;0); ROUNDDOWN([.G36]/5;0))" office:value-type="float" office:value="9" calcext:value-type="float">
            <text:p>9</text:p>
          </table:table-cell>
          <table:table-cell table:formula="of:=IF([.I35]+[.H36]&gt;0;[.I35]+[.H36];0)" office:value-type="float" office:value="174" calcext:value-type="float">
            <text:p>174</text:p>
          </table:table-cell>
          <table:table-cell table:formula="of:=IF([.I35]+[.H3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05" calcext:value-type="date">
            <text:p>2023-02-05</text:p>
          </table:table-cell>
          <table:table-cell office:value-type="float" office:value="358" calcext:value-type="float">
            <text:p>358</text:p>
          </table:table-cell>
          <table:table-cell office:value-type="float" office:value="342" calcext:value-type="float">
            <text:p>342</text:p>
          </table:table-cell>
          <table:table-cell table:formula="of:=[.D36] + [.B37] - [.C37]" office:value-type="float" office:value="9653" calcext:value-type="float">
            <text:p>9653</text:p>
          </table:table-cell>
          <table:table-cell table:formula="of:= ([.D37] *0.4)" office:value-type="float" office:value="3861.2" calcext:value-type="float">
            <text:p>386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7]-[.E37]" office:value-type="float" office:value="38.7999999999997" calcext:value-type="float">
            <text:p>38,7999999999997</text:p>
          </table:table-cell>
          <table:table-cell table:formula="of:=IF([.G37]&lt;0; ROUNDUP([.G37]/5;0); ROUNDDOWN([.G37]/5;0))" office:value-type="float" office:value="7" calcext:value-type="float">
            <text:p>7</text:p>
          </table:table-cell>
          <table:table-cell table:formula="of:=IF([.I36]+[.H37]&gt;0;[.I36]+[.H37];0)" office:value-type="float" office:value="181" calcext:value-type="float">
            <text:p>181</text:p>
          </table:table-cell>
          <table:table-cell table:formula="of:=IF([.I36]+[.H3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06" calcext:value-type="date">
            <text:p>2023-02-06</text:p>
          </table:table-cell>
          <table:table-cell office:value-type="float" office:value="574" calcext:value-type="float">
            <text:p>574</text:p>
          </table:table-cell>
          <table:table-cell office:value-type="float" office:value="383" calcext:value-type="float">
            <text:p>383</text:p>
          </table:table-cell>
          <table:table-cell table:formula="of:=[.D37] + [.B38] - [.C38]" office:value-type="float" office:value="9844" calcext:value-type="float">
            <text:p>9844</text:p>
          </table:table-cell>
          <table:table-cell table:formula="of:= ([.D38] *0.4)" office:value-type="float" office:value="3937.6" calcext:value-type="float">
            <text:p>393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8]-[.E38]" office:value-type="float" office:value="-37.6000000000004" calcext:value-type="float">
            <text:p>-37,6000000000004</text:p>
          </table:table-cell>
          <table:table-cell table:formula="of:=IF([.G38]&lt;0; ROUNDUP([.G38]/5;0); ROUNDDOWN([.G38]/5;0))" office:value-type="float" office:value="-8" calcext:value-type="float">
            <text:p>-8</text:p>
          </table:table-cell>
          <table:table-cell table:formula="of:=IF([.I37]+[.H38]&gt;0;[.I37]+[.H38];0)" office:value-type="float" office:value="173" calcext:value-type="float">
            <text:p>173</text:p>
          </table:table-cell>
          <table:table-cell table:formula="of:=IF([.I37]+[.H3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07" calcext:value-type="date">
            <text:p>2023-02-07</text:p>
          </table:table-cell>
          <table:table-cell office:value-type="float" office:value="684" calcext:value-type="float">
            <text:p>684</text:p>
          </table:table-cell>
          <table:table-cell office:value-type="float" office:value="638" calcext:value-type="float">
            <text:p>638</text:p>
          </table:table-cell>
          <table:table-cell table:formula="of:=[.D38] + [.B39] - [.C39]" office:value-type="float" office:value="9890" calcext:value-type="float">
            <text:p>9890</text:p>
          </table:table-cell>
          <table:table-cell table:formula="of:= ([.D39] *0.4)" office:value-type="float" office:value="3956" calcext:value-type="float">
            <text:p>395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9]-[.E39]" office:value-type="float" office:value="-56" calcext:value-type="float">
            <text:p>-56</text:p>
          </table:table-cell>
          <table:table-cell table:formula="of:=IF([.G39]&lt;0; ROUNDUP([.G39]/5;0); ROUNDDOWN([.G39]/5;0))" office:value-type="float" office:value="-12" calcext:value-type="float">
            <text:p>-12</text:p>
          </table:table-cell>
          <table:table-cell table:formula="of:=IF([.I38]+[.H39]&gt;0;[.I38]+[.H39];0)" office:value-type="float" office:value="161" calcext:value-type="float">
            <text:p>161</text:p>
          </table:table-cell>
          <table:table-cell table:formula="of:=IF([.I38]+[.H3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08" calcext:value-type="date">
            <text:p>2023-02-08</text:p>
          </table:table-cell>
          <table:table-cell office:value-type="float" office:value="534" calcext:value-type="float">
            <text:p>534</text:p>
          </table:table-cell>
          <table:table-cell office:value-type="float" office:value="424" calcext:value-type="float">
            <text:p>424</text:p>
          </table:table-cell>
          <table:table-cell table:formula="of:=[.D39] + [.B40] - [.C40]" office:value-type="float" office:value="10000" calcext:value-type="float">
            <text:p>10000</text:p>
          </table:table-cell>
          <table:table-cell table:formula="of:= ([.D40] *0.4)" office:value-type="float" office:value="4000" calcext:value-type="float">
            <text:p>400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0]-[.E40]" office:value-type="float" office:value="-100" calcext:value-type="float">
            <text:p>-100</text:p>
          </table:table-cell>
          <table:table-cell table:formula="of:=IF([.G40]&lt;0; ROUNDUP([.G40]/5;0); ROUNDDOWN([.G40]/5;0))" office:value-type="float" office:value="-20" calcext:value-type="float">
            <text:p>-20</text:p>
          </table:table-cell>
          <table:table-cell table:formula="of:=IF([.I39]+[.H40]&gt;0;[.I39]+[.H40];0)" office:value-type="float" office:value="141" calcext:value-type="float">
            <text:p>141</text:p>
          </table:table-cell>
          <table:table-cell table:formula="of:=IF([.I39]+[.H4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09" calcext:value-type="date">
            <text:p>2023-02-09</text:p>
          </table:table-cell>
          <table:table-cell office:value-type="float" office:value="309" calcext:value-type="float">
            <text:p>309</text:p>
          </table:table-cell>
          <table:table-cell office:value-type="float" office:value="649" calcext:value-type="float">
            <text:p>649</text:p>
          </table:table-cell>
          <table:table-cell table:formula="of:=[.D40] + [.B41] - [.C41]" office:value-type="float" office:value="9660" calcext:value-type="float">
            <text:p>9660</text:p>
          </table:table-cell>
          <table:table-cell table:formula="of:= ([.D41] *0.4)" office:value-type="float" office:value="3864" calcext:value-type="float">
            <text:p>386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1]-[.E41]" office:value-type="float" office:value="36" calcext:value-type="float">
            <text:p>36</text:p>
          </table:table-cell>
          <table:table-cell table:formula="of:=IF([.G41]&lt;0; ROUNDUP([.G41]/5;0); ROUNDDOWN([.G41]/5;0))" office:value-type="float" office:value="7" calcext:value-type="float">
            <text:p>7</text:p>
          </table:table-cell>
          <table:table-cell table:formula="of:=IF([.I40]+[.H41]&gt;0;[.I40]+[.H41];0)" office:value-type="float" office:value="148" calcext:value-type="float">
            <text:p>148</text:p>
          </table:table-cell>
          <table:table-cell table:formula="of:=IF([.I40]+[.H4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0" calcext:value-type="date">
            <text:p>2023-02-10</text:p>
          </table:table-cell>
          <table:table-cell office:value-type="float" office:value="304" calcext:value-type="float">
            <text:p>304</text:p>
          </table:table-cell>
          <table:table-cell office:value-type="float" office:value="578" calcext:value-type="float">
            <text:p>578</text:p>
          </table:table-cell>
          <table:table-cell table:formula="of:=[.D41] + [.B42] - [.C42]" office:value-type="float" office:value="9386" calcext:value-type="float">
            <text:p>9386</text:p>
          </table:table-cell>
          <table:table-cell table:formula="of:= ([.D42] *0.4)" office:value-type="float" office:value="3754.4" calcext:value-type="float">
            <text:p>3754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2]-[.E42]" office:value-type="float" office:value="145.6" calcext:value-type="float">
            <text:p>145,6</text:p>
          </table:table-cell>
          <table:table-cell table:formula="of:=IF([.G42]&lt;0; ROUNDUP([.G42]/5;0); ROUNDDOWN([.G42]/5;0))" office:value-type="float" office:value="29" calcext:value-type="float">
            <text:p>29</text:p>
          </table:table-cell>
          <table:table-cell table:formula="of:=IF([.I41]+[.H42]&gt;0;[.I41]+[.H42];0)" office:value-type="float" office:value="177" calcext:value-type="float">
            <text:p>177</text:p>
          </table:table-cell>
          <table:table-cell table:formula="of:=IF([.I41]+[.H4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1" calcext:value-type="date">
            <text:p>2023-02-11</text:p>
          </table:table-cell>
          <table:table-cell office:value-type="float" office:value="432" calcext:value-type="float">
            <text:p>432</text:p>
          </table:table-cell>
          <table:table-cell office:value-type="float" office:value="358" calcext:value-type="float">
            <text:p>358</text:p>
          </table:table-cell>
          <table:table-cell table:formula="of:=[.D42] + [.B43] - [.C43]" office:value-type="float" office:value="9460" calcext:value-type="float">
            <text:p>9460</text:p>
          </table:table-cell>
          <table:table-cell table:formula="of:= ([.D43] *0.4)" office:value-type="float" office:value="3784" calcext:value-type="float">
            <text:p>378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3]-[.E43]" office:value-type="float" office:value="116" calcext:value-type="float">
            <text:p>116</text:p>
          </table:table-cell>
          <table:table-cell table:formula="of:=IF([.G43]&lt;0; ROUNDUP([.G43]/5;0); ROUNDDOWN([.G43]/5;0))" office:value-type="float" office:value="23" calcext:value-type="float">
            <text:p>23</text:p>
          </table:table-cell>
          <table:table-cell table:formula="of:=IF([.I42]+[.H43]&gt;0;[.I42]+[.H43];0)" office:value-type="float" office:value="200" calcext:value-type="float">
            <text:p>200</text:p>
          </table:table-cell>
          <table:table-cell table:formula="of:=IF([.I42]+[.H4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2" calcext:value-type="date">
            <text:p>2023-02-12</text:p>
          </table:table-cell>
          <table:table-cell office:value-type="float" office:value="516" calcext:value-type="float">
            <text:p>516</text:p>
          </table:table-cell>
          <table:table-cell office:value-type="float" office:value="435" calcext:value-type="float">
            <text:p>435</text:p>
          </table:table-cell>
          <table:table-cell table:formula="of:=[.D43] + [.B44] - [.C44]" office:value-type="float" office:value="9541" calcext:value-type="float">
            <text:p>9541</text:p>
          </table:table-cell>
          <table:table-cell table:formula="of:= ([.D44] *0.4)" office:value-type="float" office:value="3816.4" calcext:value-type="float">
            <text:p>381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4]-[.E44]" office:value-type="float" office:value="83.5999999999999" calcext:value-type="float">
            <text:p>83,5999999999999</text:p>
          </table:table-cell>
          <table:table-cell table:formula="of:=IF([.G44]&lt;0; ROUNDUP([.G44]/5;0); ROUNDDOWN([.G44]/5;0))" office:value-type="float" office:value="16" calcext:value-type="float">
            <text:p>16</text:p>
          </table:table-cell>
          <table:table-cell table:formula="of:=IF([.I43]+[.H44]&gt;0;[.I43]+[.H44];0)" office:value-type="float" office:value="216" calcext:value-type="float">
            <text:p>216</text:p>
          </table:table-cell>
          <table:table-cell table:formula="of:=IF([.I43]+[.H4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3" calcext:value-type="date">
            <text:p>2023-02-13</text:p>
          </table:table-cell>
          <table:table-cell office:value-type="float" office:value="482" calcext:value-type="float">
            <text:p>482</text:p>
          </table:table-cell>
          <table:table-cell office:value-type="float" office:value="339" calcext:value-type="float">
            <text:p>339</text:p>
          </table:table-cell>
          <table:table-cell table:formula="of:=[.D44] + [.B45] - [.C45]" office:value-type="float" office:value="9684" calcext:value-type="float">
            <text:p>9684</text:p>
          </table:table-cell>
          <table:table-cell table:formula="of:= ([.D45] *0.4)" office:value-type="float" office:value="3873.6" calcext:value-type="float">
            <text:p>387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5]-[.E45]" office:value-type="float" office:value="26.3999999999996" calcext:value-type="float">
            <text:p>26,3999999999996</text:p>
          </table:table-cell>
          <table:table-cell table:formula="of:=IF([.G45]&lt;0; ROUNDUP([.G45]/5;0); ROUNDDOWN([.G45]/5;0))" office:value-type="float" office:value="5" calcext:value-type="float">
            <text:p>5</text:p>
          </table:table-cell>
          <table:table-cell table:formula="of:=IF([.I44]+[.H45]&gt;0;[.I44]+[.H45];0)" office:value-type="float" office:value="221" calcext:value-type="float">
            <text:p>221</text:p>
          </table:table-cell>
          <table:table-cell table:formula="of:=IF([.I44]+[.H4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4" calcext:value-type="date">
            <text:p>2023-02-14</text:p>
          </table:table-cell>
          <table:table-cell office:value-type="float" office:value="549" calcext:value-type="float">
            <text:p>549</text:p>
          </table:table-cell>
          <table:table-cell office:value-type="float" office:value="402" calcext:value-type="float">
            <text:p>402</text:p>
          </table:table-cell>
          <table:table-cell table:formula="of:=[.D45] + [.B46] - [.C46]" office:value-type="float" office:value="9831" calcext:value-type="float">
            <text:p>9831</text:p>
          </table:table-cell>
          <table:table-cell table:formula="of:= ([.D46] *0.4)" office:value-type="float" office:value="3932.4" calcext:value-type="float">
            <text:p>393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6]-[.E46]" office:value-type="float" office:value="-32.4000000000001" calcext:value-type="float">
            <text:p>-32,4000000000001</text:p>
          </table:table-cell>
          <table:table-cell table:formula="of:=IF([.G46]&lt;0; ROUNDUP([.G46]/5;0); ROUNDDOWN([.G46]/5;0))" office:value-type="float" office:value="-7" calcext:value-type="float">
            <text:p>-7</text:p>
          </table:table-cell>
          <table:table-cell table:formula="of:=IF([.I45]+[.H46]&gt;0;[.I45]+[.H46];0)" office:value-type="float" office:value="214" calcext:value-type="float">
            <text:p>214</text:p>
          </table:table-cell>
          <table:table-cell table:formula="of:=IF([.I45]+[.H4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5" calcext:value-type="date">
            <text:p>2023-02-15</text:p>
          </table:table-cell>
          <table:table-cell office:value-type="float" office:value="696" calcext:value-type="float">
            <text:p>696</text:p>
          </table:table-cell>
          <table:table-cell office:value-type="float" office:value="473" calcext:value-type="float">
            <text:p>473</text:p>
          </table:table-cell>
          <table:table-cell table:formula="of:=[.D46] + [.B47] - [.C47]" office:value-type="float" office:value="10054" calcext:value-type="float">
            <text:p>10054</text:p>
          </table:table-cell>
          <table:table-cell table:formula="of:= ([.D47] *0.4)" office:value-type="float" office:value="4021.6" calcext:value-type="float">
            <text:p>402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7]-[.E47]" office:value-type="float" office:value="-121.6" calcext:value-type="float">
            <text:p>-121,6</text:p>
          </table:table-cell>
          <table:table-cell table:formula="of:=IF([.G47]&lt;0; ROUNDUP([.G47]/5;0); ROUNDDOWN([.G47]/5;0))" office:value-type="float" office:value="-25" calcext:value-type="float">
            <text:p>-25</text:p>
          </table:table-cell>
          <table:table-cell table:formula="of:=IF([.I46]+[.H47]&gt;0;[.I46]+[.H47];0)" office:value-type="float" office:value="189" calcext:value-type="float">
            <text:p>189</text:p>
          </table:table-cell>
          <table:table-cell table:formula="of:=IF([.I46]+[.H4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6" calcext:value-type="date">
            <text:p>2023-02-16</text:p>
          </table:table-cell>
          <table:table-cell office:value-type="float" office:value="502" calcext:value-type="float">
            <text:p>502</text:p>
          </table:table-cell>
          <table:table-cell office:value-type="float" office:value="337" calcext:value-type="float">
            <text:p>337</text:p>
          </table:table-cell>
          <table:table-cell table:formula="of:=[.D47] + [.B48] - [.C48]" office:value-type="float" office:value="10219" calcext:value-type="float">
            <text:p>10219</text:p>
          </table:table-cell>
          <table:table-cell table:formula="of:= ([.D48] *0.4)" office:value-type="float" office:value="4087.6" calcext:value-type="float">
            <text:p>408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8]-[.E48]" office:value-type="float" office:value="-187.6" calcext:value-type="float">
            <text:p>-187,6</text:p>
          </table:table-cell>
          <table:table-cell table:formula="of:=IF([.G48]&lt;0; ROUNDUP([.G48]/5;0); ROUNDDOWN([.G48]/5;0))" office:value-type="float" office:value="-38" calcext:value-type="float">
            <text:p>-38</text:p>
          </table:table-cell>
          <table:table-cell table:formula="of:=IF([.I47]+[.H48]&gt;0;[.I47]+[.H48];0)" office:value-type="float" office:value="151" calcext:value-type="float">
            <text:p>151</text:p>
          </table:table-cell>
          <table:table-cell table:formula="of:=IF([.I47]+[.H4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7" calcext:value-type="date">
            <text:p>2023-02-17</text:p>
          </table:table-cell>
          <table:table-cell office:value-type="float" office:value="664" calcext:value-type="float">
            <text:p>664</text:p>
          </table:table-cell>
          <table:table-cell office:value-type="float" office:value="398" calcext:value-type="float">
            <text:p>398</text:p>
          </table:table-cell>
          <table:table-cell table:formula="of:=[.D48] + [.B49] - [.C49]" office:value-type="float" office:value="10485" calcext:value-type="float">
            <text:p>10485</text:p>
          </table:table-cell>
          <table:table-cell table:formula="of:= ([.D49] *0.4)" office:value-type="float" office:value="4194" calcext:value-type="float">
            <text:p>419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49]-[.E49]" office:value-type="float" office:value="-294" calcext:value-type="float">
            <text:p>-294</text:p>
          </table:table-cell>
          <table:table-cell table:formula="of:=IF([.G49]&lt;0; ROUNDUP([.G49]/5;0); ROUNDDOWN([.G49]/5;0))" office:value-type="float" office:value="-59" calcext:value-type="float">
            <text:p>-59</text:p>
          </table:table-cell>
          <table:table-cell table:formula="of:=IF([.I48]+[.H49]&gt;0;[.I48]+[.H49];0)" office:value-type="float" office:value="92" calcext:value-type="float">
            <text:p>92</text:p>
          </table:table-cell>
          <table:table-cell table:formula="of:=IF([.I48]+[.H4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8" calcext:value-type="date">
            <text:p>2023-02-18</text:p>
          </table:table-cell>
          <table:table-cell office:value-type="float" office:value="339" calcext:value-type="float">
            <text:p>339</text:p>
          </table:table-cell>
          <table:table-cell office:value-type="float" office:value="417" calcext:value-type="float">
            <text:p>417</text:p>
          </table:table-cell>
          <table:table-cell table:formula="of:=[.D49] + [.B50] - [.C50]" office:value-type="float" office:value="10407" calcext:value-type="float">
            <text:p>10407</text:p>
          </table:table-cell>
          <table:table-cell table:formula="of:= ([.D50] *0.4)" office:value-type="float" office:value="4162.8" calcext:value-type="float">
            <text:p>416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0]-[.E50]" office:value-type="float" office:value="-262.8" calcext:value-type="float">
            <text:p>-262,8</text:p>
          </table:table-cell>
          <table:table-cell table:formula="of:=IF([.G50]&lt;0; ROUNDUP([.G50]/5;0); ROUNDDOWN([.G50]/5;0))" office:value-type="float" office:value="-53" calcext:value-type="float">
            <text:p>-53</text:p>
          </table:table-cell>
          <table:table-cell table:formula="of:=IF([.I49]+[.H50]&gt;0;[.I49]+[.H50];0)" office:value-type="float" office:value="39" calcext:value-type="float">
            <text:p>39</text:p>
          </table:table-cell>
          <table:table-cell table:formula="of:=IF([.I49]+[.H5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19" calcext:value-type="date">
            <text:p>2023-02-19</text:p>
          </table:table-cell>
          <table:table-cell office:value-type="float" office:value="348" calcext:value-type="float">
            <text:p>348</text:p>
          </table:table-cell>
          <table:table-cell office:value-type="float" office:value="638" calcext:value-type="float">
            <text:p>638</text:p>
          </table:table-cell>
          <table:table-cell table:formula="of:=[.D50] + [.B51] - [.C51]" office:value-type="float" office:value="10117" calcext:value-type="float">
            <text:p>10117</text:p>
          </table:table-cell>
          <table:table-cell table:formula="of:= ([.D51] *0.4)" office:value-type="float" office:value="4046.8" calcext:value-type="float">
            <text:p>404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1]-[.E51]" office:value-type="float" office:value="-146.8" calcext:value-type="float">
            <text:p>-146,8</text:p>
          </table:table-cell>
          <table:table-cell table:formula="of:=IF([.G51]&lt;0; ROUNDUP([.G51]/5;0); ROUNDDOWN([.G51]/5;0))" office:value-type="float" office:value="-30" calcext:value-type="float">
            <text:p>-30</text:p>
          </table:table-cell>
          <table:table-cell table:formula="of:=IF([.I50]+[.H51]&gt;0;[.I50]+[.H51];0)" office:value-type="float" office:value="9" calcext:value-type="float">
            <text:p>9</text:p>
          </table:table-cell>
          <table:table-cell table:formula="of:=IF([.I50]+[.H5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20" calcext:value-type="date">
            <text:p>2023-02-20</text:p>
          </table:table-cell>
          <table:table-cell office:value-type="float" office:value="447" calcext:value-type="float">
            <text:p>447</text:p>
          </table:table-cell>
          <table:table-cell office:value-type="float" office:value="665" calcext:value-type="float">
            <text:p>665</text:p>
          </table:table-cell>
          <table:table-cell table:formula="of:=[.D51] + [.B52] - [.C52]" office:value-type="float" office:value="9899" calcext:value-type="float">
            <text:p>9899</text:p>
          </table:table-cell>
          <table:table-cell table:formula="of:= ([.D52] *0.4)" office:value-type="float" office:value="3959.6" calcext:value-type="float">
            <text:p>395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2]-[.E52]" office:value-type="float" office:value="-59.6000000000004" calcext:value-type="float">
            <text:p>-59,6000000000004</text:p>
          </table:table-cell>
          <table:table-cell table:formula="of:=IF([.G52]&lt;0; ROUNDUP([.G52]/5;0); ROUNDDOWN([.G52]/5;0))" office:value-type="float" office:value="-12" calcext:value-type="float">
            <text:p>-12</text:p>
          </table:table-cell>
          <table:table-cell table:formula="of:=IF([.I51]+[.H52]&gt;0;[.I51]+[.H52];0)" office:value-type="float" office:value="0" calcext:value-type="float">
            <text:p>0</text:p>
          </table:table-cell>
          <table:table-cell table:formula="of:=IF([.I51]+[.H52]&gt;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3-02-21" calcext:value-type="date">
            <text:p>2023-02-21</text:p>
          </table:table-cell>
          <table:table-cell office:value-type="float" office:value="453" calcext:value-type="float">
            <text:p>453</text:p>
          </table:table-cell>
          <table:table-cell office:value-type="float" office:value="612" calcext:value-type="float">
            <text:p>612</text:p>
          </table:table-cell>
          <table:table-cell table:formula="of:=[.D52] + [.B53] - [.C53]" office:value-type="float" office:value="9740" calcext:value-type="float">
            <text:p>9740</text:p>
          </table:table-cell>
          <table:table-cell table:formula="of:= ([.D53] *0.4)" office:value-type="float" office:value="3896" calcext:value-type="float">
            <text:p>389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3]-[.E53]" office:value-type="float" office:value="4" calcext:value-type="float">
            <text:p>4</text:p>
          </table:table-cell>
          <table:table-cell table:formula="of:=IF([.G53]&lt;0; ROUNDUP([.G53]/5;0); ROUNDDOWN([.G53]/5;0))" office:value-type="float" office:value="0" calcext:value-type="float">
            <text:p>0</text:p>
          </table:table-cell>
          <table:table-cell table:formula="of:=IF([.I52]+[.H53]&gt;0;[.I52]+[.H53];0)" office:value-type="float" office:value="0" calcext:value-type="float">
            <text:p>0</text:p>
          </table:table-cell>
          <table:table-cell table:formula="of:=IF([.I52]+[.H5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22" calcext:value-type="date">
            <text:p>2023-02-22</text:p>
          </table:table-cell>
          <table:table-cell office:value-type="float" office:value="474" calcext:value-type="float">
            <text:p>474</text:p>
          </table:table-cell>
          <table:table-cell office:value-type="float" office:value="493" calcext:value-type="float">
            <text:p>493</text:p>
          </table:table-cell>
          <table:table-cell table:formula="of:=[.D53] + [.B54] - [.C54]" office:value-type="float" office:value="9721" calcext:value-type="float">
            <text:p>9721</text:p>
          </table:table-cell>
          <table:table-cell table:formula="of:= ([.D54] *0.4)" office:value-type="float" office:value="3888.4" calcext:value-type="float">
            <text:p>388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4]-[.E54]" office:value-type="float" office:value="11.5999999999999" calcext:value-type="float">
            <text:p>11,5999999999999</text:p>
          </table:table-cell>
          <table:table-cell table:formula="of:=IF([.G54]&lt;0; ROUNDUP([.G54]/5;0); ROUNDDOWN([.G54]/5;0))" office:value-type="float" office:value="2" calcext:value-type="float">
            <text:p>2</text:p>
          </table:table-cell>
          <table:table-cell table:formula="of:=IF([.I53]+[.H54]&gt;0;[.I53]+[.H54];0)" office:value-type="float" office:value="2" calcext:value-type="float">
            <text:p>2</text:p>
          </table:table-cell>
          <table:table-cell table:formula="of:=IF([.I53]+[.H5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23" calcext:value-type="date">
            <text:p>2023-02-23</text:p>
          </table:table-cell>
          <table:table-cell office:value-type="float" office:value="575" calcext:value-type="float">
            <text:p>575</text:p>
          </table:table-cell>
          <table:table-cell office:value-type="float" office:value="620" calcext:value-type="float">
            <text:p>620</text:p>
          </table:table-cell>
          <table:table-cell table:formula="of:=[.D54] + [.B55] - [.C55]" office:value-type="float" office:value="9676" calcext:value-type="float">
            <text:p>9676</text:p>
          </table:table-cell>
          <table:table-cell table:formula="of:= ([.D55] *0.4)" office:value-type="float" office:value="3870.4" calcext:value-type="float">
            <text:p>387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5]-[.E55]" office:value-type="float" office:value="29.5999999999999" calcext:value-type="float">
            <text:p>29,5999999999999</text:p>
          </table:table-cell>
          <table:table-cell table:formula="of:=IF([.G55]&lt;0; ROUNDUP([.G55]/5;0); ROUNDDOWN([.G55]/5;0))" office:value-type="float" office:value="5" calcext:value-type="float">
            <text:p>5</text:p>
          </table:table-cell>
          <table:table-cell table:formula="of:=IF([.I54]+[.H55]&gt;0;[.I54]+[.H55];0)" office:value-type="float" office:value="7" calcext:value-type="float">
            <text:p>7</text:p>
          </table:table-cell>
          <table:table-cell table:formula="of:=IF([.I54]+[.H5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24" calcext:value-type="date">
            <text:p>2023-02-24</text:p>
          </table:table-cell>
          <table:table-cell office:value-type="float" office:value="363" calcext:value-type="float">
            <text:p>363</text:p>
          </table:table-cell>
          <table:table-cell office:value-type="float" office:value="417" calcext:value-type="float">
            <text:p>417</text:p>
          </table:table-cell>
          <table:table-cell table:formula="of:=[.D55] + [.B56] - [.C56]" office:value-type="float" office:value="9622" calcext:value-type="float">
            <text:p>9622</text:p>
          </table:table-cell>
          <table:table-cell table:formula="of:= ([.D56] *0.4)" office:value-type="float" office:value="3848.8" calcext:value-type="float">
            <text:p>384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6]-[.E56]" office:value-type="float" office:value="51.1999999999998" calcext:value-type="float">
            <text:p>51,1999999999998</text:p>
          </table:table-cell>
          <table:table-cell table:formula="of:=IF([.G56]&lt;0; ROUNDUP([.G56]/5;0); ROUNDDOWN([.G56]/5;0))" office:value-type="float" office:value="10" calcext:value-type="float">
            <text:p>10</text:p>
          </table:table-cell>
          <table:table-cell table:formula="of:=IF([.I55]+[.H56]&gt;0;[.I55]+[.H56];0)" office:value-type="float" office:value="17" calcext:value-type="float">
            <text:p>17</text:p>
          </table:table-cell>
          <table:table-cell table:formula="of:=IF([.I55]+[.H5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25" calcext:value-type="date">
            <text:p>2023-02-25</text:p>
          </table:table-cell>
          <table:table-cell office:value-type="float" office:value="544" calcext:value-type="float">
            <text:p>544</text:p>
          </table:table-cell>
          <table:table-cell office:value-type="float" office:value="494" calcext:value-type="float">
            <text:p>494</text:p>
          </table:table-cell>
          <table:table-cell table:formula="of:=[.D56] + [.B57] - [.C57]" office:value-type="float" office:value="9672" calcext:value-type="float">
            <text:p>9672</text:p>
          </table:table-cell>
          <table:table-cell table:formula="of:= ([.D57] *0.4)" office:value-type="float" office:value="3868.8" calcext:value-type="float">
            <text:p>386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7]-[.E57]" office:value-type="float" office:value="31.1999999999998" calcext:value-type="float">
            <text:p>31,1999999999998</text:p>
          </table:table-cell>
          <table:table-cell table:formula="of:=IF([.G57]&lt;0; ROUNDUP([.G57]/5;0); ROUNDDOWN([.G57]/5;0))" office:value-type="float" office:value="6" calcext:value-type="float">
            <text:p>6</text:p>
          </table:table-cell>
          <table:table-cell table:formula="of:=IF([.I56]+[.H57]&gt;0;[.I56]+[.H57];0)" office:value-type="float" office:value="23" calcext:value-type="float">
            <text:p>23</text:p>
          </table:table-cell>
          <table:table-cell table:formula="of:=IF([.I56]+[.H5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26" calcext:value-type="date">
            <text:p>2023-02-26</text:p>
          </table:table-cell>
          <table:table-cell office:value-type="float" office:value="343" calcext:value-type="float">
            <text:p>343</text:p>
          </table:table-cell>
          <table:table-cell office:value-type="float" office:value="399" calcext:value-type="float">
            <text:p>399</text:p>
          </table:table-cell>
          <table:table-cell table:formula="of:=[.D57] + [.B58] - [.C58]" office:value-type="float" office:value="9616" calcext:value-type="float">
            <text:p>9616</text:p>
          </table:table-cell>
          <table:table-cell table:formula="of:= ([.D58] *0.4)" office:value-type="float" office:value="3846.4" calcext:value-type="float">
            <text:p>384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8]-[.E58]" office:value-type="float" office:value="53.5999999999999" calcext:value-type="float">
            <text:p>53,5999999999999</text:p>
          </table:table-cell>
          <table:table-cell table:formula="of:=IF([.G58]&lt;0; ROUNDUP([.G58]/5;0); ROUNDDOWN([.G58]/5;0))" office:value-type="float" office:value="10" calcext:value-type="float">
            <text:p>10</text:p>
          </table:table-cell>
          <table:table-cell table:formula="of:=IF([.I57]+[.H58]&gt;0;[.I57]+[.H58];0)" office:value-type="float" office:value="33" calcext:value-type="float">
            <text:p>33</text:p>
          </table:table-cell>
          <table:table-cell table:formula="of:=IF([.I57]+[.H5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27" calcext:value-type="date">
            <text:p>2023-02-27</text:p>
          </table:table-cell>
          <table:table-cell office:value-type="float" office:value="343" calcext:value-type="float">
            <text:p>343</text:p>
          </table:table-cell>
          <table:table-cell office:value-type="float" office:value="538" calcext:value-type="float">
            <text:p>538</text:p>
          </table:table-cell>
          <table:table-cell table:formula="of:=[.D58] + [.B59] - [.C59]" office:value-type="float" office:value="9421" calcext:value-type="float">
            <text:p>9421</text:p>
          </table:table-cell>
          <table:table-cell table:formula="of:= ([.D59] *0.4)" office:value-type="float" office:value="3768.4" calcext:value-type="float">
            <text:p>376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59]-[.E59]" office:value-type="float" office:value="131.6" calcext:value-type="float">
            <text:p>131,6</text:p>
          </table:table-cell>
          <table:table-cell table:formula="of:=IF([.G59]&lt;0; ROUNDUP([.G59]/5;0); ROUNDDOWN([.G59]/5;0))" office:value-type="float" office:value="26" calcext:value-type="float">
            <text:p>26</text:p>
          </table:table-cell>
          <table:table-cell table:formula="of:=IF([.I58]+[.H59]&gt;0;[.I58]+[.H59];0)" office:value-type="float" office:value="59" calcext:value-type="float">
            <text:p>59</text:p>
          </table:table-cell>
          <table:table-cell table:formula="of:=IF([.I58]+[.H5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2-28" calcext:value-type="date">
            <text:p>2023-02-28</text:p>
          </table:table-cell>
          <table:table-cell office:value-type="float" office:value="618" calcext:value-type="float">
            <text:p>618</text:p>
          </table:table-cell>
          <table:table-cell office:value-type="float" office:value="663" calcext:value-type="float">
            <text:p>663</text:p>
          </table:table-cell>
          <table:table-cell table:formula="of:=[.D59] + [.B60] - [.C60]" office:value-type="float" office:value="9376" calcext:value-type="float">
            <text:p>9376</text:p>
          </table:table-cell>
          <table:table-cell table:formula="of:= ([.D60] *0.4)" office:value-type="float" office:value="3750.4" calcext:value-type="float">
            <text:p>375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0]-[.E60]" office:value-type="float" office:value="149.6" calcext:value-type="float">
            <text:p>149,6</text:p>
          </table:table-cell>
          <table:table-cell table:formula="of:=IF([.G60]&lt;0; ROUNDUP([.G60]/5;0); ROUNDDOWN([.G60]/5;0))" office:value-type="float" office:value="29" calcext:value-type="float">
            <text:p>29</text:p>
          </table:table-cell>
          <table:table-cell table:formula="of:=IF([.I59]+[.H60]&gt;0;[.I59]+[.H60];0)" office:value-type="float" office:value="88" calcext:value-type="float">
            <text:p>88</text:p>
          </table:table-cell>
          <table:table-cell table:formula="of:=IF([.I59]+[.H6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01" calcext:value-type="date">
            <text:p>2023-03-01</text:p>
          </table:table-cell>
          <table:table-cell office:value-type="float" office:value="582" calcext:value-type="float">
            <text:p>582</text:p>
          </table:table-cell>
          <table:table-cell office:value-type="float" office:value="422" calcext:value-type="float">
            <text:p>422</text:p>
          </table:table-cell>
          <table:table-cell table:formula="of:=[.D60] + [.B61] - [.C61]" office:value-type="float" office:value="9536" calcext:value-type="float">
            <text:p>9536</text:p>
          </table:table-cell>
          <table:table-cell table:formula="of:= ([.D61] *0.4)" office:value-type="float" office:value="3814.4" calcext:value-type="float">
            <text:p>3814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1]-[.E61]" office:value-type="float" office:value="85.5999999999999" calcext:value-type="float">
            <text:p>85,5999999999999</text:p>
          </table:table-cell>
          <table:table-cell table:formula="of:=IF([.G61]&lt;0; ROUNDUP([.G61]/5;0); ROUNDDOWN([.G61]/5;0))" office:value-type="float" office:value="17" calcext:value-type="float">
            <text:p>17</text:p>
          </table:table-cell>
          <table:table-cell table:formula="of:=IF([.I60]+[.H61]&gt;0;[.I60]+[.H61];0)" office:value-type="float" office:value="105" calcext:value-type="float">
            <text:p>105</text:p>
          </table:table-cell>
          <table:table-cell table:formula="of:=IF([.I60]+[.H6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02" calcext:value-type="date">
            <text:p>2023-03-02</text:p>
          </table:table-cell>
          <table:table-cell office:value-type="float" office:value="409" calcext:value-type="float">
            <text:p>409</text:p>
          </table:table-cell>
          <table:table-cell office:value-type="float" office:value="545" calcext:value-type="float">
            <text:p>545</text:p>
          </table:table-cell>
          <table:table-cell table:formula="of:=[.D61] + [.B62] - [.C62]" office:value-type="float" office:value="9400" calcext:value-type="float">
            <text:p>9400</text:p>
          </table:table-cell>
          <table:table-cell table:formula="of:= ([.D62] *0.4)" office:value-type="float" office:value="3760" calcext:value-type="float">
            <text:p>376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2]-[.E62]" office:value-type="float" office:value="140" calcext:value-type="float">
            <text:p>140</text:p>
          </table:table-cell>
          <table:table-cell table:formula="of:=IF([.G62]&lt;0; ROUNDUP([.G62]/5;0); ROUNDDOWN([.G62]/5;0))" office:value-type="float" office:value="28" calcext:value-type="float">
            <text:p>28</text:p>
          </table:table-cell>
          <table:table-cell table:formula="of:=IF([.I61]+[.H62]&gt;0;[.I61]+[.H62];0)" office:value-type="float" office:value="133" calcext:value-type="float">
            <text:p>133</text:p>
          </table:table-cell>
          <table:table-cell table:formula="of:=IF([.I61]+[.H6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03" calcext:value-type="date">
            <text:p>2023-03-03</text:p>
          </table:table-cell>
          <table:table-cell office:value-type="float" office:value="393" calcext:value-type="float">
            <text:p>393</text:p>
          </table:table-cell>
          <table:table-cell office:value-type="float" office:value="400" calcext:value-type="float">
            <text:p>400</text:p>
          </table:table-cell>
          <table:table-cell table:formula="of:=[.D62] + [.B63] - [.C63]" office:value-type="float" office:value="9393" calcext:value-type="float">
            <text:p>9393</text:p>
          </table:table-cell>
          <table:table-cell table:formula="of:= ([.D63] *0.4)" office:value-type="float" office:value="3757.2" calcext:value-type="float">
            <text:p>375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3]-[.E63]" office:value-type="float" office:value="142.8" calcext:value-type="float">
            <text:p>142,8</text:p>
          </table:table-cell>
          <table:table-cell table:formula="of:=IF([.G63]&lt;0; ROUNDUP([.G63]/5;0); ROUNDDOWN([.G63]/5;0))" office:value-type="float" office:value="28" calcext:value-type="float">
            <text:p>28</text:p>
          </table:table-cell>
          <table:table-cell table:formula="of:=IF([.I62]+[.H63]&gt;0;[.I62]+[.H63];0)" office:value-type="float" office:value="161" calcext:value-type="float">
            <text:p>161</text:p>
          </table:table-cell>
          <table:table-cell table:formula="of:=IF([.I62]+[.H6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04" calcext:value-type="date">
            <text:p>2023-03-04</text:p>
          </table:table-cell>
          <table:table-cell office:value-type="float" office:value="352" calcext:value-type="float">
            <text:p>352</text:p>
          </table:table-cell>
          <table:table-cell office:value-type="float" office:value="485" calcext:value-type="float">
            <text:p>485</text:p>
          </table:table-cell>
          <table:table-cell table:formula="of:=[.D63] + [.B64] - [.C64]" office:value-type="float" office:value="9260" calcext:value-type="float">
            <text:p>9260</text:p>
          </table:table-cell>
          <table:table-cell table:formula="of:= ([.D64] *0.4)" office:value-type="float" office:value="3704" calcext:value-type="float">
            <text:p>370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4]-[.E64]" office:value-type="float" office:value="196" calcext:value-type="float">
            <text:p>196</text:p>
          </table:table-cell>
          <table:table-cell table:formula="of:=IF([.G64]&lt;0; ROUNDUP([.G64]/5;0); ROUNDDOWN([.G64]/5;0))" office:value-type="float" office:value="39" calcext:value-type="float">
            <text:p>39</text:p>
          </table:table-cell>
          <table:table-cell table:formula="of:=IF([.I63]+[.H64]&gt;0;[.I63]+[.H64];0)" office:value-type="float" office:value="200" calcext:value-type="float">
            <text:p>200</text:p>
          </table:table-cell>
          <table:table-cell table:formula="of:=IF([.I63]+[.H6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05" calcext:value-type="date">
            <text:p>2023-03-05</text:p>
          </table:table-cell>
          <table:table-cell office:value-type="float" office:value="313" calcext:value-type="float">
            <text:p>313</text:p>
          </table:table-cell>
          <table:table-cell office:value-type="float" office:value="475" calcext:value-type="float">
            <text:p>475</text:p>
          </table:table-cell>
          <table:table-cell table:formula="of:=[.D64] + [.B65] - [.C65]" office:value-type="float" office:value="9098" calcext:value-type="float">
            <text:p>9098</text:p>
          </table:table-cell>
          <table:table-cell table:formula="of:= ([.D65] *0.4)" office:value-type="float" office:value="3639.2" calcext:value-type="float">
            <text:p>363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5]-[.E65]" office:value-type="float" office:value="260.8" calcext:value-type="float">
            <text:p>260,8</text:p>
          </table:table-cell>
          <table:table-cell table:formula="of:=IF([.G65]&lt;0; ROUNDUP([.G65]/5;0); ROUNDDOWN([.G65]/5;0))" office:value-type="float" office:value="52" calcext:value-type="float">
            <text:p>52</text:p>
          </table:table-cell>
          <table:table-cell table:formula="of:=IF([.I64]+[.H65]&gt;0;[.I64]+[.H65];0)" office:value-type="float" office:value="252" calcext:value-type="float">
            <text:p>252</text:p>
          </table:table-cell>
          <table:table-cell table:formula="of:=IF([.I64]+[.H6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06" calcext:value-type="date">
            <text:p>2023-03-06</text:p>
          </table:table-cell>
          <table:table-cell office:value-type="float" office:value="318" calcext:value-type="float">
            <text:p>318</text:p>
          </table:table-cell>
          <table:table-cell office:value-type="float" office:value="361" calcext:value-type="float">
            <text:p>361</text:p>
          </table:table-cell>
          <table:table-cell table:formula="of:=[.D65] + [.B66] - [.C66]" office:value-type="float" office:value="9055" calcext:value-type="float">
            <text:p>9055</text:p>
          </table:table-cell>
          <table:table-cell table:formula="of:= ([.D66] *0.4)" office:value-type="float" office:value="3622" calcext:value-type="float">
            <text:p>362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6]-[.E66]" office:value-type="float" office:value="278" calcext:value-type="float">
            <text:p>278</text:p>
          </table:table-cell>
          <table:table-cell table:formula="of:=IF([.G66]&lt;0; ROUNDUP([.G66]/5;0); ROUNDDOWN([.G66]/5;0))" office:value-type="float" office:value="55" calcext:value-type="float">
            <text:p>55</text:p>
          </table:table-cell>
          <table:table-cell table:formula="of:=IF([.I65]+[.H66]&gt;0;[.I65]+[.H66];0)" office:value-type="float" office:value="307" calcext:value-type="float">
            <text:p>307</text:p>
          </table:table-cell>
          <table:table-cell table:formula="of:=IF([.I65]+[.H6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07" calcext:value-type="date">
            <text:p>2023-03-07</text:p>
          </table:table-cell>
          <table:table-cell office:value-type="float" office:value="578" calcext:value-type="float">
            <text:p>578</text:p>
          </table:table-cell>
          <table:table-cell office:value-type="float" office:value="502" calcext:value-type="float">
            <text:p>502</text:p>
          </table:table-cell>
          <table:table-cell table:formula="of:=[.D66] + [.B67] - [.C67]" office:value-type="float" office:value="9131" calcext:value-type="float">
            <text:p>9131</text:p>
          </table:table-cell>
          <table:table-cell table:formula="of:= ([.D67] *0.4)" office:value-type="float" office:value="3652.4" calcext:value-type="float">
            <text:p>365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7]-[.E67]" office:value-type="float" office:value="247.6" calcext:value-type="float">
            <text:p>247,6</text:p>
          </table:table-cell>
          <table:table-cell table:formula="of:=IF([.G67]&lt;0; ROUNDUP([.G67]/5;0); ROUNDDOWN([.G67]/5;0))" office:value-type="float" office:value="49" calcext:value-type="float">
            <text:p>49</text:p>
          </table:table-cell>
          <table:table-cell table:formula="of:=IF([.I66]+[.H67]&gt;0;[.I66]+[.H67];0)" office:value-type="float" office:value="356" calcext:value-type="float">
            <text:p>356</text:p>
          </table:table-cell>
          <table:table-cell table:formula="of:=IF([.I66]+[.H6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08" calcext:value-type="date">
            <text:p>2023-03-08</text:p>
          </table:table-cell>
          <table:table-cell office:value-type="float" office:value="669" calcext:value-type="float">
            <text:p>669</text:p>
          </table:table-cell>
          <table:table-cell office:value-type="float" office:value="378" calcext:value-type="float">
            <text:p>378</text:p>
          </table:table-cell>
          <table:table-cell table:formula="of:=[.D67] + [.B68] - [.C68]" office:value-type="float" office:value="9422" calcext:value-type="float">
            <text:p>9422</text:p>
          </table:table-cell>
          <table:table-cell table:formula="of:= ([.D68] *0.4)" office:value-type="float" office:value="3768.8" calcext:value-type="float">
            <text:p>376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8]-[.E68]" office:value-type="float" office:value="131.2" calcext:value-type="float">
            <text:p>131,2</text:p>
          </table:table-cell>
          <table:table-cell table:formula="of:=IF([.G68]&lt;0; ROUNDUP([.G68]/5;0); ROUNDDOWN([.G68]/5;0))" office:value-type="float" office:value="26" calcext:value-type="float">
            <text:p>26</text:p>
          </table:table-cell>
          <table:table-cell table:formula="of:=IF([.I67]+[.H68]&gt;0;[.I67]+[.H68];0)" office:value-type="float" office:value="382" calcext:value-type="float">
            <text:p>382</text:p>
          </table:table-cell>
          <table:table-cell table:formula="of:=IF([.I67]+[.H6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09" calcext:value-type="date">
            <text:p>2023-03-09</text:p>
          </table:table-cell>
          <table:table-cell office:value-type="float" office:value="371" calcext:value-type="float">
            <text:p>371</text:p>
          </table:table-cell>
          <table:table-cell office:value-type="float" office:value="392" calcext:value-type="float">
            <text:p>392</text:p>
          </table:table-cell>
          <table:table-cell table:formula="of:=[.D68] + [.B69] - [.C69]" office:value-type="float" office:value="9401" calcext:value-type="float">
            <text:p>9401</text:p>
          </table:table-cell>
          <table:table-cell table:formula="of:= ([.D69] *0.4)" office:value-type="float" office:value="3760.4" calcext:value-type="float">
            <text:p>376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69]-[.E69]" office:value-type="float" office:value="139.6" calcext:value-type="float">
            <text:p>139,6</text:p>
          </table:table-cell>
          <table:table-cell table:formula="of:=IF([.G69]&lt;0; ROUNDUP([.G69]/5;0); ROUNDDOWN([.G69]/5;0))" office:value-type="float" office:value="27" calcext:value-type="float">
            <text:p>27</text:p>
          </table:table-cell>
          <table:table-cell table:formula="of:=IF([.I68]+[.H69]&gt;0;[.I68]+[.H69];0)" office:value-type="float" office:value="409" calcext:value-type="float">
            <text:p>409</text:p>
          </table:table-cell>
          <table:table-cell table:formula="of:=IF([.I68]+[.H6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0" calcext:value-type="date">
            <text:p>2023-03-10</text:p>
          </table:table-cell>
          <table:table-cell office:value-type="float" office:value="476" calcext:value-type="float">
            <text:p>476</text:p>
          </table:table-cell>
          <table:table-cell office:value-type="float" office:value="633" calcext:value-type="float">
            <text:p>633</text:p>
          </table:table-cell>
          <table:table-cell table:formula="of:=[.D69] + [.B70] - [.C70]" office:value-type="float" office:value="9244" calcext:value-type="float">
            <text:p>9244</text:p>
          </table:table-cell>
          <table:table-cell table:formula="of:= ([.D70] *0.4)" office:value-type="float" office:value="3697.6" calcext:value-type="float">
            <text:p>369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0]-[.E70]" office:value-type="float" office:value="202.4" calcext:value-type="float">
            <text:p>202,4</text:p>
          </table:table-cell>
          <table:table-cell table:formula="of:=IF([.G70]&lt;0; ROUNDUP([.G70]/5;0); ROUNDDOWN([.G70]/5;0))" office:value-type="float" office:value="40" calcext:value-type="float">
            <text:p>40</text:p>
          </table:table-cell>
          <table:table-cell table:formula="of:=IF([.I69]+[.H70]&gt;0;[.I69]+[.H70];0)" office:value-type="float" office:value="449" calcext:value-type="float">
            <text:p>449</text:p>
          </table:table-cell>
          <table:table-cell table:formula="of:=IF([.I69]+[.H7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1" calcext:value-type="date">
            <text:p>2023-03-11</text:p>
          </table:table-cell>
          <table:table-cell office:value-type="float" office:value="680" calcext:value-type="float">
            <text:p>680</text:p>
          </table:table-cell>
          <table:table-cell office:value-type="float" office:value="300" calcext:value-type="float">
            <text:p>300</text:p>
          </table:table-cell>
          <table:table-cell table:formula="of:=[.D70] + [.B71] - [.C71]" office:value-type="float" office:value="9624" calcext:value-type="float">
            <text:p>9624</text:p>
          </table:table-cell>
          <table:table-cell table:formula="of:= ([.D71] *0.4)" office:value-type="float" office:value="3849.6" calcext:value-type="float">
            <text:p>384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1]-[.E71]" office:value-type="float" office:value="50.3999999999996" calcext:value-type="float">
            <text:p>50,3999999999996</text:p>
          </table:table-cell>
          <table:table-cell table:formula="of:=IF([.G71]&lt;0; ROUNDUP([.G71]/5;0); ROUNDDOWN([.G71]/5;0))" office:value-type="float" office:value="10" calcext:value-type="float">
            <text:p>10</text:p>
          </table:table-cell>
          <table:table-cell table:formula="of:=IF([.I70]+[.H71]&gt;0;[.I70]+[.H71];0)" office:value-type="float" office:value="459" calcext:value-type="float">
            <text:p>459</text:p>
          </table:table-cell>
          <table:table-cell table:formula="of:=IF([.I70]+[.H7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2" calcext:value-type="date">
            <text:p>2023-03-12</text:p>
          </table:table-cell>
          <table:table-cell office:value-type="float" office:value="644" calcext:value-type="float">
            <text:p>644</text:p>
          </table:table-cell>
          <table:table-cell office:value-type="float" office:value="359" calcext:value-type="float">
            <text:p>359</text:p>
          </table:table-cell>
          <table:table-cell table:formula="of:=[.D71] + [.B72] - [.C72]" office:value-type="float" office:value="9909" calcext:value-type="float">
            <text:p>9909</text:p>
          </table:table-cell>
          <table:table-cell table:formula="of:= ([.D72] *0.4)" office:value-type="float" office:value="3963.6" calcext:value-type="float">
            <text:p>396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2]-[.E72]" office:value-type="float" office:value="-63.6000000000004" calcext:value-type="float">
            <text:p>-63,6000000000004</text:p>
          </table:table-cell>
          <table:table-cell table:formula="of:=IF([.G72]&lt;0; ROUNDUP([.G72]/5;0); ROUNDDOWN([.G72]/5;0))" office:value-type="float" office:value="-13" calcext:value-type="float">
            <text:p>-13</text:p>
          </table:table-cell>
          <table:table-cell table:formula="of:=IF([.I71]+[.H72]&gt;0;[.I71]+[.H72];0)" office:value-type="float" office:value="446" calcext:value-type="float">
            <text:p>446</text:p>
          </table:table-cell>
          <table:table-cell table:formula="of:=IF([.I71]+[.H7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3" calcext:value-type="date">
            <text:p>2023-03-13</text:p>
          </table:table-cell>
          <table:table-cell office:value-type="float" office:value="559" calcext:value-type="float">
            <text:p>559</text:p>
          </table:table-cell>
          <table:table-cell office:value-type="float" office:value="647" calcext:value-type="float">
            <text:p>647</text:p>
          </table:table-cell>
          <table:table-cell table:formula="of:=[.D72] + [.B73] - [.C73]" office:value-type="float" office:value="9821" calcext:value-type="float">
            <text:p>9821</text:p>
          </table:table-cell>
          <table:table-cell table:formula="of:= ([.D73] *0.4)" office:value-type="float" office:value="3928.4" calcext:value-type="float">
            <text:p>392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3]-[.E73]" office:value-type="float" office:value="-28.4000000000001" calcext:value-type="float">
            <text:p>-28,4000000000001</text:p>
          </table:table-cell>
          <table:table-cell table:formula="of:=IF([.G73]&lt;0; ROUNDUP([.G73]/5;0); ROUNDDOWN([.G73]/5;0))" office:value-type="float" office:value="-6" calcext:value-type="float">
            <text:p>-6</text:p>
          </table:table-cell>
          <table:table-cell table:formula="of:=IF([.I72]+[.H73]&gt;0;[.I72]+[.H73];0)" office:value-type="float" office:value="440" calcext:value-type="float">
            <text:p>440</text:p>
          </table:table-cell>
          <table:table-cell table:formula="of:=IF([.I72]+[.H7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4" calcext:value-type="date">
            <text:p>2023-03-14</text:p>
          </table:table-cell>
          <table:table-cell office:value-type="float" office:value="648" calcext:value-type="float">
            <text:p>648</text:p>
          </table:table-cell>
          <table:table-cell office:value-type="float" office:value="536" calcext:value-type="float">
            <text:p>536</text:p>
          </table:table-cell>
          <table:table-cell table:formula="of:=[.D73] + [.B74] - [.C74]" office:value-type="float" office:value="9933" calcext:value-type="float">
            <text:p>9933</text:p>
          </table:table-cell>
          <table:table-cell table:formula="of:= ([.D74] *0.4)" office:value-type="float" office:value="3973.2" calcext:value-type="float">
            <text:p>397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4]-[.E74]" office:value-type="float" office:value="-73.2000000000003" calcext:value-type="float">
            <text:p>-73,2000000000003</text:p>
          </table:table-cell>
          <table:table-cell table:formula="of:=IF([.G74]&lt;0; ROUNDUP([.G74]/5;0); ROUNDDOWN([.G74]/5;0))" office:value-type="float" office:value="-15" calcext:value-type="float">
            <text:p>-15</text:p>
          </table:table-cell>
          <table:table-cell table:formula="of:=IF([.I73]+[.H74]&gt;0;[.I73]+[.H74];0)" office:value-type="float" office:value="425" calcext:value-type="float">
            <text:p>425</text:p>
          </table:table-cell>
          <table:table-cell table:formula="of:=IF([.I73]+[.H7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5" calcext:value-type="date">
            <text:p>2023-03-15</text:p>
          </table:table-cell>
          <table:table-cell office:value-type="float" office:value="400" calcext:value-type="float">
            <text:p>400</text:p>
          </table:table-cell>
          <table:table-cell office:value-type="float" office:value="676" calcext:value-type="float">
            <text:p>676</text:p>
          </table:table-cell>
          <table:table-cell table:formula="of:=[.D74] + [.B75] - [.C75]" office:value-type="float" office:value="9657" calcext:value-type="float">
            <text:p>9657</text:p>
          </table:table-cell>
          <table:table-cell table:formula="of:= ([.D75] *0.4)" office:value-type="float" office:value="3862.8" calcext:value-type="float">
            <text:p>386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5]-[.E75]" office:value-type="float" office:value="37.1999999999998" calcext:value-type="float">
            <text:p>37,1999999999998</text:p>
          </table:table-cell>
          <table:table-cell table:formula="of:=IF([.G75]&lt;0; ROUNDUP([.G75]/5;0); ROUNDDOWN([.G75]/5;0))" office:value-type="float" office:value="7" calcext:value-type="float">
            <text:p>7</text:p>
          </table:table-cell>
          <table:table-cell table:formula="of:=IF([.I74]+[.H75]&gt;0;[.I74]+[.H75];0)" office:value-type="float" office:value="432" calcext:value-type="float">
            <text:p>432</text:p>
          </table:table-cell>
          <table:table-cell table:formula="of:=IF([.I74]+[.H7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6" calcext:value-type="date">
            <text:p>2023-03-16</text:p>
          </table:table-cell>
          <table:table-cell office:value-type="float" office:value="469" calcext:value-type="float">
            <text:p>469</text:p>
          </table:table-cell>
          <table:table-cell office:value-type="float" office:value="386" calcext:value-type="float">
            <text:p>386</text:p>
          </table:table-cell>
          <table:table-cell table:formula="of:=[.D75] + [.B76] - [.C76]" office:value-type="float" office:value="9740" calcext:value-type="float">
            <text:p>9740</text:p>
          </table:table-cell>
          <table:table-cell table:formula="of:= ([.D76] *0.4)" office:value-type="float" office:value="3896" calcext:value-type="float">
            <text:p>389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6]-[.E76]" office:value-type="float" office:value="4" calcext:value-type="float">
            <text:p>4</text:p>
          </table:table-cell>
          <table:table-cell table:formula="of:=IF([.G76]&lt;0; ROUNDUP([.G76]/5;0); ROUNDDOWN([.G76]/5;0))" office:value-type="float" office:value="0" calcext:value-type="float">
            <text:p>0</text:p>
          </table:table-cell>
          <table:table-cell table:formula="of:=IF([.I75]+[.H76]&gt;0;[.I75]+[.H76];0)" office:value-type="float" office:value="432" calcext:value-type="float">
            <text:p>432</text:p>
          </table:table-cell>
          <table:table-cell table:formula="of:=IF([.I75]+[.H7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7" calcext:value-type="date">
            <text:p>2023-03-17</text:p>
          </table:table-cell>
          <table:table-cell office:value-type="float" office:value="635" calcext:value-type="float">
            <text:p>635</text:p>
          </table:table-cell>
          <table:table-cell office:value-type="float" office:value="620" calcext:value-type="float">
            <text:p>620</text:p>
          </table:table-cell>
          <table:table-cell table:formula="of:=[.D76] + [.B77] - [.C77]" office:value-type="float" office:value="9755" calcext:value-type="float">
            <text:p>9755</text:p>
          </table:table-cell>
          <table:table-cell table:formula="of:= ([.D77] *0.4)" office:value-type="float" office:value="3902" calcext:value-type="float">
            <text:p>390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7]-[.E77]" office:value-type="float" office:value="-2" calcext:value-type="float">
            <text:p>-2</text:p>
          </table:table-cell>
          <table:table-cell table:formula="of:=IF([.G77]&lt;0; ROUNDUP([.G77]/5;0); ROUNDDOWN([.G77]/5;0))" office:value-type="float" office:value="-1" calcext:value-type="float">
            <text:p>-1</text:p>
          </table:table-cell>
          <table:table-cell table:formula="of:=IF([.I76]+[.H77]&gt;0;[.I76]+[.H77];0)" office:value-type="float" office:value="431" calcext:value-type="float">
            <text:p>431</text:p>
          </table:table-cell>
          <table:table-cell table:formula="of:=IF([.I76]+[.H7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8" calcext:value-type="date">
            <text:p>2023-03-18</text:p>
          </table:table-cell>
          <table:table-cell office:value-type="float" office:value="521" calcext:value-type="float">
            <text:p>521</text:p>
          </table:table-cell>
          <table:table-cell office:value-type="float" office:value="623" calcext:value-type="float">
            <text:p>623</text:p>
          </table:table-cell>
          <table:table-cell table:formula="of:=[.D77] + [.B78] - [.C78]" office:value-type="float" office:value="9653" calcext:value-type="float">
            <text:p>9653</text:p>
          </table:table-cell>
          <table:table-cell table:formula="of:= ([.D78] *0.4)" office:value-type="float" office:value="3861.2" calcext:value-type="float">
            <text:p>386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8]-[.E78]" office:value-type="float" office:value="38.7999999999997" calcext:value-type="float">
            <text:p>38,7999999999997</text:p>
          </table:table-cell>
          <table:table-cell table:formula="of:=IF([.G78]&lt;0; ROUNDUP([.G78]/5;0); ROUNDDOWN([.G78]/5;0))" office:value-type="float" office:value="7" calcext:value-type="float">
            <text:p>7</text:p>
          </table:table-cell>
          <table:table-cell table:formula="of:=IF([.I77]+[.H78]&gt;0;[.I77]+[.H78];0)" office:value-type="float" office:value="438" calcext:value-type="float">
            <text:p>438</text:p>
          </table:table-cell>
          <table:table-cell table:formula="of:=IF([.I77]+[.H7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19" calcext:value-type="date">
            <text:p>2023-03-19</text:p>
          </table:table-cell>
          <table:table-cell office:value-type="float" office:value="504" calcext:value-type="float">
            <text:p>504</text:p>
          </table:table-cell>
          <table:table-cell office:value-type="float" office:value="401" calcext:value-type="float">
            <text:p>401</text:p>
          </table:table-cell>
          <table:table-cell table:formula="of:=[.D78] + [.B79] - [.C79]" office:value-type="float" office:value="9756" calcext:value-type="float">
            <text:p>9756</text:p>
          </table:table-cell>
          <table:table-cell table:formula="of:= ([.D79] *0.4)" office:value-type="float" office:value="3902.4" calcext:value-type="float">
            <text:p>390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79]-[.E79]" office:value-type="float" office:value="-2.40000000000009" calcext:value-type="float">
            <text:p>-2,40000000000009</text:p>
          </table:table-cell>
          <table:table-cell table:formula="of:=IF([.G79]&lt;0; ROUNDUP([.G79]/5;0); ROUNDDOWN([.G79]/5;0))" office:value-type="float" office:value="-1" calcext:value-type="float">
            <text:p>-1</text:p>
          </table:table-cell>
          <table:table-cell table:formula="of:=IF([.I78]+[.H79]&gt;0;[.I78]+[.H79];0)" office:value-type="float" office:value="437" calcext:value-type="float">
            <text:p>437</text:p>
          </table:table-cell>
          <table:table-cell table:formula="of:=IF([.I78]+[.H7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0" calcext:value-type="date">
            <text:p>2023-03-20</text:p>
          </table:table-cell>
          <table:table-cell office:value-type="float" office:value="518" calcext:value-type="float">
            <text:p>518</text:p>
          </table:table-cell>
          <table:table-cell office:value-type="float" office:value="482" calcext:value-type="float">
            <text:p>482</text:p>
          </table:table-cell>
          <table:table-cell table:formula="of:=[.D79] + [.B80] - [.C80]" office:value-type="float" office:value="9792" calcext:value-type="float">
            <text:p>9792</text:p>
          </table:table-cell>
          <table:table-cell table:formula="of:= ([.D80] *0.4)" office:value-type="float" office:value="3916.8" calcext:value-type="float">
            <text:p>391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0]-[.E80]" office:value-type="float" office:value="-16.8000000000002" calcext:value-type="float">
            <text:p>-16,8000000000002</text:p>
          </table:table-cell>
          <table:table-cell table:formula="of:=IF([.G80]&lt;0; ROUNDUP([.G80]/5;0); ROUNDDOWN([.G80]/5;0))" office:value-type="float" office:value="-4" calcext:value-type="float">
            <text:p>-4</text:p>
          </table:table-cell>
          <table:table-cell table:formula="of:=IF([.I79]+[.H80]&gt;0;[.I79]+[.H80];0)" office:value-type="float" office:value="433" calcext:value-type="float">
            <text:p>433</text:p>
          </table:table-cell>
          <table:table-cell table:formula="of:=IF([.I79]+[.H8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1" calcext:value-type="date">
            <text:p>2023-03-21</text:p>
          </table:table-cell>
          <table:table-cell office:value-type="float" office:value="648" calcext:value-type="float">
            <text:p>648</text:p>
          </table:table-cell>
          <table:table-cell office:value-type="float" office:value="631" calcext:value-type="float">
            <text:p>631</text:p>
          </table:table-cell>
          <table:table-cell table:formula="of:=[.D80] + [.B81] - [.C81]" office:value-type="float" office:value="9809" calcext:value-type="float">
            <text:p>9809</text:p>
          </table:table-cell>
          <table:table-cell table:formula="of:= ([.D81] *0.4)" office:value-type="float" office:value="3923.6" calcext:value-type="float">
            <text:p>392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1]-[.E81]" office:value-type="float" office:value="-23.6000000000004" calcext:value-type="float">
            <text:p>-23,6000000000004</text:p>
          </table:table-cell>
          <table:table-cell table:formula="of:=IF([.G81]&lt;0; ROUNDUP([.G81]/5;0); ROUNDDOWN([.G81]/5;0))" office:value-type="float" office:value="-5" calcext:value-type="float">
            <text:p>-5</text:p>
          </table:table-cell>
          <table:table-cell table:formula="of:=IF([.I80]+[.H81]&gt;0;[.I80]+[.H81];0)" office:value-type="float" office:value="428" calcext:value-type="float">
            <text:p>428</text:p>
          </table:table-cell>
          <table:table-cell table:formula="of:=IF([.I80]+[.H8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2" calcext:value-type="date">
            <text:p>2023-03-22</text:p>
          </table:table-cell>
          <table:table-cell office:value-type="float" office:value="349" calcext:value-type="float">
            <text:p>349</text:p>
          </table:table-cell>
          <table:table-cell office:value-type="float" office:value="680" calcext:value-type="float">
            <text:p>680</text:p>
          </table:table-cell>
          <table:table-cell table:formula="of:=[.D81] + [.B82] - [.C82]" office:value-type="float" office:value="9478" calcext:value-type="float">
            <text:p>9478</text:p>
          </table:table-cell>
          <table:table-cell table:formula="of:= ([.D82] *0.4)" office:value-type="float" office:value="3791.2" calcext:value-type="float">
            <text:p>379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2]-[.E82]" office:value-type="float" office:value="108.8" calcext:value-type="float">
            <text:p>108,8</text:p>
          </table:table-cell>
          <table:table-cell table:formula="of:=IF([.G82]&lt;0; ROUNDUP([.G82]/5;0); ROUNDDOWN([.G82]/5;0))" office:value-type="float" office:value="21" calcext:value-type="float">
            <text:p>21</text:p>
          </table:table-cell>
          <table:table-cell table:formula="of:=IF([.I81]+[.H82]&gt;0;[.I81]+[.H82];0)" office:value-type="float" office:value="449" calcext:value-type="float">
            <text:p>449</text:p>
          </table:table-cell>
          <table:table-cell table:formula="of:=IF([.I81]+[.H8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3" calcext:value-type="date">
            <text:p>2023-03-23</text:p>
          </table:table-cell>
          <table:table-cell office:value-type="float" office:value="422" calcext:value-type="float">
            <text:p>422</text:p>
          </table:table-cell>
          <table:table-cell office:value-type="float" office:value="608" calcext:value-type="float">
            <text:p>608</text:p>
          </table:table-cell>
          <table:table-cell table:formula="of:=[.D82] + [.B83] - [.C83]" office:value-type="float" office:value="9292" calcext:value-type="float">
            <text:p>9292</text:p>
          </table:table-cell>
          <table:table-cell table:formula="of:= ([.D83] *0.4)" office:value-type="float" office:value="3716.8" calcext:value-type="float">
            <text:p>371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3]-[.E83]" office:value-type="float" office:value="183.2" calcext:value-type="float">
            <text:p>183,2</text:p>
          </table:table-cell>
          <table:table-cell table:formula="of:=IF([.G83]&lt;0; ROUNDUP([.G83]/5;0); ROUNDDOWN([.G83]/5;0))" office:value-type="float" office:value="36" calcext:value-type="float">
            <text:p>36</text:p>
          </table:table-cell>
          <table:table-cell table:formula="of:=IF([.I82]+[.H83]&gt;0;[.I82]+[.H83];0)" office:value-type="float" office:value="485" calcext:value-type="float">
            <text:p>485</text:p>
          </table:table-cell>
          <table:table-cell table:formula="of:=IF([.I82]+[.H8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4" calcext:value-type="date">
            <text:p>2023-03-24</text:p>
          </table:table-cell>
          <table:table-cell office:value-type="float" office:value="506" calcext:value-type="float">
            <text:p>506</text:p>
          </table:table-cell>
          <table:table-cell office:value-type="float" office:value="447" calcext:value-type="float">
            <text:p>447</text:p>
          </table:table-cell>
          <table:table-cell table:formula="of:=[.D83] + [.B84] - [.C84]" office:value-type="float" office:value="9351" calcext:value-type="float">
            <text:p>9351</text:p>
          </table:table-cell>
          <table:table-cell table:formula="of:= ([.D84] *0.4)" office:value-type="float" office:value="3740.4" calcext:value-type="float">
            <text:p>374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4]-[.E84]" office:value-type="float" office:value="159.6" calcext:value-type="float">
            <text:p>159,6</text:p>
          </table:table-cell>
          <table:table-cell table:formula="of:=IF([.G84]&lt;0; ROUNDUP([.G84]/5;0); ROUNDDOWN([.G84]/5;0))" office:value-type="float" office:value="31" calcext:value-type="float">
            <text:p>31</text:p>
          </table:table-cell>
          <table:table-cell table:formula="of:=IF([.I83]+[.H84]&gt;0;[.I83]+[.H84];0)" office:value-type="float" office:value="516" calcext:value-type="float">
            <text:p>516</text:p>
          </table:table-cell>
          <table:table-cell table:formula="of:=IF([.I83]+[.H8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5" calcext:value-type="date">
            <text:p>2023-03-25</text:p>
          </table:table-cell>
          <table:table-cell office:value-type="float" office:value="499" calcext:value-type="float">
            <text:p>499</text:p>
          </table:table-cell>
          <table:table-cell office:value-type="float" office:value="448" calcext:value-type="float">
            <text:p>448</text:p>
          </table:table-cell>
          <table:table-cell table:formula="of:=[.D84] + [.B85] - [.C85]" office:value-type="float" office:value="9402" calcext:value-type="float">
            <text:p>9402</text:p>
          </table:table-cell>
          <table:table-cell table:formula="of:= ([.D85] *0.4)" office:value-type="float" office:value="3760.8" calcext:value-type="float">
            <text:p>376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5]-[.E85]" office:value-type="float" office:value="139.2" calcext:value-type="float">
            <text:p>139,2</text:p>
          </table:table-cell>
          <table:table-cell table:formula="of:=IF([.G85]&lt;0; ROUNDUP([.G85]/5;0); ROUNDDOWN([.G85]/5;0))" office:value-type="float" office:value="27" calcext:value-type="float">
            <text:p>27</text:p>
          </table:table-cell>
          <table:table-cell table:formula="of:=IF([.I84]+[.H85]&gt;0;[.I84]+[.H85];0)" office:value-type="float" office:value="543" calcext:value-type="float">
            <text:p>543</text:p>
          </table:table-cell>
          <table:table-cell table:formula="of:=IF([.I84]+[.H8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6" calcext:value-type="date">
            <text:p>2023-03-26</text:p>
          </table:table-cell>
          <table:table-cell office:value-type="float" office:value="515" calcext:value-type="float">
            <text:p>515</text:p>
          </table:table-cell>
          <table:table-cell office:value-type="float" office:value="572" calcext:value-type="float">
            <text:p>572</text:p>
          </table:table-cell>
          <table:table-cell table:formula="of:=[.D85] + [.B86] - [.C86]" office:value-type="float" office:value="9345" calcext:value-type="float">
            <text:p>9345</text:p>
          </table:table-cell>
          <table:table-cell table:formula="of:= ([.D86] *0.4)" office:value-type="float" office:value="3738" calcext:value-type="float">
            <text:p>373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6]-[.E86]" office:value-type="float" office:value="162" calcext:value-type="float">
            <text:p>162</text:p>
          </table:table-cell>
          <table:table-cell table:formula="of:=IF([.G86]&lt;0; ROUNDUP([.G86]/5;0); ROUNDDOWN([.G86]/5;0))" office:value-type="float" office:value="32" calcext:value-type="float">
            <text:p>32</text:p>
          </table:table-cell>
          <table:table-cell table:formula="of:=IF([.I85]+[.H86]&gt;0;[.I85]+[.H86];0)" office:value-type="float" office:value="575" calcext:value-type="float">
            <text:p>575</text:p>
          </table:table-cell>
          <table:table-cell table:formula="of:=IF([.I85]+[.H8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7" calcext:value-type="date">
            <text:p>2023-03-27</text:p>
          </table:table-cell>
          <table:table-cell office:value-type="float" office:value="467" calcext:value-type="float">
            <text:p>467</text:p>
          </table:table-cell>
          <table:table-cell office:value-type="float" office:value="496" calcext:value-type="float">
            <text:p>496</text:p>
          </table:table-cell>
          <table:table-cell table:formula="of:=[.D86] + [.B87] - [.C87]" office:value-type="float" office:value="9316" calcext:value-type="float">
            <text:p>9316</text:p>
          </table:table-cell>
          <table:table-cell table:formula="of:= ([.D87] *0.4)" office:value-type="float" office:value="3726.4" calcext:value-type="float">
            <text:p>372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7]-[.E87]" office:value-type="float" office:value="173.6" calcext:value-type="float">
            <text:p>173,6</text:p>
          </table:table-cell>
          <table:table-cell table:formula="of:=IF([.G87]&lt;0; ROUNDUP([.G87]/5;0); ROUNDDOWN([.G87]/5;0))" office:value-type="float" office:value="34" calcext:value-type="float">
            <text:p>34</text:p>
          </table:table-cell>
          <table:table-cell table:formula="of:=IF([.I86]+[.H87]&gt;0;[.I86]+[.H87];0)" office:value-type="float" office:value="609" calcext:value-type="float">
            <text:p>609</text:p>
          </table:table-cell>
          <table:table-cell table:formula="of:=IF([.I86]+[.H8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8" calcext:value-type="date">
            <text:p>2023-03-28</text:p>
          </table:table-cell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table:formula="of:=[.D87] + [.B88] - [.C88]" office:value-type="float" office:value="9315" calcext:value-type="float">
            <text:p>9315</text:p>
          </table:table-cell>
          <table:table-cell table:formula="of:= ([.D88] *0.4)" office:value-type="float" office:value="3726" calcext:value-type="float">
            <text:p>372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8]-[.E88]" office:value-type="float" office:value="174" calcext:value-type="float">
            <text:p>174</text:p>
          </table:table-cell>
          <table:table-cell table:formula="of:=IF([.G88]&lt;0; ROUNDUP([.G88]/5;0); ROUNDDOWN([.G88]/5;0))" office:value-type="float" office:value="34" calcext:value-type="float">
            <text:p>34</text:p>
          </table:table-cell>
          <table:table-cell table:formula="of:=IF([.I87]+[.H88]&gt;0;[.I87]+[.H88];0)" office:value-type="float" office:value="643" calcext:value-type="float">
            <text:p>643</text:p>
          </table:table-cell>
          <table:table-cell table:formula="of:=IF([.I87]+[.H8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29" calcext:value-type="date">
            <text:p>2023-03-29</text:p>
          </table:table-cell>
          <table:table-cell office:value-type="float" office:value="558" calcext:value-type="float">
            <text:p>558</text:p>
          </table:table-cell>
          <table:table-cell office:value-type="float" office:value="302" calcext:value-type="float">
            <text:p>302</text:p>
          </table:table-cell>
          <table:table-cell table:formula="of:=[.D88] + [.B89] - [.C89]" office:value-type="float" office:value="9571" calcext:value-type="float">
            <text:p>9571</text:p>
          </table:table-cell>
          <table:table-cell table:formula="of:= ([.D89] *0.4)" office:value-type="float" office:value="3828.4" calcext:value-type="float">
            <text:p>382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89]-[.E89]" office:value-type="float" office:value="71.5999999999999" calcext:value-type="float">
            <text:p>71,5999999999999</text:p>
          </table:table-cell>
          <table:table-cell table:formula="of:=IF([.G89]&lt;0; ROUNDUP([.G89]/5;0); ROUNDDOWN([.G89]/5;0))" office:value-type="float" office:value="14" calcext:value-type="float">
            <text:p>14</text:p>
          </table:table-cell>
          <table:table-cell table:formula="of:=IF([.I88]+[.H89]&gt;0;[.I88]+[.H89];0)" office:value-type="float" office:value="657" calcext:value-type="float">
            <text:p>657</text:p>
          </table:table-cell>
          <table:table-cell table:formula="of:=IF([.I88]+[.H8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30" calcext:value-type="date">
            <text:p>2023-03-30</text:p>
          </table:table-cell>
          <table:table-cell office:value-type="float" office:value="331" calcext:value-type="float">
            <text:p>331</text:p>
          </table:table-cell>
          <table:table-cell office:value-type="float" office:value="403" calcext:value-type="float">
            <text:p>403</text:p>
          </table:table-cell>
          <table:table-cell table:formula="of:=[.D89] + [.B90] - [.C90]" office:value-type="float" office:value="9499" calcext:value-type="float">
            <text:p>9499</text:p>
          </table:table-cell>
          <table:table-cell table:formula="of:= ([.D90] *0.4)" office:value-type="float" office:value="3799.6" calcext:value-type="float">
            <text:p>379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0]-[.E90]" office:value-type="float" office:value="100.4" calcext:value-type="float">
            <text:p>100,4</text:p>
          </table:table-cell>
          <table:table-cell table:formula="of:=IF([.G90]&lt;0; ROUNDUP([.G90]/5;0); ROUNDDOWN([.G90]/5;0))" office:value-type="float" office:value="20" calcext:value-type="float">
            <text:p>20</text:p>
          </table:table-cell>
          <table:table-cell table:formula="of:=IF([.I89]+[.H90]&gt;0;[.I89]+[.H90];0)" office:value-type="float" office:value="677" calcext:value-type="float">
            <text:p>677</text:p>
          </table:table-cell>
          <table:table-cell table:formula="of:=IF([.I89]+[.H9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3-31" calcext:value-type="date">
            <text:p>2023-03-31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  <table:table-cell table:formula="of:=[.D90] + [.B91] - [.C91]" office:value-type="float" office:value="9490" calcext:value-type="float">
            <text:p>9490</text:p>
          </table:table-cell>
          <table:table-cell table:formula="of:= ([.D91] *0.4)" office:value-type="float" office:value="3796" calcext:value-type="float">
            <text:p>379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1]-[.E91]" office:value-type="float" office:value="104" calcext:value-type="float">
            <text:p>104</text:p>
          </table:table-cell>
          <table:table-cell table:formula="of:=IF([.G91]&lt;0; ROUNDUP([.G91]/5;0); ROUNDDOWN([.G91]/5;0))" office:value-type="float" office:value="20" calcext:value-type="float">
            <text:p>20</text:p>
          </table:table-cell>
          <table:table-cell table:formula="of:=IF([.I90]+[.H91]&gt;0;[.I90]+[.H91];0)" office:value-type="float" office:value="697" calcext:value-type="float">
            <text:p>697</text:p>
          </table:table-cell>
          <table:table-cell table:formula="of:=IF([.I90]+[.H9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01" calcext:value-type="date">
            <text:p>2023-04-01</text:p>
          </table:table-cell>
          <table:table-cell office:value-type="float" office:value="540" calcext:value-type="float">
            <text:p>540</text:p>
          </table:table-cell>
          <table:table-cell office:value-type="float" office:value="467" calcext:value-type="float">
            <text:p>467</text:p>
          </table:table-cell>
          <table:table-cell table:formula="of:=[.D91] + [.B92] - [.C92]" office:value-type="float" office:value="9563" calcext:value-type="float">
            <text:p>9563</text:p>
          </table:table-cell>
          <table:table-cell table:formula="of:= ([.D92] *0.4)" office:value-type="float" office:value="3825.2" calcext:value-type="float">
            <text:p>382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2]-[.E92]" office:value-type="float" office:value="74.7999999999997" calcext:value-type="float">
            <text:p>74,7999999999997</text:p>
          </table:table-cell>
          <table:table-cell table:formula="of:=IF([.G92]&lt;0; ROUNDUP([.G92]/5;0); ROUNDDOWN([.G92]/5;0))" office:value-type="float" office:value="14" calcext:value-type="float">
            <text:p>14</text:p>
          </table:table-cell>
          <table:table-cell table:formula="of:=IF([.I91]+[.H92]&gt;0;[.I91]+[.H92];0)" office:value-type="float" office:value="711" calcext:value-type="float">
            <text:p>711</text:p>
          </table:table-cell>
          <table:table-cell table:formula="of:=IF([.I91]+[.H9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02" calcext:value-type="date">
            <text:p>2023-04-02</text:p>
          </table:table-cell>
          <table:table-cell office:value-type="float" office:value="360" calcext:value-type="float">
            <text:p>360</text:p>
          </table:table-cell>
          <table:table-cell office:value-type="float" office:value="520" calcext:value-type="float">
            <text:p>520</text:p>
          </table:table-cell>
          <table:table-cell table:formula="of:=[.D92] + [.B93] - [.C93]" office:value-type="float" office:value="9403" calcext:value-type="float">
            <text:p>9403</text:p>
          </table:table-cell>
          <table:table-cell table:formula="of:= ([.D93] *0.4)" office:value-type="float" office:value="3761.2" calcext:value-type="float">
            <text:p>376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3]-[.E93]" office:value-type="float" office:value="138.8" calcext:value-type="float">
            <text:p>138,8</text:p>
          </table:table-cell>
          <table:table-cell table:formula="of:=IF([.G93]&lt;0; ROUNDUP([.G93]/5;0); ROUNDDOWN([.G93]/5;0))" office:value-type="float" office:value="27" calcext:value-type="float">
            <text:p>27</text:p>
          </table:table-cell>
          <table:table-cell table:formula="of:=IF([.I92]+[.H93]&gt;0;[.I92]+[.H93];0)" office:value-type="float" office:value="738" calcext:value-type="float">
            <text:p>738</text:p>
          </table:table-cell>
          <table:table-cell table:formula="of:=IF([.I92]+[.H9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03" calcext:value-type="date">
            <text:p>2023-04-03</text:p>
          </table:table-cell>
          <table:table-cell office:value-type="float" office:value="653" calcext:value-type="float">
            <text:p>653</text:p>
          </table:table-cell>
          <table:table-cell office:value-type="float" office:value="665" calcext:value-type="float">
            <text:p>665</text:p>
          </table:table-cell>
          <table:table-cell table:formula="of:=[.D93] + [.B94] - [.C94]" office:value-type="float" office:value="9391" calcext:value-type="float">
            <text:p>9391</text:p>
          </table:table-cell>
          <table:table-cell table:formula="of:= ([.D94] *0.4)" office:value-type="float" office:value="3756.4" calcext:value-type="float">
            <text:p>375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4]-[.E94]" office:value-type="float" office:value="143.6" calcext:value-type="float">
            <text:p>143,6</text:p>
          </table:table-cell>
          <table:table-cell table:formula="of:=IF([.G94]&lt;0; ROUNDUP([.G94]/5;0); ROUNDDOWN([.G94]/5;0))" office:value-type="float" office:value="28" calcext:value-type="float">
            <text:p>28</text:p>
          </table:table-cell>
          <table:table-cell table:formula="of:=IF([.I93]+[.H94]&gt;0;[.I93]+[.H94];0)" office:value-type="float" office:value="766" calcext:value-type="float">
            <text:p>766</text:p>
          </table:table-cell>
          <table:table-cell table:formula="of:=IF([.I93]+[.H9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04" calcext:value-type="date">
            <text:p>2023-04-04</text:p>
          </table:table-cell>
          <table:table-cell office:value-type="float" office:value="455" calcext:value-type="float">
            <text:p>455</text:p>
          </table:table-cell>
          <table:table-cell office:value-type="float" office:value="502" calcext:value-type="float">
            <text:p>502</text:p>
          </table:table-cell>
          <table:table-cell table:formula="of:=[.D94] + [.B95] - [.C95]" office:value-type="float" office:value="9344" calcext:value-type="float">
            <text:p>9344</text:p>
          </table:table-cell>
          <table:table-cell table:formula="of:= ([.D95] *0.4)" office:value-type="float" office:value="3737.6" calcext:value-type="float">
            <text:p>373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5]-[.E95]" office:value-type="float" office:value="162.4" calcext:value-type="float">
            <text:p>162,4</text:p>
          </table:table-cell>
          <table:table-cell table:formula="of:=IF([.G95]&lt;0; ROUNDUP([.G95]/5;0); ROUNDDOWN([.G95]/5;0))" office:value-type="float" office:value="32" calcext:value-type="float">
            <text:p>32</text:p>
          </table:table-cell>
          <table:table-cell table:formula="of:=IF([.I94]+[.H95]&gt;0;[.I94]+[.H95];0)" office:value-type="float" office:value="798" calcext:value-type="float">
            <text:p>798</text:p>
          </table:table-cell>
          <table:table-cell table:formula="of:=IF([.I94]+[.H9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05" calcext:value-type="date">
            <text:p>2023-04-05</text:p>
          </table:table-cell>
          <table:table-cell office:value-type="float" office:value="689" calcext:value-type="float">
            <text:p>689</text:p>
          </table:table-cell>
          <table:table-cell office:value-type="float" office:value="410" calcext:value-type="float">
            <text:p>410</text:p>
          </table:table-cell>
          <table:table-cell table:formula="of:=[.D95] + [.B96] - [.C96]" office:value-type="float" office:value="9623" calcext:value-type="float">
            <text:p>9623</text:p>
          </table:table-cell>
          <table:table-cell table:formula="of:= ([.D96] *0.4)" office:value-type="float" office:value="3849.2" calcext:value-type="float">
            <text:p>384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6]-[.E96]" office:value-type="float" office:value="50.7999999999997" calcext:value-type="float">
            <text:p>50,7999999999997</text:p>
          </table:table-cell>
          <table:table-cell table:formula="of:=IF([.G96]&lt;0; ROUNDUP([.G96]/5;0); ROUNDDOWN([.G96]/5;0))" office:value-type="float" office:value="10" calcext:value-type="float">
            <text:p>10</text:p>
          </table:table-cell>
          <table:table-cell table:formula="of:=IF([.I95]+[.H96]&gt;0;[.I95]+[.H96];0)" office:value-type="float" office:value="808" calcext:value-type="float">
            <text:p>808</text:p>
          </table:table-cell>
          <table:table-cell table:formula="of:=IF([.I95]+[.H9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06" calcext:value-type="date">
            <text:p>2023-04-06</text:p>
          </table:table-cell>
          <table:table-cell office:value-type="float" office:value="398" calcext:value-type="float">
            <text:p>398</text:p>
          </table:table-cell>
          <table:table-cell office:value-type="float" office:value="526" calcext:value-type="float">
            <text:p>526</text:p>
          </table:table-cell>
          <table:table-cell table:formula="of:=[.D96] + [.B97] - [.C97]" office:value-type="float" office:value="9495" calcext:value-type="float">
            <text:p>9495</text:p>
          </table:table-cell>
          <table:table-cell table:formula="of:= ([.D97] *0.4)" office:value-type="float" office:value="3798" calcext:value-type="float">
            <text:p>379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7]-[.E97]" office:value-type="float" office:value="102" calcext:value-type="float">
            <text:p>102</text:p>
          </table:table-cell>
          <table:table-cell table:formula="of:=IF([.G97]&lt;0; ROUNDUP([.G97]/5;0); ROUNDDOWN([.G97]/5;0))" office:value-type="float" office:value="20" calcext:value-type="float">
            <text:p>20</text:p>
          </table:table-cell>
          <table:table-cell table:formula="of:=IF([.I96]+[.H97]&gt;0;[.I96]+[.H97];0)" office:value-type="float" office:value="828" calcext:value-type="float">
            <text:p>828</text:p>
          </table:table-cell>
          <table:table-cell table:formula="of:=IF([.I96]+[.H9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07" calcext:value-type="date">
            <text:p>2023-04-07</text:p>
          </table:table-cell>
          <table:table-cell office:value-type="float" office:value="374" calcext:value-type="float">
            <text:p>374</text:p>
          </table:table-cell>
          <table:table-cell office:value-type="float" office:value="413" calcext:value-type="float">
            <text:p>413</text:p>
          </table:table-cell>
          <table:table-cell table:formula="of:=[.D97] + [.B98] - [.C98]" office:value-type="float" office:value="9456" calcext:value-type="float">
            <text:p>9456</text:p>
          </table:table-cell>
          <table:table-cell table:formula="of:= ([.D98] *0.4)" office:value-type="float" office:value="3782.4" calcext:value-type="float">
            <text:p>378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8]-[.E98]" office:value-type="float" office:value="117.6" calcext:value-type="float">
            <text:p>117,6</text:p>
          </table:table-cell>
          <table:table-cell table:formula="of:=IF([.G98]&lt;0; ROUNDUP([.G98]/5;0); ROUNDDOWN([.G98]/5;0))" office:value-type="float" office:value="23" calcext:value-type="float">
            <text:p>23</text:p>
          </table:table-cell>
          <table:table-cell table:formula="of:=IF([.I97]+[.H98]&gt;0;[.I97]+[.H98];0)" office:value-type="float" office:value="851" calcext:value-type="float">
            <text:p>851</text:p>
          </table:table-cell>
          <table:table-cell table:formula="of:=IF([.I97]+[.H9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08" calcext:value-type="date">
            <text:p>2023-04-08</text:p>
          </table:table-cell>
          <table:table-cell office:value-type="float" office:value="390" calcext:value-type="float">
            <text:p>390</text:p>
          </table:table-cell>
          <table:table-cell office:value-type="float" office:value="596" calcext:value-type="float">
            <text:p>596</text:p>
          </table:table-cell>
          <table:table-cell table:formula="of:=[.D98] + [.B99] - [.C99]" office:value-type="float" office:value="9250" calcext:value-type="float">
            <text:p>9250</text:p>
          </table:table-cell>
          <table:table-cell table:formula="of:= ([.D99] *0.4)" office:value-type="float" office:value="3700" calcext:value-type="float">
            <text:p>370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99]-[.E99]" office:value-type="float" office:value="200" calcext:value-type="float">
            <text:p>200</text:p>
          </table:table-cell>
          <table:table-cell table:formula="of:=IF([.G99]&lt;0; ROUNDUP([.G99]/5;0); ROUNDDOWN([.G99]/5;0))" office:value-type="float" office:value="40" calcext:value-type="float">
            <text:p>40</text:p>
          </table:table-cell>
          <table:table-cell table:formula="of:=IF([.I98]+[.H99]&gt;0;[.I98]+[.H99];0)" office:value-type="float" office:value="891" calcext:value-type="float">
            <text:p>891</text:p>
          </table:table-cell>
          <table:table-cell table:formula="of:=IF([.I98]+[.H9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09" calcext:value-type="date">
            <text:p>2023-04-09</text:p>
          </table:table-cell>
          <table:table-cell office:value-type="float" office:value="545" calcext:value-type="float">
            <text:p>545</text:p>
          </table:table-cell>
          <table:table-cell office:value-type="float" office:value="596" calcext:value-type="float">
            <text:p>596</text:p>
          </table:table-cell>
          <table:table-cell table:formula="of:=[.D99] + [.B100] - [.C100]" office:value-type="float" office:value="9199" calcext:value-type="float">
            <text:p>9199</text:p>
          </table:table-cell>
          <table:table-cell table:formula="of:= ([.D100] *0.4)" office:value-type="float" office:value="3679.6" calcext:value-type="float">
            <text:p>367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0]-[.E100]" office:value-type="float" office:value="220.4" calcext:value-type="float">
            <text:p>220,4</text:p>
          </table:table-cell>
          <table:table-cell table:formula="of:=IF([.G100]&lt;0; ROUNDUP([.G100]/5;0); ROUNDDOWN([.G100]/5;0))" office:value-type="float" office:value="44" calcext:value-type="float">
            <text:p>44</text:p>
          </table:table-cell>
          <table:table-cell table:formula="of:=IF([.I99]+[.H100]&gt;0;[.I99]+[.H100];0)" office:value-type="float" office:value="935" calcext:value-type="float">
            <text:p>935</text:p>
          </table:table-cell>
          <table:table-cell table:formula="of:=IF([.I99]+[.H10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0" calcext:value-type="date">
            <text:p>2023-04-10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table:formula="of:=[.D100] + [.B101] - [.C101]" office:value-type="float" office:value="9206" calcext:value-type="float">
            <text:p>9206</text:p>
          </table:table-cell>
          <table:table-cell table:formula="of:= ([.D101] *0.4)" office:value-type="float" office:value="3682.4" calcext:value-type="float">
            <text:p>368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1]-[.E101]" office:value-type="float" office:value="217.6" calcext:value-type="float">
            <text:p>217,6</text:p>
          </table:table-cell>
          <table:table-cell table:formula="of:=IF([.G101]&lt;0; ROUNDUP([.G101]/5;0); ROUNDDOWN([.G101]/5;0))" office:value-type="float" office:value="43" calcext:value-type="float">
            <text:p>43</text:p>
          </table:table-cell>
          <table:table-cell table:formula="of:=IF([.I100]+[.H101]&gt;0;[.I100]+[.H101];0)" office:value-type="float" office:value="978" calcext:value-type="float">
            <text:p>978</text:p>
          </table:table-cell>
          <table:table-cell table:formula="of:=IF([.I100]+[.H10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1" calcext:value-type="date">
            <text:p>2023-04-11</text:p>
          </table:table-cell>
          <table:table-cell office:value-type="float" office:value="490" calcext:value-type="float">
            <text:p>490</text:p>
          </table:table-cell>
          <table:table-cell office:value-type="float" office:value="548" calcext:value-type="float">
            <text:p>548</text:p>
          </table:table-cell>
          <table:table-cell table:formula="of:=[.D101] + [.B102] - [.C102]" office:value-type="float" office:value="9148" calcext:value-type="float">
            <text:p>9148</text:p>
          </table:table-cell>
          <table:table-cell table:formula="of:= ([.D102] *0.4)" office:value-type="float" office:value="3659.2" calcext:value-type="float">
            <text:p>365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2]-[.E102]" office:value-type="float" office:value="240.8" calcext:value-type="float">
            <text:p>240,8</text:p>
          </table:table-cell>
          <table:table-cell table:formula="of:=IF([.G102]&lt;0; ROUNDUP([.G102]/5;0); ROUNDDOWN([.G102]/5;0))" office:value-type="float" office:value="48" calcext:value-type="float">
            <text:p>48</text:p>
          </table:table-cell>
          <table:table-cell table:formula="of:=IF([.I101]+[.H102]&gt;0;[.I101]+[.H102];0)" office:value-type="float" office:value="1026" calcext:value-type="float">
            <text:p>1026</text:p>
          </table:table-cell>
          <table:table-cell table:formula="of:=IF([.I101]+[.H10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2" calcext:value-type="date">
            <text:p>2023-04-12</text:p>
          </table:table-cell>
          <table:table-cell office:value-type="float" office:value="664" calcext:value-type="float">
            <text:p>664</text:p>
          </table:table-cell>
          <table:table-cell office:value-type="float" office:value="563" calcext:value-type="float">
            <text:p>563</text:p>
          </table:table-cell>
          <table:table-cell table:formula="of:=[.D102] + [.B103] - [.C103]" office:value-type="float" office:value="9249" calcext:value-type="float">
            <text:p>9249</text:p>
          </table:table-cell>
          <table:table-cell table:formula="of:= ([.D103] *0.4)" office:value-type="float" office:value="3699.6" calcext:value-type="float">
            <text:p>369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3]-[.E103]" office:value-type="float" office:value="200.4" calcext:value-type="float">
            <text:p>200,4</text:p>
          </table:table-cell>
          <table:table-cell table:formula="of:=IF([.G103]&lt;0; ROUNDUP([.G103]/5;0); ROUNDDOWN([.G103]/5;0))" office:value-type="float" office:value="40" calcext:value-type="float">
            <text:p>40</text:p>
          </table:table-cell>
          <table:table-cell table:formula="of:=IF([.I102]+[.H103]&gt;0;[.I102]+[.H103];0)" office:value-type="float" office:value="1066" calcext:value-type="float">
            <text:p>1066</text:p>
          </table:table-cell>
          <table:table-cell table:formula="of:=IF([.I102]+[.H10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3" calcext:value-type="date">
            <text:p>2023-04-13</text:p>
          </table:table-cell>
          <table:table-cell office:value-type="float" office:value="570" calcext:value-type="float">
            <text:p>570</text:p>
          </table:table-cell>
          <table:table-cell office:value-type="float" office:value="437" calcext:value-type="float">
            <text:p>437</text:p>
          </table:table-cell>
          <table:table-cell table:formula="of:=[.D103] + [.B104] - [.C104]" office:value-type="float" office:value="9382" calcext:value-type="float">
            <text:p>9382</text:p>
          </table:table-cell>
          <table:table-cell table:formula="of:= ([.D104] *0.4)" office:value-type="float" office:value="3752.8" calcext:value-type="float">
            <text:p>375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4]-[.E104]" office:value-type="float" office:value="147.2" calcext:value-type="float">
            <text:p>147,2</text:p>
          </table:table-cell>
          <table:table-cell table:formula="of:=IF([.G104]&lt;0; ROUNDUP([.G104]/5;0); ROUNDDOWN([.G104]/5;0))" office:value-type="float" office:value="29" calcext:value-type="float">
            <text:p>29</text:p>
          </table:table-cell>
          <table:table-cell table:formula="of:=IF([.I103]+[.H104]&gt;0;[.I103]+[.H104];0)" office:value-type="float" office:value="1095" calcext:value-type="float">
            <text:p>1095</text:p>
          </table:table-cell>
          <table:table-cell table:formula="of:=IF([.I103]+[.H10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4" calcext:value-type="date">
            <text:p>2023-04-14</text:p>
          </table:table-cell>
          <table:table-cell office:value-type="float" office:value="621" calcext:value-type="float">
            <text:p>621</text:p>
          </table:table-cell>
          <table:table-cell office:value-type="float" office:value="602" calcext:value-type="float">
            <text:p>602</text:p>
          </table:table-cell>
          <table:table-cell table:formula="of:=[.D104] + [.B105] - [.C105]" office:value-type="float" office:value="9401" calcext:value-type="float">
            <text:p>9401</text:p>
          </table:table-cell>
          <table:table-cell table:formula="of:= ([.D105] *0.4)" office:value-type="float" office:value="3760.4" calcext:value-type="float">
            <text:p>376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5]-[.E105]" office:value-type="float" office:value="139.6" calcext:value-type="float">
            <text:p>139,6</text:p>
          </table:table-cell>
          <table:table-cell table:formula="of:=IF([.G105]&lt;0; ROUNDUP([.G105]/5;0); ROUNDDOWN([.G105]/5;0))" office:value-type="float" office:value="27" calcext:value-type="float">
            <text:p>27</text:p>
          </table:table-cell>
          <table:table-cell table:formula="of:=IF([.I104]+[.H105]&gt;0;[.I104]+[.H105];0)" office:value-type="float" office:value="1122" calcext:value-type="float">
            <text:p>1122</text:p>
          </table:table-cell>
          <table:table-cell table:formula="of:=IF([.I104]+[.H10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5" calcext:value-type="date">
            <text:p>2023-04-15</text:p>
          </table:table-cell>
          <table:table-cell office:value-type="float" office:value="627" calcext:value-type="float">
            <text:p>627</text:p>
          </table:table-cell>
          <table:table-cell office:value-type="float" office:value="562" calcext:value-type="float">
            <text:p>562</text:p>
          </table:table-cell>
          <table:table-cell table:formula="of:=[.D105] + [.B106] - [.C106]" office:value-type="float" office:value="9466" calcext:value-type="float">
            <text:p>9466</text:p>
          </table:table-cell>
          <table:table-cell table:formula="of:= ([.D106] *0.4)" office:value-type="float" office:value="3786.4" calcext:value-type="float">
            <text:p>378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6]-[.E106]" office:value-type="float" office:value="113.6" calcext:value-type="float">
            <text:p>113,6</text:p>
          </table:table-cell>
          <table:table-cell table:formula="of:=IF([.G106]&lt;0; ROUNDUP([.G106]/5;0); ROUNDDOWN([.G106]/5;0))" office:value-type="float" office:value="22" calcext:value-type="float">
            <text:p>22</text:p>
          </table:table-cell>
          <table:table-cell table:formula="of:=IF([.I105]+[.H106]&gt;0;[.I105]+[.H106];0)" office:value-type="float" office:value="1144" calcext:value-type="float">
            <text:p>1144</text:p>
          </table:table-cell>
          <table:table-cell table:formula="of:=IF([.I105]+[.H10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6" calcext:value-type="date">
            <text:p>2023-04-16</text:p>
          </table:table-cell>
          <table:table-cell office:value-type="float" office:value="516" calcext:value-type="float">
            <text:p>516</text:p>
          </table:table-cell>
          <table:table-cell office:value-type="float" office:value="553" calcext:value-type="float">
            <text:p>553</text:p>
          </table:table-cell>
          <table:table-cell table:formula="of:=[.D106] + [.B107] - [.C107]" office:value-type="float" office:value="9429" calcext:value-type="float">
            <text:p>9429</text:p>
          </table:table-cell>
          <table:table-cell table:formula="of:= ([.D107] *0.4)" office:value-type="float" office:value="3771.6" calcext:value-type="float">
            <text:p>377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7]-[.E107]" office:value-type="float" office:value="128.4" calcext:value-type="float">
            <text:p>128,4</text:p>
          </table:table-cell>
          <table:table-cell table:formula="of:=IF([.G107]&lt;0; ROUNDUP([.G107]/5;0); ROUNDDOWN([.G107]/5;0))" office:value-type="float" office:value="25" calcext:value-type="float">
            <text:p>25</text:p>
          </table:table-cell>
          <table:table-cell table:formula="of:=IF([.I106]+[.H107]&gt;0;[.I106]+[.H107];0)" office:value-type="float" office:value="1169" calcext:value-type="float">
            <text:p>1169</text:p>
          </table:table-cell>
          <table:table-cell table:formula="of:=IF([.I106]+[.H10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7" calcext:value-type="date">
            <text:p>2023-04-17</text:p>
          </table:table-cell>
          <table:table-cell office:value-type="float" office:value="623" calcext:value-type="float">
            <text:p>623</text:p>
          </table:table-cell>
          <table:table-cell office:value-type="float" office:value="641" calcext:value-type="float">
            <text:p>641</text:p>
          </table:table-cell>
          <table:table-cell table:formula="of:=[.D107] + [.B108] - [.C108]" office:value-type="float" office:value="9411" calcext:value-type="float">
            <text:p>9411</text:p>
          </table:table-cell>
          <table:table-cell table:formula="of:= ([.D108] *0.4)" office:value-type="float" office:value="3764.4" calcext:value-type="float">
            <text:p>3764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8]-[.E108]" office:value-type="float" office:value="135.6" calcext:value-type="float">
            <text:p>135,6</text:p>
          </table:table-cell>
          <table:table-cell table:formula="of:=IF([.G108]&lt;0; ROUNDUP([.G108]/5;0); ROUNDDOWN([.G108]/5;0))" office:value-type="float" office:value="27" calcext:value-type="float">
            <text:p>27</text:p>
          </table:table-cell>
          <table:table-cell table:formula="of:=IF([.I107]+[.H108]&gt;0;[.I107]+[.H108];0)" office:value-type="float" office:value="1196" calcext:value-type="float">
            <text:p>1196</text:p>
          </table:table-cell>
          <table:table-cell table:formula="of:=IF([.I107]+[.H10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8" calcext:value-type="date">
            <text:p>2023-04-18</text:p>
          </table:table-cell>
          <table:table-cell office:value-type="float" office:value="374" calcext:value-type="float">
            <text:p>374</text:p>
          </table:table-cell>
          <table:table-cell office:value-type="float" office:value="414" calcext:value-type="float">
            <text:p>414</text:p>
          </table:table-cell>
          <table:table-cell table:formula="of:=[.D108] + [.B109] - [.C109]" office:value-type="float" office:value="9371" calcext:value-type="float">
            <text:p>9371</text:p>
          </table:table-cell>
          <table:table-cell table:formula="of:= ([.D109] *0.4)" office:value-type="float" office:value="3748.4" calcext:value-type="float">
            <text:p>374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09]-[.E109]" office:value-type="float" office:value="151.6" calcext:value-type="float">
            <text:p>151,6</text:p>
          </table:table-cell>
          <table:table-cell table:formula="of:=IF([.G109]&lt;0; ROUNDUP([.G109]/5;0); ROUNDDOWN([.G109]/5;0))" office:value-type="float" office:value="30" calcext:value-type="float">
            <text:p>30</text:p>
          </table:table-cell>
          <table:table-cell table:formula="of:=IF([.I108]+[.H109]&gt;0;[.I108]+[.H109];0)" office:value-type="float" office:value="1226" calcext:value-type="float">
            <text:p>1226</text:p>
          </table:table-cell>
          <table:table-cell table:formula="of:=IF([.I108]+[.H10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19" calcext:value-type="date">
            <text:p>2023-04-19</text:p>
          </table:table-cell>
          <table:table-cell office:value-type="float" office:value="456" calcext:value-type="float">
            <text:p>456</text:p>
          </table:table-cell>
          <table:table-cell office:value-type="float" office:value="452" calcext:value-type="float">
            <text:p>452</text:p>
          </table:table-cell>
          <table:table-cell table:formula="of:=[.D109] + [.B110] - [.C110]" office:value-type="float" office:value="9375" calcext:value-type="float">
            <text:p>9375</text:p>
          </table:table-cell>
          <table:table-cell table:formula="of:= ([.D110] *0.4)" office:value-type="float" office:value="3750" calcext:value-type="float">
            <text:p>375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0]-[.E110]" office:value-type="float" office:value="150" calcext:value-type="float">
            <text:p>150</text:p>
          </table:table-cell>
          <table:table-cell table:formula="of:=IF([.G110]&lt;0; ROUNDUP([.G110]/5;0); ROUNDDOWN([.G110]/5;0))" office:value-type="float" office:value="30" calcext:value-type="float">
            <text:p>30</text:p>
          </table:table-cell>
          <table:table-cell table:formula="of:=IF([.I109]+[.H110]&gt;0;[.I109]+[.H110];0)" office:value-type="float" office:value="1256" calcext:value-type="float">
            <text:p>1256</text:p>
          </table:table-cell>
          <table:table-cell table:formula="of:=IF([.I109]+[.H11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0" calcext:value-type="date">
            <text:p>2023-04-20</text:p>
          </table:table-cell>
          <table:table-cell office:value-type="float" office:value="482" calcext:value-type="float">
            <text:p>482</text:p>
          </table:table-cell>
          <table:table-cell office:value-type="float" office:value="419" calcext:value-type="float">
            <text:p>419</text:p>
          </table:table-cell>
          <table:table-cell table:formula="of:=[.D110] + [.B111] - [.C111]" office:value-type="float" office:value="9438" calcext:value-type="float">
            <text:p>9438</text:p>
          </table:table-cell>
          <table:table-cell table:formula="of:= ([.D111] *0.4)" office:value-type="float" office:value="3775.2" calcext:value-type="float">
            <text:p>377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1]-[.E111]" office:value-type="float" office:value="124.8" calcext:value-type="float">
            <text:p>124,8</text:p>
          </table:table-cell>
          <table:table-cell table:formula="of:=IF([.G111]&lt;0; ROUNDUP([.G111]/5;0); ROUNDDOWN([.G111]/5;0))" office:value-type="float" office:value="24" calcext:value-type="float">
            <text:p>24</text:p>
          </table:table-cell>
          <table:table-cell table:formula="of:=IF([.I110]+[.H111]&gt;0;[.I110]+[.H111];0)" office:value-type="float" office:value="1280" calcext:value-type="float">
            <text:p>1280</text:p>
          </table:table-cell>
          <table:table-cell table:formula="of:=IF([.I110]+[.H11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1" calcext:value-type="date">
            <text:p>2023-04-21</text:p>
          </table:table-cell>
          <table:table-cell office:value-type="float" office:value="306" calcext:value-type="float">
            <text:p>306</text:p>
          </table:table-cell>
          <table:table-cell office:value-type="float" office:value="377" calcext:value-type="float">
            <text:p>377</text:p>
          </table:table-cell>
          <table:table-cell table:formula="of:=[.D111] + [.B112] - [.C112]" office:value-type="float" office:value="9367" calcext:value-type="float">
            <text:p>9367</text:p>
          </table:table-cell>
          <table:table-cell table:formula="of:= ([.D112] *0.4)" office:value-type="float" office:value="3746.8" calcext:value-type="float">
            <text:p>374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2]-[.E112]" office:value-type="float" office:value="153.2" calcext:value-type="float">
            <text:p>153,2</text:p>
          </table:table-cell>
          <table:table-cell table:formula="of:=IF([.G112]&lt;0; ROUNDUP([.G112]/5;0); ROUNDDOWN([.G112]/5;0))" office:value-type="float" office:value="30" calcext:value-type="float">
            <text:p>30</text:p>
          </table:table-cell>
          <table:table-cell table:formula="of:=IF([.I111]+[.H112]&gt;0;[.I111]+[.H112];0)" office:value-type="float" office:value="1310" calcext:value-type="float">
            <text:p>1310</text:p>
          </table:table-cell>
          <table:table-cell table:formula="of:=IF([.I111]+[.H11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2" calcext:value-type="date">
            <text:p>2023-04-22</text:p>
          </table:table-cell>
          <table:table-cell office:value-type="float" office:value="458" calcext:value-type="float">
            <text:p>458</text:p>
          </table:table-cell>
          <table:table-cell office:value-type="float" office:value="325" calcext:value-type="float">
            <text:p>325</text:p>
          </table:table-cell>
          <table:table-cell table:formula="of:=[.D112] + [.B113] - [.C113]" office:value-type="float" office:value="9500" calcext:value-type="float">
            <text:p>9500</text:p>
          </table:table-cell>
          <table:table-cell table:formula="of:= ([.D113] *0.4)" office:value-type="float" office:value="3800" calcext:value-type="float">
            <text:p>380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3]-[.E113]" office:value-type="float" office:value="100" calcext:value-type="float">
            <text:p>100</text:p>
          </table:table-cell>
          <table:table-cell table:formula="of:=IF([.G113]&lt;0; ROUNDUP([.G113]/5;0); ROUNDDOWN([.G113]/5;0))" office:value-type="float" office:value="20" calcext:value-type="float">
            <text:p>20</text:p>
          </table:table-cell>
          <table:table-cell table:formula="of:=IF([.I112]+[.H113]&gt;0;[.I112]+[.H113];0)" office:value-type="float" office:value="1330" calcext:value-type="float">
            <text:p>1330</text:p>
          </table:table-cell>
          <table:table-cell table:formula="of:=IF([.I112]+[.H11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3" calcext:value-type="date">
            <text:p>2023-04-23</text:p>
          </table:table-cell>
          <table:table-cell office:value-type="float" office:value="449" calcext:value-type="float">
            <text:p>449</text:p>
          </table:table-cell>
          <table:table-cell office:value-type="float" office:value="364" calcext:value-type="float">
            <text:p>364</text:p>
          </table:table-cell>
          <table:table-cell table:formula="of:=[.D113] + [.B114] - [.C114]" office:value-type="float" office:value="9585" calcext:value-type="float">
            <text:p>9585</text:p>
          </table:table-cell>
          <table:table-cell table:formula="of:= ([.D114] *0.4)" office:value-type="float" office:value="3834" calcext:value-type="float">
            <text:p>383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4]-[.E114]" office:value-type="float" office:value="66" calcext:value-type="float">
            <text:p>66</text:p>
          </table:table-cell>
          <table:table-cell table:formula="of:=IF([.G114]&lt;0; ROUNDUP([.G114]/5;0); ROUNDDOWN([.G114]/5;0))" office:value-type="float" office:value="13" calcext:value-type="float">
            <text:p>13</text:p>
          </table:table-cell>
          <table:table-cell table:formula="of:=IF([.I113]+[.H114]&gt;0;[.I113]+[.H114];0)" office:value-type="float" office:value="1343" calcext:value-type="float">
            <text:p>1343</text:p>
          </table:table-cell>
          <table:table-cell table:formula="of:=IF([.I113]+[.H11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4" calcext:value-type="date">
            <text:p>2023-04-24</text:p>
          </table:table-cell>
          <table:table-cell office:value-type="float" office:value="435" calcext:value-type="float">
            <text:p>435</text:p>
          </table:table-cell>
          <table:table-cell office:value-type="float" office:value="471" calcext:value-type="float">
            <text:p>471</text:p>
          </table:table-cell>
          <table:table-cell table:formula="of:=[.D114] + [.B115] - [.C115]" office:value-type="float" office:value="9549" calcext:value-type="float">
            <text:p>9549</text:p>
          </table:table-cell>
          <table:table-cell table:formula="of:= ([.D115] *0.4)" office:value-type="float" office:value="3819.6" calcext:value-type="float">
            <text:p>381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5]-[.E115]" office:value-type="float" office:value="80.3999999999996" calcext:value-type="float">
            <text:p>80,3999999999996</text:p>
          </table:table-cell>
          <table:table-cell table:formula="of:=IF([.G115]&lt;0; ROUNDUP([.G115]/5;0); ROUNDDOWN([.G115]/5;0))" office:value-type="float" office:value="16" calcext:value-type="float">
            <text:p>16</text:p>
          </table:table-cell>
          <table:table-cell table:formula="of:=IF([.I114]+[.H115]&gt;0;[.I114]+[.H115];0)" office:value-type="float" office:value="1359" calcext:value-type="float">
            <text:p>1359</text:p>
          </table:table-cell>
          <table:table-cell table:formula="of:=IF([.I114]+[.H11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5" calcext:value-type="date">
            <text:p>2023-04-25</text:p>
          </table:table-cell>
          <table:table-cell office:value-type="float" office:value="372" calcext:value-type="float">
            <text:p>372</text:p>
          </table:table-cell>
          <table:table-cell office:value-type="float" office:value="570" calcext:value-type="float">
            <text:p>570</text:p>
          </table:table-cell>
          <table:table-cell table:formula="of:=[.D115] + [.B116] - [.C116]" office:value-type="float" office:value="9351" calcext:value-type="float">
            <text:p>9351</text:p>
          </table:table-cell>
          <table:table-cell table:formula="of:= ([.D116] *0.4)" office:value-type="float" office:value="3740.4" calcext:value-type="float">
            <text:p>374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6]-[.E116]" office:value-type="float" office:value="159.6" calcext:value-type="float">
            <text:p>159,6</text:p>
          </table:table-cell>
          <table:table-cell table:formula="of:=IF([.G116]&lt;0; ROUNDUP([.G116]/5;0); ROUNDDOWN([.G116]/5;0))" office:value-type="float" office:value="31" calcext:value-type="float">
            <text:p>31</text:p>
          </table:table-cell>
          <table:table-cell table:formula="of:=IF([.I115]+[.H116]&gt;0;[.I115]+[.H116];0)" office:value-type="float" office:value="1390" calcext:value-type="float">
            <text:p>1390</text:p>
          </table:table-cell>
          <table:table-cell table:formula="of:=IF([.I115]+[.H11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6" calcext:value-type="date">
            <text:p>2023-04-26</text:p>
          </table:table-cell>
          <table:table-cell office:value-type="float" office:value="622" calcext:value-type="float">
            <text:p>622</text:p>
          </table:table-cell>
          <table:table-cell office:value-type="float" office:value="341" calcext:value-type="float">
            <text:p>341</text:p>
          </table:table-cell>
          <table:table-cell table:formula="of:=[.D116] + [.B117] - [.C117]" office:value-type="float" office:value="9632" calcext:value-type="float">
            <text:p>9632</text:p>
          </table:table-cell>
          <table:table-cell table:formula="of:= ([.D117] *0.4)" office:value-type="float" office:value="3852.8" calcext:value-type="float">
            <text:p>385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7]-[.E117]" office:value-type="float" office:value="47.1999999999998" calcext:value-type="float">
            <text:p>47,1999999999998</text:p>
          </table:table-cell>
          <table:table-cell table:formula="of:=IF([.G117]&lt;0; ROUNDUP([.G117]/5;0); ROUNDDOWN([.G117]/5;0))" office:value-type="float" office:value="9" calcext:value-type="float">
            <text:p>9</text:p>
          </table:table-cell>
          <table:table-cell table:formula="of:=IF([.I116]+[.H117]&gt;0;[.I116]+[.H117];0)" office:value-type="float" office:value="1399" calcext:value-type="float">
            <text:p>1399</text:p>
          </table:table-cell>
          <table:table-cell table:formula="of:=IF([.I116]+[.H11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7" calcext:value-type="date">
            <text:p>2023-04-27</text:p>
          </table:table-cell>
          <table:table-cell office:value-type="float" office:value="670" calcext:value-type="float">
            <text:p>670</text:p>
          </table:table-cell>
          <table:table-cell office:value-type="float" office:value="551" calcext:value-type="float">
            <text:p>551</text:p>
          </table:table-cell>
          <table:table-cell table:formula="of:=[.D117] + [.B118] - [.C118]" office:value-type="float" office:value="9751" calcext:value-type="float">
            <text:p>9751</text:p>
          </table:table-cell>
          <table:table-cell table:formula="of:= ([.D118] *0.4)" office:value-type="float" office:value="3900.4" calcext:value-type="float">
            <text:p>390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8]-[.E118]" office:value-type="float" office:value="-0.400000000000091" calcext:value-type="float">
            <text:p>-0,400000000000091</text:p>
          </table:table-cell>
          <table:table-cell table:formula="of:=IF([.G118]&lt;0; ROUNDUP([.G118]/5;0); ROUNDDOWN([.G118]/5;0))" office:value-type="float" office:value="-1" calcext:value-type="float">
            <text:p>-1</text:p>
          </table:table-cell>
          <table:table-cell table:formula="of:=IF([.I117]+[.H118]&gt;0;[.I117]+[.H118];0)" office:value-type="float" office:value="1398" calcext:value-type="float">
            <text:p>1398</text:p>
          </table:table-cell>
          <table:table-cell table:formula="of:=IF([.I117]+[.H11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8" calcext:value-type="date">
            <text:p>2023-04-28</text:p>
          </table:table-cell>
          <table:table-cell office:value-type="float" office:value="543" calcext:value-type="float">
            <text:p>543</text:p>
          </table:table-cell>
          <table:table-cell office:value-type="float" office:value="682" calcext:value-type="float">
            <text:p>682</text:p>
          </table:table-cell>
          <table:table-cell table:formula="of:=[.D118] + [.B119] - [.C119]" office:value-type="float" office:value="9612" calcext:value-type="float">
            <text:p>9612</text:p>
          </table:table-cell>
          <table:table-cell table:formula="of:= ([.D119] *0.4)" office:value-type="float" office:value="3844.8" calcext:value-type="float">
            <text:p>384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19]-[.E119]" office:value-type="float" office:value="55.1999999999998" calcext:value-type="float">
            <text:p>55,1999999999998</text:p>
          </table:table-cell>
          <table:table-cell table:formula="of:=IF([.G119]&lt;0; ROUNDUP([.G119]/5;0); ROUNDDOWN([.G119]/5;0))" office:value-type="float" office:value="11" calcext:value-type="float">
            <text:p>11</text:p>
          </table:table-cell>
          <table:table-cell table:formula="of:=IF([.I118]+[.H119]&gt;0;[.I118]+[.H119];0)" office:value-type="float" office:value="1409" calcext:value-type="float">
            <text:p>1409</text:p>
          </table:table-cell>
          <table:table-cell table:formula="of:=IF([.I118]+[.H11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29" calcext:value-type="date">
            <text:p>2023-04-29</text:p>
          </table:table-cell>
          <table:table-cell office:value-type="float" office:value="596" calcext:value-type="float">
            <text:p>596</text:p>
          </table:table-cell>
          <table:table-cell office:value-type="float" office:value="629" calcext:value-type="float">
            <text:p>629</text:p>
          </table:table-cell>
          <table:table-cell table:formula="of:=[.D119] + [.B120] - [.C120]" office:value-type="float" office:value="9579" calcext:value-type="float">
            <text:p>9579</text:p>
          </table:table-cell>
          <table:table-cell table:formula="of:= ([.D120] *0.4)" office:value-type="float" office:value="3831.6" calcext:value-type="float">
            <text:p>383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0]-[.E120]" office:value-type="float" office:value="68.3999999999996" calcext:value-type="float">
            <text:p>68,3999999999996</text:p>
          </table:table-cell>
          <table:table-cell table:formula="of:=IF([.G120]&lt;0; ROUNDUP([.G120]/5;0); ROUNDDOWN([.G120]/5;0))" office:value-type="float" office:value="13" calcext:value-type="float">
            <text:p>13</text:p>
          </table:table-cell>
          <table:table-cell table:formula="of:=IF([.I119]+[.H120]&gt;0;[.I119]+[.H120];0)" office:value-type="float" office:value="1422" calcext:value-type="float">
            <text:p>1422</text:p>
          </table:table-cell>
          <table:table-cell table:formula="of:=IF([.I119]+[.H12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4-30" calcext:value-type="date">
            <text:p>2023-04-30</text:p>
          </table:table-cell>
          <table:table-cell office:value-type="float" office:value="612" calcext:value-type="float">
            <text:p>612</text:p>
          </table:table-cell>
          <table:table-cell office:value-type="float" office:value="399" calcext:value-type="float">
            <text:p>399</text:p>
          </table:table-cell>
          <table:table-cell table:formula="of:=[.D120] + [.B121] - [.C121]" office:value-type="float" office:value="9792" calcext:value-type="float">
            <text:p>9792</text:p>
          </table:table-cell>
          <table:table-cell table:formula="of:= ([.D121] *0.4)" office:value-type="float" office:value="3916.8" calcext:value-type="float">
            <text:p>391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1]-[.E121]" office:value-type="float" office:value="-16.8000000000002" calcext:value-type="float">
            <text:p>-16,8000000000002</text:p>
          </table:table-cell>
          <table:table-cell table:formula="of:=IF([.G121]&lt;0; ROUNDUP([.G121]/5;0); ROUNDDOWN([.G121]/5;0))" office:value-type="float" office:value="-4" calcext:value-type="float">
            <text:p>-4</text:p>
          </table:table-cell>
          <table:table-cell table:formula="of:=IF([.I120]+[.H121]&gt;0;[.I120]+[.H121];0)" office:value-type="float" office:value="1418" calcext:value-type="float">
            <text:p>1418</text:p>
          </table:table-cell>
          <table:table-cell table:formula="of:=IF([.I120]+[.H12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01" calcext:value-type="date">
            <text:p>2023-05-01</text:p>
          </table:table-cell>
          <table:table-cell office:value-type="float" office:value="596" calcext:value-type="float">
            <text:p>596</text:p>
          </table:table-cell>
          <table:table-cell office:value-type="float" office:value="641" calcext:value-type="float">
            <text:p>641</text:p>
          </table:table-cell>
          <table:table-cell table:formula="of:=[.D121] + [.B122] - [.C122]" office:value-type="float" office:value="9747" calcext:value-type="float">
            <text:p>9747</text:p>
          </table:table-cell>
          <table:table-cell table:formula="of:= ([.D122] *0.4)" office:value-type="float" office:value="3898.8" calcext:value-type="float">
            <text:p>389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2]-[.E122]" office:value-type="float" office:value="1.19999999999982" calcext:value-type="float">
            <text:p>1,19999999999982</text:p>
          </table:table-cell>
          <table:table-cell table:formula="of:=IF([.G122]&lt;0; ROUNDUP([.G122]/5;0); ROUNDDOWN([.G122]/5;0))" office:value-type="float" office:value="0" calcext:value-type="float">
            <text:p>0</text:p>
          </table:table-cell>
          <table:table-cell table:formula="of:=IF([.I121]+[.H122]&gt;0;[.I121]+[.H122];0)" office:value-type="float" office:value="1418" calcext:value-type="float">
            <text:p>1418</text:p>
          </table:table-cell>
          <table:table-cell table:formula="of:=IF([.I121]+[.H12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02" calcext:value-type="date">
            <text:p>2023-05-02</text:p>
          </table:table-cell>
          <table:table-cell office:value-type="float" office:value="657" calcext:value-type="float">
            <text:p>657</text:p>
          </table:table-cell>
          <table:table-cell office:value-type="float" office:value="335" calcext:value-type="float">
            <text:p>335</text:p>
          </table:table-cell>
          <table:table-cell table:formula="of:=[.D122] + [.B123] - [.C123]" office:value-type="float" office:value="10069" calcext:value-type="float">
            <text:p>10069</text:p>
          </table:table-cell>
          <table:table-cell table:formula="of:= ([.D123] *0.4)" office:value-type="float" office:value="4027.6" calcext:value-type="float">
            <text:p>402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3]-[.E123]" office:value-type="float" office:value="-127.6" calcext:value-type="float">
            <text:p>-127,6</text:p>
          </table:table-cell>
          <table:table-cell table:formula="of:=IF([.G123]&lt;0; ROUNDUP([.G123]/5;0); ROUNDDOWN([.G123]/5;0))" office:value-type="float" office:value="-26" calcext:value-type="float">
            <text:p>-26</text:p>
          </table:table-cell>
          <table:table-cell table:formula="of:=IF([.I122]+[.H123]&gt;0;[.I122]+[.H123];0)" office:value-type="float" office:value="1392" calcext:value-type="float">
            <text:p>1392</text:p>
          </table:table-cell>
          <table:table-cell table:formula="of:=IF([.I122]+[.H12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03" calcext:value-type="date">
            <text:p>2023-05-03</text:p>
          </table:table-cell>
          <table:table-cell office:value-type="float" office:value="474" calcext:value-type="float">
            <text:p>474</text:p>
          </table:table-cell>
          <table:table-cell office:value-type="float" office:value="450" calcext:value-type="float">
            <text:p>450</text:p>
          </table:table-cell>
          <table:table-cell table:formula="of:=[.D123] + [.B124] - [.C124]" office:value-type="float" office:value="10093" calcext:value-type="float">
            <text:p>10093</text:p>
          </table:table-cell>
          <table:table-cell table:formula="of:= ([.D124] *0.4)" office:value-type="float" office:value="4037.2" calcext:value-type="float">
            <text:p>403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4]-[.E124]" office:value-type="float" office:value="-137.2" calcext:value-type="float">
            <text:p>-137,2</text:p>
          </table:table-cell>
          <table:table-cell table:formula="of:=IF([.G124]&lt;0; ROUNDUP([.G124]/5;0); ROUNDDOWN([.G124]/5;0))" office:value-type="float" office:value="-28" calcext:value-type="float">
            <text:p>-28</text:p>
          </table:table-cell>
          <table:table-cell table:formula="of:=IF([.I123]+[.H124]&gt;0;[.I123]+[.H124];0)" office:value-type="float" office:value="1364" calcext:value-type="float">
            <text:p>1364</text:p>
          </table:table-cell>
          <table:table-cell table:formula="of:=IF([.I123]+[.H12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04" calcext:value-type="date">
            <text:p>2023-05-04</text:p>
          </table:table-cell>
          <table:table-cell office:value-type="float" office:value="618" calcext:value-type="float">
            <text:p>618</text:p>
          </table:table-cell>
          <table:table-cell office:value-type="float" office:value="439" calcext:value-type="float">
            <text:p>439</text:p>
          </table:table-cell>
          <table:table-cell table:formula="of:=[.D124] + [.B125] - [.C125]" office:value-type="float" office:value="10272" calcext:value-type="float">
            <text:p>10272</text:p>
          </table:table-cell>
          <table:table-cell table:formula="of:= ([.D125] *0.4)" office:value-type="float" office:value="4108.8" calcext:value-type="float">
            <text:p>410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5]-[.E125]" office:value-type="float" office:value="-208.8" calcext:value-type="float">
            <text:p>-208,8</text:p>
          </table:table-cell>
          <table:table-cell table:formula="of:=IF([.G125]&lt;0; ROUNDUP([.G125]/5;0); ROUNDDOWN([.G125]/5;0))" office:value-type="float" office:value="-42" calcext:value-type="float">
            <text:p>-42</text:p>
          </table:table-cell>
          <table:table-cell table:formula="of:=IF([.I124]+[.H125]&gt;0;[.I124]+[.H125];0)" office:value-type="float" office:value="1322" calcext:value-type="float">
            <text:p>1322</text:p>
          </table:table-cell>
          <table:table-cell table:formula="of:=IF([.I124]+[.H12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05" calcext:value-type="date">
            <text:p>2023-05-05</text:p>
          </table:table-cell>
          <table:table-cell office:value-type="float" office:value="326" calcext:value-type="float">
            <text:p>326</text:p>
          </table:table-cell>
          <table:table-cell office:value-type="float" office:value="395" calcext:value-type="float">
            <text:p>395</text:p>
          </table:table-cell>
          <table:table-cell table:formula="of:=[.D125] + [.B126] - [.C126]" office:value-type="float" office:value="10203" calcext:value-type="float">
            <text:p>10203</text:p>
          </table:table-cell>
          <table:table-cell table:formula="of:= ([.D126] *0.4)" office:value-type="float" office:value="4081.2" calcext:value-type="float">
            <text:p>408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6]-[.E126]" office:value-type="float" office:value="-181.2" calcext:value-type="float">
            <text:p>-181,2</text:p>
          </table:table-cell>
          <table:table-cell table:formula="of:=IF([.G126]&lt;0; ROUNDUP([.G126]/5;0); ROUNDDOWN([.G126]/5;0))" office:value-type="float" office:value="-37" calcext:value-type="float">
            <text:p>-37</text:p>
          </table:table-cell>
          <table:table-cell table:formula="of:=IF([.I125]+[.H126]&gt;0;[.I125]+[.H126];0)" office:value-type="float" office:value="1285" calcext:value-type="float">
            <text:p>1285</text:p>
          </table:table-cell>
          <table:table-cell table:formula="of:=IF([.I125]+[.H12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06" calcext:value-type="date">
            <text:p>2023-05-06</text:p>
          </table:table-cell>
          <table:table-cell office:value-type="float" office:value="460" calcext:value-type="float">
            <text:p>460</text:p>
          </table:table-cell>
          <table:table-cell office:value-type="float" office:value="362" calcext:value-type="float">
            <text:p>362</text:p>
          </table:table-cell>
          <table:table-cell table:formula="of:=[.D126] + [.B127] - [.C127]" office:value-type="float" office:value="10301" calcext:value-type="float">
            <text:p>10301</text:p>
          </table:table-cell>
          <table:table-cell table:formula="of:= ([.D127] *0.4)" office:value-type="float" office:value="4120.4" calcext:value-type="float">
            <text:p>412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7]-[.E127]" office:value-type="float" office:value="-220.400000000001" calcext:value-type="float">
            <text:p>-220,400000000001</text:p>
          </table:table-cell>
          <table:table-cell table:formula="of:=IF([.G127]&lt;0; ROUNDUP([.G127]/5;0); ROUNDDOWN([.G127]/5;0))" office:value-type="float" office:value="-45" calcext:value-type="float">
            <text:p>-45</text:p>
          </table:table-cell>
          <table:table-cell table:formula="of:=IF([.I126]+[.H127]&gt;0;[.I126]+[.H127];0)" office:value-type="float" office:value="1240" calcext:value-type="float">
            <text:p>1240</text:p>
          </table:table-cell>
          <table:table-cell table:formula="of:=IF([.I126]+[.H12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07" calcext:value-type="date">
            <text:p>2023-05-07</text:p>
          </table:table-cell>
          <table:table-cell office:value-type="float" office:value="517" calcext:value-type="float">
            <text:p>517</text:p>
          </table:table-cell>
          <table:table-cell office:value-type="float" office:value="427" calcext:value-type="float">
            <text:p>427</text:p>
          </table:table-cell>
          <table:table-cell table:formula="of:=[.D127] + [.B128] - [.C128]" office:value-type="float" office:value="10391" calcext:value-type="float">
            <text:p>10391</text:p>
          </table:table-cell>
          <table:table-cell table:formula="of:= ([.D128] *0.4)" office:value-type="float" office:value="4156.4" calcext:value-type="float">
            <text:p>415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8]-[.E128]" office:value-type="float" office:value="-256.400000000001" calcext:value-type="float">
            <text:p>-256,400000000001</text:p>
          </table:table-cell>
          <table:table-cell table:formula="of:=IF([.G128]&lt;0; ROUNDUP([.G128]/5;0); ROUNDDOWN([.G128]/5;0))" office:value-type="float" office:value="-52" calcext:value-type="float">
            <text:p>-52</text:p>
          </table:table-cell>
          <table:table-cell table:formula="of:=IF([.I127]+[.H128]&gt;0;[.I127]+[.H128];0)" office:value-type="float" office:value="1188" calcext:value-type="float">
            <text:p>1188</text:p>
          </table:table-cell>
          <table:table-cell table:formula="of:=IF([.I127]+[.H12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08" calcext:value-type="date">
            <text:p>2023-05-08</text:p>
          </table:table-cell>
          <table:table-cell office:value-type="float" office:value="558" calcext:value-type="float">
            <text:p>558</text:p>
          </table:table-cell>
          <table:table-cell office:value-type="float" office:value="689" calcext:value-type="float">
            <text:p>689</text:p>
          </table:table-cell>
          <table:table-cell table:formula="of:=[.D128] + [.B129] - [.C129]" office:value-type="float" office:value="10260" calcext:value-type="float">
            <text:p>10260</text:p>
          </table:table-cell>
          <table:table-cell table:formula="of:= ([.D129] *0.4)" office:value-type="float" office:value="4104" calcext:value-type="float">
            <text:p>410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29]-[.E129]" office:value-type="float" office:value="-204" calcext:value-type="float">
            <text:p>-204</text:p>
          </table:table-cell>
          <table:table-cell table:formula="of:=IF([.G129]&lt;0; ROUNDUP([.G129]/5;0); ROUNDDOWN([.G129]/5;0))" office:value-type="float" office:value="-41" calcext:value-type="float">
            <text:p>-41</text:p>
          </table:table-cell>
          <table:table-cell table:formula="of:=IF([.I128]+[.H129]&gt;0;[.I128]+[.H129];0)" office:value-type="float" office:value="1147" calcext:value-type="float">
            <text:p>1147</text:p>
          </table:table-cell>
          <table:table-cell table:formula="of:=IF([.I128]+[.H12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09" calcext:value-type="date">
            <text:p>2023-05-09</text:p>
          </table:table-cell>
          <table:table-cell office:value-type="float" office:value="418" calcext:value-type="float">
            <text:p>418</text:p>
          </table:table-cell>
          <table:table-cell office:value-type="float" office:value="307" calcext:value-type="float">
            <text:p>307</text:p>
          </table:table-cell>
          <table:table-cell table:formula="of:=[.D129] + [.B130] - [.C130]" office:value-type="float" office:value="10371" calcext:value-type="float">
            <text:p>10371</text:p>
          </table:table-cell>
          <table:table-cell table:formula="of:= ([.D130] *0.4)" office:value-type="float" office:value="4148.4" calcext:value-type="float">
            <text:p>414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0]-[.E130]" office:value-type="float" office:value="-248.400000000001" calcext:value-type="float">
            <text:p>-248,400000000001</text:p>
          </table:table-cell>
          <table:table-cell table:formula="of:=IF([.G130]&lt;0; ROUNDUP([.G130]/5;0); ROUNDDOWN([.G130]/5;0))" office:value-type="float" office:value="-50" calcext:value-type="float">
            <text:p>-50</text:p>
          </table:table-cell>
          <table:table-cell table:formula="of:=IF([.I129]+[.H130]&gt;0;[.I129]+[.H130];0)" office:value-type="float" office:value="1097" calcext:value-type="float">
            <text:p>1097</text:p>
          </table:table-cell>
          <table:table-cell table:formula="of:=IF([.I129]+[.H13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0" calcext:value-type="date">
            <text:p>2023-05-10</text:p>
          </table:table-cell>
          <table:table-cell office:value-type="float" office:value="565" calcext:value-type="float">
            <text:p>565</text:p>
          </table:table-cell>
          <table:table-cell office:value-type="float" office:value="428" calcext:value-type="float">
            <text:p>428</text:p>
          </table:table-cell>
          <table:table-cell table:formula="of:=[.D130] + [.B131] - [.C131]" office:value-type="float" office:value="10508" calcext:value-type="float">
            <text:p>10508</text:p>
          </table:table-cell>
          <table:table-cell table:formula="of:= ([.D131] *0.4)" office:value-type="float" office:value="4203.2" calcext:value-type="float">
            <text:p>420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1]-[.E131]" office:value-type="float" office:value="-303.2" calcext:value-type="float">
            <text:p>-303,2</text:p>
          </table:table-cell>
          <table:table-cell table:formula="of:=IF([.G131]&lt;0; ROUNDUP([.G131]/5;0); ROUNDDOWN([.G131]/5;0))" office:value-type="float" office:value="-61" calcext:value-type="float">
            <text:p>-61</text:p>
          </table:table-cell>
          <table:table-cell table:formula="of:=IF([.I130]+[.H131]&gt;0;[.I130]+[.H131];0)" office:value-type="float" office:value="1036" calcext:value-type="float">
            <text:p>1036</text:p>
          </table:table-cell>
          <table:table-cell table:formula="of:=IF([.I130]+[.H13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1" calcext:value-type="date">
            <text:p>2023-05-11</text:p>
          </table:table-cell>
          <table:table-cell office:value-type="float" office:value="517" calcext:value-type="float">
            <text:p>517</text:p>
          </table:table-cell>
          <table:table-cell office:value-type="float" office:value="428" calcext:value-type="float">
            <text:p>428</text:p>
          </table:table-cell>
          <table:table-cell table:formula="of:=[.D131] + [.B132] - [.C132]" office:value-type="float" office:value="10597" calcext:value-type="float">
            <text:p>10597</text:p>
          </table:table-cell>
          <table:table-cell table:formula="of:= ([.D132] *0.4)" office:value-type="float" office:value="4238.8" calcext:value-type="float">
            <text:p>423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2]-[.E132]" office:value-type="float" office:value="-338.8" calcext:value-type="float">
            <text:p>-338,8</text:p>
          </table:table-cell>
          <table:table-cell table:formula="of:=IF([.G132]&lt;0; ROUNDUP([.G132]/5;0); ROUNDDOWN([.G132]/5;0))" office:value-type="float" office:value="-68" calcext:value-type="float">
            <text:p>-68</text:p>
          </table:table-cell>
          <table:table-cell table:formula="of:=IF([.I131]+[.H132]&gt;0;[.I131]+[.H132];0)" office:value-type="float" office:value="968" calcext:value-type="float">
            <text:p>968</text:p>
          </table:table-cell>
          <table:table-cell table:formula="of:=IF([.I131]+[.H13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2" calcext:value-type="date">
            <text:p>2023-05-12</text:p>
          </table:table-cell>
          <table:table-cell office:value-type="float" office:value="580" calcext:value-type="float">
            <text:p>580</text:p>
          </table:table-cell>
          <table:table-cell office:value-type="float" office:value="569" calcext:value-type="float">
            <text:p>569</text:p>
          </table:table-cell>
          <table:table-cell table:formula="of:=[.D132] + [.B133] - [.C133]" office:value-type="float" office:value="10608" calcext:value-type="float">
            <text:p>10608</text:p>
          </table:table-cell>
          <table:table-cell table:formula="of:= ([.D133] *0.4)" office:value-type="float" office:value="4243.2" calcext:value-type="float">
            <text:p>424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3]-[.E133]" office:value-type="float" office:value="-343.2" calcext:value-type="float">
            <text:p>-343,2</text:p>
          </table:table-cell>
          <table:table-cell table:formula="of:=IF([.G133]&lt;0; ROUNDUP([.G133]/5;0); ROUNDDOWN([.G133]/5;0))" office:value-type="float" office:value="-69" calcext:value-type="float">
            <text:p>-69</text:p>
          </table:table-cell>
          <table:table-cell table:formula="of:=IF([.I132]+[.H133]&gt;0;[.I132]+[.H133];0)" office:value-type="float" office:value="899" calcext:value-type="float">
            <text:p>899</text:p>
          </table:table-cell>
          <table:table-cell table:formula="of:=IF([.I132]+[.H13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3" calcext:value-type="date">
            <text:p>2023-05-13</text:p>
          </table:table-cell>
          <table:table-cell office:value-type="float" office:value="573" calcext:value-type="float">
            <text:p>573</text:p>
          </table:table-cell>
          <table:table-cell office:value-type="float" office:value="528" calcext:value-type="float">
            <text:p>528</text:p>
          </table:table-cell>
          <table:table-cell table:formula="of:=[.D133] + [.B134] - [.C134]" office:value-type="float" office:value="10653" calcext:value-type="float">
            <text:p>10653</text:p>
          </table:table-cell>
          <table:table-cell table:formula="of:= ([.D134] *0.4)" office:value-type="float" office:value="4261.2" calcext:value-type="float">
            <text:p>426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4]-[.E134]" office:value-type="float" office:value="-361.2" calcext:value-type="float">
            <text:p>-361,2</text:p>
          </table:table-cell>
          <table:table-cell table:formula="of:=IF([.G134]&lt;0; ROUNDUP([.G134]/5;0); ROUNDDOWN([.G134]/5;0))" office:value-type="float" office:value="-73" calcext:value-type="float">
            <text:p>-73</text:p>
          </table:table-cell>
          <table:table-cell table:formula="of:=IF([.I133]+[.H134]&gt;0;[.I133]+[.H134];0)" office:value-type="float" office:value="826" calcext:value-type="float">
            <text:p>826</text:p>
          </table:table-cell>
          <table:table-cell table:formula="of:=IF([.I133]+[.H13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4" calcext:value-type="date">
            <text:p>2023-05-14</text:p>
          </table:table-cell>
          <table:table-cell office:value-type="float" office:value="627" calcext:value-type="float">
            <text:p>627</text:p>
          </table:table-cell>
          <table:table-cell office:value-type="float" office:value="642" calcext:value-type="float">
            <text:p>642</text:p>
          </table:table-cell>
          <table:table-cell table:formula="of:=[.D134] + [.B135] - [.C135]" office:value-type="float" office:value="10638" calcext:value-type="float">
            <text:p>10638</text:p>
          </table:table-cell>
          <table:table-cell table:formula="of:= ([.D135] *0.4)" office:value-type="float" office:value="4255.2" calcext:value-type="float">
            <text:p>425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5]-[.E135]" office:value-type="float" office:value="-355.2" calcext:value-type="float">
            <text:p>-355,2</text:p>
          </table:table-cell>
          <table:table-cell table:formula="of:=IF([.G135]&lt;0; ROUNDUP([.G135]/5;0); ROUNDDOWN([.G135]/5;0))" office:value-type="float" office:value="-72" calcext:value-type="float">
            <text:p>-72</text:p>
          </table:table-cell>
          <table:table-cell table:formula="of:=IF([.I134]+[.H135]&gt;0;[.I134]+[.H135];0)" office:value-type="float" office:value="754" calcext:value-type="float">
            <text:p>754</text:p>
          </table:table-cell>
          <table:table-cell table:formula="of:=IF([.I134]+[.H13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5" calcext:value-type="date">
            <text:p>2023-05-15</text:p>
          </table:table-cell>
          <table:table-cell office:value-type="float" office:value="407" calcext:value-type="float">
            <text:p>407</text:p>
          </table:table-cell>
          <table:table-cell office:value-type="float" office:value="620" calcext:value-type="float">
            <text:p>620</text:p>
          </table:table-cell>
          <table:table-cell table:formula="of:=[.D135] + [.B136] - [.C136]" office:value-type="float" office:value="10425" calcext:value-type="float">
            <text:p>10425</text:p>
          </table:table-cell>
          <table:table-cell table:formula="of:= ([.D136] *0.4)" office:value-type="float" office:value="4170" calcext:value-type="float">
            <text:p>417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6]-[.E136]" office:value-type="float" office:value="-270" calcext:value-type="float">
            <text:p>-270</text:p>
          </table:table-cell>
          <table:table-cell table:formula="of:=IF([.G136]&lt;0; ROUNDUP([.G136]/5;0); ROUNDDOWN([.G136]/5;0))" office:value-type="float" office:value="-54" calcext:value-type="float">
            <text:p>-54</text:p>
          </table:table-cell>
          <table:table-cell table:formula="of:=IF([.I135]+[.H136]&gt;0;[.I135]+[.H136];0)" office:value-type="float" office:value="700" calcext:value-type="float">
            <text:p>700</text:p>
          </table:table-cell>
          <table:table-cell table:formula="of:=IF([.I135]+[.H13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6" calcext:value-type="date">
            <text:p>2023-05-16</text:p>
          </table:table-cell>
          <table:table-cell office:value-type="float" office:value="631" calcext:value-type="float">
            <text:p>631</text:p>
          </table:table-cell>
          <table:table-cell office:value-type="float" office:value="424" calcext:value-type="float">
            <text:p>424</text:p>
          </table:table-cell>
          <table:table-cell table:formula="of:=[.D136] + [.B137] - [.C137]" office:value-type="float" office:value="10632" calcext:value-type="float">
            <text:p>10632</text:p>
          </table:table-cell>
          <table:table-cell table:formula="of:= ([.D137] *0.4)" office:value-type="float" office:value="4252.8" calcext:value-type="float">
            <text:p>425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7]-[.E137]" office:value-type="float" office:value="-352.8" calcext:value-type="float">
            <text:p>-352,8</text:p>
          </table:table-cell>
          <table:table-cell table:formula="of:=IF([.G137]&lt;0; ROUNDUP([.G137]/5;0); ROUNDDOWN([.G137]/5;0))" office:value-type="float" office:value="-71" calcext:value-type="float">
            <text:p>-71</text:p>
          </table:table-cell>
          <table:table-cell table:formula="of:=IF([.I136]+[.H137]&gt;0;[.I136]+[.H137];0)" office:value-type="float" office:value="629" calcext:value-type="float">
            <text:p>629</text:p>
          </table:table-cell>
          <table:table-cell table:formula="of:=IF([.I136]+[.H13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7" calcext:value-type="date">
            <text:p>2023-05-17</text:p>
          </table:table-cell>
          <table:table-cell office:value-type="float" office:value="338" calcext:value-type="float">
            <text:p>338</text:p>
          </table:table-cell>
          <table:table-cell office:value-type="float" office:value="382" calcext:value-type="float">
            <text:p>382</text:p>
          </table:table-cell>
          <table:table-cell table:formula="of:=[.D137] + [.B138] - [.C138]" office:value-type="float" office:value="10588" calcext:value-type="float">
            <text:p>10588</text:p>
          </table:table-cell>
          <table:table-cell table:formula="of:= ([.D138] *0.4)" office:value-type="float" office:value="4235.2" calcext:value-type="float">
            <text:p>423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8]-[.E138]" office:value-type="float" office:value="-335.2" calcext:value-type="float">
            <text:p>-335,2</text:p>
          </table:table-cell>
          <table:table-cell table:formula="of:=IF([.G138]&lt;0; ROUNDUP([.G138]/5;0); ROUNDDOWN([.G138]/5;0))" office:value-type="float" office:value="-68" calcext:value-type="float">
            <text:p>-68</text:p>
          </table:table-cell>
          <table:table-cell table:formula="of:=IF([.I137]+[.H138]&gt;0;[.I137]+[.H138];0)" office:value-type="float" office:value="561" calcext:value-type="float">
            <text:p>561</text:p>
          </table:table-cell>
          <table:table-cell table:formula="of:=IF([.I137]+[.H13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8" calcext:value-type="date">
            <text:p>2023-05-18</text:p>
          </table:table-cell>
          <table:table-cell office:value-type="float" office:value="457" calcext:value-type="float">
            <text:p>457</text:p>
          </table:table-cell>
          <table:table-cell office:value-type="float" office:value="476" calcext:value-type="float">
            <text:p>476</text:p>
          </table:table-cell>
          <table:table-cell table:formula="of:=[.D138] + [.B139] - [.C139]" office:value-type="float" office:value="10569" calcext:value-type="float">
            <text:p>10569</text:p>
          </table:table-cell>
          <table:table-cell table:formula="of:= ([.D139] *0.4)" office:value-type="float" office:value="4227.6" calcext:value-type="float">
            <text:p>422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39]-[.E139]" office:value-type="float" office:value="-327.6" calcext:value-type="float">
            <text:p>-327,6</text:p>
          </table:table-cell>
          <table:table-cell table:formula="of:=IF([.G139]&lt;0; ROUNDUP([.G139]/5;0); ROUNDDOWN([.G139]/5;0))" office:value-type="float" office:value="-66" calcext:value-type="float">
            <text:p>-66</text:p>
          </table:table-cell>
          <table:table-cell table:formula="of:=IF([.I138]+[.H139]&gt;0;[.I138]+[.H139];0)" office:value-type="float" office:value="495" calcext:value-type="float">
            <text:p>495</text:p>
          </table:table-cell>
          <table:table-cell table:formula="of:=IF([.I138]+[.H13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19" calcext:value-type="date">
            <text:p>2023-05-19</text:p>
          </table:table-cell>
          <table:table-cell office:value-type="float" office:value="448" calcext:value-type="float">
            <text:p>448</text:p>
          </table:table-cell>
          <table:table-cell office:value-type="float" office:value="346" calcext:value-type="float">
            <text:p>346</text:p>
          </table:table-cell>
          <table:table-cell table:formula="of:=[.D139] + [.B140] - [.C140]" office:value-type="float" office:value="10671" calcext:value-type="float">
            <text:p>10671</text:p>
          </table:table-cell>
          <table:table-cell table:formula="of:= ([.D140] *0.4)" office:value-type="float" office:value="4268.4" calcext:value-type="float">
            <text:p>426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0]-[.E140]" office:value-type="float" office:value="-368.400000000001" calcext:value-type="float">
            <text:p>-368,400000000001</text:p>
          </table:table-cell>
          <table:table-cell table:formula="of:=IF([.G140]&lt;0; ROUNDUP([.G140]/5;0); ROUNDDOWN([.G140]/5;0))" office:value-type="float" office:value="-74" calcext:value-type="float">
            <text:p>-74</text:p>
          </table:table-cell>
          <table:table-cell table:formula="of:=IF([.I139]+[.H140]&gt;0;[.I139]+[.H140];0)" office:value-type="float" office:value="421" calcext:value-type="float">
            <text:p>421</text:p>
          </table:table-cell>
          <table:table-cell table:formula="of:=IF([.I139]+[.H14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0" calcext:value-type="date">
            <text:p>2023-05-20</text:p>
          </table:table-cell>
          <table:table-cell office:value-type="float" office:value="408" calcext:value-type="float">
            <text:p>408</text:p>
          </table:table-cell>
          <table:table-cell office:value-type="float" office:value="517" calcext:value-type="float">
            <text:p>517</text:p>
          </table:table-cell>
          <table:table-cell table:formula="of:=[.D140] + [.B141] - [.C141]" office:value-type="float" office:value="10562" calcext:value-type="float">
            <text:p>10562</text:p>
          </table:table-cell>
          <table:table-cell table:formula="of:= ([.D141] *0.4)" office:value-type="float" office:value="4224.8" calcext:value-type="float">
            <text:p>422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1]-[.E141]" office:value-type="float" office:value="-324.8" calcext:value-type="float">
            <text:p>-324,8</text:p>
          </table:table-cell>
          <table:table-cell table:formula="of:=IF([.G141]&lt;0; ROUNDUP([.G141]/5;0); ROUNDDOWN([.G141]/5;0))" office:value-type="float" office:value="-65" calcext:value-type="float">
            <text:p>-65</text:p>
          </table:table-cell>
          <table:table-cell table:formula="of:=IF([.I140]+[.H141]&gt;0;[.I140]+[.H141];0)" office:value-type="float" office:value="356" calcext:value-type="float">
            <text:p>356</text:p>
          </table:table-cell>
          <table:table-cell table:formula="of:=IF([.I140]+[.H14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1" calcext:value-type="date">
            <text:p>2023-05-21</text:p>
          </table:table-cell>
          <table:table-cell office:value-type="float" office:value="483" calcext:value-type="float">
            <text:p>483</text:p>
          </table:table-cell>
          <table:table-cell office:value-type="float" office:value="322" calcext:value-type="float">
            <text:p>322</text:p>
          </table:table-cell>
          <table:table-cell table:formula="of:=[.D141] + [.B142] - [.C142]" office:value-type="float" office:value="10723" calcext:value-type="float">
            <text:p>10723</text:p>
          </table:table-cell>
          <table:table-cell table:formula="of:= ([.D142] *0.4)" office:value-type="float" office:value="4289.2" calcext:value-type="float">
            <text:p>428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2]-[.E142]" office:value-type="float" office:value="-389.2" calcext:value-type="float">
            <text:p>-389,2</text:p>
          </table:table-cell>
          <table:table-cell table:formula="of:=IF([.G142]&lt;0; ROUNDUP([.G142]/5;0); ROUNDDOWN([.G142]/5;0))" office:value-type="float" office:value="-78" calcext:value-type="float">
            <text:p>-78</text:p>
          </table:table-cell>
          <table:table-cell table:formula="of:=IF([.I141]+[.H142]&gt;0;[.I141]+[.H142];0)" office:value-type="float" office:value="278" calcext:value-type="float">
            <text:p>278</text:p>
          </table:table-cell>
          <table:table-cell table:formula="of:=IF([.I141]+[.H14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2" calcext:value-type="date">
            <text:p>2023-05-22</text:p>
          </table:table-cell>
          <table:table-cell office:value-type="float" office:value="498" calcext:value-type="float">
            <text:p>498</text:p>
          </table:table-cell>
          <table:table-cell office:value-type="float" office:value="654" calcext:value-type="float">
            <text:p>654</text:p>
          </table:table-cell>
          <table:table-cell table:formula="of:=[.D142] + [.B143] - [.C143]" office:value-type="float" office:value="10567" calcext:value-type="float">
            <text:p>10567</text:p>
          </table:table-cell>
          <table:table-cell table:formula="of:= ([.D143] *0.4)" office:value-type="float" office:value="4226.8" calcext:value-type="float">
            <text:p>422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3]-[.E143]" office:value-type="float" office:value="-326.8" calcext:value-type="float">
            <text:p>-326,8</text:p>
          </table:table-cell>
          <table:table-cell table:formula="of:=IF([.G143]&lt;0; ROUNDUP([.G143]/5;0); ROUNDDOWN([.G143]/5;0))" office:value-type="float" office:value="-66" calcext:value-type="float">
            <text:p>-66</text:p>
          </table:table-cell>
          <table:table-cell table:formula="of:=IF([.I142]+[.H143]&gt;0;[.I142]+[.H143];0)" office:value-type="float" office:value="212" calcext:value-type="float">
            <text:p>212</text:p>
          </table:table-cell>
          <table:table-cell table:formula="of:=IF([.I142]+[.H14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3" calcext:value-type="date">
            <text:p>2023-05-23</text:p>
          </table:table-cell>
          <table:table-cell office:value-type="float" office:value="503" calcext:value-type="float">
            <text:p>503</text:p>
          </table:table-cell>
          <table:table-cell office:value-type="float" office:value="552" calcext:value-type="float">
            <text:p>552</text:p>
          </table:table-cell>
          <table:table-cell table:formula="of:=[.D143] + [.B144] - [.C144]" office:value-type="float" office:value="10518" calcext:value-type="float">
            <text:p>10518</text:p>
          </table:table-cell>
          <table:table-cell table:formula="of:= ([.D144] *0.4)" office:value-type="float" office:value="4207.2" calcext:value-type="float">
            <text:p>420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4]-[.E144]" office:value-type="float" office:value="-307.2" calcext:value-type="float">
            <text:p>-307,2</text:p>
          </table:table-cell>
          <table:table-cell table:formula="of:=IF([.G144]&lt;0; ROUNDUP([.G144]/5;0); ROUNDDOWN([.G144]/5;0))" office:value-type="float" office:value="-62" calcext:value-type="float">
            <text:p>-62</text:p>
          </table:table-cell>
          <table:table-cell table:formula="of:=IF([.I143]+[.H144]&gt;0;[.I143]+[.H144];0)" office:value-type="float" office:value="150" calcext:value-type="float">
            <text:p>150</text:p>
          </table:table-cell>
          <table:table-cell table:formula="of:=IF([.I143]+[.H14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4" calcext:value-type="date">
            <text:p>2023-05-24</text:p>
          </table:table-cell>
          <table:table-cell office:value-type="float" office:value="474" calcext:value-type="float">
            <text:p>474</text:p>
          </table:table-cell>
          <table:table-cell office:value-type="float" office:value="646" calcext:value-type="float">
            <text:p>646</text:p>
          </table:table-cell>
          <table:table-cell table:formula="of:=[.D144] + [.B145] - [.C145]" office:value-type="float" office:value="10346" calcext:value-type="float">
            <text:p>10346</text:p>
          </table:table-cell>
          <table:table-cell table:formula="of:= ([.D145] *0.4)" office:value-type="float" office:value="4138.4" calcext:value-type="float">
            <text:p>413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5]-[.E145]" office:value-type="float" office:value="-238.400000000001" calcext:value-type="float">
            <text:p>-238,400000000001</text:p>
          </table:table-cell>
          <table:table-cell table:formula="of:=IF([.G145]&lt;0; ROUNDUP([.G145]/5;0); ROUNDDOWN([.G145]/5;0))" office:value-type="float" office:value="-48" calcext:value-type="float">
            <text:p>-48</text:p>
          </table:table-cell>
          <table:table-cell table:formula="of:=IF([.I144]+[.H145]&gt;0;[.I144]+[.H145];0)" office:value-type="float" office:value="102" calcext:value-type="float">
            <text:p>102</text:p>
          </table:table-cell>
          <table:table-cell table:formula="of:=IF([.I144]+[.H14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5" calcext:value-type="date">
            <text:p>2023-05-25</text:p>
          </table:table-cell>
          <table:table-cell office:value-type="float" office:value="422" calcext:value-type="float">
            <text:p>422</text:p>
          </table:table-cell>
          <table:table-cell office:value-type="float" office:value="634" calcext:value-type="float">
            <text:p>634</text:p>
          </table:table-cell>
          <table:table-cell table:formula="of:=[.D145] + [.B146] - [.C146]" office:value-type="float" office:value="10134" calcext:value-type="float">
            <text:p>10134</text:p>
          </table:table-cell>
          <table:table-cell table:formula="of:= ([.D146] *0.4)" office:value-type="float" office:value="4053.6" calcext:value-type="float">
            <text:p>405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6]-[.E146]" office:value-type="float" office:value="-153.6" calcext:value-type="float">
            <text:p>-153,6</text:p>
          </table:table-cell>
          <table:table-cell table:formula="of:=IF([.G146]&lt;0; ROUNDUP([.G146]/5;0); ROUNDDOWN([.G146]/5;0))" office:value-type="float" office:value="-31" calcext:value-type="float">
            <text:p>-31</text:p>
          </table:table-cell>
          <table:table-cell table:formula="of:=IF([.I145]+[.H146]&gt;0;[.I145]+[.H146];0)" office:value-type="float" office:value="71" calcext:value-type="float">
            <text:p>71</text:p>
          </table:table-cell>
          <table:table-cell table:formula="of:=IF([.I145]+[.H14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6" calcext:value-type="date">
            <text:p>2023-05-26</text:p>
          </table:table-cell>
          <table:table-cell office:value-type="float" office:value="474" calcext:value-type="float">
            <text:p>474</text:p>
          </table:table-cell>
          <table:table-cell office:value-type="float" office:value="606" calcext:value-type="float">
            <text:p>606</text:p>
          </table:table-cell>
          <table:table-cell table:formula="of:=[.D146] + [.B147] - [.C147]" office:value-type="float" office:value="10002" calcext:value-type="float">
            <text:p>10002</text:p>
          </table:table-cell>
          <table:table-cell table:formula="of:= ([.D147] *0.4)" office:value-type="float" office:value="4000.8" calcext:value-type="float">
            <text:p>400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7]-[.E147]" office:value-type="float" office:value="-100.8" calcext:value-type="float">
            <text:p>-100,8</text:p>
          </table:table-cell>
          <table:table-cell table:formula="of:=IF([.G147]&lt;0; ROUNDUP([.G147]/5;0); ROUNDDOWN([.G147]/5;0))" office:value-type="float" office:value="-21" calcext:value-type="float">
            <text:p>-21</text:p>
          </table:table-cell>
          <table:table-cell table:formula="of:=IF([.I146]+[.H147]&gt;0;[.I146]+[.H147];0)" office:value-type="float" office:value="50" calcext:value-type="float">
            <text:p>50</text:p>
          </table:table-cell>
          <table:table-cell table:formula="of:=IF([.I146]+[.H14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7" calcext:value-type="date">
            <text:p>2023-05-27</text:p>
          </table:table-cell>
          <table:table-cell office:value-type="float" office:value="407" calcext:value-type="float">
            <text:p>407</text:p>
          </table:table-cell>
          <table:table-cell office:value-type="float" office:value="674" calcext:value-type="float">
            <text:p>674</text:p>
          </table:table-cell>
          <table:table-cell table:formula="of:=[.D147] + [.B148] - [.C148]" office:value-type="float" office:value="9735" calcext:value-type="float">
            <text:p>9735</text:p>
          </table:table-cell>
          <table:table-cell table:formula="of:= ([.D148] *0.4)" office:value-type="float" office:value="3894" calcext:value-type="float">
            <text:p>389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8]-[.E148]" office:value-type="float" office:value="6" calcext:value-type="float">
            <text:p>6</text:p>
          </table:table-cell>
          <table:table-cell table:formula="of:=IF([.G148]&lt;0; ROUNDUP([.G148]/5;0); ROUNDDOWN([.G148]/5;0))" office:value-type="float" office:value="1" calcext:value-type="float">
            <text:p>1</text:p>
          </table:table-cell>
          <table:table-cell table:formula="of:=IF([.I147]+[.H148]&gt;0;[.I147]+[.H148];0)" office:value-type="float" office:value="51" calcext:value-type="float">
            <text:p>51</text:p>
          </table:table-cell>
          <table:table-cell table:formula="of:=IF([.I147]+[.H14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8" calcext:value-type="date">
            <text:p>2023-05-28</text:p>
          </table:table-cell>
          <table:table-cell office:value-type="float" office:value="697" calcext:value-type="float">
            <text:p>697</text:p>
          </table:table-cell>
          <table:table-cell office:value-type="float" office:value="546" calcext:value-type="float">
            <text:p>546</text:p>
          </table:table-cell>
          <table:table-cell table:formula="of:=[.D148] + [.B149] - [.C149]" office:value-type="float" office:value="9886" calcext:value-type="float">
            <text:p>9886</text:p>
          </table:table-cell>
          <table:table-cell table:formula="of:= ([.D149] *0.4)" office:value-type="float" office:value="3954.4" calcext:value-type="float">
            <text:p>3954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49]-[.E149]" office:value-type="float" office:value="-54.4000000000001" calcext:value-type="float">
            <text:p>-54,4000000000001</text:p>
          </table:table-cell>
          <table:table-cell table:formula="of:=IF([.G149]&lt;0; ROUNDUP([.G149]/5;0); ROUNDDOWN([.G149]/5;0))" office:value-type="float" office:value="-11" calcext:value-type="float">
            <text:p>-11</text:p>
          </table:table-cell>
          <table:table-cell table:formula="of:=IF([.I148]+[.H149]&gt;0;[.I148]+[.H149];0)" office:value-type="float" office:value="40" calcext:value-type="float">
            <text:p>40</text:p>
          </table:table-cell>
          <table:table-cell table:formula="of:=IF([.I148]+[.H14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29" calcext:value-type="date">
            <text:p>2023-05-29</text:p>
          </table:table-cell>
          <table:table-cell office:value-type="float" office:value="603" calcext:value-type="float">
            <text:p>603</text:p>
          </table:table-cell>
          <table:table-cell office:value-type="float" office:value="564" calcext:value-type="float">
            <text:p>564</text:p>
          </table:table-cell>
          <table:table-cell table:formula="of:=[.D149] + [.B150] - [.C150]" office:value-type="float" office:value="9925" calcext:value-type="float">
            <text:p>9925</text:p>
          </table:table-cell>
          <table:table-cell table:formula="of:= ([.D150] *0.4)" office:value-type="float" office:value="3970" calcext:value-type="float">
            <text:p>397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0]-[.E150]" office:value-type="float" office:value="-70" calcext:value-type="float">
            <text:p>-70</text:p>
          </table:table-cell>
          <table:table-cell table:formula="of:=IF([.G150]&lt;0; ROUNDUP([.G150]/5;0); ROUNDDOWN([.G150]/5;0))" office:value-type="float" office:value="-14" calcext:value-type="float">
            <text:p>-14</text:p>
          </table:table-cell>
          <table:table-cell table:formula="of:=IF([.I149]+[.H150]&gt;0;[.I149]+[.H150];0)" office:value-type="float" office:value="26" calcext:value-type="float">
            <text:p>26</text:p>
          </table:table-cell>
          <table:table-cell table:formula="of:=IF([.I149]+[.H15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30" calcext:value-type="date">
            <text:p>2023-05-30</text:p>
          </table:table-cell>
          <table:table-cell office:value-type="float" office:value="561" calcext:value-type="float">
            <text:p>561</text:p>
          </table:table-cell>
          <table:table-cell office:value-type="float" office:value="670" calcext:value-type="float">
            <text:p>670</text:p>
          </table:table-cell>
          <table:table-cell table:formula="of:=[.D150] + [.B151] - [.C151]" office:value-type="float" office:value="9816" calcext:value-type="float">
            <text:p>9816</text:p>
          </table:table-cell>
          <table:table-cell table:formula="of:= ([.D151] *0.4)" office:value-type="float" office:value="3926.4" calcext:value-type="float">
            <text:p>392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1]-[.E151]" office:value-type="float" office:value="-26.4000000000001" calcext:value-type="float">
            <text:p>-26,4000000000001</text:p>
          </table:table-cell>
          <table:table-cell table:formula="of:=IF([.G151]&lt;0; ROUNDUP([.G151]/5;0); ROUNDDOWN([.G151]/5;0))" office:value-type="float" office:value="-6" calcext:value-type="float">
            <text:p>-6</text:p>
          </table:table-cell>
          <table:table-cell table:formula="of:=IF([.I150]+[.H151]&gt;0;[.I150]+[.H151];0)" office:value-type="float" office:value="20" calcext:value-type="float">
            <text:p>20</text:p>
          </table:table-cell>
          <table:table-cell table:formula="of:=IF([.I150]+[.H15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5-31" calcext:value-type="date">
            <text:p>2023-05-31</text:p>
          </table:table-cell>
          <table:table-cell office:value-type="float" office:value="426" calcext:value-type="float">
            <text:p>426</text:p>
          </table:table-cell>
          <table:table-cell office:value-type="float" office:value="642" calcext:value-type="float">
            <text:p>642</text:p>
          </table:table-cell>
          <table:table-cell table:formula="of:=[.D151] + [.B152] - [.C152]" office:value-type="float" office:value="9600" calcext:value-type="float">
            <text:p>9600</text:p>
          </table:table-cell>
          <table:table-cell table:formula="of:= ([.D152] *0.4)" office:value-type="float" office:value="3840" calcext:value-type="float">
            <text:p>384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2]-[.E152]" office:value-type="float" office:value="60" calcext:value-type="float">
            <text:p>60</text:p>
          </table:table-cell>
          <table:table-cell table:formula="of:=IF([.G152]&lt;0; ROUNDUP([.G152]/5;0); ROUNDDOWN([.G152]/5;0))" office:value-type="float" office:value="12" calcext:value-type="float">
            <text:p>12</text:p>
          </table:table-cell>
          <table:table-cell table:formula="of:=IF([.I151]+[.H152]&gt;0;[.I151]+[.H152];0)" office:value-type="float" office:value="32" calcext:value-type="float">
            <text:p>32</text:p>
          </table:table-cell>
          <table:table-cell table:formula="of:=IF([.I151]+[.H15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01" calcext:value-type="date">
            <text:p>2023-06-01</text:p>
          </table:table-cell>
          <table:table-cell office:value-type="float" office:value="438" calcext:value-type="float">
            <text:p>438</text:p>
          </table:table-cell>
          <table:table-cell office:value-type="float" office:value="506" calcext:value-type="float">
            <text:p>506</text:p>
          </table:table-cell>
          <table:table-cell table:formula="of:=[.D152] + [.B153] - [.C153]" office:value-type="float" office:value="9532" calcext:value-type="float">
            <text:p>9532</text:p>
          </table:table-cell>
          <table:table-cell table:formula="of:= ([.D153] *0.4)" office:value-type="float" office:value="3812.8" calcext:value-type="float">
            <text:p>381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3]-[.E153]" office:value-type="float" office:value="87.1999999999998" calcext:value-type="float">
            <text:p>87,1999999999998</text:p>
          </table:table-cell>
          <table:table-cell table:formula="of:=IF([.G153]&lt;0; ROUNDUP([.G153]/5;0); ROUNDDOWN([.G153]/5;0))" office:value-type="float" office:value="17" calcext:value-type="float">
            <text:p>17</text:p>
          </table:table-cell>
          <table:table-cell table:formula="of:=IF([.I152]+[.H153]&gt;0;[.I152]+[.H153];0)" office:value-type="float" office:value="49" calcext:value-type="float">
            <text:p>49</text:p>
          </table:table-cell>
          <table:table-cell table:formula="of:=IF([.I152]+[.H15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02" calcext:value-type="date">
            <text:p>2023-06-02</text:p>
          </table:table-cell>
          <table:table-cell office:value-type="float" office:value="580" calcext:value-type="float">
            <text:p>580</text:p>
          </table:table-cell>
          <table:table-cell office:value-type="float" office:value="543" calcext:value-type="float">
            <text:p>543</text:p>
          </table:table-cell>
          <table:table-cell table:formula="of:=[.D153] + [.B154] - [.C154]" office:value-type="float" office:value="9569" calcext:value-type="float">
            <text:p>9569</text:p>
          </table:table-cell>
          <table:table-cell table:formula="of:= ([.D154] *0.4)" office:value-type="float" office:value="3827.6" calcext:value-type="float">
            <text:p>382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4]-[.E154]" office:value-type="float" office:value="72.3999999999996" calcext:value-type="float">
            <text:p>72,3999999999996</text:p>
          </table:table-cell>
          <table:table-cell table:formula="of:=IF([.G154]&lt;0; ROUNDUP([.G154]/5;0); ROUNDDOWN([.G154]/5;0))" office:value-type="float" office:value="14" calcext:value-type="float">
            <text:p>14</text:p>
          </table:table-cell>
          <table:table-cell table:formula="of:=IF([.I153]+[.H154]&gt;0;[.I153]+[.H154];0)" office:value-type="float" office:value="63" calcext:value-type="float">
            <text:p>63</text:p>
          </table:table-cell>
          <table:table-cell table:formula="of:=IF([.I153]+[.H15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03" calcext:value-type="date">
            <text:p>2023-06-03</text:p>
          </table:table-cell>
          <table:table-cell office:value-type="float" office:value="423" calcext:value-type="float">
            <text:p>423</text:p>
          </table:table-cell>
          <table:table-cell office:value-type="float" office:value="645" calcext:value-type="float">
            <text:p>645</text:p>
          </table:table-cell>
          <table:table-cell table:formula="of:=[.D154] + [.B155] - [.C155]" office:value-type="float" office:value="9347" calcext:value-type="float">
            <text:p>9347</text:p>
          </table:table-cell>
          <table:table-cell table:formula="of:= ([.D155] *0.4)" office:value-type="float" office:value="3738.8" calcext:value-type="float">
            <text:p>373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5]-[.E155]" office:value-type="float" office:value="161.2" calcext:value-type="float">
            <text:p>161,2</text:p>
          </table:table-cell>
          <table:table-cell table:formula="of:=IF([.G155]&lt;0; ROUNDUP([.G155]/5;0); ROUNDDOWN([.G155]/5;0))" office:value-type="float" office:value="32" calcext:value-type="float">
            <text:p>32</text:p>
          </table:table-cell>
          <table:table-cell table:formula="of:=IF([.I154]+[.H155]&gt;0;[.I154]+[.H155];0)" office:value-type="float" office:value="95" calcext:value-type="float">
            <text:p>95</text:p>
          </table:table-cell>
          <table:table-cell table:formula="of:=IF([.I154]+[.H15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04" calcext:value-type="date">
            <text:p>2023-06-04</text:p>
          </table:table-cell>
          <table:table-cell office:value-type="float" office:value="392" calcext:value-type="float">
            <text:p>392</text:p>
          </table:table-cell>
          <table:table-cell office:value-type="float" office:value="622" calcext:value-type="float">
            <text:p>622</text:p>
          </table:table-cell>
          <table:table-cell table:formula="of:=[.D155] + [.B156] - [.C156]" office:value-type="float" office:value="9117" calcext:value-type="float">
            <text:p>9117</text:p>
          </table:table-cell>
          <table:table-cell table:formula="of:= ([.D156] *0.4)" office:value-type="float" office:value="3646.8" calcext:value-type="float">
            <text:p>364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6]-[.E156]" office:value-type="float" office:value="253.2" calcext:value-type="float">
            <text:p>253,2</text:p>
          </table:table-cell>
          <table:table-cell table:formula="of:=IF([.G156]&lt;0; ROUNDUP([.G156]/5;0); ROUNDDOWN([.G156]/5;0))" office:value-type="float" office:value="50" calcext:value-type="float">
            <text:p>50</text:p>
          </table:table-cell>
          <table:table-cell table:formula="of:=IF([.I155]+[.H156]&gt;0;[.I155]+[.H156];0)" office:value-type="float" office:value="145" calcext:value-type="float">
            <text:p>145</text:p>
          </table:table-cell>
          <table:table-cell table:formula="of:=IF([.I155]+[.H15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05" calcext:value-type="date">
            <text:p>2023-06-05</text:p>
          </table:table-cell>
          <table:table-cell office:value-type="float" office:value="317" calcext:value-type="float">
            <text:p>317</text:p>
          </table:table-cell>
          <table:table-cell office:value-type="float" office:value="513" calcext:value-type="float">
            <text:p>513</text:p>
          </table:table-cell>
          <table:table-cell table:formula="of:=[.D156] + [.B157] - [.C157]" office:value-type="float" office:value="8921" calcext:value-type="float">
            <text:p>8921</text:p>
          </table:table-cell>
          <table:table-cell table:formula="of:= ([.D157] *0.4)" office:value-type="float" office:value="3568.4" calcext:value-type="float">
            <text:p>356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7]-[.E157]" office:value-type="float" office:value="331.6" calcext:value-type="float">
            <text:p>331,6</text:p>
          </table:table-cell>
          <table:table-cell table:formula="of:=IF([.G157]&lt;0; ROUNDUP([.G157]/5;0); ROUNDDOWN([.G157]/5;0))" office:value-type="float" office:value="66" calcext:value-type="float">
            <text:p>66</text:p>
          </table:table-cell>
          <table:table-cell table:formula="of:=IF([.I156]+[.H157]&gt;0;[.I156]+[.H157];0)" office:value-type="float" office:value="211" calcext:value-type="float">
            <text:p>211</text:p>
          </table:table-cell>
          <table:table-cell table:formula="of:=IF([.I156]+[.H15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06" calcext:value-type="date">
            <text:p>2023-06-06</text:p>
          </table:table-cell>
          <table:table-cell office:value-type="float" office:value="301" calcext:value-type="float">
            <text:p>301</text:p>
          </table:table-cell>
          <table:table-cell office:value-type="float" office:value="371" calcext:value-type="float">
            <text:p>371</text:p>
          </table:table-cell>
          <table:table-cell table:formula="of:=[.D157] + [.B158] - [.C158]" office:value-type="float" office:value="8851" calcext:value-type="float">
            <text:p>8851</text:p>
          </table:table-cell>
          <table:table-cell table:formula="of:= ([.D158] *0.4)" office:value-type="float" office:value="3540.4" calcext:value-type="float">
            <text:p>354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8]-[.E158]" office:value-type="float" office:value="359.6" calcext:value-type="float">
            <text:p>359,6</text:p>
          </table:table-cell>
          <table:table-cell table:formula="of:=IF([.G158]&lt;0; ROUNDUP([.G158]/5;0); ROUNDDOWN([.G158]/5;0))" office:value-type="float" office:value="71" calcext:value-type="float">
            <text:p>71</text:p>
          </table:table-cell>
          <table:table-cell table:formula="of:=IF([.I157]+[.H158]&gt;0;[.I157]+[.H158];0)" office:value-type="float" office:value="282" calcext:value-type="float">
            <text:p>282</text:p>
          </table:table-cell>
          <table:table-cell table:formula="of:=IF([.I157]+[.H15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07" calcext:value-type="date">
            <text:p>2023-06-07</text:p>
          </table:table-cell>
          <table:table-cell office:value-type="float" office:value="326" calcext:value-type="float">
            <text:p>326</text:p>
          </table:table-cell>
          <table:table-cell office:value-type="float" office:value="486" calcext:value-type="float">
            <text:p>486</text:p>
          </table:table-cell>
          <table:table-cell table:formula="of:=[.D158] + [.B159] - [.C159]" office:value-type="float" office:value="8691" calcext:value-type="float">
            <text:p>8691</text:p>
          </table:table-cell>
          <table:table-cell table:formula="of:= ([.D159] *0.4)" office:value-type="float" office:value="3476.4" calcext:value-type="float">
            <text:p>347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59]-[.E159]" office:value-type="float" office:value="423.6" calcext:value-type="float">
            <text:p>423,6</text:p>
          </table:table-cell>
          <table:table-cell table:formula="of:=IF([.G159]&lt;0; ROUNDUP([.G159]/5;0); ROUNDDOWN([.G159]/5;0))" office:value-type="float" office:value="84" calcext:value-type="float">
            <text:p>84</text:p>
          </table:table-cell>
          <table:table-cell table:formula="of:=IF([.I158]+[.H159]&gt;0;[.I158]+[.H159];0)" office:value-type="float" office:value="366" calcext:value-type="float">
            <text:p>366</text:p>
          </table:table-cell>
          <table:table-cell table:formula="of:=IF([.I158]+[.H15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08" calcext:value-type="date">
            <text:p>2023-06-08</text:p>
          </table:table-cell>
          <table:table-cell office:value-type="float" office:value="493" calcext:value-type="float">
            <text:p>493</text:p>
          </table:table-cell>
          <table:table-cell office:value-type="float" office:value="330" calcext:value-type="float">
            <text:p>330</text:p>
          </table:table-cell>
          <table:table-cell table:formula="of:=[.D159] + [.B160] - [.C160]" office:value-type="float" office:value="8854" calcext:value-type="float">
            <text:p>8854</text:p>
          </table:table-cell>
          <table:table-cell table:formula="of:= ([.D160] *0.4)" office:value-type="float" office:value="3541.6" calcext:value-type="float">
            <text:p>354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0]-[.E160]" office:value-type="float" office:value="358.4" calcext:value-type="float">
            <text:p>358,4</text:p>
          </table:table-cell>
          <table:table-cell table:formula="of:=IF([.G160]&lt;0; ROUNDUP([.G160]/5;0); ROUNDDOWN([.G160]/5;0))" office:value-type="float" office:value="71" calcext:value-type="float">
            <text:p>71</text:p>
          </table:table-cell>
          <table:table-cell table:formula="of:=IF([.I159]+[.H160]&gt;0;[.I159]+[.H160];0)" office:value-type="float" office:value="437" calcext:value-type="float">
            <text:p>437</text:p>
          </table:table-cell>
          <table:table-cell table:formula="of:=IF([.I159]+[.H16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09" calcext:value-type="date">
            <text:p>2023-06-09</text:p>
          </table:table-cell>
          <table:table-cell office:value-type="float" office:value="485" calcext:value-type="float">
            <text:p>485</text:p>
          </table:table-cell>
          <table:table-cell office:value-type="float" office:value="640" calcext:value-type="float">
            <text:p>640</text:p>
          </table:table-cell>
          <table:table-cell table:formula="of:=[.D160] + [.B161] - [.C161]" office:value-type="float" office:value="8699" calcext:value-type="float">
            <text:p>8699</text:p>
          </table:table-cell>
          <table:table-cell table:formula="of:= ([.D161] *0.4)" office:value-type="float" office:value="3479.6" calcext:value-type="float">
            <text:p>347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1]-[.E161]" office:value-type="float" office:value="420.4" calcext:value-type="float">
            <text:p>420,4</text:p>
          </table:table-cell>
          <table:table-cell table:formula="of:=IF([.G161]&lt;0; ROUNDUP([.G161]/5;0); ROUNDDOWN([.G161]/5;0))" office:value-type="float" office:value="84" calcext:value-type="float">
            <text:p>84</text:p>
          </table:table-cell>
          <table:table-cell table:formula="of:=IF([.I160]+[.H161]&gt;0;[.I160]+[.H161];0)" office:value-type="float" office:value="521" calcext:value-type="float">
            <text:p>521</text:p>
          </table:table-cell>
          <table:table-cell table:formula="of:=IF([.I160]+[.H16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0" calcext:value-type="date">
            <text:p>2023-06-10</text:p>
          </table:table-cell>
          <table:table-cell office:value-type="float" office:value="310" calcext:value-type="float">
            <text:p>310</text:p>
          </table:table-cell>
          <table:table-cell office:value-type="float" office:value="501" calcext:value-type="float">
            <text:p>501</text:p>
          </table:table-cell>
          <table:table-cell table:formula="of:=[.D161] + [.B162] - [.C162]" office:value-type="float" office:value="8508" calcext:value-type="float">
            <text:p>8508</text:p>
          </table:table-cell>
          <table:table-cell table:formula="of:= ([.D162] *0.4)" office:value-type="float" office:value="3403.2" calcext:value-type="float">
            <text:p>340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2]-[.E162]" office:value-type="float" office:value="496.8" calcext:value-type="float">
            <text:p>496,8</text:p>
          </table:table-cell>
          <table:table-cell table:formula="of:=IF([.G162]&lt;0; ROUNDUP([.G162]/5;0); ROUNDDOWN([.G162]/5;0))" office:value-type="float" office:value="99" calcext:value-type="float">
            <text:p>99</text:p>
          </table:table-cell>
          <table:table-cell table:formula="of:=IF([.I161]+[.H162]&gt;0;[.I161]+[.H162];0)" office:value-type="float" office:value="620" calcext:value-type="float">
            <text:p>620</text:p>
          </table:table-cell>
          <table:table-cell table:formula="of:=IF([.I161]+[.H16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1" calcext:value-type="date">
            <text:p>2023-06-11</text:p>
          </table:table-cell>
          <table:table-cell office:value-type="float" office:value="538" calcext:value-type="float">
            <text:p>538</text:p>
          </table:table-cell>
          <table:table-cell office:value-type="float" office:value="356" calcext:value-type="float">
            <text:p>356</text:p>
          </table:table-cell>
          <table:table-cell table:formula="of:=[.D162] + [.B163] - [.C163]" office:value-type="float" office:value="8690" calcext:value-type="float">
            <text:p>8690</text:p>
          </table:table-cell>
          <table:table-cell table:formula="of:= ([.D163] *0.4)" office:value-type="float" office:value="3476" calcext:value-type="float">
            <text:p>347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3]-[.E163]" office:value-type="float" office:value="424" calcext:value-type="float">
            <text:p>424</text:p>
          </table:table-cell>
          <table:table-cell table:formula="of:=IF([.G163]&lt;0; ROUNDUP([.G163]/5;0); ROUNDDOWN([.G163]/5;0))" office:value-type="float" office:value="84" calcext:value-type="float">
            <text:p>84</text:p>
          </table:table-cell>
          <table:table-cell table:formula="of:=IF([.I162]+[.H163]&gt;0;[.I162]+[.H163];0)" office:value-type="float" office:value="704" calcext:value-type="float">
            <text:p>704</text:p>
          </table:table-cell>
          <table:table-cell table:formula="of:=IF([.I162]+[.H16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2" calcext:value-type="date">
            <text:p>2023-06-12</text:p>
          </table:table-cell>
          <table:table-cell office:value-type="float" office:value="480" calcext:value-type="float">
            <text:p>480</text:p>
          </table:table-cell>
          <table:table-cell office:value-type="float" office:value="464" calcext:value-type="float">
            <text:p>464</text:p>
          </table:table-cell>
          <table:table-cell table:formula="of:=[.D163] + [.B164] - [.C164]" office:value-type="float" office:value="8706" calcext:value-type="float">
            <text:p>8706</text:p>
          </table:table-cell>
          <table:table-cell table:formula="of:= ([.D164] *0.4)" office:value-type="float" office:value="3482.4" calcext:value-type="float">
            <text:p>348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4]-[.E164]" office:value-type="float" office:value="417.6" calcext:value-type="float">
            <text:p>417,6</text:p>
          </table:table-cell>
          <table:table-cell table:formula="of:=IF([.G164]&lt;0; ROUNDUP([.G164]/5;0); ROUNDDOWN([.G164]/5;0))" office:value-type="float" office:value="83" calcext:value-type="float">
            <text:p>83</text:p>
          </table:table-cell>
          <table:table-cell table:formula="of:=IF([.I163]+[.H164]&gt;0;[.I163]+[.H164];0)" office:value-type="float" office:value="787" calcext:value-type="float">
            <text:p>787</text:p>
          </table:table-cell>
          <table:table-cell table:formula="of:=IF([.I163]+[.H16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3" calcext:value-type="date">
            <text:p>2023-06-13</text:p>
          </table:table-cell>
          <table:table-cell office:value-type="float" office:value="662" calcext:value-type="float">
            <text:p>662</text:p>
          </table:table-cell>
          <table:table-cell office:value-type="float" office:value="476" calcext:value-type="float">
            <text:p>476</text:p>
          </table:table-cell>
          <table:table-cell table:formula="of:=[.D164] + [.B165] - [.C165]" office:value-type="float" office:value="8892" calcext:value-type="float">
            <text:p>8892</text:p>
          </table:table-cell>
          <table:table-cell table:formula="of:= ([.D165] *0.4)" office:value-type="float" office:value="3556.8" calcext:value-type="float">
            <text:p>355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5]-[.E165]" office:value-type="float" office:value="343.2" calcext:value-type="float">
            <text:p>343,2</text:p>
          </table:table-cell>
          <table:table-cell table:formula="of:=IF([.G165]&lt;0; ROUNDUP([.G165]/5;0); ROUNDDOWN([.G165]/5;0))" office:value-type="float" office:value="68" calcext:value-type="float">
            <text:p>68</text:p>
          </table:table-cell>
          <table:table-cell table:formula="of:=IF([.I164]+[.H165]&gt;0;[.I164]+[.H165];0)" office:value-type="float" office:value="855" calcext:value-type="float">
            <text:p>855</text:p>
          </table:table-cell>
          <table:table-cell table:formula="of:=IF([.I164]+[.H16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4" calcext:value-type="date">
            <text:p>2023-06-14</text:p>
          </table:table-cell>
          <table:table-cell office:value-type="float" office:value="512" calcext:value-type="float">
            <text:p>512</text:p>
          </table:table-cell>
          <table:table-cell office:value-type="float" office:value="424" calcext:value-type="float">
            <text:p>424</text:p>
          </table:table-cell>
          <table:table-cell table:formula="of:=[.D165] + [.B166] - [.C166]" office:value-type="float" office:value="8980" calcext:value-type="float">
            <text:p>8980</text:p>
          </table:table-cell>
          <table:table-cell table:formula="of:= ([.D166] *0.4)" office:value-type="float" office:value="3592" calcext:value-type="float">
            <text:p>359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6]-[.E166]" office:value-type="float" office:value="308" calcext:value-type="float">
            <text:p>308</text:p>
          </table:table-cell>
          <table:table-cell table:formula="of:=IF([.G166]&lt;0; ROUNDUP([.G166]/5;0); ROUNDDOWN([.G166]/5;0))" office:value-type="float" office:value="61" calcext:value-type="float">
            <text:p>61</text:p>
          </table:table-cell>
          <table:table-cell table:formula="of:=IF([.I165]+[.H166]&gt;0;[.I165]+[.H166];0)" office:value-type="float" office:value="916" calcext:value-type="float">
            <text:p>916</text:p>
          </table:table-cell>
          <table:table-cell table:formula="of:=IF([.I165]+[.H16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5" calcext:value-type="date">
            <text:p>2023-06-15</text:p>
          </table:table-cell>
          <table:table-cell office:value-type="float" office:value="374" calcext:value-type="float">
            <text:p>374</text:p>
          </table:table-cell>
          <table:table-cell office:value-type="float" office:value="330" calcext:value-type="float">
            <text:p>330</text:p>
          </table:table-cell>
          <table:table-cell table:formula="of:=[.D166] + [.B167] - [.C167]" office:value-type="float" office:value="9024" calcext:value-type="float">
            <text:p>9024</text:p>
          </table:table-cell>
          <table:table-cell table:formula="of:= ([.D167] *0.4)" office:value-type="float" office:value="3609.6" calcext:value-type="float">
            <text:p>360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7]-[.E167]" office:value-type="float" office:value="290.4" calcext:value-type="float">
            <text:p>290,4</text:p>
          </table:table-cell>
          <table:table-cell table:formula="of:=IF([.G167]&lt;0; ROUNDUP([.G167]/5;0); ROUNDDOWN([.G167]/5;0))" office:value-type="float" office:value="58" calcext:value-type="float">
            <text:p>58</text:p>
          </table:table-cell>
          <table:table-cell table:formula="of:=IF([.I166]+[.H167]&gt;0;[.I166]+[.H167];0)" office:value-type="float" office:value="974" calcext:value-type="float">
            <text:p>974</text:p>
          </table:table-cell>
          <table:table-cell table:formula="of:=IF([.I166]+[.H16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6" calcext:value-type="date">
            <text:p>2023-06-16</text:p>
          </table:table-cell>
          <table:table-cell office:value-type="float" office:value="408" calcext:value-type="float">
            <text:p>408</text:p>
          </table:table-cell>
          <table:table-cell office:value-type="float" office:value="618" calcext:value-type="float">
            <text:p>618</text:p>
          </table:table-cell>
          <table:table-cell table:formula="of:=[.D167] + [.B168] - [.C168]" office:value-type="float" office:value="8814" calcext:value-type="float">
            <text:p>8814</text:p>
          </table:table-cell>
          <table:table-cell table:formula="of:= ([.D168] *0.4)" office:value-type="float" office:value="3525.6" calcext:value-type="float">
            <text:p>3525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8]-[.E168]" office:value-type="float" office:value="374.4" calcext:value-type="float">
            <text:p>374,4</text:p>
          </table:table-cell>
          <table:table-cell table:formula="of:=IF([.G168]&lt;0; ROUNDUP([.G168]/5;0); ROUNDDOWN([.G168]/5;0))" office:value-type="float" office:value="74" calcext:value-type="float">
            <text:p>74</text:p>
          </table:table-cell>
          <table:table-cell table:formula="of:=IF([.I167]+[.H168]&gt;0;[.I167]+[.H168];0)" office:value-type="float" office:value="1048" calcext:value-type="float">
            <text:p>1048</text:p>
          </table:table-cell>
          <table:table-cell table:formula="of:=IF([.I167]+[.H16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7" calcext:value-type="date">
            <text:p>2023-06-17</text:p>
          </table:table-cell>
          <table:table-cell office:value-type="float" office:value="637" calcext:value-type="float">
            <text:p>637</text:p>
          </table:table-cell>
          <table:table-cell office:value-type="float" office:value="308" calcext:value-type="float">
            <text:p>308</text:p>
          </table:table-cell>
          <table:table-cell table:formula="of:=[.D168] + [.B169] - [.C169]" office:value-type="float" office:value="9143" calcext:value-type="float">
            <text:p>9143</text:p>
          </table:table-cell>
          <table:table-cell table:formula="of:= ([.D169] *0.4)" office:value-type="float" office:value="3657.2" calcext:value-type="float">
            <text:p>365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69]-[.E169]" office:value-type="float" office:value="242.8" calcext:value-type="float">
            <text:p>242,8</text:p>
          </table:table-cell>
          <table:table-cell table:formula="of:=IF([.G169]&lt;0; ROUNDUP([.G169]/5;0); ROUNDDOWN([.G169]/5;0))" office:value-type="float" office:value="48" calcext:value-type="float">
            <text:p>48</text:p>
          </table:table-cell>
          <table:table-cell table:formula="of:=IF([.I168]+[.H169]&gt;0;[.I168]+[.H169];0)" office:value-type="float" office:value="1096" calcext:value-type="float">
            <text:p>1096</text:p>
          </table:table-cell>
          <table:table-cell table:formula="of:=IF([.I168]+[.H16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8" calcext:value-type="date">
            <text:p>2023-06-18</text:p>
          </table:table-cell>
          <table:table-cell office:value-type="float" office:value="573" calcext:value-type="float">
            <text:p>573</text:p>
          </table:table-cell>
          <table:table-cell office:value-type="float" office:value="334" calcext:value-type="float">
            <text:p>334</text:p>
          </table:table-cell>
          <table:table-cell table:formula="of:=[.D169] + [.B170] - [.C170]" office:value-type="float" office:value="9382" calcext:value-type="float">
            <text:p>9382</text:p>
          </table:table-cell>
          <table:table-cell table:formula="of:= ([.D170] *0.4)" office:value-type="float" office:value="3752.8" calcext:value-type="float">
            <text:p>375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0]-[.E170]" office:value-type="float" office:value="147.2" calcext:value-type="float">
            <text:p>147,2</text:p>
          </table:table-cell>
          <table:table-cell table:formula="of:=IF([.G170]&lt;0; ROUNDUP([.G170]/5;0); ROUNDDOWN([.G170]/5;0))" office:value-type="float" office:value="29" calcext:value-type="float">
            <text:p>29</text:p>
          </table:table-cell>
          <table:table-cell table:formula="of:=IF([.I169]+[.H170]&gt;0;[.I169]+[.H170];0)" office:value-type="float" office:value="1125" calcext:value-type="float">
            <text:p>1125</text:p>
          </table:table-cell>
          <table:table-cell table:formula="of:=IF([.I169]+[.H17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19" calcext:value-type="date">
            <text:p>2023-06-19</text:p>
          </table:table-cell>
          <table:table-cell office:value-type="float" office:value="567" calcext:value-type="float">
            <text:p>567</text:p>
          </table:table-cell>
          <table:table-cell office:value-type="float" office:value="386" calcext:value-type="float">
            <text:p>386</text:p>
          </table:table-cell>
          <table:table-cell table:formula="of:=[.D170] + [.B171] - [.C171]" office:value-type="float" office:value="9563" calcext:value-type="float">
            <text:p>9563</text:p>
          </table:table-cell>
          <table:table-cell table:formula="of:= ([.D171] *0.4)" office:value-type="float" office:value="3825.2" calcext:value-type="float">
            <text:p>382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1]-[.E171]" office:value-type="float" office:value="74.7999999999997" calcext:value-type="float">
            <text:p>74,7999999999997</text:p>
          </table:table-cell>
          <table:table-cell table:formula="of:=IF([.G171]&lt;0; ROUNDUP([.G171]/5;0); ROUNDDOWN([.G171]/5;0))" office:value-type="float" office:value="14" calcext:value-type="float">
            <text:p>14</text:p>
          </table:table-cell>
          <table:table-cell table:formula="of:=IF([.I170]+[.H171]&gt;0;[.I170]+[.H171];0)" office:value-type="float" office:value="1139" calcext:value-type="float">
            <text:p>1139</text:p>
          </table:table-cell>
          <table:table-cell table:formula="of:=IF([.I170]+[.H17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0" calcext:value-type="date">
            <text:p>2023-06-20</text:p>
          </table:table-cell>
          <table:table-cell office:value-type="float" office:value="436" calcext:value-type="float">
            <text:p>436</text:p>
          </table:table-cell>
          <table:table-cell office:value-type="float" office:value="366" calcext:value-type="float">
            <text:p>366</text:p>
          </table:table-cell>
          <table:table-cell table:formula="of:=[.D171] + [.B172] - [.C172]" office:value-type="float" office:value="9633" calcext:value-type="float">
            <text:p>9633</text:p>
          </table:table-cell>
          <table:table-cell table:formula="of:= ([.D172] *0.4)" office:value-type="float" office:value="3853.2" calcext:value-type="float">
            <text:p>385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2]-[.E172]" office:value-type="float" office:value="46.7999999999997" calcext:value-type="float">
            <text:p>46,7999999999997</text:p>
          </table:table-cell>
          <table:table-cell table:formula="of:=IF([.G172]&lt;0; ROUNDUP([.G172]/5;0); ROUNDDOWN([.G172]/5;0))" office:value-type="float" office:value="9" calcext:value-type="float">
            <text:p>9</text:p>
          </table:table-cell>
          <table:table-cell table:formula="of:=IF([.I171]+[.H172]&gt;0;[.I171]+[.H172];0)" office:value-type="float" office:value="1148" calcext:value-type="float">
            <text:p>1148</text:p>
          </table:table-cell>
          <table:table-cell table:formula="of:=IF([.I171]+[.H17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1" calcext:value-type="date">
            <text:p>2023-06-21</text:p>
          </table:table-cell>
          <table:table-cell office:value-type="float" office:value="699" calcext:value-type="float">
            <text:p>699</text:p>
          </table:table-cell>
          <table:table-cell office:value-type="float" office:value="503" calcext:value-type="float">
            <text:p>503</text:p>
          </table:table-cell>
          <table:table-cell table:formula="of:=[.D172] + [.B173] - [.C173]" office:value-type="float" office:value="9829" calcext:value-type="float">
            <text:p>9829</text:p>
          </table:table-cell>
          <table:table-cell table:formula="of:= ([.D173] *0.4)" office:value-type="float" office:value="3931.6" calcext:value-type="float">
            <text:p>393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3]-[.E173]" office:value-type="float" office:value="-31.6000000000004" calcext:value-type="float">
            <text:p>-31,6000000000004</text:p>
          </table:table-cell>
          <table:table-cell table:formula="of:=IF([.G173]&lt;0; ROUNDUP([.G173]/5;0); ROUNDDOWN([.G173]/5;0))" office:value-type="float" office:value="-7" calcext:value-type="float">
            <text:p>-7</text:p>
          </table:table-cell>
          <table:table-cell table:formula="of:=IF([.I172]+[.H173]&gt;0;[.I172]+[.H173];0)" office:value-type="float" office:value="1141" calcext:value-type="float">
            <text:p>1141</text:p>
          </table:table-cell>
          <table:table-cell table:formula="of:=IF([.I172]+[.H17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2" calcext:value-type="date">
            <text:p>2023-06-22</text:p>
          </table:table-cell>
          <table:table-cell office:value-type="float" office:value="504" calcext:value-type="float">
            <text:p>504</text:p>
          </table:table-cell>
          <table:table-cell office:value-type="float" office:value="467" calcext:value-type="float">
            <text:p>467</text:p>
          </table:table-cell>
          <table:table-cell table:formula="of:=[.D173] + [.B174] - [.C174]" office:value-type="float" office:value="9866" calcext:value-type="float">
            <text:p>9866</text:p>
          </table:table-cell>
          <table:table-cell table:formula="of:= ([.D174] *0.4)" office:value-type="float" office:value="3946.4" calcext:value-type="float">
            <text:p>394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4]-[.E174]" office:value-type="float" office:value="-46.4000000000001" calcext:value-type="float">
            <text:p>-46,4000000000001</text:p>
          </table:table-cell>
          <table:table-cell table:formula="of:=IF([.G174]&lt;0; ROUNDUP([.G174]/5;0); ROUNDDOWN([.G174]/5;0))" office:value-type="float" office:value="-10" calcext:value-type="float">
            <text:p>-10</text:p>
          </table:table-cell>
          <table:table-cell table:formula="of:=IF([.I173]+[.H174]&gt;0;[.I173]+[.H174];0)" office:value-type="float" office:value="1131" calcext:value-type="float">
            <text:p>1131</text:p>
          </table:table-cell>
          <table:table-cell table:formula="of:=IF([.I173]+[.H17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3" calcext:value-type="date">
            <text:p>2023-06-23</text:p>
          </table:table-cell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  <table:table-cell table:formula="of:=[.D174] + [.B175] - [.C175]" office:value-type="float" office:value="9863" calcext:value-type="float">
            <text:p>9863</text:p>
          </table:table-cell>
          <table:table-cell table:formula="of:= ([.D175] *0.4)" office:value-type="float" office:value="3945.2" calcext:value-type="float">
            <text:p>394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5]-[.E175]" office:value-type="float" office:value="-45.2000000000003" calcext:value-type="float">
            <text:p>-45,2000000000003</text:p>
          </table:table-cell>
          <table:table-cell table:formula="of:=IF([.G175]&lt;0; ROUNDUP([.G175]/5;0); ROUNDDOWN([.G175]/5;0))" office:value-type="float" office:value="-10" calcext:value-type="float">
            <text:p>-10</text:p>
          </table:table-cell>
          <table:table-cell table:formula="of:=IF([.I174]+[.H175]&gt;0;[.I174]+[.H175];0)" office:value-type="float" office:value="1121" calcext:value-type="float">
            <text:p>1121</text:p>
          </table:table-cell>
          <table:table-cell table:formula="of:=IF([.I174]+[.H17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4" calcext:value-type="date">
            <text:p>2023-06-24</text:p>
          </table:table-cell>
          <table:table-cell office:value-type="float" office:value="471" calcext:value-type="float">
            <text:p>471</text:p>
          </table:table-cell>
          <table:table-cell office:value-type="float" office:value="653" calcext:value-type="float">
            <text:p>653</text:p>
          </table:table-cell>
          <table:table-cell table:formula="of:=[.D175] + [.B176] - [.C176]" office:value-type="float" office:value="9681" calcext:value-type="float">
            <text:p>9681</text:p>
          </table:table-cell>
          <table:table-cell table:formula="of:= ([.D176] *0.4)" office:value-type="float" office:value="3872.4" calcext:value-type="float">
            <text:p>387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6]-[.E176]" office:value-type="float" office:value="27.5999999999999" calcext:value-type="float">
            <text:p>27,5999999999999</text:p>
          </table:table-cell>
          <table:table-cell table:formula="of:=IF([.G176]&lt;0; ROUNDUP([.G176]/5;0); ROUNDDOWN([.G176]/5;0))" office:value-type="float" office:value="5" calcext:value-type="float">
            <text:p>5</text:p>
          </table:table-cell>
          <table:table-cell table:formula="of:=IF([.I175]+[.H176]&gt;0;[.I175]+[.H176];0)" office:value-type="float" office:value="1126" calcext:value-type="float">
            <text:p>1126</text:p>
          </table:table-cell>
          <table:table-cell table:formula="of:=IF([.I175]+[.H17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5" calcext:value-type="date">
            <text:p>2023-06-25</text:p>
          </table:table-cell>
          <table:table-cell office:value-type="float" office:value="664" calcext:value-type="float">
            <text:p>664</text:p>
          </table:table-cell>
          <table:table-cell office:value-type="float" office:value="608" calcext:value-type="float">
            <text:p>608</text:p>
          </table:table-cell>
          <table:table-cell table:formula="of:=[.D176] + [.B177] - [.C177]" office:value-type="float" office:value="9737" calcext:value-type="float">
            <text:p>9737</text:p>
          </table:table-cell>
          <table:table-cell table:formula="of:= ([.D177] *0.4)" office:value-type="float" office:value="3894.8" calcext:value-type="float">
            <text:p>389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7]-[.E177]" office:value-type="float" office:value="5.19999999999982" calcext:value-type="float">
            <text:p>5,19999999999982</text:p>
          </table:table-cell>
          <table:table-cell table:formula="of:=IF([.G177]&lt;0; ROUNDUP([.G177]/5;0); ROUNDDOWN([.G177]/5;0))" office:value-type="float" office:value="1" calcext:value-type="float">
            <text:p>1</text:p>
          </table:table-cell>
          <table:table-cell table:formula="of:=IF([.I176]+[.H177]&gt;0;[.I176]+[.H177];0)" office:value-type="float" office:value="1127" calcext:value-type="float">
            <text:p>1127</text:p>
          </table:table-cell>
          <table:table-cell table:formula="of:=IF([.I176]+[.H17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6" calcext:value-type="date">
            <text:p>2023-06-26</text:p>
          </table:table-cell>
          <table:table-cell office:value-type="float" office:value="611" calcext:value-type="float">
            <text:p>611</text:p>
          </table:table-cell>
          <table:table-cell office:value-type="float" office:value="550" calcext:value-type="float">
            <text:p>550</text:p>
          </table:table-cell>
          <table:table-cell table:formula="of:=[.D177] + [.B178] - [.C178]" office:value-type="float" office:value="9798" calcext:value-type="float">
            <text:p>9798</text:p>
          </table:table-cell>
          <table:table-cell table:formula="of:= ([.D178] *0.4)" office:value-type="float" office:value="3919.2" calcext:value-type="float">
            <text:p>391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8]-[.E178]" office:value-type="float" office:value="-19.2000000000003" calcext:value-type="float">
            <text:p>-19,2000000000003</text:p>
          </table:table-cell>
          <table:table-cell table:formula="of:=IF([.G178]&lt;0; ROUNDUP([.G178]/5;0); ROUNDDOWN([.G178]/5;0))" office:value-type="float" office:value="-4" calcext:value-type="float">
            <text:p>-4</text:p>
          </table:table-cell>
          <table:table-cell table:formula="of:=IF([.I177]+[.H178]&gt;0;[.I177]+[.H178];0)" office:value-type="float" office:value="1123" calcext:value-type="float">
            <text:p>1123</text:p>
          </table:table-cell>
          <table:table-cell table:formula="of:=IF([.I177]+[.H17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7" calcext:value-type="date">
            <text:p>2023-06-27</text:p>
          </table:table-cell>
          <table:table-cell office:value-type="float" office:value="322" calcext:value-type="float">
            <text:p>322</text:p>
          </table:table-cell>
          <table:table-cell office:value-type="float" office:value="443" calcext:value-type="float">
            <text:p>443</text:p>
          </table:table-cell>
          <table:table-cell table:formula="of:=[.D178] + [.B179] - [.C179]" office:value-type="float" office:value="9677" calcext:value-type="float">
            <text:p>9677</text:p>
          </table:table-cell>
          <table:table-cell table:formula="of:= ([.D179] *0.4)" office:value-type="float" office:value="3870.8" calcext:value-type="float">
            <text:p>387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79]-[.E179]" office:value-type="float" office:value="29.1999999999998" calcext:value-type="float">
            <text:p>29,1999999999998</text:p>
          </table:table-cell>
          <table:table-cell table:formula="of:=IF([.G179]&lt;0; ROUNDUP([.G179]/5;0); ROUNDDOWN([.G179]/5;0))" office:value-type="float" office:value="5" calcext:value-type="float">
            <text:p>5</text:p>
          </table:table-cell>
          <table:table-cell table:formula="of:=IF([.I178]+[.H179]&gt;0;[.I178]+[.H179];0)" office:value-type="float" office:value="1128" calcext:value-type="float">
            <text:p>1128</text:p>
          </table:table-cell>
          <table:table-cell table:formula="of:=IF([.I178]+[.H17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8" calcext:value-type="date">
            <text:p>2023-06-28</text:p>
          </table:table-cell>
          <table:table-cell office:value-type="float" office:value="569" calcext:value-type="float">
            <text:p>569</text:p>
          </table:table-cell>
          <table:table-cell office:value-type="float" office:value="548" calcext:value-type="float">
            <text:p>548</text:p>
          </table:table-cell>
          <table:table-cell table:formula="of:=[.D179] + [.B180] - [.C180]" office:value-type="float" office:value="9698" calcext:value-type="float">
            <text:p>9698</text:p>
          </table:table-cell>
          <table:table-cell table:formula="of:= ([.D180] *0.4)" office:value-type="float" office:value="3879.2" calcext:value-type="float">
            <text:p>387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0]-[.E180]" office:value-type="float" office:value="20.7999999999997" calcext:value-type="float">
            <text:p>20,7999999999997</text:p>
          </table:table-cell>
          <table:table-cell table:formula="of:=IF([.G180]&lt;0; ROUNDUP([.G180]/5;0); ROUNDDOWN([.G180]/5;0))" office:value-type="float" office:value="4" calcext:value-type="float">
            <text:p>4</text:p>
          </table:table-cell>
          <table:table-cell table:formula="of:=IF([.I179]+[.H180]&gt;0;[.I179]+[.H180];0)" office:value-type="float" office:value="1132" calcext:value-type="float">
            <text:p>1132</text:p>
          </table:table-cell>
          <table:table-cell table:formula="of:=IF([.I179]+[.H18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29" calcext:value-type="date">
            <text:p>2023-06-29</text:p>
          </table:table-cell>
          <table:table-cell office:value-type="float" office:value="641" calcext:value-type="float">
            <text:p>641</text:p>
          </table:table-cell>
          <table:table-cell office:value-type="float" office:value="419" calcext:value-type="float">
            <text:p>419</text:p>
          </table:table-cell>
          <table:table-cell table:formula="of:=[.D180] + [.B181] - [.C181]" office:value-type="float" office:value="9920" calcext:value-type="float">
            <text:p>9920</text:p>
          </table:table-cell>
          <table:table-cell table:formula="of:= ([.D181] *0.4)" office:value-type="float" office:value="3968" calcext:value-type="float">
            <text:p>396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1]-[.E181]" office:value-type="float" office:value="-68" calcext:value-type="float">
            <text:p>-68</text:p>
          </table:table-cell>
          <table:table-cell table:formula="of:=IF([.G181]&lt;0; ROUNDUP([.G181]/5;0); ROUNDDOWN([.G181]/5;0))" office:value-type="float" office:value="-14" calcext:value-type="float">
            <text:p>-14</text:p>
          </table:table-cell>
          <table:table-cell table:formula="of:=IF([.I180]+[.H181]&gt;0;[.I180]+[.H181];0)" office:value-type="float" office:value="1118" calcext:value-type="float">
            <text:p>1118</text:p>
          </table:table-cell>
          <table:table-cell table:formula="of:=IF([.I180]+[.H18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6-30" calcext:value-type="date">
            <text:p>2023-06-30</text:p>
          </table:table-cell>
          <table:table-cell office:value-type="float" office:value="575" calcext:value-type="float">
            <text:p>575</text:p>
          </table:table-cell>
          <table:table-cell office:value-type="float" office:value="413" calcext:value-type="float">
            <text:p>413</text:p>
          </table:table-cell>
          <table:table-cell table:formula="of:=[.D181] + [.B182] - [.C182]" office:value-type="float" office:value="10082" calcext:value-type="float">
            <text:p>10082</text:p>
          </table:table-cell>
          <table:table-cell table:formula="of:= ([.D182] *0.4)" office:value-type="float" office:value="4032.8" calcext:value-type="float">
            <text:p>403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2]-[.E182]" office:value-type="float" office:value="-132.8" calcext:value-type="float">
            <text:p>-132,8</text:p>
          </table:table-cell>
          <table:table-cell table:formula="of:=IF([.G182]&lt;0; ROUNDUP([.G182]/5;0); ROUNDDOWN([.G182]/5;0))" office:value-type="float" office:value="-27" calcext:value-type="float">
            <text:p>-27</text:p>
          </table:table-cell>
          <table:table-cell table:formula="of:=IF([.I181]+[.H182]&gt;0;[.I181]+[.H182];0)" office:value-type="float" office:value="1091" calcext:value-type="float">
            <text:p>1091</text:p>
          </table:table-cell>
          <table:table-cell table:formula="of:=IF([.I181]+[.H18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01" calcext:value-type="date">
            <text:p>2023-07-01</text:p>
          </table:table-cell>
          <table:table-cell office:value-type="float" office:value="336" calcext:value-type="float">
            <text:p>336</text:p>
          </table:table-cell>
          <table:table-cell office:value-type="float" office:value="570" calcext:value-type="float">
            <text:p>570</text:p>
          </table:table-cell>
          <table:table-cell table:formula="of:=[.D182] + [.B183] - [.C183]" office:value-type="float" office:value="9848" calcext:value-type="float">
            <text:p>9848</text:p>
          </table:table-cell>
          <table:table-cell table:formula="of:= ([.D183] *0.4)" office:value-type="float" office:value="3939.2" calcext:value-type="float">
            <text:p>393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3]-[.E183]" office:value-type="float" office:value="-39.2000000000003" calcext:value-type="float">
            <text:p>-39,2000000000003</text:p>
          </table:table-cell>
          <table:table-cell table:formula="of:=IF([.G183]&lt;0; ROUNDUP([.G183]/5;0); ROUNDDOWN([.G183]/5;0))" office:value-type="float" office:value="-8" calcext:value-type="float">
            <text:p>-8</text:p>
          </table:table-cell>
          <table:table-cell table:formula="of:=IF([.I182]+[.H183]&gt;0;[.I182]+[.H183];0)" office:value-type="float" office:value="1083" calcext:value-type="float">
            <text:p>1083</text:p>
          </table:table-cell>
          <table:table-cell table:formula="of:=IF([.I182]+[.H18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02" calcext:value-type="date">
            <text:p>2023-07-02</text:p>
          </table:table-cell>
          <table:table-cell office:value-type="float" office:value="461" calcext:value-type="float">
            <text:p>461</text:p>
          </table:table-cell>
          <table:table-cell office:value-type="float" office:value="381" calcext:value-type="float">
            <text:p>381</text:p>
          </table:table-cell>
          <table:table-cell table:formula="of:=[.D183] + [.B184] - [.C184]" office:value-type="float" office:value="9928" calcext:value-type="float">
            <text:p>9928</text:p>
          </table:table-cell>
          <table:table-cell table:formula="of:= ([.D184] *0.4)" office:value-type="float" office:value="3971.2" calcext:value-type="float">
            <text:p>397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4]-[.E184]" office:value-type="float" office:value="-71.2000000000003" calcext:value-type="float">
            <text:p>-71,2000000000003</text:p>
          </table:table-cell>
          <table:table-cell table:formula="of:=IF([.G184]&lt;0; ROUNDUP([.G184]/5;0); ROUNDDOWN([.G184]/5;0))" office:value-type="float" office:value="-15" calcext:value-type="float">
            <text:p>-15</text:p>
          </table:table-cell>
          <table:table-cell table:formula="of:=IF([.I183]+[.H184]&gt;0;[.I183]+[.H184];0)" office:value-type="float" office:value="1068" calcext:value-type="float">
            <text:p>1068</text:p>
          </table:table-cell>
          <table:table-cell table:formula="of:=IF([.I183]+[.H18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03" calcext:value-type="date">
            <text:p>2023-07-03</text:p>
          </table:table-cell>
          <table:table-cell office:value-type="float" office:value="667" calcext:value-type="float">
            <text:p>667</text:p>
          </table:table-cell>
          <table:table-cell office:value-type="float" office:value="520" calcext:value-type="float">
            <text:p>520</text:p>
          </table:table-cell>
          <table:table-cell table:formula="of:=[.D184] + [.B185] - [.C185]" office:value-type="float" office:value="10075" calcext:value-type="float">
            <text:p>10075</text:p>
          </table:table-cell>
          <table:table-cell table:formula="of:= ([.D185] *0.4)" office:value-type="float" office:value="4030" calcext:value-type="float">
            <text:p>403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5]-[.E185]" office:value-type="float" office:value="-130" calcext:value-type="float">
            <text:p>-130</text:p>
          </table:table-cell>
          <table:table-cell table:formula="of:=IF([.G185]&lt;0; ROUNDUP([.G185]/5;0); ROUNDDOWN([.G185]/5;0))" office:value-type="float" office:value="-26" calcext:value-type="float">
            <text:p>-26</text:p>
          </table:table-cell>
          <table:table-cell table:formula="of:=IF([.I184]+[.H185]&gt;0;[.I184]+[.H185];0)" office:value-type="float" office:value="1042" calcext:value-type="float">
            <text:p>1042</text:p>
          </table:table-cell>
          <table:table-cell table:formula="of:=IF([.I184]+[.H18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04" calcext:value-type="date">
            <text:p>2023-07-04</text:p>
          </table:table-cell>
          <table:table-cell office:value-type="float" office:value="303" calcext:value-type="float">
            <text:p>303</text:p>
          </table:table-cell>
          <table:table-cell office:value-type="float" office:value="498" calcext:value-type="float">
            <text:p>498</text:p>
          </table:table-cell>
          <table:table-cell table:formula="of:=[.D185] + [.B186] - [.C186]" office:value-type="float" office:value="9880" calcext:value-type="float">
            <text:p>9880</text:p>
          </table:table-cell>
          <table:table-cell table:formula="of:= ([.D186] *0.4)" office:value-type="float" office:value="3952" calcext:value-type="float">
            <text:p>395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6]-[.E186]" office:value-type="float" office:value="-52" calcext:value-type="float">
            <text:p>-52</text:p>
          </table:table-cell>
          <table:table-cell table:formula="of:=IF([.G186]&lt;0; ROUNDUP([.G186]/5;0); ROUNDDOWN([.G186]/5;0))" office:value-type="float" office:value="-11" calcext:value-type="float">
            <text:p>-11</text:p>
          </table:table-cell>
          <table:table-cell table:formula="of:=IF([.I185]+[.H186]&gt;0;[.I185]+[.H186];0)" office:value-type="float" office:value="1031" calcext:value-type="float">
            <text:p>1031</text:p>
          </table:table-cell>
          <table:table-cell table:formula="of:=IF([.I185]+[.H18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05" calcext:value-type="date">
            <text:p>2023-07-05</text:p>
          </table:table-cell>
          <table:table-cell office:value-type="float" office:value="568" calcext:value-type="float">
            <text:p>568</text:p>
          </table:table-cell>
          <table:table-cell office:value-type="float" office:value="567" calcext:value-type="float">
            <text:p>567</text:p>
          </table:table-cell>
          <table:table-cell table:formula="of:=[.D186] + [.B187] - [.C187]" office:value-type="float" office:value="9881" calcext:value-type="float">
            <text:p>9881</text:p>
          </table:table-cell>
          <table:table-cell table:formula="of:= ([.D187] *0.4)" office:value-type="float" office:value="3952.4" calcext:value-type="float">
            <text:p>395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7]-[.E187]" office:value-type="float" office:value="-52.4000000000001" calcext:value-type="float">
            <text:p>-52,4000000000001</text:p>
          </table:table-cell>
          <table:table-cell table:formula="of:=IF([.G187]&lt;0; ROUNDUP([.G187]/5;0); ROUNDDOWN([.G187]/5;0))" office:value-type="float" office:value="-11" calcext:value-type="float">
            <text:p>-11</text:p>
          </table:table-cell>
          <table:table-cell table:formula="of:=IF([.I186]+[.H187]&gt;0;[.I186]+[.H187];0)" office:value-type="float" office:value="1020" calcext:value-type="float">
            <text:p>1020</text:p>
          </table:table-cell>
          <table:table-cell table:formula="of:=IF([.I186]+[.H18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06" calcext:value-type="date">
            <text:p>2023-07-06</text:p>
          </table:table-cell>
          <table:table-cell office:value-type="float" office:value="391" calcext:value-type="float">
            <text:p>391</text:p>
          </table:table-cell>
          <table:table-cell office:value-type="float" office:value="599" calcext:value-type="float">
            <text:p>599</text:p>
          </table:table-cell>
          <table:table-cell table:formula="of:=[.D187] + [.B188] - [.C188]" office:value-type="float" office:value="9673" calcext:value-type="float">
            <text:p>9673</text:p>
          </table:table-cell>
          <table:table-cell table:formula="of:= ([.D188] *0.4)" office:value-type="float" office:value="3869.2" calcext:value-type="float">
            <text:p>386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8]-[.E188]" office:value-type="float" office:value="30.7999999999997" calcext:value-type="float">
            <text:p>30,7999999999997</text:p>
          </table:table-cell>
          <table:table-cell table:formula="of:=IF([.G188]&lt;0; ROUNDUP([.G188]/5;0); ROUNDDOWN([.G188]/5;0))" office:value-type="float" office:value="6" calcext:value-type="float">
            <text:p>6</text:p>
          </table:table-cell>
          <table:table-cell table:formula="of:=IF([.I187]+[.H188]&gt;0;[.I187]+[.H188];0)" office:value-type="float" office:value="1026" calcext:value-type="float">
            <text:p>1026</text:p>
          </table:table-cell>
          <table:table-cell table:formula="of:=IF([.I187]+[.H18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07" calcext:value-type="date">
            <text:p>2023-07-07</text:p>
          </table:table-cell>
          <table:table-cell office:value-type="float" office:value="550" calcext:value-type="float">
            <text:p>550</text:p>
          </table:table-cell>
          <table:table-cell office:value-type="float" office:value="561" calcext:value-type="float">
            <text:p>561</text:p>
          </table:table-cell>
          <table:table-cell table:formula="of:=[.D188] + [.B189] - [.C189]" office:value-type="float" office:value="9662" calcext:value-type="float">
            <text:p>9662</text:p>
          </table:table-cell>
          <table:table-cell table:formula="of:= ([.D189] *0.4)" office:value-type="float" office:value="3864.8" calcext:value-type="float">
            <text:p>386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89]-[.E189]" office:value-type="float" office:value="35.1999999999998" calcext:value-type="float">
            <text:p>35,1999999999998</text:p>
          </table:table-cell>
          <table:table-cell table:formula="of:=IF([.G189]&lt;0; ROUNDUP([.G189]/5;0); ROUNDDOWN([.G189]/5;0))" office:value-type="float" office:value="7" calcext:value-type="float">
            <text:p>7</text:p>
          </table:table-cell>
          <table:table-cell table:formula="of:=IF([.I188]+[.H189]&gt;0;[.I188]+[.H189];0)" office:value-type="float" office:value="1033" calcext:value-type="float">
            <text:p>1033</text:p>
          </table:table-cell>
          <table:table-cell table:formula="of:=IF([.I188]+[.H18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08" calcext:value-type="date">
            <text:p>2023-07-08</text:p>
          </table:table-cell>
          <table:table-cell office:value-type="float" office:value="373" calcext:value-type="float">
            <text:p>373</text:p>
          </table:table-cell>
          <table:table-cell office:value-type="float" office:value="469" calcext:value-type="float">
            <text:p>469</text:p>
          </table:table-cell>
          <table:table-cell table:formula="of:=[.D189] + [.B190] - [.C190]" office:value-type="float" office:value="9566" calcext:value-type="float">
            <text:p>9566</text:p>
          </table:table-cell>
          <table:table-cell table:formula="of:= ([.D190] *0.4)" office:value-type="float" office:value="3826.4" calcext:value-type="float">
            <text:p>382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0]-[.E190]" office:value-type="float" office:value="73.5999999999999" calcext:value-type="float">
            <text:p>73,5999999999999</text:p>
          </table:table-cell>
          <table:table-cell table:formula="of:=IF([.G190]&lt;0; ROUNDUP([.G190]/5;0); ROUNDDOWN([.G190]/5;0))" office:value-type="float" office:value="14" calcext:value-type="float">
            <text:p>14</text:p>
          </table:table-cell>
          <table:table-cell table:formula="of:=IF([.I189]+[.H190]&gt;0;[.I189]+[.H190];0)" office:value-type="float" office:value="1047" calcext:value-type="float">
            <text:p>1047</text:p>
          </table:table-cell>
          <table:table-cell table:formula="of:=IF([.I189]+[.H19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09" calcext:value-type="date">
            <text:p>2023-07-09</text:p>
          </table:table-cell>
          <table:table-cell office:value-type="float" office:value="480" calcext:value-type="float">
            <text:p>480</text:p>
          </table:table-cell>
          <table:table-cell office:value-type="float" office:value="592" calcext:value-type="float">
            <text:p>592</text:p>
          </table:table-cell>
          <table:table-cell table:formula="of:=[.D190] + [.B191] - [.C191]" office:value-type="float" office:value="9454" calcext:value-type="float">
            <text:p>9454</text:p>
          </table:table-cell>
          <table:table-cell table:formula="of:= ([.D191] *0.4)" office:value-type="float" office:value="3781.6" calcext:value-type="float">
            <text:p>378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1]-[.E191]" office:value-type="float" office:value="118.4" calcext:value-type="float">
            <text:p>118,4</text:p>
          </table:table-cell>
          <table:table-cell table:formula="of:=IF([.G191]&lt;0; ROUNDUP([.G191]/5;0); ROUNDDOWN([.G191]/5;0))" office:value-type="float" office:value="23" calcext:value-type="float">
            <text:p>23</text:p>
          </table:table-cell>
          <table:table-cell table:formula="of:=IF([.I190]+[.H191]&gt;0;[.I190]+[.H191];0)" office:value-type="float" office:value="1070" calcext:value-type="float">
            <text:p>1070</text:p>
          </table:table-cell>
          <table:table-cell table:formula="of:=IF([.I190]+[.H19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0" calcext:value-type="date">
            <text:p>2023-07-10</text:p>
          </table:table-cell>
          <table:table-cell office:value-type="float" office:value="643" calcext:value-type="float">
            <text:p>643</text:p>
          </table:table-cell>
          <table:table-cell office:value-type="float" office:value="422" calcext:value-type="float">
            <text:p>422</text:p>
          </table:table-cell>
          <table:table-cell table:formula="of:=[.D191] + [.B192] - [.C192]" office:value-type="float" office:value="9675" calcext:value-type="float">
            <text:p>9675</text:p>
          </table:table-cell>
          <table:table-cell table:formula="of:= ([.D192] *0.4)" office:value-type="float" office:value="3870" calcext:value-type="float">
            <text:p>387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2]-[.E192]" office:value-type="float" office:value="30" calcext:value-type="float">
            <text:p>30</text:p>
          </table:table-cell>
          <table:table-cell table:formula="of:=IF([.G192]&lt;0; ROUNDUP([.G192]/5;0); ROUNDDOWN([.G192]/5;0))" office:value-type="float" office:value="6" calcext:value-type="float">
            <text:p>6</text:p>
          </table:table-cell>
          <table:table-cell table:formula="of:=IF([.I191]+[.H192]&gt;0;[.I191]+[.H192];0)" office:value-type="float" office:value="1076" calcext:value-type="float">
            <text:p>1076</text:p>
          </table:table-cell>
          <table:table-cell table:formula="of:=IF([.I191]+[.H19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1" calcext:value-type="date">
            <text:p>2023-07-11</text:p>
          </table:table-cell>
          <table:table-cell office:value-type="float" office:value="353" calcext:value-type="float">
            <text:p>353</text:p>
          </table:table-cell>
          <table:table-cell office:value-type="float" office:value="641" calcext:value-type="float">
            <text:p>641</text:p>
          </table:table-cell>
          <table:table-cell table:formula="of:=[.D192] + [.B193] - [.C193]" office:value-type="float" office:value="9387" calcext:value-type="float">
            <text:p>9387</text:p>
          </table:table-cell>
          <table:table-cell table:formula="of:= ([.D193] *0.4)" office:value-type="float" office:value="3754.8" calcext:value-type="float">
            <text:p>375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3]-[.E193]" office:value-type="float" office:value="145.2" calcext:value-type="float">
            <text:p>145,2</text:p>
          </table:table-cell>
          <table:table-cell table:formula="of:=IF([.G193]&lt;0; ROUNDUP([.G193]/5;0); ROUNDDOWN([.G193]/5;0))" office:value-type="float" office:value="29" calcext:value-type="float">
            <text:p>29</text:p>
          </table:table-cell>
          <table:table-cell table:formula="of:=IF([.I192]+[.H193]&gt;0;[.I192]+[.H193];0)" office:value-type="float" office:value="1105" calcext:value-type="float">
            <text:p>1105</text:p>
          </table:table-cell>
          <table:table-cell table:formula="of:=IF([.I192]+[.H19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2" calcext:value-type="date">
            <text:p>2023-07-12</text:p>
          </table:table-cell>
          <table:table-cell office:value-type="float" office:value="679" calcext:value-type="float">
            <text:p>679</text:p>
          </table:table-cell>
          <table:table-cell office:value-type="float" office:value="301" calcext:value-type="float">
            <text:p>301</text:p>
          </table:table-cell>
          <table:table-cell table:formula="of:=[.D193] + [.B194] - [.C194]" office:value-type="float" office:value="9765" calcext:value-type="float">
            <text:p>9765</text:p>
          </table:table-cell>
          <table:table-cell table:formula="of:= ([.D194] *0.4)" office:value-type="float" office:value="3906" calcext:value-type="float">
            <text:p>390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4]-[.E194]" office:value-type="float" office:value="-6" calcext:value-type="float">
            <text:p>-6</text:p>
          </table:table-cell>
          <table:table-cell table:formula="of:=IF([.G194]&lt;0; ROUNDUP([.G194]/5;0); ROUNDDOWN([.G194]/5;0))" office:value-type="float" office:value="-2" calcext:value-type="float">
            <text:p>-2</text:p>
          </table:table-cell>
          <table:table-cell table:formula="of:=IF([.I193]+[.H194]&gt;0;[.I193]+[.H194];0)" office:value-type="float" office:value="1103" calcext:value-type="float">
            <text:p>1103</text:p>
          </table:table-cell>
          <table:table-cell table:formula="of:=IF([.I193]+[.H19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3" calcext:value-type="date">
            <text:p>2023-07-13</text:p>
          </table:table-cell>
          <table:table-cell office:value-type="float" office:value="523" calcext:value-type="float">
            <text:p>523</text:p>
          </table:table-cell>
          <table:table-cell office:value-type="float" office:value="696" calcext:value-type="float">
            <text:p>696</text:p>
          </table:table-cell>
          <table:table-cell table:formula="of:=[.D194] + [.B195] - [.C195]" office:value-type="float" office:value="9592" calcext:value-type="float">
            <text:p>9592</text:p>
          </table:table-cell>
          <table:table-cell table:formula="of:= ([.D195] *0.4)" office:value-type="float" office:value="3836.8" calcext:value-type="float">
            <text:p>383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5]-[.E195]" office:value-type="float" office:value="63.1999999999998" calcext:value-type="float">
            <text:p>63,1999999999998</text:p>
          </table:table-cell>
          <table:table-cell table:formula="of:=IF([.G195]&lt;0; ROUNDUP([.G195]/5;0); ROUNDDOWN([.G195]/5;0))" office:value-type="float" office:value="12" calcext:value-type="float">
            <text:p>12</text:p>
          </table:table-cell>
          <table:table-cell table:formula="of:=IF([.I194]+[.H195]&gt;0;[.I194]+[.H195];0)" office:value-type="float" office:value="1115" calcext:value-type="float">
            <text:p>1115</text:p>
          </table:table-cell>
          <table:table-cell table:formula="of:=IF([.I194]+[.H19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4" calcext:value-type="date">
            <text:p>2023-07-14</text:p>
          </table:table-cell>
          <table:table-cell office:value-type="float" office:value="341" calcext:value-type="float">
            <text:p>341</text:p>
          </table:table-cell>
          <table:table-cell office:value-type="float" office:value="555" calcext:value-type="float">
            <text:p>555</text:p>
          </table:table-cell>
          <table:table-cell table:formula="of:=[.D195] + [.B196] - [.C196]" office:value-type="float" office:value="9378" calcext:value-type="float">
            <text:p>9378</text:p>
          </table:table-cell>
          <table:table-cell table:formula="of:= ([.D196] *0.4)" office:value-type="float" office:value="3751.2" calcext:value-type="float">
            <text:p>375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6]-[.E196]" office:value-type="float" office:value="148.8" calcext:value-type="float">
            <text:p>148,8</text:p>
          </table:table-cell>
          <table:table-cell table:formula="of:=IF([.G196]&lt;0; ROUNDUP([.G196]/5;0); ROUNDDOWN([.G196]/5;0))" office:value-type="float" office:value="29" calcext:value-type="float">
            <text:p>29</text:p>
          </table:table-cell>
          <table:table-cell table:formula="of:=IF([.I195]+[.H196]&gt;0;[.I195]+[.H196];0)" office:value-type="float" office:value="1144" calcext:value-type="float">
            <text:p>1144</text:p>
          </table:table-cell>
          <table:table-cell table:formula="of:=IF([.I195]+[.H19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5" calcext:value-type="date">
            <text:p>2023-07-15</text:p>
          </table:table-cell>
          <table:table-cell office:value-type="float" office:value="691" calcext:value-type="float">
            <text:p>691</text:p>
          </table:table-cell>
          <table:table-cell office:value-type="float" office:value="608" calcext:value-type="float">
            <text:p>608</text:p>
          </table:table-cell>
          <table:table-cell table:formula="of:=[.D196] + [.B197] - [.C197]" office:value-type="float" office:value="9461" calcext:value-type="float">
            <text:p>9461</text:p>
          </table:table-cell>
          <table:table-cell table:formula="of:= ([.D197] *0.4)" office:value-type="float" office:value="3784.4" calcext:value-type="float">
            <text:p>3784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7]-[.E197]" office:value-type="float" office:value="115.6" calcext:value-type="float">
            <text:p>115,6</text:p>
          </table:table-cell>
          <table:table-cell table:formula="of:=IF([.G197]&lt;0; ROUNDUP([.G197]/5;0); ROUNDDOWN([.G197]/5;0))" office:value-type="float" office:value="23" calcext:value-type="float">
            <text:p>23</text:p>
          </table:table-cell>
          <table:table-cell table:formula="of:=IF([.I196]+[.H197]&gt;0;[.I196]+[.H197];0)" office:value-type="float" office:value="1167" calcext:value-type="float">
            <text:p>1167</text:p>
          </table:table-cell>
          <table:table-cell table:formula="of:=IF([.I196]+[.H19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6" calcext:value-type="date">
            <text:p>2023-07-16</text:p>
          </table:table-cell>
          <table:table-cell office:value-type="float" office:value="428" calcext:value-type="float">
            <text:p>428</text:p>
          </table:table-cell>
          <table:table-cell office:value-type="float" office:value="381" calcext:value-type="float">
            <text:p>381</text:p>
          </table:table-cell>
          <table:table-cell table:formula="of:=[.D197] + [.B198] - [.C198]" office:value-type="float" office:value="9508" calcext:value-type="float">
            <text:p>9508</text:p>
          </table:table-cell>
          <table:table-cell table:formula="of:= ([.D198] *0.4)" office:value-type="float" office:value="3803.2" calcext:value-type="float">
            <text:p>380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8]-[.E198]" office:value-type="float" office:value="96.7999999999997" calcext:value-type="float">
            <text:p>96,7999999999997</text:p>
          </table:table-cell>
          <table:table-cell table:formula="of:=IF([.G198]&lt;0; ROUNDUP([.G198]/5;0); ROUNDDOWN([.G198]/5;0))" office:value-type="float" office:value="19" calcext:value-type="float">
            <text:p>19</text:p>
          </table:table-cell>
          <table:table-cell table:formula="of:=IF([.I197]+[.H198]&gt;0;[.I197]+[.H198];0)" office:value-type="float" office:value="1186" calcext:value-type="float">
            <text:p>1186</text:p>
          </table:table-cell>
          <table:table-cell table:formula="of:=IF([.I197]+[.H19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7" calcext:value-type="date">
            <text:p>2023-07-17</text:p>
          </table:table-cell>
          <table:table-cell office:value-type="float" office:value="597" calcext:value-type="float">
            <text:p>597</text:p>
          </table:table-cell>
          <table:table-cell office:value-type="float" office:value="695" calcext:value-type="float">
            <text:p>695</text:p>
          </table:table-cell>
          <table:table-cell table:formula="of:=[.D198] + [.B199] - [.C199]" office:value-type="float" office:value="9410" calcext:value-type="float">
            <text:p>9410</text:p>
          </table:table-cell>
          <table:table-cell table:formula="of:= ([.D199] *0.4)" office:value-type="float" office:value="3764" calcext:value-type="float">
            <text:p>376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199]-[.E199]" office:value-type="float" office:value="136" calcext:value-type="float">
            <text:p>136</text:p>
          </table:table-cell>
          <table:table-cell table:formula="of:=IF([.G199]&lt;0; ROUNDUP([.G199]/5;0); ROUNDDOWN([.G199]/5;0))" office:value-type="float" office:value="27" calcext:value-type="float">
            <text:p>27</text:p>
          </table:table-cell>
          <table:table-cell table:formula="of:=IF([.I198]+[.H199]&gt;0;[.I198]+[.H199];0)" office:value-type="float" office:value="1213" calcext:value-type="float">
            <text:p>1213</text:p>
          </table:table-cell>
          <table:table-cell table:formula="of:=IF([.I198]+[.H19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8" calcext:value-type="date">
            <text:p>2023-07-18</text:p>
          </table:table-cell>
          <table:table-cell office:value-type="float" office:value="667" calcext:value-type="float">
            <text:p>667</text:p>
          </table:table-cell>
          <table:table-cell office:value-type="float" office:value="401" calcext:value-type="float">
            <text:p>401</text:p>
          </table:table-cell>
          <table:table-cell table:formula="of:=[.D199] + [.B200] - [.C200]" office:value-type="float" office:value="9676" calcext:value-type="float">
            <text:p>9676</text:p>
          </table:table-cell>
          <table:table-cell table:formula="of:= ([.D200] *0.4)" office:value-type="float" office:value="3870.4" calcext:value-type="float">
            <text:p>387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0]-[.E200]" office:value-type="float" office:value="29.5999999999999" calcext:value-type="float">
            <text:p>29,5999999999999</text:p>
          </table:table-cell>
          <table:table-cell table:formula="of:=IF([.G200]&lt;0; ROUNDUP([.G200]/5;0); ROUNDDOWN([.G200]/5;0))" office:value-type="float" office:value="5" calcext:value-type="float">
            <text:p>5</text:p>
          </table:table-cell>
          <table:table-cell table:formula="of:=IF([.I199]+[.H200]&gt;0;[.I199]+[.H200];0)" office:value-type="float" office:value="1218" calcext:value-type="float">
            <text:p>1218</text:p>
          </table:table-cell>
          <table:table-cell table:formula="of:=IF([.I199]+[.H20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19" calcext:value-type="date">
            <text:p>2023-07-19</text:p>
          </table:table-cell>
          <table:table-cell office:value-type="float" office:value="579" calcext:value-type="float">
            <text:p>579</text:p>
          </table:table-cell>
          <table:table-cell office:value-type="float" office:value="541" calcext:value-type="float">
            <text:p>541</text:p>
          </table:table-cell>
          <table:table-cell table:formula="of:=[.D200] + [.B201] - [.C201]" office:value-type="float" office:value="9714" calcext:value-type="float">
            <text:p>9714</text:p>
          </table:table-cell>
          <table:table-cell table:formula="of:= ([.D201] *0.4)" office:value-type="float" office:value="3885.6" calcext:value-type="float">
            <text:p>3885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1]-[.E201]" office:value-type="float" office:value="14.3999999999996" calcext:value-type="float">
            <text:p>14,3999999999996</text:p>
          </table:table-cell>
          <table:table-cell table:formula="of:=IF([.G201]&lt;0; ROUNDUP([.G201]/5;0); ROUNDDOWN([.G201]/5;0))" office:value-type="float" office:value="2" calcext:value-type="float">
            <text:p>2</text:p>
          </table:table-cell>
          <table:table-cell table:formula="of:=IF([.I200]+[.H201]&gt;0;[.I200]+[.H201];0)" office:value-type="float" office:value="1220" calcext:value-type="float">
            <text:p>1220</text:p>
          </table:table-cell>
          <table:table-cell table:formula="of:=IF([.I200]+[.H20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0" calcext:value-type="date">
            <text:p>2023-07-20</text:p>
          </table:table-cell>
          <table:table-cell office:value-type="float" office:value="607" calcext:value-type="float">
            <text:p>607</text:p>
          </table:table-cell>
          <table:table-cell office:value-type="float" office:value="318" calcext:value-type="float">
            <text:p>318</text:p>
          </table:table-cell>
          <table:table-cell table:formula="of:=[.D201] + [.B202] - [.C202]" office:value-type="float" office:value="10003" calcext:value-type="float">
            <text:p>10003</text:p>
          </table:table-cell>
          <table:table-cell table:formula="of:= ([.D202] *0.4)" office:value-type="float" office:value="4001.2" calcext:value-type="float">
            <text:p>400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2]-[.E202]" office:value-type="float" office:value="-101.2" calcext:value-type="float">
            <text:p>-101,2</text:p>
          </table:table-cell>
          <table:table-cell table:formula="of:=IF([.G202]&lt;0; ROUNDUP([.G202]/5;0); ROUNDDOWN([.G202]/5;0))" office:value-type="float" office:value="-21" calcext:value-type="float">
            <text:p>-21</text:p>
          </table:table-cell>
          <table:table-cell table:formula="of:=IF([.I201]+[.H202]&gt;0;[.I201]+[.H202];0)" office:value-type="float" office:value="1199" calcext:value-type="float">
            <text:p>1199</text:p>
          </table:table-cell>
          <table:table-cell table:formula="of:=IF([.I201]+[.H20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1" calcext:value-type="date">
            <text:p>2023-07-21</text:p>
          </table:table-cell>
          <table:table-cell office:value-type="float" office:value="674" calcext:value-type="float">
            <text:p>674</text:p>
          </table:table-cell>
          <table:table-cell office:value-type="float" office:value="595" calcext:value-type="float">
            <text:p>595</text:p>
          </table:table-cell>
          <table:table-cell table:formula="of:=[.D202] + [.B203] - [.C203]" office:value-type="float" office:value="10082" calcext:value-type="float">
            <text:p>10082</text:p>
          </table:table-cell>
          <table:table-cell table:formula="of:= ([.D203] *0.4)" office:value-type="float" office:value="4032.8" calcext:value-type="float">
            <text:p>403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3]-[.E203]" office:value-type="float" office:value="-132.8" calcext:value-type="float">
            <text:p>-132,8</text:p>
          </table:table-cell>
          <table:table-cell table:formula="of:=IF([.G203]&lt;0; ROUNDUP([.G203]/5;0); ROUNDDOWN([.G203]/5;0))" office:value-type="float" office:value="-27" calcext:value-type="float">
            <text:p>-27</text:p>
          </table:table-cell>
          <table:table-cell table:formula="of:=IF([.I202]+[.H203]&gt;0;[.I202]+[.H203];0)" office:value-type="float" office:value="1172" calcext:value-type="float">
            <text:p>1172</text:p>
          </table:table-cell>
          <table:table-cell table:formula="of:=IF([.I202]+[.H20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2" calcext:value-type="date">
            <text:p>2023-07-22</text:p>
          </table:table-cell>
          <table:table-cell office:value-type="float" office:value="643" calcext:value-type="float">
            <text:p>643</text:p>
          </table:table-cell>
          <table:table-cell office:value-type="float" office:value="494" calcext:value-type="float">
            <text:p>494</text:p>
          </table:table-cell>
          <table:table-cell table:formula="of:=[.D203] + [.B204] - [.C204]" office:value-type="float" office:value="10231" calcext:value-type="float">
            <text:p>10231</text:p>
          </table:table-cell>
          <table:table-cell table:formula="of:= ([.D204] *0.4)" office:value-type="float" office:value="4092.4" calcext:value-type="float">
            <text:p>409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4]-[.E204]" office:value-type="float" office:value="-192.4" calcext:value-type="float">
            <text:p>-192,4</text:p>
          </table:table-cell>
          <table:table-cell table:formula="of:=IF([.G204]&lt;0; ROUNDUP([.G204]/5;0); ROUNDDOWN([.G204]/5;0))" office:value-type="float" office:value="-39" calcext:value-type="float">
            <text:p>-39</text:p>
          </table:table-cell>
          <table:table-cell table:formula="of:=IF([.I203]+[.H204]&gt;0;[.I203]+[.H204];0)" office:value-type="float" office:value="1133" calcext:value-type="float">
            <text:p>1133</text:p>
          </table:table-cell>
          <table:table-cell table:formula="of:=IF([.I203]+[.H20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3" calcext:value-type="date">
            <text:p>2023-07-23</text:p>
          </table:table-cell>
          <table:table-cell office:value-type="float" office:value="446" calcext:value-type="float">
            <text:p>446</text:p>
          </table:table-cell>
          <table:table-cell office:value-type="float" office:value="524" calcext:value-type="float">
            <text:p>524</text:p>
          </table:table-cell>
          <table:table-cell table:formula="of:=[.D204] + [.B205] - [.C205]" office:value-type="float" office:value="10153" calcext:value-type="float">
            <text:p>10153</text:p>
          </table:table-cell>
          <table:table-cell table:formula="of:= ([.D205] *0.4)" office:value-type="float" office:value="4061.2" calcext:value-type="float">
            <text:p>406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5]-[.E205]" office:value-type="float" office:value="-161.2" calcext:value-type="float">
            <text:p>-161,2</text:p>
          </table:table-cell>
          <table:table-cell table:formula="of:=IF([.G205]&lt;0; ROUNDUP([.G205]/5;0); ROUNDDOWN([.G205]/5;0))" office:value-type="float" office:value="-33" calcext:value-type="float">
            <text:p>-33</text:p>
          </table:table-cell>
          <table:table-cell table:formula="of:=IF([.I204]+[.H205]&gt;0;[.I204]+[.H205];0)" office:value-type="float" office:value="1100" calcext:value-type="float">
            <text:p>1100</text:p>
          </table:table-cell>
          <table:table-cell table:formula="of:=IF([.I204]+[.H20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4" calcext:value-type="date">
            <text:p>2023-07-24</text:p>
          </table:table-cell>
          <table:table-cell office:value-type="float" office:value="539" calcext:value-type="float">
            <text:p>539</text:p>
          </table:table-cell>
          <table:table-cell office:value-type="float" office:value="567" calcext:value-type="float">
            <text:p>567</text:p>
          </table:table-cell>
          <table:table-cell table:formula="of:=[.D205] + [.B206] - [.C206]" office:value-type="float" office:value="10125" calcext:value-type="float">
            <text:p>10125</text:p>
          </table:table-cell>
          <table:table-cell table:formula="of:= ([.D206] *0.4)" office:value-type="float" office:value="4050" calcext:value-type="float">
            <text:p>405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6]-[.E206]" office:value-type="float" office:value="-150" calcext:value-type="float">
            <text:p>-150</text:p>
          </table:table-cell>
          <table:table-cell table:formula="of:=IF([.G206]&lt;0; ROUNDUP([.G206]/5;0); ROUNDDOWN([.G206]/5;0))" office:value-type="float" office:value="-30" calcext:value-type="float">
            <text:p>-30</text:p>
          </table:table-cell>
          <table:table-cell table:formula="of:=IF([.I205]+[.H206]&gt;0;[.I205]+[.H206];0)" office:value-type="float" office:value="1070" calcext:value-type="float">
            <text:p>1070</text:p>
          </table:table-cell>
          <table:table-cell table:formula="of:=IF([.I205]+[.H20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5" calcext:value-type="date">
            <text:p>2023-07-25</text:p>
          </table:table-cell>
          <table:table-cell office:value-type="float" office:value="659" calcext:value-type="float">
            <text:p>659</text:p>
          </table:table-cell>
          <table:table-cell office:value-type="float" office:value="617" calcext:value-type="float">
            <text:p>617</text:p>
          </table:table-cell>
          <table:table-cell table:formula="of:=[.D206] + [.B207] - [.C207]" office:value-type="float" office:value="10167" calcext:value-type="float">
            <text:p>10167</text:p>
          </table:table-cell>
          <table:table-cell table:formula="of:= ([.D207] *0.4)" office:value-type="float" office:value="4066.8" calcext:value-type="float">
            <text:p>406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7]-[.E207]" office:value-type="float" office:value="-166.8" calcext:value-type="float">
            <text:p>-166,8</text:p>
          </table:table-cell>
          <table:table-cell table:formula="of:=IF([.G207]&lt;0; ROUNDUP([.G207]/5;0); ROUNDDOWN([.G207]/5;0))" office:value-type="float" office:value="-34" calcext:value-type="float">
            <text:p>-34</text:p>
          </table:table-cell>
          <table:table-cell table:formula="of:=IF([.I206]+[.H207]&gt;0;[.I206]+[.H207];0)" office:value-type="float" office:value="1036" calcext:value-type="float">
            <text:p>1036</text:p>
          </table:table-cell>
          <table:table-cell table:formula="of:=IF([.I206]+[.H20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6" calcext:value-type="date">
            <text:p>2023-07-26</text:p>
          </table:table-cell>
          <table:table-cell office:value-type="float" office:value="499" calcext:value-type="float">
            <text:p>499</text:p>
          </table:table-cell>
          <table:table-cell office:value-type="float" office:value="671" calcext:value-type="float">
            <text:p>671</text:p>
          </table:table-cell>
          <table:table-cell table:formula="of:=[.D207] + [.B208] - [.C208]" office:value-type="float" office:value="9995" calcext:value-type="float">
            <text:p>9995</text:p>
          </table:table-cell>
          <table:table-cell table:formula="of:= ([.D208] *0.4)" office:value-type="float" office:value="3998" calcext:value-type="float">
            <text:p>399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8]-[.E208]" office:value-type="float" office:value="-98" calcext:value-type="float">
            <text:p>-98</text:p>
          </table:table-cell>
          <table:table-cell table:formula="of:=IF([.G208]&lt;0; ROUNDUP([.G208]/5;0); ROUNDDOWN([.G208]/5;0))" office:value-type="float" office:value="-20" calcext:value-type="float">
            <text:p>-20</text:p>
          </table:table-cell>
          <table:table-cell table:formula="of:=IF([.I207]+[.H208]&gt;0;[.I207]+[.H208];0)" office:value-type="float" office:value="1016" calcext:value-type="float">
            <text:p>1016</text:p>
          </table:table-cell>
          <table:table-cell table:formula="of:=IF([.I207]+[.H20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7" calcext:value-type="date">
            <text:p>2023-07-27</text:p>
          </table:table-cell>
          <table:table-cell office:value-type="float" office:value="573" calcext:value-type="float">
            <text:p>573</text:p>
          </table:table-cell>
          <table:table-cell office:value-type="float" office:value="514" calcext:value-type="float">
            <text:p>514</text:p>
          </table:table-cell>
          <table:table-cell table:formula="of:=[.D208] + [.B209] - [.C209]" office:value-type="float" office:value="10054" calcext:value-type="float">
            <text:p>10054</text:p>
          </table:table-cell>
          <table:table-cell table:formula="of:= ([.D209] *0.4)" office:value-type="float" office:value="4021.6" calcext:value-type="float">
            <text:p>402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09]-[.E209]" office:value-type="float" office:value="-121.6" calcext:value-type="float">
            <text:p>-121,6</text:p>
          </table:table-cell>
          <table:table-cell table:formula="of:=IF([.G209]&lt;0; ROUNDUP([.G209]/5;0); ROUNDDOWN([.G209]/5;0))" office:value-type="float" office:value="-25" calcext:value-type="float">
            <text:p>-25</text:p>
          </table:table-cell>
          <table:table-cell table:formula="of:=IF([.I208]+[.H209]&gt;0;[.I208]+[.H209];0)" office:value-type="float" office:value="991" calcext:value-type="float">
            <text:p>991</text:p>
          </table:table-cell>
          <table:table-cell table:formula="of:=IF([.I208]+[.H20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8" calcext:value-type="date">
            <text:p>2023-07-28</text:p>
          </table:table-cell>
          <table:table-cell office:value-type="float" office:value="573" calcext:value-type="float">
            <text:p>573</text:p>
          </table:table-cell>
          <table:table-cell office:value-type="float" office:value="604" calcext:value-type="float">
            <text:p>604</text:p>
          </table:table-cell>
          <table:table-cell table:formula="of:=[.D209] + [.B210] - [.C210]" office:value-type="float" office:value="10023" calcext:value-type="float">
            <text:p>10023</text:p>
          </table:table-cell>
          <table:table-cell table:formula="of:= ([.D210] *0.4)" office:value-type="float" office:value="4009.2" calcext:value-type="float">
            <text:p>400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0]-[.E210]" office:value-type="float" office:value="-109.2" calcext:value-type="float">
            <text:p>-109,2</text:p>
          </table:table-cell>
          <table:table-cell table:formula="of:=IF([.G210]&lt;0; ROUNDUP([.G210]/5;0); ROUNDDOWN([.G210]/5;0))" office:value-type="float" office:value="-22" calcext:value-type="float">
            <text:p>-22</text:p>
          </table:table-cell>
          <table:table-cell table:formula="of:=IF([.I209]+[.H210]&gt;0;[.I209]+[.H210];0)" office:value-type="float" office:value="969" calcext:value-type="float">
            <text:p>969</text:p>
          </table:table-cell>
          <table:table-cell table:formula="of:=IF([.I209]+[.H21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29" calcext:value-type="date">
            <text:p>2023-07-29</text:p>
          </table:table-cell>
          <table:table-cell office:value-type="float" office:value="416" calcext:value-type="float">
            <text:p>416</text:p>
          </table:table-cell>
          <table:table-cell office:value-type="float" office:value="527" calcext:value-type="float">
            <text:p>527</text:p>
          </table:table-cell>
          <table:table-cell table:formula="of:=[.D210] + [.B211] - [.C211]" office:value-type="float" office:value="9912" calcext:value-type="float">
            <text:p>9912</text:p>
          </table:table-cell>
          <table:table-cell table:formula="of:= ([.D211] *0.4)" office:value-type="float" office:value="3964.8" calcext:value-type="float">
            <text:p>396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1]-[.E211]" office:value-type="float" office:value="-64.8000000000002" calcext:value-type="float">
            <text:p>-64,8000000000002</text:p>
          </table:table-cell>
          <table:table-cell table:formula="of:=IF([.G211]&lt;0; ROUNDUP([.G211]/5;0); ROUNDDOWN([.G211]/5;0))" office:value-type="float" office:value="-13" calcext:value-type="float">
            <text:p>-13</text:p>
          </table:table-cell>
          <table:table-cell table:formula="of:=IF([.I210]+[.H211]&gt;0;[.I210]+[.H211];0)" office:value-type="float" office:value="956" calcext:value-type="float">
            <text:p>956</text:p>
          </table:table-cell>
          <table:table-cell table:formula="of:=IF([.I210]+[.H21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30" calcext:value-type="date">
            <text:p>2023-07-30</text:p>
          </table:table-cell>
          <table:table-cell office:value-type="float" office:value="675" calcext:value-type="float">
            <text:p>675</text:p>
          </table:table-cell>
          <table:table-cell office:value-type="float" office:value="528" calcext:value-type="float">
            <text:p>528</text:p>
          </table:table-cell>
          <table:table-cell table:formula="of:=[.D211] + [.B212] - [.C212]" office:value-type="float" office:value="10059" calcext:value-type="float">
            <text:p>10059</text:p>
          </table:table-cell>
          <table:table-cell table:formula="of:= ([.D212] *0.4)" office:value-type="float" office:value="4023.6" calcext:value-type="float">
            <text:p>402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2]-[.E212]" office:value-type="float" office:value="-123.6" calcext:value-type="float">
            <text:p>-123,6</text:p>
          </table:table-cell>
          <table:table-cell table:formula="of:=IF([.G212]&lt;0; ROUNDUP([.G212]/5;0); ROUNDDOWN([.G212]/5;0))" office:value-type="float" office:value="-25" calcext:value-type="float">
            <text:p>-25</text:p>
          </table:table-cell>
          <table:table-cell table:formula="of:=IF([.I211]+[.H212]&gt;0;[.I211]+[.H212];0)" office:value-type="float" office:value="931" calcext:value-type="float">
            <text:p>931</text:p>
          </table:table-cell>
          <table:table-cell table:formula="of:=IF([.I211]+[.H21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7-31" calcext:value-type="date">
            <text:p>2023-07-31</text:p>
          </table:table-cell>
          <table:table-cell office:value-type="float" office:value="444" calcext:value-type="float">
            <text:p>444</text:p>
          </table:table-cell>
          <table:table-cell office:value-type="float" office:value="354" calcext:value-type="float">
            <text:p>354</text:p>
          </table:table-cell>
          <table:table-cell table:formula="of:=[.D212] + [.B213] - [.C213]" office:value-type="float" office:value="10149" calcext:value-type="float">
            <text:p>10149</text:p>
          </table:table-cell>
          <table:table-cell table:formula="of:= ([.D213] *0.4)" office:value-type="float" office:value="4059.6" calcext:value-type="float">
            <text:p>405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3]-[.E213]" office:value-type="float" office:value="-159.6" calcext:value-type="float">
            <text:p>-159,6</text:p>
          </table:table-cell>
          <table:table-cell table:formula="of:=IF([.G213]&lt;0; ROUNDUP([.G213]/5;0); ROUNDDOWN([.G213]/5;0))" office:value-type="float" office:value="-32" calcext:value-type="float">
            <text:p>-32</text:p>
          </table:table-cell>
          <table:table-cell table:formula="of:=IF([.I212]+[.H213]&gt;0;[.I212]+[.H213];0)" office:value-type="float" office:value="899" calcext:value-type="float">
            <text:p>899</text:p>
          </table:table-cell>
          <table:table-cell table:formula="of:=IF([.I212]+[.H21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01" calcext:value-type="date">
            <text:p>2023-08-01</text:p>
          </table:table-cell>
          <table:table-cell office:value-type="float" office:value="560" calcext:value-type="float">
            <text:p>560</text:p>
          </table:table-cell>
          <table:table-cell office:value-type="float" office:value="613" calcext:value-type="float">
            <text:p>613</text:p>
          </table:table-cell>
          <table:table-cell table:formula="of:=[.D213] + [.B214] - [.C214]" office:value-type="float" office:value="10096" calcext:value-type="float">
            <text:p>10096</text:p>
          </table:table-cell>
          <table:table-cell table:formula="of:= ([.D214] *0.4)" office:value-type="float" office:value="4038.4" calcext:value-type="float">
            <text:p>403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4]-[.E214]" office:value-type="float" office:value="-138.4" calcext:value-type="float">
            <text:p>-138,4</text:p>
          </table:table-cell>
          <table:table-cell table:formula="of:=IF([.G214]&lt;0; ROUNDUP([.G214]/5;0); ROUNDDOWN([.G214]/5;0))" office:value-type="float" office:value="-28" calcext:value-type="float">
            <text:p>-28</text:p>
          </table:table-cell>
          <table:table-cell table:formula="of:=IF([.I213]+[.H214]&gt;0;[.I213]+[.H214];0)" office:value-type="float" office:value="871" calcext:value-type="float">
            <text:p>871</text:p>
          </table:table-cell>
          <table:table-cell table:formula="of:=IF([.I213]+[.H21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02" calcext:value-type="date">
            <text:p>2023-08-02</text:p>
          </table:table-cell>
          <table:table-cell office:value-type="float" office:value="321" calcext:value-type="float">
            <text:p>321</text:p>
          </table:table-cell>
          <table:table-cell office:value-type="float" office:value="420" calcext:value-type="float">
            <text:p>420</text:p>
          </table:table-cell>
          <table:table-cell table:formula="of:=[.D214] + [.B215] - [.C215]" office:value-type="float" office:value="9997" calcext:value-type="float">
            <text:p>9997</text:p>
          </table:table-cell>
          <table:table-cell table:formula="of:= ([.D215] *0.4)" office:value-type="float" office:value="3998.8" calcext:value-type="float">
            <text:p>399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5]-[.E215]" office:value-type="float" office:value="-98.8000000000002" calcext:value-type="float">
            <text:p>-98,8000000000002</text:p>
          </table:table-cell>
          <table:table-cell table:formula="of:=IF([.G215]&lt;0; ROUNDUP([.G215]/5;0); ROUNDDOWN([.G215]/5;0))" office:value-type="float" office:value="-20" calcext:value-type="float">
            <text:p>-20</text:p>
          </table:table-cell>
          <table:table-cell table:formula="of:=IF([.I214]+[.H215]&gt;0;[.I214]+[.H215];0)" office:value-type="float" office:value="851" calcext:value-type="float">
            <text:p>851</text:p>
          </table:table-cell>
          <table:table-cell table:formula="of:=IF([.I214]+[.H21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03" calcext:value-type="date">
            <text:p>2023-08-03</text:p>
          </table:table-cell>
          <table:table-cell office:value-type="float" office:value="581" calcext:value-type="float">
            <text:p>581</text:p>
          </table:table-cell>
          <table:table-cell office:value-type="float" office:value="570" calcext:value-type="float">
            <text:p>570</text:p>
          </table:table-cell>
          <table:table-cell table:formula="of:=[.D215] + [.B216] - [.C216]" office:value-type="float" office:value="10008" calcext:value-type="float">
            <text:p>10008</text:p>
          </table:table-cell>
          <table:table-cell table:formula="of:= ([.D216] *0.4)" office:value-type="float" office:value="4003.2" calcext:value-type="float">
            <text:p>400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6]-[.E216]" office:value-type="float" office:value="-103.2" calcext:value-type="float">
            <text:p>-103,2</text:p>
          </table:table-cell>
          <table:table-cell table:formula="of:=IF([.G216]&lt;0; ROUNDUP([.G216]/5;0); ROUNDDOWN([.G216]/5;0))" office:value-type="float" office:value="-21" calcext:value-type="float">
            <text:p>-21</text:p>
          </table:table-cell>
          <table:table-cell table:formula="of:=IF([.I215]+[.H216]&gt;0;[.I215]+[.H216];0)" office:value-type="float" office:value="830" calcext:value-type="float">
            <text:p>830</text:p>
          </table:table-cell>
          <table:table-cell table:formula="of:=IF([.I215]+[.H21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04" calcext:value-type="date">
            <text:p>2023-08-04</text:p>
          </table:table-cell>
          <table:table-cell office:value-type="float" office:value="312" calcext:value-type="float">
            <text:p>312</text:p>
          </table:table-cell>
          <table:table-cell office:value-type="float" office:value="650" calcext:value-type="float">
            <text:p>650</text:p>
          </table:table-cell>
          <table:table-cell table:formula="of:=[.D216] + [.B217] - [.C217]" office:value-type="float" office:value="9670" calcext:value-type="float">
            <text:p>9670</text:p>
          </table:table-cell>
          <table:table-cell table:formula="of:= ([.D217] *0.4)" office:value-type="float" office:value="3868" calcext:value-type="float">
            <text:p>386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7]-[.E217]" office:value-type="float" office:value="32" calcext:value-type="float">
            <text:p>32</text:p>
          </table:table-cell>
          <table:table-cell table:formula="of:=IF([.G217]&lt;0; ROUNDUP([.G217]/5;0); ROUNDDOWN([.G217]/5;0))" office:value-type="float" office:value="6" calcext:value-type="float">
            <text:p>6</text:p>
          </table:table-cell>
          <table:table-cell table:formula="of:=IF([.I216]+[.H217]&gt;0;[.I216]+[.H217];0)" office:value-type="float" office:value="836" calcext:value-type="float">
            <text:p>836</text:p>
          </table:table-cell>
          <table:table-cell table:formula="of:=IF([.I216]+[.H21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05" calcext:value-type="date">
            <text:p>2023-08-05</text:p>
          </table:table-cell>
          <table:table-cell office:value-type="float" office:value="574" calcext:value-type="float">
            <text:p>574</text:p>
          </table:table-cell>
          <table:table-cell office:value-type="float" office:value="515" calcext:value-type="float">
            <text:p>515</text:p>
          </table:table-cell>
          <table:table-cell table:formula="of:=[.D217] + [.B218] - [.C218]" office:value-type="float" office:value="9729" calcext:value-type="float">
            <text:p>9729</text:p>
          </table:table-cell>
          <table:table-cell table:formula="of:= ([.D218] *0.4)" office:value-type="float" office:value="3891.6" calcext:value-type="float">
            <text:p>389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8]-[.E218]" office:value-type="float" office:value="8.39999999999964" calcext:value-type="float">
            <text:p>8,39999999999964</text:p>
          </table:table-cell>
          <table:table-cell table:formula="of:=IF([.G218]&lt;0; ROUNDUP([.G218]/5;0); ROUNDDOWN([.G218]/5;0))" office:value-type="float" office:value="1" calcext:value-type="float">
            <text:p>1</text:p>
          </table:table-cell>
          <table:table-cell table:formula="of:=IF([.I217]+[.H218]&gt;0;[.I217]+[.H218];0)" office:value-type="float" office:value="837" calcext:value-type="float">
            <text:p>837</text:p>
          </table:table-cell>
          <table:table-cell table:formula="of:=IF([.I217]+[.H21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06" calcext:value-type="date">
            <text:p>2023-08-06</text:p>
          </table:table-cell>
          <table:table-cell office:value-type="float" office:value="697" calcext:value-type="float">
            <text:p>697</text:p>
          </table:table-cell>
          <table:table-cell office:value-type="float" office:value="679" calcext:value-type="float">
            <text:p>679</text:p>
          </table:table-cell>
          <table:table-cell table:formula="of:=[.D218] + [.B219] - [.C219]" office:value-type="float" office:value="9747" calcext:value-type="float">
            <text:p>9747</text:p>
          </table:table-cell>
          <table:table-cell table:formula="of:= ([.D219] *0.4)" office:value-type="float" office:value="3898.8" calcext:value-type="float">
            <text:p>389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19]-[.E219]" office:value-type="float" office:value="1.19999999999982" calcext:value-type="float">
            <text:p>1,19999999999982</text:p>
          </table:table-cell>
          <table:table-cell table:formula="of:=IF([.G219]&lt;0; ROUNDUP([.G219]/5;0); ROUNDDOWN([.G219]/5;0))" office:value-type="float" office:value="0" calcext:value-type="float">
            <text:p>0</text:p>
          </table:table-cell>
          <table:table-cell table:formula="of:=IF([.I218]+[.H219]&gt;0;[.I218]+[.H219];0)" office:value-type="float" office:value="837" calcext:value-type="float">
            <text:p>837</text:p>
          </table:table-cell>
          <table:table-cell table:formula="of:=IF([.I218]+[.H21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07" calcext:value-type="date">
            <text:p>2023-08-07</text:p>
          </table:table-cell>
          <table:table-cell office:value-type="float" office:value="517" calcext:value-type="float">
            <text:p>517</text:p>
          </table:table-cell>
          <table:table-cell office:value-type="float" office:value="652" calcext:value-type="float">
            <text:p>652</text:p>
          </table:table-cell>
          <table:table-cell table:formula="of:=[.D219] + [.B220] - [.C220]" office:value-type="float" office:value="9612" calcext:value-type="float">
            <text:p>9612</text:p>
          </table:table-cell>
          <table:table-cell table:formula="of:= ([.D220] *0.4)" office:value-type="float" office:value="3844.8" calcext:value-type="float">
            <text:p>384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0]-[.E220]" office:value-type="float" office:value="55.1999999999998" calcext:value-type="float">
            <text:p>55,1999999999998</text:p>
          </table:table-cell>
          <table:table-cell table:formula="of:=IF([.G220]&lt;0; ROUNDUP([.G220]/5;0); ROUNDDOWN([.G220]/5;0))" office:value-type="float" office:value="11" calcext:value-type="float">
            <text:p>11</text:p>
          </table:table-cell>
          <table:table-cell table:formula="of:=IF([.I219]+[.H220]&gt;0;[.I219]+[.H220];0)" office:value-type="float" office:value="848" calcext:value-type="float">
            <text:p>848</text:p>
          </table:table-cell>
          <table:table-cell table:formula="of:=IF([.I219]+[.H22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08" calcext:value-type="date">
            <text:p>2023-08-08</text:p>
          </table:table-cell>
          <table:table-cell office:value-type="float" office:value="523" calcext:value-type="float">
            <text:p>523</text:p>
          </table:table-cell>
          <table:table-cell office:value-type="float" office:value="534" calcext:value-type="float">
            <text:p>534</text:p>
          </table:table-cell>
          <table:table-cell table:formula="of:=[.D220] + [.B221] - [.C221]" office:value-type="float" office:value="9601" calcext:value-type="float">
            <text:p>9601</text:p>
          </table:table-cell>
          <table:table-cell table:formula="of:= ([.D221] *0.4)" office:value-type="float" office:value="3840.4" calcext:value-type="float">
            <text:p>384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1]-[.E221]" office:value-type="float" office:value="59.5999999999999" calcext:value-type="float">
            <text:p>59,5999999999999</text:p>
          </table:table-cell>
          <table:table-cell table:formula="of:=IF([.G221]&lt;0; ROUNDUP([.G221]/5;0); ROUNDDOWN([.G221]/5;0))" office:value-type="float" office:value="11" calcext:value-type="float">
            <text:p>11</text:p>
          </table:table-cell>
          <table:table-cell table:formula="of:=IF([.I220]+[.H221]&gt;0;[.I220]+[.H221];0)" office:value-type="float" office:value="859" calcext:value-type="float">
            <text:p>859</text:p>
          </table:table-cell>
          <table:table-cell table:formula="of:=IF([.I220]+[.H22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09" calcext:value-type="date">
            <text:p>2023-08-09</text:p>
          </table:table-cell>
          <table:table-cell office:value-type="float" office:value="419" calcext:value-type="float">
            <text:p>419</text:p>
          </table:table-cell>
          <table:table-cell office:value-type="float" office:value="437" calcext:value-type="float">
            <text:p>437</text:p>
          </table:table-cell>
          <table:table-cell table:formula="of:=[.D221] + [.B222] - [.C222]" office:value-type="float" office:value="9583" calcext:value-type="float">
            <text:p>9583</text:p>
          </table:table-cell>
          <table:table-cell table:formula="of:= ([.D222] *0.4)" office:value-type="float" office:value="3833.2" calcext:value-type="float">
            <text:p>383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2]-[.E222]" office:value-type="float" office:value="66.7999999999997" calcext:value-type="float">
            <text:p>66,7999999999997</text:p>
          </table:table-cell>
          <table:table-cell table:formula="of:=IF([.G222]&lt;0; ROUNDUP([.G222]/5;0); ROUNDDOWN([.G222]/5;0))" office:value-type="float" office:value="13" calcext:value-type="float">
            <text:p>13</text:p>
          </table:table-cell>
          <table:table-cell table:formula="of:=IF([.I221]+[.H222]&gt;0;[.I221]+[.H222];0)" office:value-type="float" office:value="872" calcext:value-type="float">
            <text:p>872</text:p>
          </table:table-cell>
          <table:table-cell table:formula="of:=IF([.I221]+[.H22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0" calcext:value-type="date">
            <text:p>2023-08-10</text:p>
          </table:table-cell>
          <table:table-cell office:value-type="float" office:value="509" calcext:value-type="float">
            <text:p>509</text:p>
          </table:table-cell>
          <table:table-cell office:value-type="float" office:value="658" calcext:value-type="float">
            <text:p>658</text:p>
          </table:table-cell>
          <table:table-cell table:formula="of:=[.D222] + [.B223] - [.C223]" office:value-type="float" office:value="9434" calcext:value-type="float">
            <text:p>9434</text:p>
          </table:table-cell>
          <table:table-cell table:formula="of:= ([.D223] *0.4)" office:value-type="float" office:value="3773.6" calcext:value-type="float">
            <text:p>377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3]-[.E223]" office:value-type="float" office:value="126.4" calcext:value-type="float">
            <text:p>126,4</text:p>
          </table:table-cell>
          <table:table-cell table:formula="of:=IF([.G223]&lt;0; ROUNDUP([.G223]/5;0); ROUNDDOWN([.G223]/5;0))" office:value-type="float" office:value="25" calcext:value-type="float">
            <text:p>25</text:p>
          </table:table-cell>
          <table:table-cell table:formula="of:=IF([.I222]+[.H223]&gt;0;[.I222]+[.H223];0)" office:value-type="float" office:value="897" calcext:value-type="float">
            <text:p>897</text:p>
          </table:table-cell>
          <table:table-cell table:formula="of:=IF([.I222]+[.H22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1" calcext:value-type="date">
            <text:p>2023-08-11</text:p>
          </table:table-cell>
          <table:table-cell office:value-type="float" office:value="479" calcext:value-type="float">
            <text:p>479</text:p>
          </table:table-cell>
          <table:table-cell office:value-type="float" office:value="596" calcext:value-type="float">
            <text:p>596</text:p>
          </table:table-cell>
          <table:table-cell table:formula="of:=[.D223] + [.B224] - [.C224]" office:value-type="float" office:value="9317" calcext:value-type="float">
            <text:p>9317</text:p>
          </table:table-cell>
          <table:table-cell table:formula="of:= ([.D224] *0.4)" office:value-type="float" office:value="3726.8" calcext:value-type="float">
            <text:p>372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4]-[.E224]" office:value-type="float" office:value="173.2" calcext:value-type="float">
            <text:p>173,2</text:p>
          </table:table-cell>
          <table:table-cell table:formula="of:=IF([.G224]&lt;0; ROUNDUP([.G224]/5;0); ROUNDDOWN([.G224]/5;0))" office:value-type="float" office:value="34" calcext:value-type="float">
            <text:p>34</text:p>
          </table:table-cell>
          <table:table-cell table:formula="of:=IF([.I223]+[.H224]&gt;0;[.I223]+[.H224];0)" office:value-type="float" office:value="931" calcext:value-type="float">
            <text:p>931</text:p>
          </table:table-cell>
          <table:table-cell table:formula="of:=IF([.I223]+[.H22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2" calcext:value-type="date">
            <text:p>2023-08-12</text:p>
          </table:table-cell>
          <table:table-cell office:value-type="float" office:value="440" calcext:value-type="float">
            <text:p>440</text:p>
          </table:table-cell>
          <table:table-cell office:value-type="float" office:value="688" calcext:value-type="float">
            <text:p>688</text:p>
          </table:table-cell>
          <table:table-cell table:formula="of:=[.D224] + [.B225] - [.C225]" office:value-type="float" office:value="9069" calcext:value-type="float">
            <text:p>9069</text:p>
          </table:table-cell>
          <table:table-cell table:formula="of:= ([.D225] *0.4)" office:value-type="float" office:value="3627.6" calcext:value-type="float">
            <text:p>362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5]-[.E225]" office:value-type="float" office:value="272.4" calcext:value-type="float">
            <text:p>272,4</text:p>
          </table:table-cell>
          <table:table-cell table:formula="of:=IF([.G225]&lt;0; ROUNDUP([.G225]/5;0); ROUNDDOWN([.G225]/5;0))" office:value-type="float" office:value="54" calcext:value-type="float">
            <text:p>54</text:p>
          </table:table-cell>
          <table:table-cell table:formula="of:=IF([.I224]+[.H225]&gt;0;[.I224]+[.H225];0)" office:value-type="float" office:value="985" calcext:value-type="float">
            <text:p>985</text:p>
          </table:table-cell>
          <table:table-cell table:formula="of:=IF([.I224]+[.H22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3" calcext:value-type="date">
            <text:p>2023-08-13</text:p>
          </table:table-cell>
          <table:table-cell office:value-type="float" office:value="571" calcext:value-type="float">
            <text:p>571</text:p>
          </table:table-cell>
          <table:table-cell office:value-type="float" office:value="421" calcext:value-type="float">
            <text:p>421</text:p>
          </table:table-cell>
          <table:table-cell table:formula="of:=[.D225] + [.B226] - [.C226]" office:value-type="float" office:value="9219" calcext:value-type="float">
            <text:p>9219</text:p>
          </table:table-cell>
          <table:table-cell table:formula="of:= ([.D226] *0.4)" office:value-type="float" office:value="3687.6" calcext:value-type="float">
            <text:p>368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6]-[.E226]" office:value-type="float" office:value="212.4" calcext:value-type="float">
            <text:p>212,4</text:p>
          </table:table-cell>
          <table:table-cell table:formula="of:=IF([.G226]&lt;0; ROUNDUP([.G226]/5;0); ROUNDDOWN([.G226]/5;0))" office:value-type="float" office:value="42" calcext:value-type="float">
            <text:p>42</text:p>
          </table:table-cell>
          <table:table-cell table:formula="of:=IF([.I225]+[.H226]&gt;0;[.I225]+[.H226];0)" office:value-type="float" office:value="1027" calcext:value-type="float">
            <text:p>1027</text:p>
          </table:table-cell>
          <table:table-cell table:formula="of:=IF([.I225]+[.H22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4" calcext:value-type="date">
            <text:p>2023-08-14</text:p>
          </table:table-cell>
          <table:table-cell office:value-type="float" office:value="532" calcext:value-type="float">
            <text:p>532</text:p>
          </table:table-cell>
          <table:table-cell office:value-type="float" office:value="522" calcext:value-type="float">
            <text:p>522</text:p>
          </table:table-cell>
          <table:table-cell table:formula="of:=[.D226] + [.B227] - [.C227]" office:value-type="float" office:value="9229" calcext:value-type="float">
            <text:p>9229</text:p>
          </table:table-cell>
          <table:table-cell table:formula="of:= ([.D227] *0.4)" office:value-type="float" office:value="3691.6" calcext:value-type="float">
            <text:p>369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7]-[.E227]" office:value-type="float" office:value="208.4" calcext:value-type="float">
            <text:p>208,4</text:p>
          </table:table-cell>
          <table:table-cell table:formula="of:=IF([.G227]&lt;0; ROUNDUP([.G227]/5;0); ROUNDDOWN([.G227]/5;0))" office:value-type="float" office:value="41" calcext:value-type="float">
            <text:p>41</text:p>
          </table:table-cell>
          <table:table-cell table:formula="of:=IF([.I226]+[.H227]&gt;0;[.I226]+[.H227];0)" office:value-type="float" office:value="1068" calcext:value-type="float">
            <text:p>1068</text:p>
          </table:table-cell>
          <table:table-cell table:formula="of:=IF([.I226]+[.H22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5" calcext:value-type="date">
            <text:p>2023-08-15</text:p>
          </table:table-cell>
          <table:table-cell office:value-type="float" office:value="455" calcext:value-type="float">
            <text:p>455</text:p>
          </table:table-cell>
          <table:table-cell office:value-type="float" office:value="428" calcext:value-type="float">
            <text:p>428</text:p>
          </table:table-cell>
          <table:table-cell table:formula="of:=[.D227] + [.B228] - [.C228]" office:value-type="float" office:value="9256" calcext:value-type="float">
            <text:p>9256</text:p>
          </table:table-cell>
          <table:table-cell table:formula="of:= ([.D228] *0.4)" office:value-type="float" office:value="3702.4" calcext:value-type="float">
            <text:p>370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8]-[.E228]" office:value-type="float" office:value="197.6" calcext:value-type="float">
            <text:p>197,6</text:p>
          </table:table-cell>
          <table:table-cell table:formula="of:=IF([.G228]&lt;0; ROUNDUP([.G228]/5;0); ROUNDDOWN([.G228]/5;0))" office:value-type="float" office:value="39" calcext:value-type="float">
            <text:p>39</text:p>
          </table:table-cell>
          <table:table-cell table:formula="of:=IF([.I227]+[.H228]&gt;0;[.I227]+[.H228];0)" office:value-type="float" office:value="1107" calcext:value-type="float">
            <text:p>1107</text:p>
          </table:table-cell>
          <table:table-cell table:formula="of:=IF([.I227]+[.H22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6" calcext:value-type="date">
            <text:p>2023-08-16</text:p>
          </table:table-cell>
          <table:table-cell office:value-type="float" office:value="521" calcext:value-type="float">
            <text:p>521</text:p>
          </table:table-cell>
          <table:table-cell office:value-type="float" office:value="505" calcext:value-type="float">
            <text:p>505</text:p>
          </table:table-cell>
          <table:table-cell table:formula="of:=[.D228] + [.B229] - [.C229]" office:value-type="float" office:value="9272" calcext:value-type="float">
            <text:p>9272</text:p>
          </table:table-cell>
          <table:table-cell table:formula="of:= ([.D229] *0.4)" office:value-type="float" office:value="3708.8" calcext:value-type="float">
            <text:p>370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29]-[.E229]" office:value-type="float" office:value="191.2" calcext:value-type="float">
            <text:p>191,2</text:p>
          </table:table-cell>
          <table:table-cell table:formula="of:=IF([.G229]&lt;0; ROUNDUP([.G229]/5;0); ROUNDDOWN([.G229]/5;0))" office:value-type="float" office:value="38" calcext:value-type="float">
            <text:p>38</text:p>
          </table:table-cell>
          <table:table-cell table:formula="of:=IF([.I228]+[.H229]&gt;0;[.I228]+[.H229];0)" office:value-type="float" office:value="1145" calcext:value-type="float">
            <text:p>1145</text:p>
          </table:table-cell>
          <table:table-cell table:formula="of:=IF([.I228]+[.H22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7" calcext:value-type="date">
            <text:p>2023-08-17</text:p>
          </table:table-cell>
          <table:table-cell office:value-type="float" office:value="416" calcext:value-type="float">
            <text:p>416</text:p>
          </table:table-cell>
          <table:table-cell office:value-type="float" office:value="333" calcext:value-type="float">
            <text:p>333</text:p>
          </table:table-cell>
          <table:table-cell table:formula="of:=[.D229] + [.B230] - [.C230]" office:value-type="float" office:value="9355" calcext:value-type="float">
            <text:p>9355</text:p>
          </table:table-cell>
          <table:table-cell table:formula="of:= ([.D230] *0.4)" office:value-type="float" office:value="3742" calcext:value-type="float">
            <text:p>374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0]-[.E230]" office:value-type="float" office:value="158" calcext:value-type="float">
            <text:p>158</text:p>
          </table:table-cell>
          <table:table-cell table:formula="of:=IF([.G230]&lt;0; ROUNDUP([.G230]/5;0); ROUNDDOWN([.G230]/5;0))" office:value-type="float" office:value="31" calcext:value-type="float">
            <text:p>31</text:p>
          </table:table-cell>
          <table:table-cell table:formula="of:=IF([.I229]+[.H230]&gt;0;[.I229]+[.H230];0)" office:value-type="float" office:value="1176" calcext:value-type="float">
            <text:p>1176</text:p>
          </table:table-cell>
          <table:table-cell table:formula="of:=IF([.I229]+[.H23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8" calcext:value-type="date">
            <text:p>2023-08-18</text:p>
          </table:table-cell>
          <table:table-cell office:value-type="float" office:value="476" calcext:value-type="float">
            <text:p>476</text:p>
          </table:table-cell>
          <table:table-cell office:value-type="float" office:value="356" calcext:value-type="float">
            <text:p>356</text:p>
          </table:table-cell>
          <table:table-cell table:formula="of:=[.D230] + [.B231] - [.C231]" office:value-type="float" office:value="9475" calcext:value-type="float">
            <text:p>9475</text:p>
          </table:table-cell>
          <table:table-cell table:formula="of:= ([.D231] *0.4)" office:value-type="float" office:value="3790" calcext:value-type="float">
            <text:p>379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1]-[.E231]" office:value-type="float" office:value="110" calcext:value-type="float">
            <text:p>110</text:p>
          </table:table-cell>
          <table:table-cell table:formula="of:=IF([.G231]&lt;0; ROUNDUP([.G231]/5;0); ROUNDDOWN([.G231]/5;0))" office:value-type="float" office:value="22" calcext:value-type="float">
            <text:p>22</text:p>
          </table:table-cell>
          <table:table-cell table:formula="of:=IF([.I230]+[.H231]&gt;0;[.I230]+[.H231];0)" office:value-type="float" office:value="1198" calcext:value-type="float">
            <text:p>1198</text:p>
          </table:table-cell>
          <table:table-cell table:formula="of:=IF([.I230]+[.H23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19" calcext:value-type="date">
            <text:p>2023-08-19</text:p>
          </table:table-cell>
          <table:table-cell office:value-type="float" office:value="340" calcext:value-type="float">
            <text:p>340</text:p>
          </table:table-cell>
          <table:table-cell office:value-type="float" office:value="467" calcext:value-type="float">
            <text:p>467</text:p>
          </table:table-cell>
          <table:table-cell table:formula="of:=[.D231] + [.B232] - [.C232]" office:value-type="float" office:value="9348" calcext:value-type="float">
            <text:p>9348</text:p>
          </table:table-cell>
          <table:table-cell table:formula="of:= ([.D232] *0.4)" office:value-type="float" office:value="3739.2" calcext:value-type="float">
            <text:p>373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2]-[.E232]" office:value-type="float" office:value="160.8" calcext:value-type="float">
            <text:p>160,8</text:p>
          </table:table-cell>
          <table:table-cell table:formula="of:=IF([.G232]&lt;0; ROUNDUP([.G232]/5;0); ROUNDDOWN([.G232]/5;0))" office:value-type="float" office:value="32" calcext:value-type="float">
            <text:p>32</text:p>
          </table:table-cell>
          <table:table-cell table:formula="of:=IF([.I231]+[.H232]&gt;0;[.I231]+[.H232];0)" office:value-type="float" office:value="1230" calcext:value-type="float">
            <text:p>1230</text:p>
          </table:table-cell>
          <table:table-cell table:formula="of:=IF([.I231]+[.H23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0" calcext:value-type="date">
            <text:p>2023-08-20</text:p>
          </table:table-cell>
          <table:table-cell office:value-type="float" office:value="572" calcext:value-type="float">
            <text:p>572</text:p>
          </table:table-cell>
          <table:table-cell office:value-type="float" office:value="423" calcext:value-type="float">
            <text:p>423</text:p>
          </table:table-cell>
          <table:table-cell table:formula="of:=[.D232] + [.B233] - [.C233]" office:value-type="float" office:value="9497" calcext:value-type="float">
            <text:p>9497</text:p>
          </table:table-cell>
          <table:table-cell table:formula="of:= ([.D233] *0.4)" office:value-type="float" office:value="3798.8" calcext:value-type="float">
            <text:p>379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3]-[.E233]" office:value-type="float" office:value="101.2" calcext:value-type="float">
            <text:p>101,2</text:p>
          </table:table-cell>
          <table:table-cell table:formula="of:=IF([.G233]&lt;0; ROUNDUP([.G233]/5;0); ROUNDDOWN([.G233]/5;0))" office:value-type="float" office:value="20" calcext:value-type="float">
            <text:p>20</text:p>
          </table:table-cell>
          <table:table-cell table:formula="of:=IF([.I232]+[.H233]&gt;0;[.I232]+[.H233];0)" office:value-type="float" office:value="1250" calcext:value-type="float">
            <text:p>1250</text:p>
          </table:table-cell>
          <table:table-cell table:formula="of:=IF([.I232]+[.H23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1" calcext:value-type="date">
            <text:p>2023-08-21</text:p>
          </table:table-cell>
          <table:table-cell office:value-type="float" office:value="689" calcext:value-type="float">
            <text:p>689</text:p>
          </table:table-cell>
          <table:table-cell office:value-type="float" office:value="378" calcext:value-type="float">
            <text:p>378</text:p>
          </table:table-cell>
          <table:table-cell table:formula="of:=[.D233] + [.B234] - [.C234]" office:value-type="float" office:value="9808" calcext:value-type="float">
            <text:p>9808</text:p>
          </table:table-cell>
          <table:table-cell table:formula="of:= ([.D234] *0.4)" office:value-type="float" office:value="3923.2" calcext:value-type="float">
            <text:p>392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4]-[.E234]" office:value-type="float" office:value="-23.2000000000003" calcext:value-type="float">
            <text:p>-23,2000000000003</text:p>
          </table:table-cell>
          <table:table-cell table:formula="of:=IF([.G234]&lt;0; ROUNDUP([.G234]/5;0); ROUNDDOWN([.G234]/5;0))" office:value-type="float" office:value="-5" calcext:value-type="float">
            <text:p>-5</text:p>
          </table:table-cell>
          <table:table-cell table:formula="of:=IF([.I233]+[.H234]&gt;0;[.I233]+[.H234];0)" office:value-type="float" office:value="1245" calcext:value-type="float">
            <text:p>1245</text:p>
          </table:table-cell>
          <table:table-cell table:formula="of:=IF([.I233]+[.H23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2" calcext:value-type="date">
            <text:p>2023-08-22</text:p>
          </table:table-cell>
          <table:table-cell office:value-type="float" office:value="531" calcext:value-type="float">
            <text:p>531</text:p>
          </table:table-cell>
          <table:table-cell office:value-type="float" office:value="451" calcext:value-type="float">
            <text:p>451</text:p>
          </table:table-cell>
          <table:table-cell table:formula="of:=[.D234] + [.B235] - [.C235]" office:value-type="float" office:value="9888" calcext:value-type="float">
            <text:p>9888</text:p>
          </table:table-cell>
          <table:table-cell table:formula="of:= ([.D235] *0.4)" office:value-type="float" office:value="3955.2" calcext:value-type="float">
            <text:p>395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5]-[.E235]" office:value-type="float" office:value="-55.2000000000003" calcext:value-type="float">
            <text:p>-55,2000000000003</text:p>
          </table:table-cell>
          <table:table-cell table:formula="of:=IF([.G235]&lt;0; ROUNDUP([.G235]/5;0); ROUNDDOWN([.G235]/5;0))" office:value-type="float" office:value="-12" calcext:value-type="float">
            <text:p>-12</text:p>
          </table:table-cell>
          <table:table-cell table:formula="of:=IF([.I234]+[.H235]&gt;0;[.I234]+[.H235];0)" office:value-type="float" office:value="1233" calcext:value-type="float">
            <text:p>1233</text:p>
          </table:table-cell>
          <table:table-cell table:formula="of:=IF([.I234]+[.H23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3" calcext:value-type="date">
            <text:p>2023-08-23</text:p>
          </table:table-cell>
          <table:table-cell office:value-type="float" office:value="397" calcext:value-type="float">
            <text:p>397</text:p>
          </table:table-cell>
          <table:table-cell office:value-type="float" office:value="345" calcext:value-type="float">
            <text:p>345</text:p>
          </table:table-cell>
          <table:table-cell table:formula="of:=[.D235] + [.B236] - [.C236]" office:value-type="float" office:value="9940" calcext:value-type="float">
            <text:p>9940</text:p>
          </table:table-cell>
          <table:table-cell table:formula="of:= ([.D236] *0.4)" office:value-type="float" office:value="3976" calcext:value-type="float">
            <text:p>397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6]-[.E236]" office:value-type="float" office:value="-76" calcext:value-type="float">
            <text:p>-76</text:p>
          </table:table-cell>
          <table:table-cell table:formula="of:=IF([.G236]&lt;0; ROUNDUP([.G236]/5;0); ROUNDDOWN([.G236]/5;0))" office:value-type="float" office:value="-16" calcext:value-type="float">
            <text:p>-16</text:p>
          </table:table-cell>
          <table:table-cell table:formula="of:=IF([.I235]+[.H236]&gt;0;[.I235]+[.H236];0)" office:value-type="float" office:value="1217" calcext:value-type="float">
            <text:p>1217</text:p>
          </table:table-cell>
          <table:table-cell table:formula="of:=IF([.I235]+[.H23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4" calcext:value-type="date">
            <text:p>2023-08-24</text:p>
          </table:table-cell>
          <table:table-cell office:value-type="float" office:value="535" calcext:value-type="float">
            <text:p>535</text:p>
          </table:table-cell>
          <table:table-cell office:value-type="float" office:value="298" calcext:value-type="float">
            <text:p>298</text:p>
          </table:table-cell>
          <table:table-cell table:formula="of:=[.D236] + [.B237] - [.C237]" office:value-type="float" office:value="10177" calcext:value-type="float">
            <text:p>10177</text:p>
          </table:table-cell>
          <table:table-cell table:formula="of:= ([.D237] *0.4)" office:value-type="float" office:value="4070.8" calcext:value-type="float">
            <text:p>407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7]-[.E237]" office:value-type="float" office:value="-170.8" calcext:value-type="float">
            <text:p>-170,8</text:p>
          </table:table-cell>
          <table:table-cell table:formula="of:=IF([.G237]&lt;0; ROUNDUP([.G237]/5;0); ROUNDDOWN([.G237]/5;0))" office:value-type="float" office:value="-35" calcext:value-type="float">
            <text:p>-35</text:p>
          </table:table-cell>
          <table:table-cell table:formula="of:=IF([.I236]+[.H237]&gt;0;[.I236]+[.H237];0)" office:value-type="float" office:value="1182" calcext:value-type="float">
            <text:p>1182</text:p>
          </table:table-cell>
          <table:table-cell table:formula="of:=IF([.I236]+[.H23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5" calcext:value-type="date">
            <text:p>2023-08-25</text:p>
          </table:table-cell>
          <table:table-cell office:value-type="float" office:value="366" calcext:value-type="float">
            <text:p>366</text:p>
          </table:table-cell>
          <table:table-cell office:value-type="float" office:value="317" calcext:value-type="float">
            <text:p>317</text:p>
          </table:table-cell>
          <table:table-cell table:formula="of:=[.D237] + [.B238] - [.C238]" office:value-type="float" office:value="10226" calcext:value-type="float">
            <text:p>10226</text:p>
          </table:table-cell>
          <table:table-cell table:formula="of:= ([.D238] *0.4)" office:value-type="float" office:value="4090.4" calcext:value-type="float">
            <text:p>409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8]-[.E238]" office:value-type="float" office:value="-190.4" calcext:value-type="float">
            <text:p>-190,4</text:p>
          </table:table-cell>
          <table:table-cell table:formula="of:=IF([.G238]&lt;0; ROUNDUP([.G238]/5;0); ROUNDDOWN([.G238]/5;0))" office:value-type="float" office:value="-39" calcext:value-type="float">
            <text:p>-39</text:p>
          </table:table-cell>
          <table:table-cell table:formula="of:=IF([.I237]+[.H238]&gt;0;[.I237]+[.H238];0)" office:value-type="float" office:value="1143" calcext:value-type="float">
            <text:p>1143</text:p>
          </table:table-cell>
          <table:table-cell table:formula="of:=IF([.I237]+[.H23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6" calcext:value-type="date">
            <text:p>2023-08-26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table:formula="of:=[.D238] + [.B239] - [.C239]" office:value-type="float" office:value="10219" calcext:value-type="float">
            <text:p>10219</text:p>
          </table:table-cell>
          <table:table-cell table:formula="of:= ([.D239] *0.4)" office:value-type="float" office:value="4087.6" calcext:value-type="float">
            <text:p>408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39]-[.E239]" office:value-type="float" office:value="-187.6" calcext:value-type="float">
            <text:p>-187,6</text:p>
          </table:table-cell>
          <table:table-cell table:formula="of:=IF([.G239]&lt;0; ROUNDUP([.G239]/5;0); ROUNDDOWN([.G239]/5;0))" office:value-type="float" office:value="-38" calcext:value-type="float">
            <text:p>-38</text:p>
          </table:table-cell>
          <table:table-cell table:formula="of:=IF([.I238]+[.H239]&gt;0;[.I238]+[.H239];0)" office:value-type="float" office:value="1105" calcext:value-type="float">
            <text:p>1105</text:p>
          </table:table-cell>
          <table:table-cell table:formula="of:=IF([.I238]+[.H23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7" calcext:value-type="date">
            <text:p>2023-08-27</text:p>
          </table:table-cell>
          <table:table-cell office:value-type="float" office:value="648" calcext:value-type="float">
            <text:p>648</text:p>
          </table:table-cell>
          <table:table-cell office:value-type="float" office:value="302" calcext:value-type="float">
            <text:p>302</text:p>
          </table:table-cell>
          <table:table-cell table:formula="of:=[.D239] + [.B240] - [.C240]" office:value-type="float" office:value="10565" calcext:value-type="float">
            <text:p>10565</text:p>
          </table:table-cell>
          <table:table-cell table:formula="of:= ([.D240] *0.4)" office:value-type="float" office:value="4226" calcext:value-type="float">
            <text:p>422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0]-[.E240]" office:value-type="float" office:value="-326" calcext:value-type="float">
            <text:p>-326</text:p>
          </table:table-cell>
          <table:table-cell table:formula="of:=IF([.G240]&lt;0; ROUNDUP([.G240]/5;0); ROUNDDOWN([.G240]/5;0))" office:value-type="float" office:value="-66" calcext:value-type="float">
            <text:p>-66</text:p>
          </table:table-cell>
          <table:table-cell table:formula="of:=IF([.I239]+[.H240]&gt;0;[.I239]+[.H240];0)" office:value-type="float" office:value="1039" calcext:value-type="float">
            <text:p>1039</text:p>
          </table:table-cell>
          <table:table-cell table:formula="of:=IF([.I239]+[.H24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8" calcext:value-type="date">
            <text:p>2023-08-28</text:p>
          </table:table-cell>
          <table:table-cell office:value-type="float" office:value="338" calcext:value-type="float">
            <text:p>338</text:p>
          </table:table-cell>
          <table:table-cell office:value-type="float" office:value="305" calcext:value-type="float">
            <text:p>305</text:p>
          </table:table-cell>
          <table:table-cell table:formula="of:=[.D240] + [.B241] - [.C241]" office:value-type="float" office:value="10598" calcext:value-type="float">
            <text:p>10598</text:p>
          </table:table-cell>
          <table:table-cell table:formula="of:= ([.D241] *0.4)" office:value-type="float" office:value="4239.2" calcext:value-type="float">
            <text:p>423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1]-[.E241]" office:value-type="float" office:value="-339.2" calcext:value-type="float">
            <text:p>-339,2</text:p>
          </table:table-cell>
          <table:table-cell table:formula="of:=IF([.G241]&lt;0; ROUNDUP([.G241]/5;0); ROUNDDOWN([.G241]/5;0))" office:value-type="float" office:value="-68" calcext:value-type="float">
            <text:p>-68</text:p>
          </table:table-cell>
          <table:table-cell table:formula="of:=IF([.I240]+[.H241]&gt;0;[.I240]+[.H241];0)" office:value-type="float" office:value="971" calcext:value-type="float">
            <text:p>971</text:p>
          </table:table-cell>
          <table:table-cell table:formula="of:=IF([.I240]+[.H24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29" calcext:value-type="date">
            <text:p>2023-08-29</text:p>
          </table:table-cell>
          <table:table-cell office:value-type="float" office:value="365" calcext:value-type="float">
            <text:p>365</text:p>
          </table:table-cell>
          <table:table-cell office:value-type="float" office:value="661" calcext:value-type="float">
            <text:p>661</text:p>
          </table:table-cell>
          <table:table-cell table:formula="of:=[.D241] + [.B242] - [.C242]" office:value-type="float" office:value="10302" calcext:value-type="float">
            <text:p>10302</text:p>
          </table:table-cell>
          <table:table-cell table:formula="of:= ([.D242] *0.4)" office:value-type="float" office:value="4120.8" calcext:value-type="float">
            <text:p>412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2]-[.E242]" office:value-type="float" office:value="-220.8" calcext:value-type="float">
            <text:p>-220,8</text:p>
          </table:table-cell>
          <table:table-cell table:formula="of:=IF([.G242]&lt;0; ROUNDUP([.G242]/5;0); ROUNDDOWN([.G242]/5;0))" office:value-type="float" office:value="-45" calcext:value-type="float">
            <text:p>-45</text:p>
          </table:table-cell>
          <table:table-cell table:formula="of:=IF([.I241]+[.H242]&gt;0;[.I241]+[.H242];0)" office:value-type="float" office:value="926" calcext:value-type="float">
            <text:p>926</text:p>
          </table:table-cell>
          <table:table-cell table:formula="of:=IF([.I241]+[.H24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30" calcext:value-type="date">
            <text:p>2023-08-30</text:p>
          </table:table-cell>
          <table:table-cell office:value-type="float" office:value="459" calcext:value-type="float">
            <text:p>459</text:p>
          </table:table-cell>
          <table:table-cell office:value-type="float" office:value="523" calcext:value-type="float">
            <text:p>523</text:p>
          </table:table-cell>
          <table:table-cell table:formula="of:=[.D242] + [.B243] - [.C243]" office:value-type="float" office:value="10238" calcext:value-type="float">
            <text:p>10238</text:p>
          </table:table-cell>
          <table:table-cell table:formula="of:= ([.D243] *0.4)" office:value-type="float" office:value="4095.2" calcext:value-type="float">
            <text:p>409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3]-[.E243]" office:value-type="float" office:value="-195.2" calcext:value-type="float">
            <text:p>-195,2</text:p>
          </table:table-cell>
          <table:table-cell table:formula="of:=IF([.G243]&lt;0; ROUNDUP([.G243]/5;0); ROUNDDOWN([.G243]/5;0))" office:value-type="float" office:value="-40" calcext:value-type="float">
            <text:p>-40</text:p>
          </table:table-cell>
          <table:table-cell table:formula="of:=IF([.I242]+[.H243]&gt;0;[.I242]+[.H243];0)" office:value-type="float" office:value="886" calcext:value-type="float">
            <text:p>886</text:p>
          </table:table-cell>
          <table:table-cell table:formula="of:=IF([.I242]+[.H24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8-31" calcext:value-type="date">
            <text:p>2023-08-31</text:p>
          </table:table-cell>
          <table:table-cell office:value-type="float" office:value="317" calcext:value-type="float">
            <text:p>317</text:p>
          </table:table-cell>
          <table:table-cell office:value-type="float" office:value="420" calcext:value-type="float">
            <text:p>420</text:p>
          </table:table-cell>
          <table:table-cell table:formula="of:=[.D243] + [.B244] - [.C244]" office:value-type="float" office:value="10135" calcext:value-type="float">
            <text:p>10135</text:p>
          </table:table-cell>
          <table:table-cell table:formula="of:= ([.D244] *0.4)" office:value-type="float" office:value="4054" calcext:value-type="float">
            <text:p>405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4]-[.E244]" office:value-type="float" office:value="-154" calcext:value-type="float">
            <text:p>-154</text:p>
          </table:table-cell>
          <table:table-cell table:formula="of:=IF([.G244]&lt;0; ROUNDUP([.G244]/5;0); ROUNDDOWN([.G244]/5;0))" office:value-type="float" office:value="-31" calcext:value-type="float">
            <text:p>-31</text:p>
          </table:table-cell>
          <table:table-cell table:formula="of:=IF([.I243]+[.H244]&gt;0;[.I243]+[.H244];0)" office:value-type="float" office:value="855" calcext:value-type="float">
            <text:p>855</text:p>
          </table:table-cell>
          <table:table-cell table:formula="of:=IF([.I243]+[.H24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01" calcext:value-type="date">
            <text:p>2023-09-01</text:p>
          </table:table-cell>
          <table:table-cell office:value-type="float" office:value="650" calcext:value-type="float">
            <text:p>650</text:p>
          </table:table-cell>
          <table:table-cell office:value-type="float" office:value="658" calcext:value-type="float">
            <text:p>658</text:p>
          </table:table-cell>
          <table:table-cell table:formula="of:=[.D244] + [.B245] - [.C245]" office:value-type="float" office:value="10127" calcext:value-type="float">
            <text:p>10127</text:p>
          </table:table-cell>
          <table:table-cell table:formula="of:= ([.D245] *0.4)" office:value-type="float" office:value="4050.8" calcext:value-type="float">
            <text:p>405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5]-[.E245]" office:value-type="float" office:value="-150.8" calcext:value-type="float">
            <text:p>-150,8</text:p>
          </table:table-cell>
          <table:table-cell table:formula="of:=IF([.G245]&lt;0; ROUNDUP([.G245]/5;0); ROUNDDOWN([.G245]/5;0))" office:value-type="float" office:value="-31" calcext:value-type="float">
            <text:p>-31</text:p>
          </table:table-cell>
          <table:table-cell table:formula="of:=IF([.I244]+[.H245]&gt;0;[.I244]+[.H245];0)" office:value-type="float" office:value="824" calcext:value-type="float">
            <text:p>824</text:p>
          </table:table-cell>
          <table:table-cell table:formula="of:=IF([.I244]+[.H24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02" calcext:value-type="date">
            <text:p>2023-09-02</text:p>
          </table:table-cell>
          <table:table-cell office:value-type="float" office:value="397" calcext:value-type="float">
            <text:p>397</text:p>
          </table:table-cell>
          <table:table-cell office:value-type="float" office:value="612" calcext:value-type="float">
            <text:p>612</text:p>
          </table:table-cell>
          <table:table-cell table:formula="of:=[.D245] + [.B246] - [.C246]" office:value-type="float" office:value="9912" calcext:value-type="float">
            <text:p>9912</text:p>
          </table:table-cell>
          <table:table-cell table:formula="of:= ([.D246] *0.4)" office:value-type="float" office:value="3964.8" calcext:value-type="float">
            <text:p>396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6]-[.E246]" office:value-type="float" office:value="-64.8000000000002" calcext:value-type="float">
            <text:p>-64,8000000000002</text:p>
          </table:table-cell>
          <table:table-cell table:formula="of:=IF([.G246]&lt;0; ROUNDUP([.G246]/5;0); ROUNDDOWN([.G246]/5;0))" office:value-type="float" office:value="-13" calcext:value-type="float">
            <text:p>-13</text:p>
          </table:table-cell>
          <table:table-cell table:formula="of:=IF([.I245]+[.H246]&gt;0;[.I245]+[.H246];0)" office:value-type="float" office:value="811" calcext:value-type="float">
            <text:p>811</text:p>
          </table:table-cell>
          <table:table-cell table:formula="of:=IF([.I245]+[.H24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03" calcext:value-type="date">
            <text:p>2023-09-03</text:p>
          </table:table-cell>
          <table:table-cell office:value-type="float" office:value="599" calcext:value-type="float">
            <text:p>599</text:p>
          </table:table-cell>
          <table:table-cell office:value-type="float" office:value="518" calcext:value-type="float">
            <text:p>518</text:p>
          </table:table-cell>
          <table:table-cell table:formula="of:=[.D246] + [.B247] - [.C247]" office:value-type="float" office:value="9993" calcext:value-type="float">
            <text:p>9993</text:p>
          </table:table-cell>
          <table:table-cell table:formula="of:= ([.D247] *0.4)" office:value-type="float" office:value="3997.2" calcext:value-type="float">
            <text:p>399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7]-[.E247]" office:value-type="float" office:value="-97.2000000000003" calcext:value-type="float">
            <text:p>-97,2000000000003</text:p>
          </table:table-cell>
          <table:table-cell table:formula="of:=IF([.G247]&lt;0; ROUNDUP([.G247]/5;0); ROUNDDOWN([.G247]/5;0))" office:value-type="float" office:value="-20" calcext:value-type="float">
            <text:p>-20</text:p>
          </table:table-cell>
          <table:table-cell table:formula="of:=IF([.I246]+[.H247]&gt;0;[.I246]+[.H247];0)" office:value-type="float" office:value="791" calcext:value-type="float">
            <text:p>791</text:p>
          </table:table-cell>
          <table:table-cell table:formula="of:=IF([.I246]+[.H24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04" calcext:value-type="date">
            <text:p>2023-09-04</text:p>
          </table:table-cell>
          <table:table-cell office:value-type="float" office:value="515" calcext:value-type="float">
            <text:p>515</text:p>
          </table:table-cell>
          <table:table-cell office:value-type="float" office:value="599" calcext:value-type="float">
            <text:p>599</text:p>
          </table:table-cell>
          <table:table-cell table:formula="of:=[.D247] + [.B248] - [.C248]" office:value-type="float" office:value="9909" calcext:value-type="float">
            <text:p>9909</text:p>
          </table:table-cell>
          <table:table-cell table:formula="of:= ([.D248] *0.4)" office:value-type="float" office:value="3963.6" calcext:value-type="float">
            <text:p>396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8]-[.E248]" office:value-type="float" office:value="-63.6000000000004" calcext:value-type="float">
            <text:p>-63,6000000000004</text:p>
          </table:table-cell>
          <table:table-cell table:formula="of:=IF([.G248]&lt;0; ROUNDUP([.G248]/5;0); ROUNDDOWN([.G248]/5;0))" office:value-type="float" office:value="-13" calcext:value-type="float">
            <text:p>-13</text:p>
          </table:table-cell>
          <table:table-cell table:formula="of:=IF([.I247]+[.H248]&gt;0;[.I247]+[.H248];0)" office:value-type="float" office:value="778" calcext:value-type="float">
            <text:p>778</text:p>
          </table:table-cell>
          <table:table-cell table:formula="of:=IF([.I247]+[.H24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05" calcext:value-type="date">
            <text:p>2023-09-05</text:p>
          </table:table-cell>
          <table:table-cell office:value-type="float" office:value="455" calcext:value-type="float">
            <text:p>455</text:p>
          </table:table-cell>
          <table:table-cell office:value-type="float" office:value="610" calcext:value-type="float">
            <text:p>610</text:p>
          </table:table-cell>
          <table:table-cell table:formula="of:=[.D248] + [.B249] - [.C249]" office:value-type="float" office:value="9754" calcext:value-type="float">
            <text:p>9754</text:p>
          </table:table-cell>
          <table:table-cell table:formula="of:= ([.D249] *0.4)" office:value-type="float" office:value="3901.6" calcext:value-type="float">
            <text:p>390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49]-[.E249]" office:value-type="float" office:value="-1.60000000000036" calcext:value-type="float">
            <text:p>-1,60000000000036</text:p>
          </table:table-cell>
          <table:table-cell table:formula="of:=IF([.G249]&lt;0; ROUNDUP([.G249]/5;0); ROUNDDOWN([.G249]/5;0))" office:value-type="float" office:value="-1" calcext:value-type="float">
            <text:p>-1</text:p>
          </table:table-cell>
          <table:table-cell table:formula="of:=IF([.I248]+[.H249]&gt;0;[.I248]+[.H249];0)" office:value-type="float" office:value="777" calcext:value-type="float">
            <text:p>777</text:p>
          </table:table-cell>
          <table:table-cell table:formula="of:=IF([.I248]+[.H24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06" calcext:value-type="date">
            <text:p>2023-09-06</text:p>
          </table:table-cell>
          <table:table-cell office:value-type="float" office:value="600" calcext:value-type="float">
            <text:p>600</text:p>
          </table:table-cell>
          <table:table-cell office:value-type="float" office:value="414" calcext:value-type="float">
            <text:p>414</text:p>
          </table:table-cell>
          <table:table-cell table:formula="of:=[.D249] + [.B250] - [.C250]" office:value-type="float" office:value="9940" calcext:value-type="float">
            <text:p>9940</text:p>
          </table:table-cell>
          <table:table-cell table:formula="of:= ([.D250] *0.4)" office:value-type="float" office:value="3976" calcext:value-type="float">
            <text:p>397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0]-[.E250]" office:value-type="float" office:value="-76" calcext:value-type="float">
            <text:p>-76</text:p>
          </table:table-cell>
          <table:table-cell table:formula="of:=IF([.G250]&lt;0; ROUNDUP([.G250]/5;0); ROUNDDOWN([.G250]/5;0))" office:value-type="float" office:value="-16" calcext:value-type="float">
            <text:p>-16</text:p>
          </table:table-cell>
          <table:table-cell table:formula="of:=IF([.I249]+[.H250]&gt;0;[.I249]+[.H250];0)" office:value-type="float" office:value="761" calcext:value-type="float">
            <text:p>761</text:p>
          </table:table-cell>
          <table:table-cell table:formula="of:=IF([.I249]+[.H25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07" calcext:value-type="date">
            <text:p>2023-09-07</text:p>
          </table:table-cell>
          <table:table-cell office:value-type="float" office:value="340" calcext:value-type="float">
            <text:p>340</text:p>
          </table:table-cell>
          <table:table-cell office:value-type="float" office:value="489" calcext:value-type="float">
            <text:p>489</text:p>
          </table:table-cell>
          <table:table-cell table:formula="of:=[.D250] + [.B251] - [.C251]" office:value-type="float" office:value="9791" calcext:value-type="float">
            <text:p>9791</text:p>
          </table:table-cell>
          <table:table-cell table:formula="of:= ([.D251] *0.4)" office:value-type="float" office:value="3916.4" calcext:value-type="float">
            <text:p>391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1]-[.E251]" office:value-type="float" office:value="-16.4000000000001" calcext:value-type="float">
            <text:p>-16,4000000000001</text:p>
          </table:table-cell>
          <table:table-cell table:formula="of:=IF([.G251]&lt;0; ROUNDUP([.G251]/5;0); ROUNDDOWN([.G251]/5;0))" office:value-type="float" office:value="-4" calcext:value-type="float">
            <text:p>-4</text:p>
          </table:table-cell>
          <table:table-cell table:formula="of:=IF([.I250]+[.H251]&gt;0;[.I250]+[.H251];0)" office:value-type="float" office:value="757" calcext:value-type="float">
            <text:p>757</text:p>
          </table:table-cell>
          <table:table-cell table:formula="of:=IF([.I250]+[.H25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08" calcext:value-type="date">
            <text:p>2023-09-08</text:p>
          </table:table-cell>
          <table:table-cell office:value-type="float" office:value="376" calcext:value-type="float">
            <text:p>376</text:p>
          </table:table-cell>
          <table:table-cell office:value-type="float" office:value="419" calcext:value-type="float">
            <text:p>419</text:p>
          </table:table-cell>
          <table:table-cell table:formula="of:=[.D251] + [.B252] - [.C252]" office:value-type="float" office:value="9748" calcext:value-type="float">
            <text:p>9748</text:p>
          </table:table-cell>
          <table:table-cell table:formula="of:= ([.D252] *0.4)" office:value-type="float" office:value="3899.2" calcext:value-type="float">
            <text:p>389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2]-[.E252]" office:value-type="float" office:value="0.799999999999727" calcext:value-type="float">
            <text:p>0,799999999999727</text:p>
          </table:table-cell>
          <table:table-cell table:formula="of:=IF([.G252]&lt;0; ROUNDUP([.G252]/5;0); ROUNDDOWN([.G252]/5;0))" office:value-type="float" office:value="0" calcext:value-type="float">
            <text:p>0</text:p>
          </table:table-cell>
          <table:table-cell table:formula="of:=IF([.I251]+[.H252]&gt;0;[.I251]+[.H252];0)" office:value-type="float" office:value="757" calcext:value-type="float">
            <text:p>757</text:p>
          </table:table-cell>
          <table:table-cell table:formula="of:=IF([.I251]+[.H25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09" calcext:value-type="date">
            <text:p>2023-09-09</text:p>
          </table:table-cell>
          <table:table-cell office:value-type="float" office:value="385" calcext:value-type="float">
            <text:p>385</text:p>
          </table:table-cell>
          <table:table-cell office:value-type="float" office:value="675" calcext:value-type="float">
            <text:p>675</text:p>
          </table:table-cell>
          <table:table-cell table:formula="of:=[.D252] + [.B253] - [.C253]" office:value-type="float" office:value="9458" calcext:value-type="float">
            <text:p>9458</text:p>
          </table:table-cell>
          <table:table-cell table:formula="of:= ([.D253] *0.4)" office:value-type="float" office:value="3783.2" calcext:value-type="float">
            <text:p>378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3]-[.E253]" office:value-type="float" office:value="116.8" calcext:value-type="float">
            <text:p>116,8</text:p>
          </table:table-cell>
          <table:table-cell table:formula="of:=IF([.G253]&lt;0; ROUNDUP([.G253]/5;0); ROUNDDOWN([.G253]/5;0))" office:value-type="float" office:value="23" calcext:value-type="float">
            <text:p>23</text:p>
          </table:table-cell>
          <table:table-cell table:formula="of:=IF([.I252]+[.H253]&gt;0;[.I252]+[.H253];0)" office:value-type="float" office:value="780" calcext:value-type="float">
            <text:p>780</text:p>
          </table:table-cell>
          <table:table-cell table:formula="of:=IF([.I252]+[.H25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0" calcext:value-type="date">
            <text:p>2023-09-10</text:p>
          </table:table-cell>
          <table:table-cell office:value-type="float" office:value="512" calcext:value-type="float">
            <text:p>512</text:p>
          </table:table-cell>
          <table:table-cell office:value-type="float" office:value="654" calcext:value-type="float">
            <text:p>654</text:p>
          </table:table-cell>
          <table:table-cell table:formula="of:=[.D253] + [.B254] - [.C254]" office:value-type="float" office:value="9316" calcext:value-type="float">
            <text:p>9316</text:p>
          </table:table-cell>
          <table:table-cell table:formula="of:= ([.D254] *0.4)" office:value-type="float" office:value="3726.4" calcext:value-type="float">
            <text:p>372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4]-[.E254]" office:value-type="float" office:value="173.6" calcext:value-type="float">
            <text:p>173,6</text:p>
          </table:table-cell>
          <table:table-cell table:formula="of:=IF([.G254]&lt;0; ROUNDUP([.G254]/5;0); ROUNDDOWN([.G254]/5;0))" office:value-type="float" office:value="34" calcext:value-type="float">
            <text:p>34</text:p>
          </table:table-cell>
          <table:table-cell table:formula="of:=IF([.I253]+[.H254]&gt;0;[.I253]+[.H254];0)" office:value-type="float" office:value="814" calcext:value-type="float">
            <text:p>814</text:p>
          </table:table-cell>
          <table:table-cell table:formula="of:=IF([.I253]+[.H25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1" calcext:value-type="date">
            <text:p>2023-09-11</text:p>
          </table:table-cell>
          <table:table-cell office:value-type="float" office:value="535" calcext:value-type="float">
            <text:p>535</text:p>
          </table:table-cell>
          <table:table-cell office:value-type="float" office:value="684" calcext:value-type="float">
            <text:p>684</text:p>
          </table:table-cell>
          <table:table-cell table:formula="of:=[.D254] + [.B255] - [.C255]" office:value-type="float" office:value="9167" calcext:value-type="float">
            <text:p>9167</text:p>
          </table:table-cell>
          <table:table-cell table:formula="of:= ([.D255] *0.4)" office:value-type="float" office:value="3666.8" calcext:value-type="float">
            <text:p>366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5]-[.E255]" office:value-type="float" office:value="233.2" calcext:value-type="float">
            <text:p>233,2</text:p>
          </table:table-cell>
          <table:table-cell table:formula="of:=IF([.G255]&lt;0; ROUNDUP([.G255]/5;0); ROUNDDOWN([.G255]/5;0))" office:value-type="float" office:value="46" calcext:value-type="float">
            <text:p>46</text:p>
          </table:table-cell>
          <table:table-cell table:formula="of:=IF([.I254]+[.H255]&gt;0;[.I254]+[.H255];0)" office:value-type="float" office:value="860" calcext:value-type="float">
            <text:p>860</text:p>
          </table:table-cell>
          <table:table-cell table:formula="of:=IF([.I254]+[.H25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2" calcext:value-type="date">
            <text:p>2023-09-12</text:p>
          </table:table-cell>
          <table:table-cell office:value-type="float" office:value="413" calcext:value-type="float">
            <text:p>413</text:p>
          </table:table-cell>
          <table:table-cell office:value-type="float" office:value="689" calcext:value-type="float">
            <text:p>689</text:p>
          </table:table-cell>
          <table:table-cell table:formula="of:=[.D255] + [.B256] - [.C256]" office:value-type="float" office:value="8891" calcext:value-type="float">
            <text:p>8891</text:p>
          </table:table-cell>
          <table:table-cell table:formula="of:= ([.D256] *0.4)" office:value-type="float" office:value="3556.4" calcext:value-type="float">
            <text:p>355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6]-[.E256]" office:value-type="float" office:value="343.6" calcext:value-type="float">
            <text:p>343,6</text:p>
          </table:table-cell>
          <table:table-cell table:formula="of:=IF([.G256]&lt;0; ROUNDUP([.G256]/5;0); ROUNDDOWN([.G256]/5;0))" office:value-type="float" office:value="68" calcext:value-type="float">
            <text:p>68</text:p>
          </table:table-cell>
          <table:table-cell table:formula="of:=IF([.I255]+[.H256]&gt;0;[.I255]+[.H256];0)" office:value-type="float" office:value="928" calcext:value-type="float">
            <text:p>928</text:p>
          </table:table-cell>
          <table:table-cell table:formula="of:=IF([.I255]+[.H25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3" calcext:value-type="date">
            <text:p>2023-09-13</text:p>
          </table:table-cell>
          <table:table-cell office:value-type="float" office:value="681" calcext:value-type="float">
            <text:p>681</text:p>
          </table:table-cell>
          <table:table-cell office:value-type="float" office:value="378" calcext:value-type="float">
            <text:p>378</text:p>
          </table:table-cell>
          <table:table-cell table:formula="of:=[.D256] + [.B257] - [.C257]" office:value-type="float" office:value="9194" calcext:value-type="float">
            <text:p>9194</text:p>
          </table:table-cell>
          <table:table-cell table:formula="of:= ([.D257] *0.4)" office:value-type="float" office:value="3677.6" calcext:value-type="float">
            <text:p>367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7]-[.E257]" office:value-type="float" office:value="222.4" calcext:value-type="float">
            <text:p>222,4</text:p>
          </table:table-cell>
          <table:table-cell table:formula="of:=IF([.G257]&lt;0; ROUNDUP([.G257]/5;0); ROUNDDOWN([.G257]/5;0))" office:value-type="float" office:value="44" calcext:value-type="float">
            <text:p>44</text:p>
          </table:table-cell>
          <table:table-cell table:formula="of:=IF([.I256]+[.H257]&gt;0;[.I256]+[.H257];0)" office:value-type="float" office:value="972" calcext:value-type="float">
            <text:p>972</text:p>
          </table:table-cell>
          <table:table-cell table:formula="of:=IF([.I256]+[.H25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4" calcext:value-type="date">
            <text:p>2023-09-14</text:p>
          </table:table-cell>
          <table:table-cell office:value-type="float" office:value="335" calcext:value-type="float">
            <text:p>335</text:p>
          </table:table-cell>
          <table:table-cell office:value-type="float" office:value="399" calcext:value-type="float">
            <text:p>399</text:p>
          </table:table-cell>
          <table:table-cell table:formula="of:=[.D257] + [.B258] - [.C258]" office:value-type="float" office:value="9130" calcext:value-type="float">
            <text:p>9130</text:p>
          </table:table-cell>
          <table:table-cell table:formula="of:= ([.D258] *0.4)" office:value-type="float" office:value="3652" calcext:value-type="float">
            <text:p>365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8]-[.E258]" office:value-type="float" office:value="248" calcext:value-type="float">
            <text:p>248</text:p>
          </table:table-cell>
          <table:table-cell table:formula="of:=IF([.G258]&lt;0; ROUNDUP([.G258]/5;0); ROUNDDOWN([.G258]/5;0))" office:value-type="float" office:value="49" calcext:value-type="float">
            <text:p>49</text:p>
          </table:table-cell>
          <table:table-cell table:formula="of:=IF([.I257]+[.H258]&gt;0;[.I257]+[.H258];0)" office:value-type="float" office:value="1021" calcext:value-type="float">
            <text:p>1021</text:p>
          </table:table-cell>
          <table:table-cell table:formula="of:=IF([.I257]+[.H25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5" calcext:value-type="date">
            <text:p>2023-09-15</text:p>
          </table:table-cell>
          <table:table-cell office:value-type="float" office:value="393" calcext:value-type="float">
            <text:p>393</text:p>
          </table:table-cell>
          <table:table-cell office:value-type="float" office:value="569" calcext:value-type="float">
            <text:p>569</text:p>
          </table:table-cell>
          <table:table-cell table:formula="of:=[.D258] + [.B259] - [.C259]" office:value-type="float" office:value="8954" calcext:value-type="float">
            <text:p>8954</text:p>
          </table:table-cell>
          <table:table-cell table:formula="of:= ([.D259] *0.4)" office:value-type="float" office:value="3581.6" calcext:value-type="float">
            <text:p>358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59]-[.E259]" office:value-type="float" office:value="318.4" calcext:value-type="float">
            <text:p>318,4</text:p>
          </table:table-cell>
          <table:table-cell table:formula="of:=IF([.G259]&lt;0; ROUNDUP([.G259]/5;0); ROUNDDOWN([.G259]/5;0))" office:value-type="float" office:value="63" calcext:value-type="float">
            <text:p>63</text:p>
          </table:table-cell>
          <table:table-cell table:formula="of:=IF([.I258]+[.H259]&gt;0;[.I258]+[.H259];0)" office:value-type="float" office:value="1084" calcext:value-type="float">
            <text:p>1084</text:p>
          </table:table-cell>
          <table:table-cell table:formula="of:=IF([.I258]+[.H25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6" calcext:value-type="date">
            <text:p>2023-09-16</text:p>
          </table:table-cell>
          <table:table-cell office:value-type="float" office:value="577" calcext:value-type="float">
            <text:p>577</text:p>
          </table:table-cell>
          <table:table-cell office:value-type="float" office:value="336" calcext:value-type="float">
            <text:p>336</text:p>
          </table:table-cell>
          <table:table-cell table:formula="of:=[.D259] + [.B260] - [.C260]" office:value-type="float" office:value="9195" calcext:value-type="float">
            <text:p>9195</text:p>
          </table:table-cell>
          <table:table-cell table:formula="of:= ([.D260] *0.4)" office:value-type="float" office:value="3678" calcext:value-type="float">
            <text:p>367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0]-[.E260]" office:value-type="float" office:value="222" calcext:value-type="float">
            <text:p>222</text:p>
          </table:table-cell>
          <table:table-cell table:formula="of:=IF([.G260]&lt;0; ROUNDUP([.G260]/5;0); ROUNDDOWN([.G260]/5;0))" office:value-type="float" office:value="44" calcext:value-type="float">
            <text:p>44</text:p>
          </table:table-cell>
          <table:table-cell table:formula="of:=IF([.I259]+[.H260]&gt;0;[.I259]+[.H260];0)" office:value-type="float" office:value="1128" calcext:value-type="float">
            <text:p>1128</text:p>
          </table:table-cell>
          <table:table-cell table:formula="of:=IF([.I259]+[.H26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7" calcext:value-type="date">
            <text:p>2023-09-17</text:p>
          </table:table-cell>
          <table:table-cell office:value-type="float" office:value="510" calcext:value-type="float">
            <text:p>510</text:p>
          </table:table-cell>
          <table:table-cell office:value-type="float" office:value="633" calcext:value-type="float">
            <text:p>633</text:p>
          </table:table-cell>
          <table:table-cell table:formula="of:=[.D260] + [.B261] - [.C261]" office:value-type="float" office:value="9072" calcext:value-type="float">
            <text:p>9072</text:p>
          </table:table-cell>
          <table:table-cell table:formula="of:= ([.D261] *0.4)" office:value-type="float" office:value="3628.8" calcext:value-type="float">
            <text:p>362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1]-[.E261]" office:value-type="float" office:value="271.2" calcext:value-type="float">
            <text:p>271,2</text:p>
          </table:table-cell>
          <table:table-cell table:formula="of:=IF([.G261]&lt;0; ROUNDUP([.G261]/5;0); ROUNDDOWN([.G261]/5;0))" office:value-type="float" office:value="54" calcext:value-type="float">
            <text:p>54</text:p>
          </table:table-cell>
          <table:table-cell table:formula="of:=IF([.I260]+[.H261]&gt;0;[.I260]+[.H261];0)" office:value-type="float" office:value="1182" calcext:value-type="float">
            <text:p>1182</text:p>
          </table:table-cell>
          <table:table-cell table:formula="of:=IF([.I260]+[.H26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8" calcext:value-type="date">
            <text:p>2023-09-18</text:p>
          </table:table-cell>
          <table:table-cell office:value-type="float" office:value="313" calcext:value-type="float">
            <text:p>313</text:p>
          </table:table-cell>
          <table:table-cell office:value-type="float" office:value="659" calcext:value-type="float">
            <text:p>659</text:p>
          </table:table-cell>
          <table:table-cell table:formula="of:=[.D261] + [.B262] - [.C262]" office:value-type="float" office:value="8726" calcext:value-type="float">
            <text:p>8726</text:p>
          </table:table-cell>
          <table:table-cell table:formula="of:= ([.D262] *0.4)" office:value-type="float" office:value="3490.4" calcext:value-type="float">
            <text:p>349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2]-[.E262]" office:value-type="float" office:value="409.6" calcext:value-type="float">
            <text:p>409,6</text:p>
          </table:table-cell>
          <table:table-cell table:formula="of:=IF([.G262]&lt;0; ROUNDUP([.G262]/5;0); ROUNDDOWN([.G262]/5;0))" office:value-type="float" office:value="81" calcext:value-type="float">
            <text:p>81</text:p>
          </table:table-cell>
          <table:table-cell table:formula="of:=IF([.I261]+[.H262]&gt;0;[.I261]+[.H262];0)" office:value-type="float" office:value="1263" calcext:value-type="float">
            <text:p>1263</text:p>
          </table:table-cell>
          <table:table-cell table:formula="of:=IF([.I261]+[.H26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19" calcext:value-type="date">
            <text:p>2023-09-19</text:p>
          </table:table-cell>
          <table:table-cell office:value-type="float" office:value="439" calcext:value-type="float">
            <text:p>439</text:p>
          </table:table-cell>
          <table:table-cell office:value-type="float" office:value="424" calcext:value-type="float">
            <text:p>424</text:p>
          </table:table-cell>
          <table:table-cell table:formula="of:=[.D262] + [.B263] - [.C263]" office:value-type="float" office:value="8741" calcext:value-type="float">
            <text:p>8741</text:p>
          </table:table-cell>
          <table:table-cell table:formula="of:= ([.D263] *0.4)" office:value-type="float" office:value="3496.4" calcext:value-type="float">
            <text:p>349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3]-[.E263]" office:value-type="float" office:value="403.6" calcext:value-type="float">
            <text:p>403,6</text:p>
          </table:table-cell>
          <table:table-cell table:formula="of:=IF([.G263]&lt;0; ROUNDUP([.G263]/5;0); ROUNDDOWN([.G263]/5;0))" office:value-type="float" office:value="80" calcext:value-type="float">
            <text:p>80</text:p>
          </table:table-cell>
          <table:table-cell table:formula="of:=IF([.I262]+[.H263]&gt;0;[.I262]+[.H263];0)" office:value-type="float" office:value="1343" calcext:value-type="float">
            <text:p>1343</text:p>
          </table:table-cell>
          <table:table-cell table:formula="of:=IF([.I262]+[.H26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0" calcext:value-type="date">
            <text:p>2023-09-20</text:p>
          </table:table-cell>
          <table:table-cell office:value-type="float" office:value="372" calcext:value-type="float">
            <text:p>372</text:p>
          </table:table-cell>
          <table:table-cell office:value-type="float" office:value="535" calcext:value-type="float">
            <text:p>535</text:p>
          </table:table-cell>
          <table:table-cell table:formula="of:=[.D263] + [.B264] - [.C264]" office:value-type="float" office:value="8578" calcext:value-type="float">
            <text:p>8578</text:p>
          </table:table-cell>
          <table:table-cell table:formula="of:= ([.D264] *0.4)" office:value-type="float" office:value="3431.2" calcext:value-type="float">
            <text:p>343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4]-[.E264]" office:value-type="float" office:value="468.8" calcext:value-type="float">
            <text:p>468,8</text:p>
          </table:table-cell>
          <table:table-cell table:formula="of:=IF([.G264]&lt;0; ROUNDUP([.G264]/5;0); ROUNDDOWN([.G264]/5;0))" office:value-type="float" office:value="93" calcext:value-type="float">
            <text:p>93</text:p>
          </table:table-cell>
          <table:table-cell table:formula="of:=IF([.I263]+[.H264]&gt;0;[.I263]+[.H264];0)" office:value-type="float" office:value="1436" calcext:value-type="float">
            <text:p>1436</text:p>
          </table:table-cell>
          <table:table-cell table:formula="of:=IF([.I263]+[.H26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1" calcext:value-type="date">
            <text:p>2023-09-21</text:p>
          </table:table-cell>
          <table:table-cell office:value-type="float" office:value="614" calcext:value-type="float">
            <text:p>614</text:p>
          </table:table-cell>
          <table:table-cell office:value-type="float" office:value="511" calcext:value-type="float">
            <text:p>511</text:p>
          </table:table-cell>
          <table:table-cell table:formula="of:=[.D264] + [.B265] - [.C265]" office:value-type="float" office:value="8681" calcext:value-type="float">
            <text:p>8681</text:p>
          </table:table-cell>
          <table:table-cell table:formula="of:= ([.D265] *0.4)" office:value-type="float" office:value="3472.4" calcext:value-type="float">
            <text:p>347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5]-[.E265]" office:value-type="float" office:value="427.6" calcext:value-type="float">
            <text:p>427,6</text:p>
          </table:table-cell>
          <table:table-cell table:formula="of:=IF([.G265]&lt;0; ROUNDUP([.G265]/5;0); ROUNDDOWN([.G265]/5;0))" office:value-type="float" office:value="85" calcext:value-type="float">
            <text:p>85</text:p>
          </table:table-cell>
          <table:table-cell table:formula="of:=IF([.I264]+[.H265]&gt;0;[.I264]+[.H265];0)" office:value-type="float" office:value="1521" calcext:value-type="float">
            <text:p>1521</text:p>
          </table:table-cell>
          <table:table-cell table:formula="of:=IF([.I264]+[.H26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2" calcext:value-type="date">
            <text:p>2023-09-22</text:p>
          </table:table-cell>
          <table:table-cell office:value-type="float" office:value="584" calcext:value-type="float">
            <text:p>584</text:p>
          </table:table-cell>
          <table:table-cell office:value-type="float" office:value="388" calcext:value-type="float">
            <text:p>388</text:p>
          </table:table-cell>
          <table:table-cell table:formula="of:=[.D265] + [.B266] - [.C266]" office:value-type="float" office:value="8877" calcext:value-type="float">
            <text:p>8877</text:p>
          </table:table-cell>
          <table:table-cell table:formula="of:= ([.D266] *0.4)" office:value-type="float" office:value="3550.8" calcext:value-type="float">
            <text:p>355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6]-[.E266]" office:value-type="float" office:value="349.2" calcext:value-type="float">
            <text:p>349,2</text:p>
          </table:table-cell>
          <table:table-cell table:formula="of:=IF([.G266]&lt;0; ROUNDUP([.G266]/5;0); ROUNDDOWN([.G266]/5;0))" office:value-type="float" office:value="69" calcext:value-type="float">
            <text:p>69</text:p>
          </table:table-cell>
          <table:table-cell table:formula="of:=IF([.I265]+[.H266]&gt;0;[.I265]+[.H266];0)" office:value-type="float" office:value="1590" calcext:value-type="float">
            <text:p>1590</text:p>
          </table:table-cell>
          <table:table-cell table:formula="of:=IF([.I265]+[.H26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3" calcext:value-type="date">
            <text:p>2023-09-23</text:p>
          </table:table-cell>
          <table:table-cell office:value-type="float" office:value="437" calcext:value-type="float">
            <text:p>437</text:p>
          </table:table-cell>
          <table:table-cell office:value-type="float" office:value="394" calcext:value-type="float">
            <text:p>394</text:p>
          </table:table-cell>
          <table:table-cell table:formula="of:=[.D266] + [.B267] - [.C267]" office:value-type="float" office:value="8920" calcext:value-type="float">
            <text:p>8920</text:p>
          </table:table-cell>
          <table:table-cell table:formula="of:= ([.D267] *0.4)" office:value-type="float" office:value="3568" calcext:value-type="float">
            <text:p>356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7]-[.E267]" office:value-type="float" office:value="332" calcext:value-type="float">
            <text:p>332</text:p>
          </table:table-cell>
          <table:table-cell table:formula="of:=IF([.G267]&lt;0; ROUNDUP([.G267]/5;0); ROUNDDOWN([.G267]/5;0))" office:value-type="float" office:value="66" calcext:value-type="float">
            <text:p>66</text:p>
          </table:table-cell>
          <table:table-cell table:formula="of:=IF([.I266]+[.H267]&gt;0;[.I266]+[.H267];0)" office:value-type="float" office:value="1656" calcext:value-type="float">
            <text:p>1656</text:p>
          </table:table-cell>
          <table:table-cell table:formula="of:=IF([.I266]+[.H26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4" calcext:value-type="date">
            <text:p>2023-09-24</text:p>
          </table:table-cell>
          <table:table-cell office:value-type="float" office:value="361" calcext:value-type="float">
            <text:p>361</text:p>
          </table:table-cell>
          <table:table-cell office:value-type="float" office:value="394" calcext:value-type="float">
            <text:p>394</text:p>
          </table:table-cell>
          <table:table-cell table:formula="of:=[.D267] + [.B268] - [.C268]" office:value-type="float" office:value="8887" calcext:value-type="float">
            <text:p>8887</text:p>
          </table:table-cell>
          <table:table-cell table:formula="of:= ([.D268] *0.4)" office:value-type="float" office:value="3554.8" calcext:value-type="float">
            <text:p>355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8]-[.E268]" office:value-type="float" office:value="345.2" calcext:value-type="float">
            <text:p>345,2</text:p>
          </table:table-cell>
          <table:table-cell table:formula="of:=IF([.G268]&lt;0; ROUNDUP([.G268]/5;0); ROUNDDOWN([.G268]/5;0))" office:value-type="float" office:value="69" calcext:value-type="float">
            <text:p>69</text:p>
          </table:table-cell>
          <table:table-cell table:formula="of:=IF([.I267]+[.H268]&gt;0;[.I267]+[.H268];0)" office:value-type="float" office:value="1725" calcext:value-type="float">
            <text:p>1725</text:p>
          </table:table-cell>
          <table:table-cell table:formula="of:=IF([.I267]+[.H26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5" calcext:value-type="date">
            <text:p>2023-09-25</text:p>
          </table:table-cell>
          <table:table-cell office:value-type="float" office:value="364" calcext:value-type="float">
            <text:p>364</text:p>
          </table:table-cell>
          <table:table-cell office:value-type="float" office:value="563" calcext:value-type="float">
            <text:p>563</text:p>
          </table:table-cell>
          <table:table-cell table:formula="of:=[.D268] + [.B269] - [.C269]" office:value-type="float" office:value="8688" calcext:value-type="float">
            <text:p>8688</text:p>
          </table:table-cell>
          <table:table-cell table:formula="of:= ([.D269] *0.4)" office:value-type="float" office:value="3475.2" calcext:value-type="float">
            <text:p>347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69]-[.E269]" office:value-type="float" office:value="424.8" calcext:value-type="float">
            <text:p>424,8</text:p>
          </table:table-cell>
          <table:table-cell table:formula="of:=IF([.G269]&lt;0; ROUNDUP([.G269]/5;0); ROUNDDOWN([.G269]/5;0))" office:value-type="float" office:value="84" calcext:value-type="float">
            <text:p>84</text:p>
          </table:table-cell>
          <table:table-cell table:formula="of:=IF([.I268]+[.H269]&gt;0;[.I268]+[.H269];0)" office:value-type="float" office:value="1809" calcext:value-type="float">
            <text:p>1809</text:p>
          </table:table-cell>
          <table:table-cell table:formula="of:=IF([.I268]+[.H26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6" calcext:value-type="date">
            <text:p>2023-09-26</text:p>
          </table:table-cell>
          <table:table-cell office:value-type="float" office:value="499" calcext:value-type="float">
            <text:p>499</text:p>
          </table:table-cell>
          <table:table-cell office:value-type="float" office:value="327" calcext:value-type="float">
            <text:p>327</text:p>
          </table:table-cell>
          <table:table-cell table:formula="of:=[.D269] + [.B270] - [.C270]" office:value-type="float" office:value="8860" calcext:value-type="float">
            <text:p>8860</text:p>
          </table:table-cell>
          <table:table-cell table:formula="of:= ([.D270] *0.4)" office:value-type="float" office:value="3544" calcext:value-type="float">
            <text:p>354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0]-[.E270]" office:value-type="float" office:value="356" calcext:value-type="float">
            <text:p>356</text:p>
          </table:table-cell>
          <table:table-cell table:formula="of:=IF([.G270]&lt;0; ROUNDUP([.G270]/5;0); ROUNDDOWN([.G270]/5;0))" office:value-type="float" office:value="71" calcext:value-type="float">
            <text:p>71</text:p>
          </table:table-cell>
          <table:table-cell table:formula="of:=IF([.I269]+[.H270]&gt;0;[.I269]+[.H270];0)" office:value-type="float" office:value="1880" calcext:value-type="float">
            <text:p>1880</text:p>
          </table:table-cell>
          <table:table-cell table:formula="of:=IF([.I269]+[.H27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7" calcext:value-type="date">
            <text:p>2023-09-27</text:p>
          </table:table-cell>
          <table:table-cell office:value-type="float" office:value="459" calcext:value-type="float">
            <text:p>459</text:p>
          </table:table-cell>
          <table:table-cell office:value-type="float" office:value="444" calcext:value-type="float">
            <text:p>444</text:p>
          </table:table-cell>
          <table:table-cell table:formula="of:=[.D270] + [.B271] - [.C271]" office:value-type="float" office:value="8875" calcext:value-type="float">
            <text:p>8875</text:p>
          </table:table-cell>
          <table:table-cell table:formula="of:= ([.D271] *0.4)" office:value-type="float" office:value="3550" calcext:value-type="float">
            <text:p>355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1]-[.E271]" office:value-type="float" office:value="350" calcext:value-type="float">
            <text:p>350</text:p>
          </table:table-cell>
          <table:table-cell table:formula="of:=IF([.G271]&lt;0; ROUNDUP([.G271]/5;0); ROUNDDOWN([.G271]/5;0))" office:value-type="float" office:value="70" calcext:value-type="float">
            <text:p>70</text:p>
          </table:table-cell>
          <table:table-cell table:formula="of:=IF([.I270]+[.H271]&gt;0;[.I270]+[.H271];0)" office:value-type="float" office:value="1950" calcext:value-type="float">
            <text:p>1950</text:p>
          </table:table-cell>
          <table:table-cell table:formula="of:=IF([.I270]+[.H27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8" calcext:value-type="date">
            <text:p>2023-09-28</text:p>
          </table:table-cell>
          <table:table-cell office:value-type="float" office:value="601" calcext:value-type="float">
            <text:p>601</text:p>
          </table:table-cell>
          <table:table-cell office:value-type="float" office:value="489" calcext:value-type="float">
            <text:p>489</text:p>
          </table:table-cell>
          <table:table-cell table:formula="of:=[.D271] + [.B272] - [.C272]" office:value-type="float" office:value="8987" calcext:value-type="float">
            <text:p>8987</text:p>
          </table:table-cell>
          <table:table-cell table:formula="of:= ([.D272] *0.4)" office:value-type="float" office:value="3594.8" calcext:value-type="float">
            <text:p>359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2]-[.E272]" office:value-type="float" office:value="305.2" calcext:value-type="float">
            <text:p>305,2</text:p>
          </table:table-cell>
          <table:table-cell table:formula="of:=IF([.G272]&lt;0; ROUNDUP([.G272]/5;0); ROUNDDOWN([.G272]/5;0))" office:value-type="float" office:value="61" calcext:value-type="float">
            <text:p>61</text:p>
          </table:table-cell>
          <table:table-cell table:formula="of:=IF([.I271]+[.H272]&gt;0;[.I271]+[.H272];0)" office:value-type="float" office:value="2011" calcext:value-type="float">
            <text:p>2011</text:p>
          </table:table-cell>
          <table:table-cell table:formula="of:=IF([.I271]+[.H27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29" calcext:value-type="date">
            <text:p>2023-09-29</text:p>
          </table:table-cell>
          <table:table-cell office:value-type="float" office:value="498" calcext:value-type="float">
            <text:p>498</text:p>
          </table:table-cell>
          <table:table-cell office:value-type="float" office:value="419" calcext:value-type="float">
            <text:p>419</text:p>
          </table:table-cell>
          <table:table-cell table:formula="of:=[.D272] + [.B273] - [.C273]" office:value-type="float" office:value="9066" calcext:value-type="float">
            <text:p>9066</text:p>
          </table:table-cell>
          <table:table-cell table:formula="of:= ([.D273] *0.4)" office:value-type="float" office:value="3626.4" calcext:value-type="float">
            <text:p>362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3]-[.E273]" office:value-type="float" office:value="273.6" calcext:value-type="float">
            <text:p>273,6</text:p>
          </table:table-cell>
          <table:table-cell table:formula="of:=IF([.G273]&lt;0; ROUNDUP([.G273]/5;0); ROUNDDOWN([.G273]/5;0))" office:value-type="float" office:value="54" calcext:value-type="float">
            <text:p>54</text:p>
          </table:table-cell>
          <table:table-cell table:formula="of:=IF([.I272]+[.H273]&gt;0;[.I272]+[.H273];0)" office:value-type="float" office:value="2065" calcext:value-type="float">
            <text:p>2065</text:p>
          </table:table-cell>
          <table:table-cell table:formula="of:=IF([.I272]+[.H27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09-30" calcext:value-type="date">
            <text:p>2023-09-30</text:p>
          </table:table-cell>
          <table:table-cell office:value-type="float" office:value="480" calcext:value-type="float">
            <text:p>480</text:p>
          </table:table-cell>
          <table:table-cell office:value-type="float" office:value="421" calcext:value-type="float">
            <text:p>421</text:p>
          </table:table-cell>
          <table:table-cell table:formula="of:=[.D273] + [.B274] - [.C274]" office:value-type="float" office:value="9125" calcext:value-type="float">
            <text:p>9125</text:p>
          </table:table-cell>
          <table:table-cell table:formula="of:= ([.D274] *0.4)" office:value-type="float" office:value="3650" calcext:value-type="float">
            <text:p>365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4]-[.E274]" office:value-type="float" office:value="250" calcext:value-type="float">
            <text:p>250</text:p>
          </table:table-cell>
          <table:table-cell table:formula="of:=IF([.G274]&lt;0; ROUNDUP([.G274]/5;0); ROUNDDOWN([.G274]/5;0))" office:value-type="float" office:value="50" calcext:value-type="float">
            <text:p>50</text:p>
          </table:table-cell>
          <table:table-cell table:formula="of:=IF([.I273]+[.H274]&gt;0;[.I273]+[.H274];0)" office:value-type="float" office:value="2115" calcext:value-type="float">
            <text:p>2115</text:p>
          </table:table-cell>
          <table:table-cell table:formula="of:=IF([.I273]+[.H27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01" calcext:value-type="date">
            <text:p>2023-10-01</text:p>
          </table:table-cell>
          <table:table-cell office:value-type="float" office:value="543" calcext:value-type="float">
            <text:p>543</text:p>
          </table:table-cell>
          <table:table-cell office:value-type="float" office:value="340" calcext:value-type="float">
            <text:p>340</text:p>
          </table:table-cell>
          <table:table-cell table:formula="of:=[.D274] + [.B275] - [.C275]" office:value-type="float" office:value="9328" calcext:value-type="float">
            <text:p>9328</text:p>
          </table:table-cell>
          <table:table-cell table:formula="of:= ([.D275] *0.4)" office:value-type="float" office:value="3731.2" calcext:value-type="float">
            <text:p>373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5]-[.E275]" office:value-type="float" office:value="168.8" calcext:value-type="float">
            <text:p>168,8</text:p>
          </table:table-cell>
          <table:table-cell table:formula="of:=IF([.G275]&lt;0; ROUNDUP([.G275]/5;0); ROUNDDOWN([.G275]/5;0))" office:value-type="float" office:value="33" calcext:value-type="float">
            <text:p>33</text:p>
          </table:table-cell>
          <table:table-cell table:formula="of:=IF([.I274]+[.H275]&gt;0;[.I274]+[.H275];0)" office:value-type="float" office:value="2148" calcext:value-type="float">
            <text:p>2148</text:p>
          </table:table-cell>
          <table:table-cell table:formula="of:=IF([.I274]+[.H27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02" calcext:value-type="date">
            <text:p>2023-10-02</text:p>
          </table:table-cell>
          <table:table-cell office:value-type="float" office:value="544" calcext:value-type="float">
            <text:p>544</text:p>
          </table:table-cell>
          <table:table-cell office:value-type="float" office:value="572" calcext:value-type="float">
            <text:p>572</text:p>
          </table:table-cell>
          <table:table-cell table:formula="of:=[.D275] + [.B276] - [.C276]" office:value-type="float" office:value="9300" calcext:value-type="float">
            <text:p>9300</text:p>
          </table:table-cell>
          <table:table-cell table:formula="of:= ([.D276] *0.4)" office:value-type="float" office:value="3720" calcext:value-type="float">
            <text:p>372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6]-[.E276]" office:value-type="float" office:value="180" calcext:value-type="float">
            <text:p>180</text:p>
          </table:table-cell>
          <table:table-cell table:formula="of:=IF([.G276]&lt;0; ROUNDUP([.G276]/5;0); ROUNDDOWN([.G276]/5;0))" office:value-type="float" office:value="36" calcext:value-type="float">
            <text:p>36</text:p>
          </table:table-cell>
          <table:table-cell table:formula="of:=IF([.I275]+[.H276]&gt;0;[.I275]+[.H276];0)" office:value-type="float" office:value="2184" calcext:value-type="float">
            <text:p>2184</text:p>
          </table:table-cell>
          <table:table-cell table:formula="of:=IF([.I275]+[.H27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03" calcext:value-type="date">
            <text:p>2023-10-03</text:p>
          </table:table-cell>
          <table:table-cell office:value-type="float" office:value="453" calcext:value-type="float">
            <text:p>453</text:p>
          </table:table-cell>
          <table:table-cell office:value-type="float" office:value="420" calcext:value-type="float">
            <text:p>420</text:p>
          </table:table-cell>
          <table:table-cell table:formula="of:=[.D276] + [.B277] - [.C277]" office:value-type="float" office:value="9333" calcext:value-type="float">
            <text:p>9333</text:p>
          </table:table-cell>
          <table:table-cell table:formula="of:= ([.D277] *0.4)" office:value-type="float" office:value="3733.2" calcext:value-type="float">
            <text:p>373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7]-[.E277]" office:value-type="float" office:value="166.8" calcext:value-type="float">
            <text:p>166,8</text:p>
          </table:table-cell>
          <table:table-cell table:formula="of:=IF([.G277]&lt;0; ROUNDUP([.G277]/5;0); ROUNDDOWN([.G277]/5;0))" office:value-type="float" office:value="33" calcext:value-type="float">
            <text:p>33</text:p>
          </table:table-cell>
          <table:table-cell table:formula="of:=IF([.I276]+[.H277]&gt;0;[.I276]+[.H277];0)" office:value-type="float" office:value="2217" calcext:value-type="float">
            <text:p>2217</text:p>
          </table:table-cell>
          <table:table-cell table:formula="of:=IF([.I276]+[.H27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04" calcext:value-type="date">
            <text:p>2023-10-04</text:p>
          </table:table-cell>
          <table:table-cell office:value-type="float" office:value="530" calcext:value-type="float">
            <text:p>530</text:p>
          </table:table-cell>
          <table:table-cell office:value-type="float" office:value="373" calcext:value-type="float">
            <text:p>373</text:p>
          </table:table-cell>
          <table:table-cell table:formula="of:=[.D277] + [.B278] - [.C278]" office:value-type="float" office:value="9490" calcext:value-type="float">
            <text:p>9490</text:p>
          </table:table-cell>
          <table:table-cell table:formula="of:= ([.D278] *0.4)" office:value-type="float" office:value="3796" calcext:value-type="float">
            <text:p>379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8]-[.E278]" office:value-type="float" office:value="104" calcext:value-type="float">
            <text:p>104</text:p>
          </table:table-cell>
          <table:table-cell table:formula="of:=IF([.G278]&lt;0; ROUNDUP([.G278]/5;0); ROUNDDOWN([.G278]/5;0))" office:value-type="float" office:value="20" calcext:value-type="float">
            <text:p>20</text:p>
          </table:table-cell>
          <table:table-cell table:formula="of:=IF([.I277]+[.H278]&gt;0;[.I277]+[.H278];0)" office:value-type="float" office:value="2237" calcext:value-type="float">
            <text:p>2237</text:p>
          </table:table-cell>
          <table:table-cell table:formula="of:=IF([.I277]+[.H27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05" calcext:value-type="date">
            <text:p>2023-10-05</text:p>
          </table:table-cell>
          <table:table-cell office:value-type="float" office:value="576" calcext:value-type="float">
            <text:p>576</text:p>
          </table:table-cell>
          <table:table-cell office:value-type="float" office:value="509" calcext:value-type="float">
            <text:p>509</text:p>
          </table:table-cell>
          <table:table-cell table:formula="of:=[.D278] + [.B279] - [.C279]" office:value-type="float" office:value="9557" calcext:value-type="float">
            <text:p>9557</text:p>
          </table:table-cell>
          <table:table-cell table:formula="of:= ([.D279] *0.4)" office:value-type="float" office:value="3822.8" calcext:value-type="float">
            <text:p>382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79]-[.E279]" office:value-type="float" office:value="77.1999999999998" calcext:value-type="float">
            <text:p>77,1999999999998</text:p>
          </table:table-cell>
          <table:table-cell table:formula="of:=IF([.G279]&lt;0; ROUNDUP([.G279]/5;0); ROUNDDOWN([.G279]/5;0))" office:value-type="float" office:value="15" calcext:value-type="float">
            <text:p>15</text:p>
          </table:table-cell>
          <table:table-cell table:formula="of:=IF([.I278]+[.H279]&gt;0;[.I278]+[.H279];0)" office:value-type="float" office:value="2252" calcext:value-type="float">
            <text:p>2252</text:p>
          </table:table-cell>
          <table:table-cell table:formula="of:=IF([.I278]+[.H27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06" calcext:value-type="date">
            <text:p>2023-10-06</text:p>
          </table:table-cell>
          <table:table-cell office:value-type="float" office:value="464" calcext:value-type="float">
            <text:p>464</text:p>
          </table:table-cell>
          <table:table-cell office:value-type="float" office:value="394" calcext:value-type="float">
            <text:p>394</text:p>
          </table:table-cell>
          <table:table-cell table:formula="of:=[.D279] + [.B280] - [.C280]" office:value-type="float" office:value="9627" calcext:value-type="float">
            <text:p>9627</text:p>
          </table:table-cell>
          <table:table-cell table:formula="of:= ([.D280] *0.4)" office:value-type="float" office:value="3850.8" calcext:value-type="float">
            <text:p>385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0]-[.E280]" office:value-type="float" office:value="49.1999999999998" calcext:value-type="float">
            <text:p>49,1999999999998</text:p>
          </table:table-cell>
          <table:table-cell table:formula="of:=IF([.G280]&lt;0; ROUNDUP([.G280]/5;0); ROUNDDOWN([.G280]/5;0))" office:value-type="float" office:value="9" calcext:value-type="float">
            <text:p>9</text:p>
          </table:table-cell>
          <table:table-cell table:formula="of:=IF([.I279]+[.H280]&gt;0;[.I279]+[.H280];0)" office:value-type="float" office:value="2261" calcext:value-type="float">
            <text:p>2261</text:p>
          </table:table-cell>
          <table:table-cell table:formula="of:=IF([.I279]+[.H28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07" calcext:value-type="date">
            <text:p>2023-10-07</text:p>
          </table:table-cell>
          <table:table-cell office:value-type="float" office:value="451" calcext:value-type="float">
            <text:p>451</text:p>
          </table:table-cell>
          <table:table-cell office:value-type="float" office:value="328" calcext:value-type="float">
            <text:p>328</text:p>
          </table:table-cell>
          <table:table-cell table:formula="of:=[.D280] + [.B281] - [.C281]" office:value-type="float" office:value="9750" calcext:value-type="float">
            <text:p>9750</text:p>
          </table:table-cell>
          <table:table-cell table:formula="of:= ([.D281] *0.4)" office:value-type="float" office:value="3900" calcext:value-type="float">
            <text:p>390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1]-[.E281]" office:value-type="float" office:value="0" calcext:value-type="float">
            <text:p>0</text:p>
          </table:table-cell>
          <table:table-cell table:formula="of:=IF([.G281]&lt;0; ROUNDUP([.G281]/5;0); ROUNDDOWN([.G281]/5;0))" office:value-type="float" office:value="0" calcext:value-type="float">
            <text:p>0</text:p>
          </table:table-cell>
          <table:table-cell table:formula="of:=IF([.I280]+[.H281]&gt;0;[.I280]+[.H281];0)" office:value-type="float" office:value="2261" calcext:value-type="float">
            <text:p>2261</text:p>
          </table:table-cell>
          <table:table-cell table:formula="of:=IF([.I280]+[.H28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08" calcext:value-type="date">
            <text:p>2023-10-08</text:p>
          </table:table-cell>
          <table:table-cell office:value-type="float" office:value="626" calcext:value-type="float">
            <text:p>626</text:p>
          </table:table-cell>
          <table:table-cell office:value-type="float" office:value="524" calcext:value-type="float">
            <text:p>524</text:p>
          </table:table-cell>
          <table:table-cell table:formula="of:=[.D281] + [.B282] - [.C282]" office:value-type="float" office:value="9852" calcext:value-type="float">
            <text:p>9852</text:p>
          </table:table-cell>
          <table:table-cell table:formula="of:= ([.D282] *0.4)" office:value-type="float" office:value="3940.8" calcext:value-type="float">
            <text:p>394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2]-[.E282]" office:value-type="float" office:value="-40.8000000000002" calcext:value-type="float">
            <text:p>-40,8000000000002</text:p>
          </table:table-cell>
          <table:table-cell table:formula="of:=IF([.G282]&lt;0; ROUNDUP([.G282]/5;0); ROUNDDOWN([.G282]/5;0))" office:value-type="float" office:value="-9" calcext:value-type="float">
            <text:p>-9</text:p>
          </table:table-cell>
          <table:table-cell table:formula="of:=IF([.I281]+[.H282]&gt;0;[.I281]+[.H282];0)" office:value-type="float" office:value="2252" calcext:value-type="float">
            <text:p>2252</text:p>
          </table:table-cell>
          <table:table-cell table:formula="of:=IF([.I281]+[.H28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09" calcext:value-type="date">
            <text:p>2023-10-09</text:p>
          </table:table-cell>
          <table:table-cell office:value-type="float" office:value="661" calcext:value-type="float">
            <text:p>661</text:p>
          </table:table-cell>
          <table:table-cell office:value-type="float" office:value="422" calcext:value-type="float">
            <text:p>422</text:p>
          </table:table-cell>
          <table:table-cell table:formula="of:=[.D282] + [.B283] - [.C283]" office:value-type="float" office:value="10091" calcext:value-type="float">
            <text:p>10091</text:p>
          </table:table-cell>
          <table:table-cell table:formula="of:= ([.D283] *0.4)" office:value-type="float" office:value="4036.4" calcext:value-type="float">
            <text:p>403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3]-[.E283]" office:value-type="float" office:value="-136.4" calcext:value-type="float">
            <text:p>-136,4</text:p>
          </table:table-cell>
          <table:table-cell table:formula="of:=IF([.G283]&lt;0; ROUNDUP([.G283]/5;0); ROUNDDOWN([.G283]/5;0))" office:value-type="float" office:value="-28" calcext:value-type="float">
            <text:p>-28</text:p>
          </table:table-cell>
          <table:table-cell table:formula="of:=IF([.I282]+[.H283]&gt;0;[.I282]+[.H283];0)" office:value-type="float" office:value="2224" calcext:value-type="float">
            <text:p>2224</text:p>
          </table:table-cell>
          <table:table-cell table:formula="of:=IF([.I282]+[.H28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0" calcext:value-type="date">
            <text:p>2023-10-10</text:p>
          </table:table-cell>
          <table:table-cell office:value-type="float" office:value="520" calcext:value-type="float">
            <text:p>520</text:p>
          </table:table-cell>
          <table:table-cell office:value-type="float" office:value="422" calcext:value-type="float">
            <text:p>422</text:p>
          </table:table-cell>
          <table:table-cell table:formula="of:=[.D283] + [.B284] - [.C284]" office:value-type="float" office:value="10189" calcext:value-type="float">
            <text:p>10189</text:p>
          </table:table-cell>
          <table:table-cell table:formula="of:= ([.D284] *0.4)" office:value-type="float" office:value="4075.6" calcext:value-type="float">
            <text:p>4075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4]-[.E284]" office:value-type="float" office:value="-175.6" calcext:value-type="float">
            <text:p>-175,6</text:p>
          </table:table-cell>
          <table:table-cell table:formula="of:=IF([.G284]&lt;0; ROUNDUP([.G284]/5;0); ROUNDDOWN([.G284]/5;0))" office:value-type="float" office:value="-36" calcext:value-type="float">
            <text:p>-36</text:p>
          </table:table-cell>
          <table:table-cell table:formula="of:=IF([.I283]+[.H284]&gt;0;[.I283]+[.H284];0)" office:value-type="float" office:value="2188" calcext:value-type="float">
            <text:p>2188</text:p>
          </table:table-cell>
          <table:table-cell table:formula="of:=IF([.I283]+[.H28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1" calcext:value-type="date">
            <text:p>2023-10-11</text:p>
          </table:table-cell>
          <table:table-cell office:value-type="float" office:value="585" calcext:value-type="float">
            <text:p>585</text:p>
          </table:table-cell>
          <table:table-cell office:value-type="float" office:value="372" calcext:value-type="float">
            <text:p>372</text:p>
          </table:table-cell>
          <table:table-cell table:formula="of:=[.D284] + [.B285] - [.C285]" office:value-type="float" office:value="10402" calcext:value-type="float">
            <text:p>10402</text:p>
          </table:table-cell>
          <table:table-cell table:formula="of:= ([.D285] *0.4)" office:value-type="float" office:value="4160.8" calcext:value-type="float">
            <text:p>416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5]-[.E285]" office:value-type="float" office:value="-260.8" calcext:value-type="float">
            <text:p>-260,8</text:p>
          </table:table-cell>
          <table:table-cell table:formula="of:=IF([.G285]&lt;0; ROUNDUP([.G285]/5;0); ROUNDDOWN([.G285]/5;0))" office:value-type="float" office:value="-53" calcext:value-type="float">
            <text:p>-53</text:p>
          </table:table-cell>
          <table:table-cell table:formula="of:=IF([.I284]+[.H285]&gt;0;[.I284]+[.H285];0)" office:value-type="float" office:value="2135" calcext:value-type="float">
            <text:p>2135</text:p>
          </table:table-cell>
          <table:table-cell table:formula="of:=IF([.I284]+[.H28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2" calcext:value-type="date">
            <text:p>2023-10-12</text:p>
          </table:table-cell>
          <table:table-cell office:value-type="float" office:value="540" calcext:value-type="float">
            <text:p>540</text:p>
          </table:table-cell>
          <table:table-cell office:value-type="float" office:value="309" calcext:value-type="float">
            <text:p>309</text:p>
          </table:table-cell>
          <table:table-cell table:formula="of:=[.D285] + [.B286] - [.C286]" office:value-type="float" office:value="10633" calcext:value-type="float">
            <text:p>10633</text:p>
          </table:table-cell>
          <table:table-cell table:formula="of:= ([.D286] *0.4)" office:value-type="float" office:value="4253.2" calcext:value-type="float">
            <text:p>425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6]-[.E286]" office:value-type="float" office:value="-353.2" calcext:value-type="float">
            <text:p>-353,2</text:p>
          </table:table-cell>
          <table:table-cell table:formula="of:=IF([.G286]&lt;0; ROUNDUP([.G286]/5;0); ROUNDDOWN([.G286]/5;0))" office:value-type="float" office:value="-71" calcext:value-type="float">
            <text:p>-71</text:p>
          </table:table-cell>
          <table:table-cell table:formula="of:=IF([.I285]+[.H286]&gt;0;[.I285]+[.H286];0)" office:value-type="float" office:value="2064" calcext:value-type="float">
            <text:p>2064</text:p>
          </table:table-cell>
          <table:table-cell table:formula="of:=IF([.I285]+[.H28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3" calcext:value-type="date">
            <text:p>2023-10-13</text:p>
          </table:table-cell>
          <table:table-cell office:value-type="float" office:value="627" calcext:value-type="float">
            <text:p>627</text:p>
          </table:table-cell>
          <table:table-cell office:value-type="float" office:value="354" calcext:value-type="float">
            <text:p>354</text:p>
          </table:table-cell>
          <table:table-cell table:formula="of:=[.D286] + [.B287] - [.C287]" office:value-type="float" office:value="10906" calcext:value-type="float">
            <text:p>10906</text:p>
          </table:table-cell>
          <table:table-cell table:formula="of:= ([.D287] *0.4)" office:value-type="float" office:value="4362.4" calcext:value-type="float">
            <text:p>436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7]-[.E287]" office:value-type="float" office:value="-462.400000000001" calcext:value-type="float">
            <text:p>-462,400000000001</text:p>
          </table:table-cell>
          <table:table-cell table:formula="of:=IF([.G287]&lt;0; ROUNDUP([.G287]/5;0); ROUNDDOWN([.G287]/5;0))" office:value-type="float" office:value="-93" calcext:value-type="float">
            <text:p>-93</text:p>
          </table:table-cell>
          <table:table-cell table:formula="of:=IF([.I286]+[.H287]&gt;0;[.I286]+[.H287];0)" office:value-type="float" office:value="1971" calcext:value-type="float">
            <text:p>1971</text:p>
          </table:table-cell>
          <table:table-cell table:formula="of:=IF([.I286]+[.H28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4" calcext:value-type="date">
            <text:p>2023-10-14</text:p>
          </table:table-cell>
          <table:table-cell office:value-type="float" office:value="520" calcext:value-type="float">
            <text:p>520</text:p>
          </table:table-cell>
          <table:table-cell office:value-type="float" office:value="532" calcext:value-type="float">
            <text:p>532</text:p>
          </table:table-cell>
          <table:table-cell table:formula="of:=[.D287] + [.B288] - [.C288]" office:value-type="float" office:value="10894" calcext:value-type="float">
            <text:p>10894</text:p>
          </table:table-cell>
          <table:table-cell table:formula="of:= ([.D288] *0.4)" office:value-type="float" office:value="4357.6" calcext:value-type="float">
            <text:p>435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8]-[.E288]" office:value-type="float" office:value="-457.6" calcext:value-type="float">
            <text:p>-457,6</text:p>
          </table:table-cell>
          <table:table-cell table:formula="of:=IF([.G288]&lt;0; ROUNDUP([.G288]/5;0); ROUNDDOWN([.G288]/5;0))" office:value-type="float" office:value="-92" calcext:value-type="float">
            <text:p>-92</text:p>
          </table:table-cell>
          <table:table-cell table:formula="of:=IF([.I287]+[.H288]&gt;0;[.I287]+[.H288];0)" office:value-type="float" office:value="1879" calcext:value-type="float">
            <text:p>1879</text:p>
          </table:table-cell>
          <table:table-cell table:formula="of:=IF([.I287]+[.H28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5" calcext:value-type="date">
            <text:p>2023-10-15</text:p>
          </table:table-cell>
          <table:table-cell office:value-type="float" office:value="581" calcext:value-type="float">
            <text:p>581</text:p>
          </table:table-cell>
          <table:table-cell office:value-type="float" office:value="491" calcext:value-type="float">
            <text:p>491</text:p>
          </table:table-cell>
          <table:table-cell table:formula="of:=[.D288] + [.B289] - [.C289]" office:value-type="float" office:value="10984" calcext:value-type="float">
            <text:p>10984</text:p>
          </table:table-cell>
          <table:table-cell table:formula="of:= ([.D289] *0.4)" office:value-type="float" office:value="4393.6" calcext:value-type="float">
            <text:p>439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89]-[.E289]" office:value-type="float" office:value="-493.6" calcext:value-type="float">
            <text:p>-493,6</text:p>
          </table:table-cell>
          <table:table-cell table:formula="of:=IF([.G289]&lt;0; ROUNDUP([.G289]/5;0); ROUNDDOWN([.G289]/5;0))" office:value-type="float" office:value="-99" calcext:value-type="float">
            <text:p>-99</text:p>
          </table:table-cell>
          <table:table-cell table:formula="of:=IF([.I288]+[.H289]&gt;0;[.I288]+[.H289];0)" office:value-type="float" office:value="1780" calcext:value-type="float">
            <text:p>1780</text:p>
          </table:table-cell>
          <table:table-cell table:formula="of:=IF([.I288]+[.H28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6" calcext:value-type="date">
            <text:p>2023-10-16</text:p>
          </table:table-cell>
          <table:table-cell office:value-type="float" office:value="687" calcext:value-type="float">
            <text:p>687</text:p>
          </table:table-cell>
          <table:table-cell office:value-type="float" office:value="530" calcext:value-type="float">
            <text:p>530</text:p>
          </table:table-cell>
          <table:table-cell table:formula="of:=[.D289] + [.B290] - [.C290]" office:value-type="float" office:value="11141" calcext:value-type="float">
            <text:p>11141</text:p>
          </table:table-cell>
          <table:table-cell table:formula="of:= ([.D290] *0.4)" office:value-type="float" office:value="4456.4" calcext:value-type="float">
            <text:p>445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0]-[.E290]" office:value-type="float" office:value="-556.400000000001" calcext:value-type="float">
            <text:p>-556,400000000001</text:p>
          </table:table-cell>
          <table:table-cell table:formula="of:=IF([.G290]&lt;0; ROUNDUP([.G290]/5;0); ROUNDDOWN([.G290]/5;0))" office:value-type="float" office:value="-112" calcext:value-type="float">
            <text:p>-112</text:p>
          </table:table-cell>
          <table:table-cell table:formula="of:=IF([.I289]+[.H290]&gt;0;[.I289]+[.H290];0)" office:value-type="float" office:value="1668" calcext:value-type="float">
            <text:p>1668</text:p>
          </table:table-cell>
          <table:table-cell table:formula="of:=IF([.I289]+[.H29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7" calcext:value-type="date">
            <text:p>2023-10-17</text:p>
          </table:table-cell>
          <table:table-cell office:value-type="float" office:value="362" calcext:value-type="float">
            <text:p>362</text:p>
          </table:table-cell>
          <table:table-cell office:value-type="float" office:value="516" calcext:value-type="float">
            <text:p>516</text:p>
          </table:table-cell>
          <table:table-cell table:formula="of:=[.D290] + [.B291] - [.C291]" office:value-type="float" office:value="10987" calcext:value-type="float">
            <text:p>10987</text:p>
          </table:table-cell>
          <table:table-cell table:formula="of:= ([.D291] *0.4)" office:value-type="float" office:value="4394.8" calcext:value-type="float">
            <text:p>439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1]-[.E291]" office:value-type="float" office:value="-494.8" calcext:value-type="float">
            <text:p>-494,8</text:p>
          </table:table-cell>
          <table:table-cell table:formula="of:=IF([.G291]&lt;0; ROUNDUP([.G291]/5;0); ROUNDDOWN([.G291]/5;0))" office:value-type="float" office:value="-99" calcext:value-type="float">
            <text:p>-99</text:p>
          </table:table-cell>
          <table:table-cell table:formula="of:=IF([.I290]+[.H291]&gt;0;[.I290]+[.H291];0)" office:value-type="float" office:value="1569" calcext:value-type="float">
            <text:p>1569</text:p>
          </table:table-cell>
          <table:table-cell table:formula="of:=IF([.I290]+[.H29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8" calcext:value-type="date">
            <text:p>2023-10-18</text:p>
          </table:table-cell>
          <table:table-cell office:value-type="float" office:value="520" calcext:value-type="float">
            <text:p>520</text:p>
          </table:table-cell>
          <table:table-cell office:value-type="float" office:value="345" calcext:value-type="float">
            <text:p>345</text:p>
          </table:table-cell>
          <table:table-cell table:formula="of:=[.D291] + [.B292] - [.C292]" office:value-type="float" office:value="11162" calcext:value-type="float">
            <text:p>11162</text:p>
          </table:table-cell>
          <table:table-cell table:formula="of:= ([.D292] *0.4)" office:value-type="float" office:value="4464.8" calcext:value-type="float">
            <text:p>446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2]-[.E292]" office:value-type="float" office:value="-564.8" calcext:value-type="float">
            <text:p>-564,8</text:p>
          </table:table-cell>
          <table:table-cell table:formula="of:=IF([.G292]&lt;0; ROUNDUP([.G292]/5;0); ROUNDDOWN([.G292]/5;0))" office:value-type="float" office:value="-113" calcext:value-type="float">
            <text:p>-113</text:p>
          </table:table-cell>
          <table:table-cell table:formula="of:=IF([.I291]+[.H292]&gt;0;[.I291]+[.H292];0)" office:value-type="float" office:value="1456" calcext:value-type="float">
            <text:p>1456</text:p>
          </table:table-cell>
          <table:table-cell table:formula="of:=IF([.I291]+[.H29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19" calcext:value-type="date">
            <text:p>2023-10-19</text:p>
          </table:table-cell>
          <table:table-cell office:value-type="float" office:value="471" calcext:value-type="float">
            <text:p>471</text:p>
          </table:table-cell>
          <table:table-cell office:value-type="float" office:value="505" calcext:value-type="float">
            <text:p>505</text:p>
          </table:table-cell>
          <table:table-cell table:formula="of:=[.D292] + [.B293] - [.C293]" office:value-type="float" office:value="11128" calcext:value-type="float">
            <text:p>11128</text:p>
          </table:table-cell>
          <table:table-cell table:formula="of:= ([.D293] *0.4)" office:value-type="float" office:value="4451.2" calcext:value-type="float">
            <text:p>445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3]-[.E293]" office:value-type="float" office:value="-551.2" calcext:value-type="float">
            <text:p>-551,2</text:p>
          </table:table-cell>
          <table:table-cell table:formula="of:=IF([.G293]&lt;0; ROUNDUP([.G293]/5;0); ROUNDDOWN([.G293]/5;0))" office:value-type="float" office:value="-111" calcext:value-type="float">
            <text:p>-111</text:p>
          </table:table-cell>
          <table:table-cell table:formula="of:=IF([.I292]+[.H293]&gt;0;[.I292]+[.H293];0)" office:value-type="float" office:value="1345" calcext:value-type="float">
            <text:p>1345</text:p>
          </table:table-cell>
          <table:table-cell table:formula="of:=IF([.I292]+[.H29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0" calcext:value-type="date">
            <text:p>2023-10-20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table:formula="of:=[.D293] + [.B294] - [.C294]" office:value-type="float" office:value="11122" calcext:value-type="float">
            <text:p>11122</text:p>
          </table:table-cell>
          <table:table-cell table:formula="of:= ([.D294] *0.4)" office:value-type="float" office:value="4448.8" calcext:value-type="float">
            <text:p>444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4]-[.E294]" office:value-type="float" office:value="-548.8" calcext:value-type="float">
            <text:p>-548,8</text:p>
          </table:table-cell>
          <table:table-cell table:formula="of:=IF([.G294]&lt;0; ROUNDUP([.G294]/5;0); ROUNDDOWN([.G294]/5;0))" office:value-type="float" office:value="-110" calcext:value-type="float">
            <text:p>-110</text:p>
          </table:table-cell>
          <table:table-cell table:formula="of:=IF([.I293]+[.H294]&gt;0;[.I293]+[.H294];0)" office:value-type="float" office:value="1235" calcext:value-type="float">
            <text:p>1235</text:p>
          </table:table-cell>
          <table:table-cell table:formula="of:=IF([.I293]+[.H29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1" calcext:value-type="date">
            <text:p>2023-10-21</text:p>
          </table:table-cell>
          <table:table-cell office:value-type="float" office:value="579" calcext:value-type="float">
            <text:p>579</text:p>
          </table:table-cell>
          <table:table-cell office:value-type="float" office:value="482" calcext:value-type="float">
            <text:p>482</text:p>
          </table:table-cell>
          <table:table-cell table:formula="of:=[.D294] + [.B295] - [.C295]" office:value-type="float" office:value="11219" calcext:value-type="float">
            <text:p>11219</text:p>
          </table:table-cell>
          <table:table-cell table:formula="of:= ([.D295] *0.4)" office:value-type="float" office:value="4487.6" calcext:value-type="float">
            <text:p>448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5]-[.E295]" office:value-type="float" office:value="-587.6" calcext:value-type="float">
            <text:p>-587,6</text:p>
          </table:table-cell>
          <table:table-cell table:formula="of:=IF([.G295]&lt;0; ROUNDUP([.G295]/5;0); ROUNDDOWN([.G295]/5;0))" office:value-type="float" office:value="-118" calcext:value-type="float">
            <text:p>-118</text:p>
          </table:table-cell>
          <table:table-cell table:formula="of:=IF([.I294]+[.H295]&gt;0;[.I294]+[.H295];0)" office:value-type="float" office:value="1117" calcext:value-type="float">
            <text:p>1117</text:p>
          </table:table-cell>
          <table:table-cell table:formula="of:=IF([.I294]+[.H29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2" calcext:value-type="date">
            <text:p>2023-10-22</text:p>
          </table:table-cell>
          <table:table-cell office:value-type="float" office:value="471" calcext:value-type="float">
            <text:p>471</text:p>
          </table:table-cell>
          <table:table-cell office:value-type="float" office:value="415" calcext:value-type="float">
            <text:p>415</text:p>
          </table:table-cell>
          <table:table-cell table:formula="of:=[.D295] + [.B296] - [.C296]" office:value-type="float" office:value="11275" calcext:value-type="float">
            <text:p>11275</text:p>
          </table:table-cell>
          <table:table-cell table:formula="of:= ([.D296] *0.4)" office:value-type="float" office:value="4510" calcext:value-type="float">
            <text:p>451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6]-[.E296]" office:value-type="float" office:value="-610" calcext:value-type="float">
            <text:p>-610</text:p>
          </table:table-cell>
          <table:table-cell table:formula="of:=IF([.G296]&lt;0; ROUNDUP([.G296]/5;0); ROUNDDOWN([.G296]/5;0))" office:value-type="float" office:value="-122" calcext:value-type="float">
            <text:p>-122</text:p>
          </table:table-cell>
          <table:table-cell table:formula="of:=IF([.I295]+[.H296]&gt;0;[.I295]+[.H296];0)" office:value-type="float" office:value="995" calcext:value-type="float">
            <text:p>995</text:p>
          </table:table-cell>
          <table:table-cell table:formula="of:=IF([.I295]+[.H29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3" calcext:value-type="date">
            <text:p>2023-10-23</text:p>
          </table:table-cell>
          <table:table-cell office:value-type="float" office:value="674" calcext:value-type="float">
            <text:p>674</text:p>
          </table:table-cell>
          <table:table-cell office:value-type="float" office:value="528" calcext:value-type="float">
            <text:p>528</text:p>
          </table:table-cell>
          <table:table-cell table:formula="of:=[.D296] + [.B297] - [.C297]" office:value-type="float" office:value="11421" calcext:value-type="float">
            <text:p>11421</text:p>
          </table:table-cell>
          <table:table-cell table:formula="of:= ([.D297] *0.4)" office:value-type="float" office:value="4568.4" calcext:value-type="float">
            <text:p>456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7]-[.E297]" office:value-type="float" office:value="-668.400000000001" calcext:value-type="float">
            <text:p>-668,400000000001</text:p>
          </table:table-cell>
          <table:table-cell table:formula="of:=IF([.G297]&lt;0; ROUNDUP([.G297]/5;0); ROUNDDOWN([.G297]/5;0))" office:value-type="float" office:value="-134" calcext:value-type="float">
            <text:p>-134</text:p>
          </table:table-cell>
          <table:table-cell table:formula="of:=IF([.I296]+[.H297]&gt;0;[.I296]+[.H297];0)" office:value-type="float" office:value="861" calcext:value-type="float">
            <text:p>861</text:p>
          </table:table-cell>
          <table:table-cell table:formula="of:=IF([.I296]+[.H29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4" calcext:value-type="date">
            <text:p>2023-10-24</text:p>
          </table:table-cell>
          <table:table-cell office:value-type="float" office:value="612" calcext:value-type="float">
            <text:p>612</text:p>
          </table:table-cell>
          <table:table-cell office:value-type="float" office:value="490" calcext:value-type="float">
            <text:p>490</text:p>
          </table:table-cell>
          <table:table-cell table:formula="of:=[.D297] + [.B298] - [.C298]" office:value-type="float" office:value="11543" calcext:value-type="float">
            <text:p>11543</text:p>
          </table:table-cell>
          <table:table-cell table:formula="of:= ([.D298] *0.4)" office:value-type="float" office:value="4617.2" calcext:value-type="float">
            <text:p>461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8]-[.E298]" office:value-type="float" office:value="-717.2" calcext:value-type="float">
            <text:p>-717,2</text:p>
          </table:table-cell>
          <table:table-cell table:formula="of:=IF([.G298]&lt;0; ROUNDUP([.G298]/5;0); ROUNDDOWN([.G298]/5;0))" office:value-type="float" office:value="-144" calcext:value-type="float">
            <text:p>-144</text:p>
          </table:table-cell>
          <table:table-cell table:formula="of:=IF([.I297]+[.H298]&gt;0;[.I297]+[.H298];0)" office:value-type="float" office:value="717" calcext:value-type="float">
            <text:p>717</text:p>
          </table:table-cell>
          <table:table-cell table:formula="of:=IF([.I297]+[.H29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5" calcext:value-type="date">
            <text:p>2023-10-25</text:p>
          </table:table-cell>
          <table:table-cell office:value-type="float" office:value="352" calcext:value-type="float">
            <text:p>352</text:p>
          </table:table-cell>
          <table:table-cell office:value-type="float" office:value="438" calcext:value-type="float">
            <text:p>438</text:p>
          </table:table-cell>
          <table:table-cell table:formula="of:=[.D298] + [.B299] - [.C299]" office:value-type="float" office:value="11457" calcext:value-type="float">
            <text:p>11457</text:p>
          </table:table-cell>
          <table:table-cell table:formula="of:= ([.D299] *0.4)" office:value-type="float" office:value="4582.8" calcext:value-type="float">
            <text:p>4582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299]-[.E299]" office:value-type="float" office:value="-682.8" calcext:value-type="float">
            <text:p>-682,8</text:p>
          </table:table-cell>
          <table:table-cell table:formula="of:=IF([.G299]&lt;0; ROUNDUP([.G299]/5;0); ROUNDDOWN([.G299]/5;0))" office:value-type="float" office:value="-137" calcext:value-type="float">
            <text:p>-137</text:p>
          </table:table-cell>
          <table:table-cell table:formula="of:=IF([.I298]+[.H299]&gt;0;[.I298]+[.H299];0)" office:value-type="float" office:value="580" calcext:value-type="float">
            <text:p>580</text:p>
          </table:table-cell>
          <table:table-cell table:formula="of:=IF([.I298]+[.H29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6" calcext:value-type="date">
            <text:p>2023-10-26</text:p>
          </table:table-cell>
          <table:table-cell office:value-type="float" office:value="350" calcext:value-type="float">
            <text:p>350</text:p>
          </table:table-cell>
          <table:table-cell office:value-type="float" office:value="324" calcext:value-type="float">
            <text:p>324</text:p>
          </table:table-cell>
          <table:table-cell table:formula="of:=[.D299] + [.B300] - [.C300]" office:value-type="float" office:value="11483" calcext:value-type="float">
            <text:p>11483</text:p>
          </table:table-cell>
          <table:table-cell table:formula="of:= ([.D300] *0.4)" office:value-type="float" office:value="4593.2" calcext:value-type="float">
            <text:p>459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0]-[.E300]" office:value-type="float" office:value="-693.2" calcext:value-type="float">
            <text:p>-693,2</text:p>
          </table:table-cell>
          <table:table-cell table:formula="of:=IF([.G300]&lt;0; ROUNDUP([.G300]/5;0); ROUNDDOWN([.G300]/5;0))" office:value-type="float" office:value="-139" calcext:value-type="float">
            <text:p>-139</text:p>
          </table:table-cell>
          <table:table-cell table:formula="of:=IF([.I299]+[.H300]&gt;0;[.I299]+[.H300];0)" office:value-type="float" office:value="441" calcext:value-type="float">
            <text:p>441</text:p>
          </table:table-cell>
          <table:table-cell table:formula="of:=IF([.I299]+[.H30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7" calcext:value-type="date">
            <text:p>2023-10-27</text:p>
          </table:table-cell>
          <table:table-cell office:value-type="float" office:value="587" calcext:value-type="float">
            <text:p>587</text:p>
          </table:table-cell>
          <table:table-cell office:value-type="float" office:value="431" calcext:value-type="float">
            <text:p>431</text:p>
          </table:table-cell>
          <table:table-cell table:formula="of:=[.D300] + [.B301] - [.C301]" office:value-type="float" office:value="11639" calcext:value-type="float">
            <text:p>11639</text:p>
          </table:table-cell>
          <table:table-cell table:formula="of:= ([.D301] *0.4)" office:value-type="float" office:value="4655.6" calcext:value-type="float">
            <text:p>4655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1]-[.E301]" office:value-type="float" office:value="-755.6" calcext:value-type="float">
            <text:p>-755,6</text:p>
          </table:table-cell>
          <table:table-cell table:formula="of:=IF([.G301]&lt;0; ROUNDUP([.G301]/5;0); ROUNDDOWN([.G301]/5;0))" office:value-type="float" office:value="-152" calcext:value-type="float">
            <text:p>-152</text:p>
          </table:table-cell>
          <table:table-cell table:formula="of:=IF([.I300]+[.H301]&gt;0;[.I300]+[.H301];0)" office:value-type="float" office:value="289" calcext:value-type="float">
            <text:p>289</text:p>
          </table:table-cell>
          <table:table-cell table:formula="of:=IF([.I300]+[.H30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8" calcext:value-type="date">
            <text:p>2023-10-28</text:p>
          </table:table-cell>
          <table:table-cell office:value-type="float" office:value="343" calcext:value-type="float">
            <text:p>343</text:p>
          </table:table-cell>
          <table:table-cell office:value-type="float" office:value="620" calcext:value-type="float">
            <text:p>620</text:p>
          </table:table-cell>
          <table:table-cell table:formula="of:=[.D301] + [.B302] - [.C302]" office:value-type="float" office:value="11362" calcext:value-type="float">
            <text:p>11362</text:p>
          </table:table-cell>
          <table:table-cell table:formula="of:= ([.D302] *0.4)" office:value-type="float" office:value="4544.8" calcext:value-type="float">
            <text:p>454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2]-[.E302]" office:value-type="float" office:value="-644.8" calcext:value-type="float">
            <text:p>-644,8</text:p>
          </table:table-cell>
          <table:table-cell table:formula="of:=IF([.G302]&lt;0; ROUNDUP([.G302]/5;0); ROUNDDOWN([.G302]/5;0))" office:value-type="float" office:value="-129" calcext:value-type="float">
            <text:p>-129</text:p>
          </table:table-cell>
          <table:table-cell table:formula="of:=IF([.I301]+[.H302]&gt;0;[.I301]+[.H302];0)" office:value-type="float" office:value="160" calcext:value-type="float">
            <text:p>160</text:p>
          </table:table-cell>
          <table:table-cell table:formula="of:=IF([.I301]+[.H30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29" calcext:value-type="date">
            <text:p>2023-10-29</text:p>
          </table:table-cell>
          <table:table-cell office:value-type="float" office:value="329" calcext:value-type="float">
            <text:p>329</text:p>
          </table:table-cell>
          <table:table-cell office:value-type="float" office:value="573" calcext:value-type="float">
            <text:p>573</text:p>
          </table:table-cell>
          <table:table-cell table:formula="of:=[.D302] + [.B303] - [.C303]" office:value-type="float" office:value="11118" calcext:value-type="float">
            <text:p>11118</text:p>
          </table:table-cell>
          <table:table-cell table:formula="of:= ([.D303] *0.4)" office:value-type="float" office:value="4447.2" calcext:value-type="float">
            <text:p>444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3]-[.E303]" office:value-type="float" office:value="-547.2" calcext:value-type="float">
            <text:p>-547,2</text:p>
          </table:table-cell>
          <table:table-cell table:formula="of:=IF([.G303]&lt;0; ROUNDUP([.G303]/5;0); ROUNDDOWN([.G303]/5;0))" office:value-type="float" office:value="-110" calcext:value-type="float">
            <text:p>-110</text:p>
          </table:table-cell>
          <table:table-cell table:formula="of:=IF([.I302]+[.H303]&gt;0;[.I302]+[.H303];0)" office:value-type="float" office:value="50" calcext:value-type="float">
            <text:p>50</text:p>
          </table:table-cell>
          <table:table-cell table:formula="of:=IF([.I302]+[.H30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0-30" calcext:value-type="date">
            <text:p>2023-10-30</text:p>
          </table:table-cell>
          <table:table-cell office:value-type="float" office:value="368" calcext:value-type="float">
            <text:p>368</text:p>
          </table:table-cell>
          <table:table-cell office:value-type="float" office:value="667" calcext:value-type="float">
            <text:p>667</text:p>
          </table:table-cell>
          <table:table-cell table:formula="of:=[.D303] + [.B304] - [.C304]" office:value-type="float" office:value="10819" calcext:value-type="float">
            <text:p>10819</text:p>
          </table:table-cell>
          <table:table-cell table:formula="of:= ([.D304] *0.4)" office:value-type="float" office:value="4327.6" calcext:value-type="float">
            <text:p>432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4]-[.E304]" office:value-type="float" office:value="-427.6" calcext:value-type="float">
            <text:p>-427,6</text:p>
          </table:table-cell>
          <table:table-cell table:formula="of:=IF([.G304]&lt;0; ROUNDUP([.G304]/5;0); ROUNDDOWN([.G304]/5;0))" office:value-type="float" office:value="-86" calcext:value-type="float">
            <text:p>-86</text:p>
          </table:table-cell>
          <table:table-cell table:formula="of:=IF([.I303]+[.H304]&gt;0;[.I303]+[.H304];0)" office:value-type="float" office:value="0" calcext:value-type="float">
            <text:p>0</text:p>
          </table:table-cell>
          <table:table-cell table:formula="of:=IF([.I303]+[.H304]&gt;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3-10-31" calcext:value-type="date">
            <text:p>2023-10-31</text:p>
          </table:table-cell>
          <table:table-cell office:value-type="float" office:value="341" calcext:value-type="float">
            <text:p>341</text:p>
          </table:table-cell>
          <table:table-cell office:value-type="float" office:value="638" calcext:value-type="float">
            <text:p>638</text:p>
          </table:table-cell>
          <table:table-cell table:formula="of:=[.D304] + [.B305] - [.C305]" office:value-type="float" office:value="10522" calcext:value-type="float">
            <text:p>10522</text:p>
          </table:table-cell>
          <table:table-cell table:formula="of:= ([.D305] *0.4)" office:value-type="float" office:value="4208.8" calcext:value-type="float">
            <text:p>420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5]-[.E305]" office:value-type="float" office:value="-308.8" calcext:value-type="float">
            <text:p>-308,8</text:p>
          </table:table-cell>
          <table:table-cell table:formula="of:=IF([.G305]&lt;0; ROUNDUP([.G305]/5;0); ROUNDDOWN([.G305]/5;0))" office:value-type="float" office:value="-62" calcext:value-type="float">
            <text:p>-62</text:p>
          </table:table-cell>
          <table:table-cell table:formula="of:=IF([.I304]+[.H305]&gt;0;[.I304]+[.H305];0)" office:value-type="float" office:value="0" calcext:value-type="float">
            <text:p>0</text:p>
          </table:table-cell>
          <table:table-cell table:formula="of:=IF([.I304]+[.H305]&gt;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3-11-01" calcext:value-type="date">
            <text:p>2023-11-01</text:p>
          </table:table-cell>
          <table:table-cell office:value-type="float" office:value="334" calcext:value-type="float">
            <text:p>334</text:p>
          </table:table-cell>
          <table:table-cell office:value-type="float" office:value="672" calcext:value-type="float">
            <text:p>672</text:p>
          </table:table-cell>
          <table:table-cell table:formula="of:=[.D305] + [.B306] - [.C306]" office:value-type="float" office:value="10184" calcext:value-type="float">
            <text:p>10184</text:p>
          </table:table-cell>
          <table:table-cell table:formula="of:= ([.D306] *0.4)" office:value-type="float" office:value="4073.6" calcext:value-type="float">
            <text:p>407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6]-[.E306]" office:value-type="float" office:value="-173.6" calcext:value-type="float">
            <text:p>-173,6</text:p>
          </table:table-cell>
          <table:table-cell table:formula="of:=IF([.G306]&lt;0; ROUNDUP([.G306]/5;0); ROUNDDOWN([.G306]/5;0))" office:value-type="float" office:value="-35" calcext:value-type="float">
            <text:p>-35</text:p>
          </table:table-cell>
          <table:table-cell table:formula="of:=IF([.I305]+[.H306]&gt;0;[.I305]+[.H306];0)" office:value-type="float" office:value="0" calcext:value-type="float">
            <text:p>0</text:p>
          </table:table-cell>
          <table:table-cell table:formula="of:=IF([.I305]+[.H306]&gt;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3-11-02" calcext:value-type="date">
            <text:p>2023-11-02</text:p>
          </table:table-cell>
          <table:table-cell office:value-type="float" office:value="371" calcext:value-type="float">
            <text:p>371</text:p>
          </table:table-cell>
          <table:table-cell office:value-type="float" office:value="643" calcext:value-type="float">
            <text:p>643</text:p>
          </table:table-cell>
          <table:table-cell table:formula="of:=[.D306] + [.B307] - [.C307]" office:value-type="float" office:value="9912" calcext:value-type="float">
            <text:p>9912</text:p>
          </table:table-cell>
          <table:table-cell table:formula="of:= ([.D307] *0.4)" office:value-type="float" office:value="3964.8" calcext:value-type="float">
            <text:p>396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7]-[.E307]" office:value-type="float" office:value="-64.8000000000002" calcext:value-type="float">
            <text:p>-64,8000000000002</text:p>
          </table:table-cell>
          <table:table-cell table:formula="of:=IF([.G307]&lt;0; ROUNDUP([.G307]/5;0); ROUNDDOWN([.G307]/5;0))" office:value-type="float" office:value="-13" calcext:value-type="float">
            <text:p>-13</text:p>
          </table:table-cell>
          <table:table-cell table:formula="of:=IF([.I306]+[.H307]&gt;0;[.I306]+[.H307];0)" office:value-type="float" office:value="0" calcext:value-type="float">
            <text:p>0</text:p>
          </table:table-cell>
          <table:table-cell table:formula="of:=IF([.I306]+[.H307]&gt;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3-11-03" calcext:value-type="date">
            <text:p>2023-11-03</text:p>
          </table:table-cell>
          <table:table-cell office:value-type="float" office:value="620" calcext:value-type="float">
            <text:p>620</text:p>
          </table:table-cell>
          <table:table-cell office:value-type="float" office:value="648" calcext:value-type="float">
            <text:p>648</text:p>
          </table:table-cell>
          <table:table-cell table:formula="of:=[.D307] + [.B308] - [.C308]" office:value-type="float" office:value="9884" calcext:value-type="float">
            <text:p>9884</text:p>
          </table:table-cell>
          <table:table-cell table:formula="of:= ([.D308] *0.4)" office:value-type="float" office:value="3953.6" calcext:value-type="float">
            <text:p>395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8]-[.E308]" office:value-type="float" office:value="-53.6000000000004" calcext:value-type="float">
            <text:p>-53,6000000000004</text:p>
          </table:table-cell>
          <table:table-cell table:formula="of:=IF([.G308]&lt;0; ROUNDUP([.G308]/5;0); ROUNDDOWN([.G308]/5;0))" office:value-type="float" office:value="-11" calcext:value-type="float">
            <text:p>-11</text:p>
          </table:table-cell>
          <table:table-cell table:formula="of:=IF([.I307]+[.H308]&gt;0;[.I307]+[.H308];0)" office:value-type="float" office:value="0" calcext:value-type="float">
            <text:p>0</text:p>
          </table:table-cell>
          <table:table-cell table:formula="of:=IF([.I307]+[.H308]&gt;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3-11-04" calcext:value-type="date">
            <text:p>2023-11-04</text:p>
          </table:table-cell>
          <table:table-cell office:value-type="float" office:value="694" calcext:value-type="float">
            <text:p>694</text:p>
          </table:table-cell>
          <table:table-cell office:value-type="float" office:value="691" calcext:value-type="float">
            <text:p>691</text:p>
          </table:table-cell>
          <table:table-cell table:formula="of:=[.D308] + [.B309] - [.C309]" office:value-type="float" office:value="9887" calcext:value-type="float">
            <text:p>9887</text:p>
          </table:table-cell>
          <table:table-cell table:formula="of:= ([.D309] *0.4)" office:value-type="float" office:value="3954.8" calcext:value-type="float">
            <text:p>395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09]-[.E309]" office:value-type="float" office:value="-54.8000000000002" calcext:value-type="float">
            <text:p>-54,8000000000002</text:p>
          </table:table-cell>
          <table:table-cell table:formula="of:=IF([.G309]&lt;0; ROUNDUP([.G309]/5;0); ROUNDDOWN([.G309]/5;0))" office:value-type="float" office:value="-11" calcext:value-type="float">
            <text:p>-11</text:p>
          </table:table-cell>
          <table:table-cell table:formula="of:=IF([.I308]+[.H309]&gt;0;[.I308]+[.H309];0)" office:value-type="float" office:value="0" calcext:value-type="float">
            <text:p>0</text:p>
          </table:table-cell>
          <table:table-cell table:formula="of:=IF([.I308]+[.H309]&gt;=0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date" office:date-value="2023-11-05" calcext:value-type="date">
            <text:p>2023-11-05</text:p>
          </table:table-cell>
          <table:table-cell office:value-type="float" office:value="355" calcext:value-type="float">
            <text:p>355</text:p>
          </table:table-cell>
          <table:table-cell office:value-type="float" office:value="548" calcext:value-type="float">
            <text:p>548</text:p>
          </table:table-cell>
          <table:table-cell table:formula="of:=[.D309] + [.B310] - [.C310]" office:value-type="float" office:value="9694" calcext:value-type="float">
            <text:p>9694</text:p>
          </table:table-cell>
          <table:table-cell table:formula="of:= ([.D310] *0.4)" office:value-type="float" office:value="3877.6" calcext:value-type="float">
            <text:p>387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0]-[.E310]" office:value-type="float" office:value="22.3999999999996" calcext:value-type="float">
            <text:p>22,3999999999996</text:p>
          </table:table-cell>
          <table:table-cell table:formula="of:=IF([.G310]&lt;0; ROUNDUP([.G310]/5;0); ROUNDDOWN([.G310]/5;0))" office:value-type="float" office:value="4" calcext:value-type="float">
            <text:p>4</text:p>
          </table:table-cell>
          <table:table-cell table:formula="of:=IF([.I309]+[.H310]&gt;0;[.I309]+[.H310];0)" office:value-type="float" office:value="4" calcext:value-type="float">
            <text:p>4</text:p>
          </table:table-cell>
          <table:table-cell table:formula="of:=IF([.I309]+[.H31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06" calcext:value-type="date">
            <text:p>2023-11-06</text:p>
          </table:table-cell>
          <table:table-cell office:value-type="float" office:value="403" calcext:value-type="float">
            <text:p>403</text:p>
          </table:table-cell>
          <table:table-cell office:value-type="float" office:value="456" calcext:value-type="float">
            <text:p>456</text:p>
          </table:table-cell>
          <table:table-cell table:formula="of:=[.D310] + [.B311] - [.C311]" office:value-type="float" office:value="9641" calcext:value-type="float">
            <text:p>9641</text:p>
          </table:table-cell>
          <table:table-cell table:formula="of:= ([.D311] *0.4)" office:value-type="float" office:value="3856.4" calcext:value-type="float">
            <text:p>385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1]-[.E311]" office:value-type="float" office:value="43.5999999999999" calcext:value-type="float">
            <text:p>43,5999999999999</text:p>
          </table:table-cell>
          <table:table-cell table:formula="of:=IF([.G311]&lt;0; ROUNDUP([.G311]/5;0); ROUNDDOWN([.G311]/5;0))" office:value-type="float" office:value="8" calcext:value-type="float">
            <text:p>8</text:p>
          </table:table-cell>
          <table:table-cell table:formula="of:=IF([.I310]+[.H311]&gt;0;[.I310]+[.H311];0)" office:value-type="float" office:value="12" calcext:value-type="float">
            <text:p>12</text:p>
          </table:table-cell>
          <table:table-cell table:formula="of:=IF([.I310]+[.H31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07" calcext:value-type="date">
            <text:p>2023-11-07</text:p>
          </table:table-cell>
          <table:table-cell office:value-type="float" office:value="522" calcext:value-type="float">
            <text:p>522</text:p>
          </table:table-cell>
          <table:table-cell office:value-type="float" office:value="550" calcext:value-type="float">
            <text:p>550</text:p>
          </table:table-cell>
          <table:table-cell table:formula="of:=[.D311] + [.B312] - [.C312]" office:value-type="float" office:value="9613" calcext:value-type="float">
            <text:p>9613</text:p>
          </table:table-cell>
          <table:table-cell table:formula="of:= ([.D312] *0.4)" office:value-type="float" office:value="3845.2" calcext:value-type="float">
            <text:p>384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2]-[.E312]" office:value-type="float" office:value="54.7999999999997" calcext:value-type="float">
            <text:p>54,7999999999997</text:p>
          </table:table-cell>
          <table:table-cell table:formula="of:=IF([.G312]&lt;0; ROUNDUP([.G312]/5;0); ROUNDDOWN([.G312]/5;0))" office:value-type="float" office:value="10" calcext:value-type="float">
            <text:p>10</text:p>
          </table:table-cell>
          <table:table-cell table:formula="of:=IF([.I311]+[.H312]&gt;0;[.I311]+[.H312];0)" office:value-type="float" office:value="22" calcext:value-type="float">
            <text:p>22</text:p>
          </table:table-cell>
          <table:table-cell table:formula="of:=IF([.I311]+[.H31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08" calcext:value-type="date">
            <text:p>2023-11-08</text:p>
          </table:table-cell>
          <table:table-cell office:value-type="float" office:value="677" calcext:value-type="float">
            <text:p>677</text:p>
          </table:table-cell>
          <table:table-cell office:value-type="float" office:value="619" calcext:value-type="float">
            <text:p>619</text:p>
          </table:table-cell>
          <table:table-cell table:formula="of:=[.D312] + [.B313] - [.C313]" office:value-type="float" office:value="9671" calcext:value-type="float">
            <text:p>9671</text:p>
          </table:table-cell>
          <table:table-cell table:formula="of:= ([.D313] *0.4)" office:value-type="float" office:value="3868.4" calcext:value-type="float">
            <text:p>386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3]-[.E313]" office:value-type="float" office:value="31.5999999999999" calcext:value-type="float">
            <text:p>31,5999999999999</text:p>
          </table:table-cell>
          <table:table-cell table:formula="of:=IF([.G313]&lt;0; ROUNDUP([.G313]/5;0); ROUNDDOWN([.G313]/5;0))" office:value-type="float" office:value="6" calcext:value-type="float">
            <text:p>6</text:p>
          </table:table-cell>
          <table:table-cell table:formula="of:=IF([.I312]+[.H313]&gt;0;[.I312]+[.H313];0)" office:value-type="float" office:value="28" calcext:value-type="float">
            <text:p>28</text:p>
          </table:table-cell>
          <table:table-cell table:formula="of:=IF([.I312]+[.H31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09" calcext:value-type="date">
            <text:p>2023-11-09</text:p>
          </table:table-cell>
          <table:table-cell office:value-type="float" office:value="591" calcext:value-type="float">
            <text:p>591</text:p>
          </table:table-cell>
          <table:table-cell office:value-type="float" office:value="413" calcext:value-type="float">
            <text:p>413</text:p>
          </table:table-cell>
          <table:table-cell table:formula="of:=[.D313] + [.B314] - [.C314]" office:value-type="float" office:value="9849" calcext:value-type="float">
            <text:p>9849</text:p>
          </table:table-cell>
          <table:table-cell table:formula="of:= ([.D314] *0.4)" office:value-type="float" office:value="3939.6" calcext:value-type="float">
            <text:p>393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4]-[.E314]" office:value-type="float" office:value="-39.6000000000004" calcext:value-type="float">
            <text:p>-39,6000000000004</text:p>
          </table:table-cell>
          <table:table-cell table:formula="of:=IF([.G314]&lt;0; ROUNDUP([.G314]/5;0); ROUNDDOWN([.G314]/5;0))" office:value-type="float" office:value="-8" calcext:value-type="float">
            <text:p>-8</text:p>
          </table:table-cell>
          <table:table-cell table:formula="of:=IF([.I313]+[.H314]&gt;0;[.I313]+[.H314];0)" office:value-type="float" office:value="20" calcext:value-type="float">
            <text:p>20</text:p>
          </table:table-cell>
          <table:table-cell table:formula="of:=IF([.I313]+[.H31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0" calcext:value-type="date">
            <text:p>2023-11-10</text:p>
          </table:table-cell>
          <table:table-cell office:value-type="float" office:value="420" calcext:value-type="float">
            <text:p>420</text:p>
          </table:table-cell>
          <table:table-cell office:value-type="float" office:value="540" calcext:value-type="float">
            <text:p>540</text:p>
          </table:table-cell>
          <table:table-cell table:formula="of:=[.D314] + [.B315] - [.C315]" office:value-type="float" office:value="9729" calcext:value-type="float">
            <text:p>9729</text:p>
          </table:table-cell>
          <table:table-cell table:formula="of:= ([.D315] *0.4)" office:value-type="float" office:value="3891.6" calcext:value-type="float">
            <text:p>389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5]-[.E315]" office:value-type="float" office:value="8.39999999999964" calcext:value-type="float">
            <text:p>8,39999999999964</text:p>
          </table:table-cell>
          <table:table-cell table:formula="of:=IF([.G315]&lt;0; ROUNDUP([.G315]/5;0); ROUNDDOWN([.G315]/5;0))" office:value-type="float" office:value="1" calcext:value-type="float">
            <text:p>1</text:p>
          </table:table-cell>
          <table:table-cell table:formula="of:=IF([.I314]+[.H315]&gt;0;[.I314]+[.H315];0)" office:value-type="float" office:value="21" calcext:value-type="float">
            <text:p>21</text:p>
          </table:table-cell>
          <table:table-cell table:formula="of:=IF([.I314]+[.H31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1" calcext:value-type="date">
            <text:p>2023-11-11</text:p>
          </table:table-cell>
          <table:table-cell office:value-type="float" office:value="556" calcext:value-type="float">
            <text:p>556</text:p>
          </table:table-cell>
          <table:table-cell office:value-type="float" office:value="665" calcext:value-type="float">
            <text:p>665</text:p>
          </table:table-cell>
          <table:table-cell table:formula="of:=[.D315] + [.B316] - [.C316]" office:value-type="float" office:value="9620" calcext:value-type="float">
            <text:p>9620</text:p>
          </table:table-cell>
          <table:table-cell table:formula="of:= ([.D316] *0.4)" office:value-type="float" office:value="3848" calcext:value-type="float">
            <text:p>384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6]-[.E316]" office:value-type="float" office:value="52" calcext:value-type="float">
            <text:p>52</text:p>
          </table:table-cell>
          <table:table-cell table:formula="of:=IF([.G316]&lt;0; ROUNDUP([.G316]/5;0); ROUNDDOWN([.G316]/5;0))" office:value-type="float" office:value="10" calcext:value-type="float">
            <text:p>10</text:p>
          </table:table-cell>
          <table:table-cell table:formula="of:=IF([.I315]+[.H316]&gt;0;[.I315]+[.H316];0)" office:value-type="float" office:value="31" calcext:value-type="float">
            <text:p>31</text:p>
          </table:table-cell>
          <table:table-cell table:formula="of:=IF([.I315]+[.H31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2" calcext:value-type="date">
            <text:p>2023-11-12</text:p>
          </table:table-cell>
          <table:table-cell office:value-type="float" office:value="369" calcext:value-type="float">
            <text:p>369</text:p>
          </table:table-cell>
          <table:table-cell office:value-type="float" office:value="691" calcext:value-type="float">
            <text:p>691</text:p>
          </table:table-cell>
          <table:table-cell table:formula="of:=[.D316] + [.B317] - [.C317]" office:value-type="float" office:value="9298" calcext:value-type="float">
            <text:p>9298</text:p>
          </table:table-cell>
          <table:table-cell table:formula="of:= ([.D317] *0.4)" office:value-type="float" office:value="3719.2" calcext:value-type="float">
            <text:p>371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7]-[.E317]" office:value-type="float" office:value="180.8" calcext:value-type="float">
            <text:p>180,8</text:p>
          </table:table-cell>
          <table:table-cell table:formula="of:=IF([.G317]&lt;0; ROUNDUP([.G317]/5;0); ROUNDDOWN([.G317]/5;0))" office:value-type="float" office:value="36" calcext:value-type="float">
            <text:p>36</text:p>
          </table:table-cell>
          <table:table-cell table:formula="of:=IF([.I316]+[.H317]&gt;0;[.I316]+[.H317];0)" office:value-type="float" office:value="67" calcext:value-type="float">
            <text:p>67</text:p>
          </table:table-cell>
          <table:table-cell table:formula="of:=IF([.I316]+[.H31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3" calcext:value-type="date">
            <text:p>2023-11-13</text:p>
          </table:table-cell>
          <table:table-cell office:value-type="float" office:value="350" calcext:value-type="float">
            <text:p>350</text:p>
          </table:table-cell>
          <table:table-cell office:value-type="float" office:value="557" calcext:value-type="float">
            <text:p>557</text:p>
          </table:table-cell>
          <table:table-cell table:formula="of:=[.D317] + [.B318] - [.C318]" office:value-type="float" office:value="9091" calcext:value-type="float">
            <text:p>9091</text:p>
          </table:table-cell>
          <table:table-cell table:formula="of:= ([.D318] *0.4)" office:value-type="float" office:value="3636.4" calcext:value-type="float">
            <text:p>363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8]-[.E318]" office:value-type="float" office:value="263.6" calcext:value-type="float">
            <text:p>263,6</text:p>
          </table:table-cell>
          <table:table-cell table:formula="of:=IF([.G318]&lt;0; ROUNDUP([.G318]/5;0); ROUNDDOWN([.G318]/5;0))" office:value-type="float" office:value="52" calcext:value-type="float">
            <text:p>52</text:p>
          </table:table-cell>
          <table:table-cell table:formula="of:=IF([.I317]+[.H318]&gt;0;[.I317]+[.H318];0)" office:value-type="float" office:value="119" calcext:value-type="float">
            <text:p>119</text:p>
          </table:table-cell>
          <table:table-cell table:formula="of:=IF([.I317]+[.H31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4" calcext:value-type="date">
            <text:p>2023-11-14</text:p>
          </table:table-cell>
          <table:table-cell office:value-type="float" office:value="575" calcext:value-type="float">
            <text:p>575</text:p>
          </table:table-cell>
          <table:table-cell office:value-type="float" office:value="506" calcext:value-type="float">
            <text:p>506</text:p>
          </table:table-cell>
          <table:table-cell table:formula="of:=[.D318] + [.B319] - [.C319]" office:value-type="float" office:value="9160" calcext:value-type="float">
            <text:p>9160</text:p>
          </table:table-cell>
          <table:table-cell table:formula="of:= ([.D319] *0.4)" office:value-type="float" office:value="3664" calcext:value-type="float">
            <text:p>366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19]-[.E319]" office:value-type="float" office:value="236" calcext:value-type="float">
            <text:p>236</text:p>
          </table:table-cell>
          <table:table-cell table:formula="of:=IF([.G319]&lt;0; ROUNDUP([.G319]/5;0); ROUNDDOWN([.G319]/5;0))" office:value-type="float" office:value="47" calcext:value-type="float">
            <text:p>47</text:p>
          </table:table-cell>
          <table:table-cell table:formula="of:=IF([.I318]+[.H319]&gt;0;[.I318]+[.H319];0)" office:value-type="float" office:value="166" calcext:value-type="float">
            <text:p>166</text:p>
          </table:table-cell>
          <table:table-cell table:formula="of:=IF([.I318]+[.H31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5" calcext:value-type="date">
            <text:p>2023-11-15</text:p>
          </table:table-cell>
          <table:table-cell office:value-type="float" office:value="386" calcext:value-type="float">
            <text:p>386</text:p>
          </table:table-cell>
          <table:table-cell office:value-type="float" office:value="531" calcext:value-type="float">
            <text:p>531</text:p>
          </table:table-cell>
          <table:table-cell table:formula="of:=[.D319] + [.B320] - [.C320]" office:value-type="float" office:value="9015" calcext:value-type="float">
            <text:p>9015</text:p>
          </table:table-cell>
          <table:table-cell table:formula="of:= ([.D320] *0.4)" office:value-type="float" office:value="3606" calcext:value-type="float">
            <text:p>360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0]-[.E320]" office:value-type="float" office:value="294" calcext:value-type="float">
            <text:p>294</text:p>
          </table:table-cell>
          <table:table-cell table:formula="of:=IF([.G320]&lt;0; ROUNDUP([.G320]/5;0); ROUNDDOWN([.G320]/5;0))" office:value-type="float" office:value="58" calcext:value-type="float">
            <text:p>58</text:p>
          </table:table-cell>
          <table:table-cell table:formula="of:=IF([.I319]+[.H320]&gt;0;[.I319]+[.H320];0)" office:value-type="float" office:value="224" calcext:value-type="float">
            <text:p>224</text:p>
          </table:table-cell>
          <table:table-cell table:formula="of:=IF([.I319]+[.H32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6" calcext:value-type="date">
            <text:p>2023-11-16</text:p>
          </table:table-cell>
          <table:table-cell office:value-type="float" office:value="418" calcext:value-type="float">
            <text:p>418</text:p>
          </table:table-cell>
          <table:table-cell office:value-type="float" office:value="471" calcext:value-type="float">
            <text:p>471</text:p>
          </table:table-cell>
          <table:table-cell table:formula="of:=[.D320] + [.B321] - [.C321]" office:value-type="float" office:value="8962" calcext:value-type="float">
            <text:p>8962</text:p>
          </table:table-cell>
          <table:table-cell table:formula="of:= ([.D321] *0.4)" office:value-type="float" office:value="3584.8" calcext:value-type="float">
            <text:p>358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1]-[.E321]" office:value-type="float" office:value="315.2" calcext:value-type="float">
            <text:p>315,2</text:p>
          </table:table-cell>
          <table:table-cell table:formula="of:=IF([.G321]&lt;0; ROUNDUP([.G321]/5;0); ROUNDDOWN([.G321]/5;0))" office:value-type="float" office:value="63" calcext:value-type="float">
            <text:p>63</text:p>
          </table:table-cell>
          <table:table-cell table:formula="of:=IF([.I320]+[.H321]&gt;0;[.I320]+[.H321];0)" office:value-type="float" office:value="287" calcext:value-type="float">
            <text:p>287</text:p>
          </table:table-cell>
          <table:table-cell table:formula="of:=IF([.I320]+[.H32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7" calcext:value-type="date">
            <text:p>2023-11-17</text:p>
          </table:table-cell>
          <table:table-cell office:value-type="float" office:value="615" calcext:value-type="float">
            <text:p>615</text:p>
          </table:table-cell>
          <table:table-cell office:value-type="float" office:value="331" calcext:value-type="float">
            <text:p>331</text:p>
          </table:table-cell>
          <table:table-cell table:formula="of:=[.D321] + [.B322] - [.C322]" office:value-type="float" office:value="9246" calcext:value-type="float">
            <text:p>9246</text:p>
          </table:table-cell>
          <table:table-cell table:formula="of:= ([.D322] *0.4)" office:value-type="float" office:value="3698.4" calcext:value-type="float">
            <text:p>369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2]-[.E322]" office:value-type="float" office:value="201.6" calcext:value-type="float">
            <text:p>201,6</text:p>
          </table:table-cell>
          <table:table-cell table:formula="of:=IF([.G322]&lt;0; ROUNDUP([.G322]/5;0); ROUNDDOWN([.G322]/5;0))" office:value-type="float" office:value="40" calcext:value-type="float">
            <text:p>40</text:p>
          </table:table-cell>
          <table:table-cell table:formula="of:=IF([.I321]+[.H322]&gt;0;[.I321]+[.H322];0)" office:value-type="float" office:value="327" calcext:value-type="float">
            <text:p>327</text:p>
          </table:table-cell>
          <table:table-cell table:formula="of:=IF([.I321]+[.H32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8" calcext:value-type="date">
            <text:p>2023-11-18</text:p>
          </table:table-cell>
          <table:table-cell office:value-type="float" office:value="634" calcext:value-type="float">
            <text:p>634</text:p>
          </table:table-cell>
          <table:table-cell office:value-type="float" office:value="678" calcext:value-type="float">
            <text:p>678</text:p>
          </table:table-cell>
          <table:table-cell table:formula="of:=[.D322] + [.B323] - [.C323]" office:value-type="float" office:value="9202" calcext:value-type="float">
            <text:p>9202</text:p>
          </table:table-cell>
          <table:table-cell table:formula="of:= ([.D323] *0.4)" office:value-type="float" office:value="3680.8" calcext:value-type="float">
            <text:p>368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3]-[.E323]" office:value-type="float" office:value="219.2" calcext:value-type="float">
            <text:p>219,2</text:p>
          </table:table-cell>
          <table:table-cell table:formula="of:=IF([.G323]&lt;0; ROUNDUP([.G323]/5;0); ROUNDDOWN([.G323]/5;0))" office:value-type="float" office:value="43" calcext:value-type="float">
            <text:p>43</text:p>
          </table:table-cell>
          <table:table-cell table:formula="of:=IF([.I322]+[.H323]&gt;0;[.I322]+[.H323];0)" office:value-type="float" office:value="370" calcext:value-type="float">
            <text:p>370</text:p>
          </table:table-cell>
          <table:table-cell table:formula="of:=IF([.I322]+[.H32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19" calcext:value-type="date">
            <text:p>2023-11-19</text:p>
          </table:table-cell>
          <table:table-cell office:value-type="float" office:value="501" calcext:value-type="float">
            <text:p>501</text:p>
          </table:table-cell>
          <table:table-cell office:value-type="float" office:value="443" calcext:value-type="float">
            <text:p>443</text:p>
          </table:table-cell>
          <table:table-cell table:formula="of:=[.D323] + [.B324] - [.C324]" office:value-type="float" office:value="9260" calcext:value-type="float">
            <text:p>9260</text:p>
          </table:table-cell>
          <table:table-cell table:formula="of:= ([.D324] *0.4)" office:value-type="float" office:value="3704" calcext:value-type="float">
            <text:p>370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4]-[.E324]" office:value-type="float" office:value="196" calcext:value-type="float">
            <text:p>196</text:p>
          </table:table-cell>
          <table:table-cell table:formula="of:=IF([.G324]&lt;0; ROUNDUP([.G324]/5;0); ROUNDDOWN([.G324]/5;0))" office:value-type="float" office:value="39" calcext:value-type="float">
            <text:p>39</text:p>
          </table:table-cell>
          <table:table-cell table:formula="of:=IF([.I323]+[.H324]&gt;0;[.I323]+[.H324];0)" office:value-type="float" office:value="409" calcext:value-type="float">
            <text:p>409</text:p>
          </table:table-cell>
          <table:table-cell table:formula="of:=IF([.I323]+[.H32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0" calcext:value-type="date">
            <text:p>2023-11-20</text:p>
          </table:table-cell>
          <table:table-cell office:value-type="float" office:value="523" calcext:value-type="float">
            <text:p>523</text:p>
          </table:table-cell>
          <table:table-cell office:value-type="float" office:value="603" calcext:value-type="float">
            <text:p>603</text:p>
          </table:table-cell>
          <table:table-cell table:formula="of:=[.D324] + [.B325] - [.C325]" office:value-type="float" office:value="9180" calcext:value-type="float">
            <text:p>9180</text:p>
          </table:table-cell>
          <table:table-cell table:formula="of:= ([.D325] *0.4)" office:value-type="float" office:value="3672" calcext:value-type="float">
            <text:p>367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5]-[.E325]" office:value-type="float" office:value="228" calcext:value-type="float">
            <text:p>228</text:p>
          </table:table-cell>
          <table:table-cell table:formula="of:=IF([.G325]&lt;0; ROUNDUP([.G325]/5;0); ROUNDDOWN([.G325]/5;0))" office:value-type="float" office:value="45" calcext:value-type="float">
            <text:p>45</text:p>
          </table:table-cell>
          <table:table-cell table:formula="of:=IF([.I324]+[.H325]&gt;0;[.I324]+[.H325];0)" office:value-type="float" office:value="454" calcext:value-type="float">
            <text:p>454</text:p>
          </table:table-cell>
          <table:table-cell table:formula="of:=IF([.I324]+[.H32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1" calcext:value-type="date">
            <text:p>2023-11-21</text:p>
          </table:table-cell>
          <table:table-cell office:value-type="float" office:value="445" calcext:value-type="float">
            <text:p>445</text:p>
          </table:table-cell>
          <table:table-cell office:value-type="float" office:value="684" calcext:value-type="float">
            <text:p>684</text:p>
          </table:table-cell>
          <table:table-cell table:formula="of:=[.D325] + [.B326] - [.C326]" office:value-type="float" office:value="8941" calcext:value-type="float">
            <text:p>8941</text:p>
          </table:table-cell>
          <table:table-cell table:formula="of:= ([.D326] *0.4)" office:value-type="float" office:value="3576.4" calcext:value-type="float">
            <text:p>3576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6]-[.E326]" office:value-type="float" office:value="323.6" calcext:value-type="float">
            <text:p>323,6</text:p>
          </table:table-cell>
          <table:table-cell table:formula="of:=IF([.G326]&lt;0; ROUNDUP([.G326]/5;0); ROUNDDOWN([.G326]/5;0))" office:value-type="float" office:value="64" calcext:value-type="float">
            <text:p>64</text:p>
          </table:table-cell>
          <table:table-cell table:formula="of:=IF([.I325]+[.H326]&gt;0;[.I325]+[.H326];0)" office:value-type="float" office:value="518" calcext:value-type="float">
            <text:p>518</text:p>
          </table:table-cell>
          <table:table-cell table:formula="of:=IF([.I325]+[.H32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2" calcext:value-type="date">
            <text:p>2023-11-22</text:p>
          </table:table-cell>
          <table:table-cell office:value-type="float" office:value="664" calcext:value-type="float">
            <text:p>664</text:p>
          </table:table-cell>
          <table:table-cell office:value-type="float" office:value="304" calcext:value-type="float">
            <text:p>304</text:p>
          </table:table-cell>
          <table:table-cell table:formula="of:=[.D326] + [.B327] - [.C327]" office:value-type="float" office:value="9301" calcext:value-type="float">
            <text:p>9301</text:p>
          </table:table-cell>
          <table:table-cell table:formula="of:= ([.D327] *0.4)" office:value-type="float" office:value="3720.4" calcext:value-type="float">
            <text:p>372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7]-[.E327]" office:value-type="float" office:value="179.6" calcext:value-type="float">
            <text:p>179,6</text:p>
          </table:table-cell>
          <table:table-cell table:formula="of:=IF([.G327]&lt;0; ROUNDUP([.G327]/5;0); ROUNDDOWN([.G327]/5;0))" office:value-type="float" office:value="35" calcext:value-type="float">
            <text:p>35</text:p>
          </table:table-cell>
          <table:table-cell table:formula="of:=IF([.I326]+[.H327]&gt;0;[.I326]+[.H327];0)" office:value-type="float" office:value="553" calcext:value-type="float">
            <text:p>553</text:p>
          </table:table-cell>
          <table:table-cell table:formula="of:=IF([.I326]+[.H32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3" calcext:value-type="date">
            <text:p>2023-11-23</text:p>
          </table:table-cell>
          <table:table-cell office:value-type="float" office:value="663" calcext:value-type="float">
            <text:p>663</text:p>
          </table:table-cell>
          <table:table-cell office:value-type="float" office:value="479" calcext:value-type="float">
            <text:p>479</text:p>
          </table:table-cell>
          <table:table-cell table:formula="of:=[.D327] + [.B328] - [.C328]" office:value-type="float" office:value="9485" calcext:value-type="float">
            <text:p>9485</text:p>
          </table:table-cell>
          <table:table-cell table:formula="of:= ([.D328] *0.4)" office:value-type="float" office:value="3794" calcext:value-type="float">
            <text:p>379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8]-[.E328]" office:value-type="float" office:value="106" calcext:value-type="float">
            <text:p>106</text:p>
          </table:table-cell>
          <table:table-cell table:formula="of:=IF([.G328]&lt;0; ROUNDUP([.G328]/5;0); ROUNDDOWN([.G328]/5;0))" office:value-type="float" office:value="21" calcext:value-type="float">
            <text:p>21</text:p>
          </table:table-cell>
          <table:table-cell table:formula="of:=IF([.I327]+[.H328]&gt;0;[.I327]+[.H328];0)" office:value-type="float" office:value="574" calcext:value-type="float">
            <text:p>574</text:p>
          </table:table-cell>
          <table:table-cell table:formula="of:=IF([.I327]+[.H32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4" calcext:value-type="date">
            <text:p>2023-11-24</text:p>
          </table:table-cell>
          <table:table-cell office:value-type="float" office:value="606" calcext:value-type="float">
            <text:p>606</text:p>
          </table:table-cell>
          <table:table-cell office:value-type="float" office:value="360" calcext:value-type="float">
            <text:p>360</text:p>
          </table:table-cell>
          <table:table-cell table:formula="of:=[.D328] + [.B329] - [.C329]" office:value-type="float" office:value="9731" calcext:value-type="float">
            <text:p>9731</text:p>
          </table:table-cell>
          <table:table-cell table:formula="of:= ([.D329] *0.4)" office:value-type="float" office:value="3892.4" calcext:value-type="float">
            <text:p>389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29]-[.E329]" office:value-type="float" office:value="7.59999999999991" calcext:value-type="float">
            <text:p>7,59999999999991</text:p>
          </table:table-cell>
          <table:table-cell table:formula="of:=IF([.G329]&lt;0; ROUNDUP([.G329]/5;0); ROUNDDOWN([.G329]/5;0))" office:value-type="float" office:value="1" calcext:value-type="float">
            <text:p>1</text:p>
          </table:table-cell>
          <table:table-cell table:formula="of:=IF([.I328]+[.H329]&gt;0;[.I328]+[.H329];0)" office:value-type="float" office:value="575" calcext:value-type="float">
            <text:p>575</text:p>
          </table:table-cell>
          <table:table-cell table:formula="of:=IF([.I328]+[.H32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5" calcext:value-type="date">
            <text:p>2023-11-25</text:p>
          </table:table-cell>
          <table:table-cell office:value-type="float" office:value="575" calcext:value-type="float">
            <text:p>575</text:p>
          </table:table-cell>
          <table:table-cell office:value-type="float" office:value="550" calcext:value-type="float">
            <text:p>550</text:p>
          </table:table-cell>
          <table:table-cell table:formula="of:=[.D329] + [.B330] - [.C330]" office:value-type="float" office:value="9756" calcext:value-type="float">
            <text:p>9756</text:p>
          </table:table-cell>
          <table:table-cell table:formula="of:= ([.D330] *0.4)" office:value-type="float" office:value="3902.4" calcext:value-type="float">
            <text:p>390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0]-[.E330]" office:value-type="float" office:value="-2.40000000000009" calcext:value-type="float">
            <text:p>-2,40000000000009</text:p>
          </table:table-cell>
          <table:table-cell table:formula="of:=IF([.G330]&lt;0; ROUNDUP([.G330]/5;0); ROUNDDOWN([.G330]/5;0))" office:value-type="float" office:value="-1" calcext:value-type="float">
            <text:p>-1</text:p>
          </table:table-cell>
          <table:table-cell table:formula="of:=IF([.I329]+[.H330]&gt;0;[.I329]+[.H330];0)" office:value-type="float" office:value="574" calcext:value-type="float">
            <text:p>574</text:p>
          </table:table-cell>
          <table:table-cell table:formula="of:=IF([.I329]+[.H33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6" calcext:value-type="date">
            <text:p>2023-11-26</text:p>
          </table:table-cell>
          <table:table-cell office:value-type="float" office:value="517" calcext:value-type="float">
            <text:p>517</text:p>
          </table:table-cell>
          <table:table-cell office:value-type="float" office:value="454" calcext:value-type="float">
            <text:p>454</text:p>
          </table:table-cell>
          <table:table-cell table:formula="of:=[.D330] + [.B331] - [.C331]" office:value-type="float" office:value="9819" calcext:value-type="float">
            <text:p>9819</text:p>
          </table:table-cell>
          <table:table-cell table:formula="of:= ([.D331] *0.4)" office:value-type="float" office:value="3927.6" calcext:value-type="float">
            <text:p>392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1]-[.E331]" office:value-type="float" office:value="-27.6000000000004" calcext:value-type="float">
            <text:p>-27,6000000000004</text:p>
          </table:table-cell>
          <table:table-cell table:formula="of:=IF([.G331]&lt;0; ROUNDUP([.G331]/5;0); ROUNDDOWN([.G331]/5;0))" office:value-type="float" office:value="-6" calcext:value-type="float">
            <text:p>-6</text:p>
          </table:table-cell>
          <table:table-cell table:formula="of:=IF([.I330]+[.H331]&gt;0;[.I330]+[.H331];0)" office:value-type="float" office:value="568" calcext:value-type="float">
            <text:p>568</text:p>
          </table:table-cell>
          <table:table-cell table:formula="of:=IF([.I330]+[.H33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7" calcext:value-type="date">
            <text:p>2023-11-27</text:p>
          </table:table-cell>
          <table:table-cell office:value-type="float" office:value="467" calcext:value-type="float">
            <text:p>467</text:p>
          </table:table-cell>
          <table:table-cell office:value-type="float" office:value="652" calcext:value-type="float">
            <text:p>652</text:p>
          </table:table-cell>
          <table:table-cell table:formula="of:=[.D331] + [.B332] - [.C332]" office:value-type="float" office:value="9634" calcext:value-type="float">
            <text:p>9634</text:p>
          </table:table-cell>
          <table:table-cell table:formula="of:= ([.D332] *0.4)" office:value-type="float" office:value="3853.6" calcext:value-type="float">
            <text:p>3853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2]-[.E332]" office:value-type="float" office:value="46.3999999999996" calcext:value-type="float">
            <text:p>46,3999999999996</text:p>
          </table:table-cell>
          <table:table-cell table:formula="of:=IF([.G332]&lt;0; ROUNDUP([.G332]/5;0); ROUNDDOWN([.G332]/5;0))" office:value-type="float" office:value="9" calcext:value-type="float">
            <text:p>9</text:p>
          </table:table-cell>
          <table:table-cell table:formula="of:=IF([.I331]+[.H332]&gt;0;[.I331]+[.H332];0)" office:value-type="float" office:value="577" calcext:value-type="float">
            <text:p>577</text:p>
          </table:table-cell>
          <table:table-cell table:formula="of:=IF([.I331]+[.H33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8" calcext:value-type="date">
            <text:p>2023-11-28</text:p>
          </table:table-cell>
          <table:table-cell office:value-type="float" office:value="343" calcext:value-type="float">
            <text:p>343</text:p>
          </table:table-cell>
          <table:table-cell office:value-type="float" office:value="389" calcext:value-type="float">
            <text:p>389</text:p>
          </table:table-cell>
          <table:table-cell table:formula="of:=[.D332] + [.B333] - [.C333]" office:value-type="float" office:value="9588" calcext:value-type="float">
            <text:p>9588</text:p>
          </table:table-cell>
          <table:table-cell table:formula="of:= ([.D333] *0.4)" office:value-type="float" office:value="3835.2" calcext:value-type="float">
            <text:p>383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3]-[.E333]" office:value-type="float" office:value="64.7999999999997" calcext:value-type="float">
            <text:p>64,7999999999997</text:p>
          </table:table-cell>
          <table:table-cell table:formula="of:=IF([.G333]&lt;0; ROUNDUP([.G333]/5;0); ROUNDDOWN([.G333]/5;0))" office:value-type="float" office:value="12" calcext:value-type="float">
            <text:p>12</text:p>
          </table:table-cell>
          <table:table-cell table:formula="of:=IF([.I332]+[.H333]&gt;0;[.I332]+[.H333];0)" office:value-type="float" office:value="589" calcext:value-type="float">
            <text:p>589</text:p>
          </table:table-cell>
          <table:table-cell table:formula="of:=IF([.I332]+[.H33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29" calcext:value-type="date">
            <text:p>2023-11-29</text:p>
          </table:table-cell>
          <table:table-cell office:value-type="float" office:value="419" calcext:value-type="float">
            <text:p>419</text:p>
          </table:table-cell>
          <table:table-cell office:value-type="float" office:value="645" calcext:value-type="float">
            <text:p>645</text:p>
          </table:table-cell>
          <table:table-cell table:formula="of:=[.D333] + [.B334] - [.C334]" office:value-type="float" office:value="9362" calcext:value-type="float">
            <text:p>9362</text:p>
          </table:table-cell>
          <table:table-cell table:formula="of:= ([.D334] *0.4)" office:value-type="float" office:value="3744.8" calcext:value-type="float">
            <text:p>3744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4]-[.E334]" office:value-type="float" office:value="155.2" calcext:value-type="float">
            <text:p>155,2</text:p>
          </table:table-cell>
          <table:table-cell table:formula="of:=IF([.G334]&lt;0; ROUNDUP([.G334]/5;0); ROUNDDOWN([.G334]/5;0))" office:value-type="float" office:value="31" calcext:value-type="float">
            <text:p>31</text:p>
          </table:table-cell>
          <table:table-cell table:formula="of:=IF([.I333]+[.H334]&gt;0;[.I333]+[.H334];0)" office:value-type="float" office:value="620" calcext:value-type="float">
            <text:p>620</text:p>
          </table:table-cell>
          <table:table-cell table:formula="of:=IF([.I333]+[.H33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1-30" calcext:value-type="date">
            <text:p>2023-11-30</text:p>
          </table:table-cell>
          <table:table-cell office:value-type="float" office:value="659" calcext:value-type="float">
            <text:p>659</text:p>
          </table:table-cell>
          <table:table-cell office:value-type="float" office:value="527" calcext:value-type="float">
            <text:p>527</text:p>
          </table:table-cell>
          <table:table-cell table:formula="of:=[.D334] + [.B335] - [.C335]" office:value-type="float" office:value="9494" calcext:value-type="float">
            <text:p>9494</text:p>
          </table:table-cell>
          <table:table-cell table:formula="of:= ([.D335] *0.4)" office:value-type="float" office:value="3797.6" calcext:value-type="float">
            <text:p>3797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5]-[.E335]" office:value-type="float" office:value="102.4" calcext:value-type="float">
            <text:p>102,4</text:p>
          </table:table-cell>
          <table:table-cell table:formula="of:=IF([.G335]&lt;0; ROUNDUP([.G335]/5;0); ROUNDDOWN([.G335]/5;0))" office:value-type="float" office:value="20" calcext:value-type="float">
            <text:p>20</text:p>
          </table:table-cell>
          <table:table-cell table:formula="of:=IF([.I334]+[.H335]&gt;0;[.I334]+[.H335];0)" office:value-type="float" office:value="640" calcext:value-type="float">
            <text:p>640</text:p>
          </table:table-cell>
          <table:table-cell table:formula="of:=IF([.I334]+[.H33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01" calcext:value-type="date">
            <text:p>2023-12-01</text:p>
          </table:table-cell>
          <table:table-cell office:value-type="float" office:value="592" calcext:value-type="float">
            <text:p>592</text:p>
          </table:table-cell>
          <table:table-cell office:value-type="float" office:value="328" calcext:value-type="float">
            <text:p>328</text:p>
          </table:table-cell>
          <table:table-cell table:formula="of:=[.D335] + [.B336] - [.C336]" office:value-type="float" office:value="9758" calcext:value-type="float">
            <text:p>9758</text:p>
          </table:table-cell>
          <table:table-cell table:formula="of:= ([.D336] *0.4)" office:value-type="float" office:value="3903.2" calcext:value-type="float">
            <text:p>390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6]-[.E336]" office:value-type="float" office:value="-3.20000000000027" calcext:value-type="float">
            <text:p>-3,20000000000027</text:p>
          </table:table-cell>
          <table:table-cell table:formula="of:=IF([.G336]&lt;0; ROUNDUP([.G336]/5;0); ROUNDDOWN([.G336]/5;0))" office:value-type="float" office:value="-1" calcext:value-type="float">
            <text:p>-1</text:p>
          </table:table-cell>
          <table:table-cell table:formula="of:=IF([.I335]+[.H336]&gt;0;[.I335]+[.H336];0)" office:value-type="float" office:value="639" calcext:value-type="float">
            <text:p>639</text:p>
          </table:table-cell>
          <table:table-cell table:formula="of:=IF([.I335]+[.H33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02" calcext:value-type="date">
            <text:p>2023-12-02</text:p>
          </table:table-cell>
          <table:table-cell office:value-type="float" office:value="312" calcext:value-type="float">
            <text:p>312</text:p>
          </table:table-cell>
          <table:table-cell office:value-type="float" office:value="693" calcext:value-type="float">
            <text:p>693</text:p>
          </table:table-cell>
          <table:table-cell table:formula="of:=[.D336] + [.B337] - [.C337]" office:value-type="float" office:value="9377" calcext:value-type="float">
            <text:p>9377</text:p>
          </table:table-cell>
          <table:table-cell table:formula="of:= ([.D337] *0.4)" office:value-type="float" office:value="3750.8" calcext:value-type="float">
            <text:p>375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7]-[.E337]" office:value-type="float" office:value="149.2" calcext:value-type="float">
            <text:p>149,2</text:p>
          </table:table-cell>
          <table:table-cell table:formula="of:=IF([.G337]&lt;0; ROUNDUP([.G337]/5;0); ROUNDDOWN([.G337]/5;0))" office:value-type="float" office:value="29" calcext:value-type="float">
            <text:p>29</text:p>
          </table:table-cell>
          <table:table-cell table:formula="of:=IF([.I336]+[.H337]&gt;0;[.I336]+[.H337];0)" office:value-type="float" office:value="668" calcext:value-type="float">
            <text:p>668</text:p>
          </table:table-cell>
          <table:table-cell table:formula="of:=IF([.I336]+[.H33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03" calcext:value-type="date">
            <text:p>2023-12-03</text:p>
          </table:table-cell>
          <table:table-cell office:value-type="float" office:value="369" calcext:value-type="float">
            <text:p>369</text:p>
          </table:table-cell>
          <table:table-cell office:value-type="float" office:value="497" calcext:value-type="float">
            <text:p>497</text:p>
          </table:table-cell>
          <table:table-cell table:formula="of:=[.D337] + [.B338] - [.C338]" office:value-type="float" office:value="9249" calcext:value-type="float">
            <text:p>9249</text:p>
          </table:table-cell>
          <table:table-cell table:formula="of:= ([.D338] *0.4)" office:value-type="float" office:value="3699.6" calcext:value-type="float">
            <text:p>3699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8]-[.E338]" office:value-type="float" office:value="200.4" calcext:value-type="float">
            <text:p>200,4</text:p>
          </table:table-cell>
          <table:table-cell table:formula="of:=IF([.G338]&lt;0; ROUNDUP([.G338]/5;0); ROUNDDOWN([.G338]/5;0))" office:value-type="float" office:value="40" calcext:value-type="float">
            <text:p>40</text:p>
          </table:table-cell>
          <table:table-cell table:formula="of:=IF([.I337]+[.H338]&gt;0;[.I337]+[.H338];0)" office:value-type="float" office:value="708" calcext:value-type="float">
            <text:p>708</text:p>
          </table:table-cell>
          <table:table-cell table:formula="of:=IF([.I337]+[.H33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04" calcext:value-type="date">
            <text:p>2023-12-04</text:p>
          </table:table-cell>
          <table:table-cell office:value-type="float" office:value="615" calcext:value-type="float">
            <text:p>615</text:p>
          </table:table-cell>
          <table:table-cell office:value-type="float" office:value="656" calcext:value-type="float">
            <text:p>656</text:p>
          </table:table-cell>
          <table:table-cell table:formula="of:=[.D338] + [.B339] - [.C339]" office:value-type="float" office:value="9208" calcext:value-type="float">
            <text:p>9208</text:p>
          </table:table-cell>
          <table:table-cell table:formula="of:= ([.D339] *0.4)" office:value-type="float" office:value="3683.2" calcext:value-type="float">
            <text:p>3683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39]-[.E339]" office:value-type="float" office:value="216.8" calcext:value-type="float">
            <text:p>216,8</text:p>
          </table:table-cell>
          <table:table-cell table:formula="of:=IF([.G339]&lt;0; ROUNDUP([.G339]/5;0); ROUNDDOWN([.G339]/5;0))" office:value-type="float" office:value="43" calcext:value-type="float">
            <text:p>43</text:p>
          </table:table-cell>
          <table:table-cell table:formula="of:=IF([.I338]+[.H339]&gt;0;[.I338]+[.H339];0)" office:value-type="float" office:value="751" calcext:value-type="float">
            <text:p>751</text:p>
          </table:table-cell>
          <table:table-cell table:formula="of:=IF([.I338]+[.H33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05" calcext:value-type="date">
            <text:p>2023-12-05</text:p>
          </table:table-cell>
          <table:table-cell office:value-type="float" office:value="531" calcext:value-type="float">
            <text:p>531</text:p>
          </table:table-cell>
          <table:table-cell office:value-type="float" office:value="493" calcext:value-type="float">
            <text:p>493</text:p>
          </table:table-cell>
          <table:table-cell table:formula="of:=[.D339] + [.B340] - [.C340]" office:value-type="float" office:value="9246" calcext:value-type="float">
            <text:p>9246</text:p>
          </table:table-cell>
          <table:table-cell table:formula="of:= ([.D340] *0.4)" office:value-type="float" office:value="3698.4" calcext:value-type="float">
            <text:p>369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0]-[.E340]" office:value-type="float" office:value="201.6" calcext:value-type="float">
            <text:p>201,6</text:p>
          </table:table-cell>
          <table:table-cell table:formula="of:=IF([.G340]&lt;0; ROUNDUP([.G340]/5;0); ROUNDDOWN([.G340]/5;0))" office:value-type="float" office:value="40" calcext:value-type="float">
            <text:p>40</text:p>
          </table:table-cell>
          <table:table-cell table:formula="of:=IF([.I339]+[.H340]&gt;0;[.I339]+[.H340];0)" office:value-type="float" office:value="791" calcext:value-type="float">
            <text:p>791</text:p>
          </table:table-cell>
          <table:table-cell table:formula="of:=IF([.I339]+[.H34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06" calcext:value-type="date">
            <text:p>2023-12-06</text:p>
          </table:table-cell>
          <table:table-cell office:value-type="float" office:value="534" calcext:value-type="float">
            <text:p>534</text:p>
          </table:table-cell>
          <table:table-cell office:value-type="float" office:value="433" calcext:value-type="float">
            <text:p>433</text:p>
          </table:table-cell>
          <table:table-cell table:formula="of:=[.D340] + [.B341] - [.C341]" office:value-type="float" office:value="9347" calcext:value-type="float">
            <text:p>9347</text:p>
          </table:table-cell>
          <table:table-cell table:formula="of:= ([.D341] *0.4)" office:value-type="float" office:value="3738.8" calcext:value-type="float">
            <text:p>373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1]-[.E341]" office:value-type="float" office:value="161.2" calcext:value-type="float">
            <text:p>161,2</text:p>
          </table:table-cell>
          <table:table-cell table:formula="of:=IF([.G341]&lt;0; ROUNDUP([.G341]/5;0); ROUNDDOWN([.G341]/5;0))" office:value-type="float" office:value="32" calcext:value-type="float">
            <text:p>32</text:p>
          </table:table-cell>
          <table:table-cell table:formula="of:=IF([.I340]+[.H341]&gt;0;[.I340]+[.H341];0)" office:value-type="float" office:value="823" calcext:value-type="float">
            <text:p>823</text:p>
          </table:table-cell>
          <table:table-cell table:formula="of:=IF([.I340]+[.H34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07" calcext:value-type="date">
            <text:p>2023-12-07</text:p>
          </table:table-cell>
          <table:table-cell office:value-type="float" office:value="508" calcext:value-type="float">
            <text:p>508</text:p>
          </table:table-cell>
          <table:table-cell office:value-type="float" office:value="304" calcext:value-type="float">
            <text:p>304</text:p>
          </table:table-cell>
          <table:table-cell table:formula="of:=[.D341] + [.B342] - [.C342]" office:value-type="float" office:value="9551" calcext:value-type="float">
            <text:p>9551</text:p>
          </table:table-cell>
          <table:table-cell table:formula="of:= ([.D342] *0.4)" office:value-type="float" office:value="3820.4" calcext:value-type="float">
            <text:p>382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2]-[.E342]" office:value-type="float" office:value="79.5999999999999" calcext:value-type="float">
            <text:p>79,5999999999999</text:p>
          </table:table-cell>
          <table:table-cell table:formula="of:=IF([.G342]&lt;0; ROUNDUP([.G342]/5;0); ROUNDDOWN([.G342]/5;0))" office:value-type="float" office:value="15" calcext:value-type="float">
            <text:p>15</text:p>
          </table:table-cell>
          <table:table-cell table:formula="of:=IF([.I341]+[.H342]&gt;0;[.I341]+[.H342];0)" office:value-type="float" office:value="838" calcext:value-type="float">
            <text:p>838</text:p>
          </table:table-cell>
          <table:table-cell table:formula="of:=IF([.I341]+[.H34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08" calcext:value-type="date">
            <text:p>2023-12-08</text:p>
          </table:table-cell>
          <table:table-cell office:value-type="float" office:value="500" calcext:value-type="float">
            <text:p>500</text:p>
          </table:table-cell>
          <table:table-cell office:value-type="float" office:value="375" calcext:value-type="float">
            <text:p>375</text:p>
          </table:table-cell>
          <table:table-cell table:formula="of:=[.D342] + [.B343] - [.C343]" office:value-type="float" office:value="9676" calcext:value-type="float">
            <text:p>9676</text:p>
          </table:table-cell>
          <table:table-cell table:formula="of:= ([.D343] *0.4)" office:value-type="float" office:value="3870.4" calcext:value-type="float">
            <text:p>387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3]-[.E343]" office:value-type="float" office:value="29.5999999999999" calcext:value-type="float">
            <text:p>29,5999999999999</text:p>
          </table:table-cell>
          <table:table-cell table:formula="of:=IF([.G343]&lt;0; ROUNDUP([.G343]/5;0); ROUNDDOWN([.G343]/5;0))" office:value-type="float" office:value="5" calcext:value-type="float">
            <text:p>5</text:p>
          </table:table-cell>
          <table:table-cell table:formula="of:=IF([.I342]+[.H343]&gt;0;[.I342]+[.H343];0)" office:value-type="float" office:value="843" calcext:value-type="float">
            <text:p>843</text:p>
          </table:table-cell>
          <table:table-cell table:formula="of:=IF([.I342]+[.H34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09" calcext:value-type="date">
            <text:p>2023-12-09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table:formula="of:=[.D343] + [.B344] - [.C344]" office:value-type="float" office:value="9576" calcext:value-type="float">
            <text:p>9576</text:p>
          </table:table-cell>
          <table:table-cell table:formula="of:= ([.D344] *0.4)" office:value-type="float" office:value="3830.4" calcext:value-type="float">
            <text:p>383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4]-[.E344]" office:value-type="float" office:value="69.5999999999999" calcext:value-type="float">
            <text:p>69,5999999999999</text:p>
          </table:table-cell>
          <table:table-cell table:formula="of:=IF([.G344]&lt;0; ROUNDUP([.G344]/5;0); ROUNDDOWN([.G344]/5;0))" office:value-type="float" office:value="13" calcext:value-type="float">
            <text:p>13</text:p>
          </table:table-cell>
          <table:table-cell table:formula="of:=IF([.I343]+[.H344]&gt;0;[.I343]+[.H344];0)" office:value-type="float" office:value="856" calcext:value-type="float">
            <text:p>856</text:p>
          </table:table-cell>
          <table:table-cell table:formula="of:=IF([.I343]+[.H34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0" calcext:value-type="date">
            <text:p>2023-12-10</text:p>
          </table:table-cell>
          <table:table-cell office:value-type="float" office:value="530" calcext:value-type="float">
            <text:p>530</text:p>
          </table:table-cell>
          <table:table-cell office:value-type="float" office:value="360" calcext:value-type="float">
            <text:p>360</text:p>
          </table:table-cell>
          <table:table-cell table:formula="of:=[.D344] + [.B345] - [.C345]" office:value-type="float" office:value="9746" calcext:value-type="float">
            <text:p>9746</text:p>
          </table:table-cell>
          <table:table-cell table:formula="of:= ([.D345] *0.4)" office:value-type="float" office:value="3898.4" calcext:value-type="float">
            <text:p>389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5]-[.E345]" office:value-type="float" office:value="1.59999999999991" calcext:value-type="float">
            <text:p>1,59999999999991</text:p>
          </table:table-cell>
          <table:table-cell table:formula="of:=IF([.G345]&lt;0; ROUNDUP([.G345]/5;0); ROUNDDOWN([.G345]/5;0))" office:value-type="float" office:value="0" calcext:value-type="float">
            <text:p>0</text:p>
          </table:table-cell>
          <table:table-cell table:formula="of:=IF([.I344]+[.H345]&gt;0;[.I344]+[.H345];0)" office:value-type="float" office:value="856" calcext:value-type="float">
            <text:p>856</text:p>
          </table:table-cell>
          <table:table-cell table:formula="of:=IF([.I344]+[.H34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1" calcext:value-type="date">
            <text:p>2023-12-11</text:p>
          </table:table-cell>
          <table:table-cell office:value-type="float" office:value="322" calcext:value-type="float">
            <text:p>322</text:p>
          </table:table-cell>
          <table:table-cell office:value-type="float" office:value="508" calcext:value-type="float">
            <text:p>508</text:p>
          </table:table-cell>
          <table:table-cell table:formula="of:=[.D345] + [.B346] - [.C346]" office:value-type="float" office:value="9560" calcext:value-type="float">
            <text:p>9560</text:p>
          </table:table-cell>
          <table:table-cell table:formula="of:= ([.D346] *0.4)" office:value-type="float" office:value="3824" calcext:value-type="float">
            <text:p>382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6]-[.E346]" office:value-type="float" office:value="76" calcext:value-type="float">
            <text:p>76</text:p>
          </table:table-cell>
          <table:table-cell table:formula="of:=IF([.G346]&lt;0; ROUNDUP([.G346]/5;0); ROUNDDOWN([.G346]/5;0))" office:value-type="float" office:value="15" calcext:value-type="float">
            <text:p>15</text:p>
          </table:table-cell>
          <table:table-cell table:formula="of:=IF([.I345]+[.H346]&gt;0;[.I345]+[.H346];0)" office:value-type="float" office:value="871" calcext:value-type="float">
            <text:p>871</text:p>
          </table:table-cell>
          <table:table-cell table:formula="of:=IF([.I345]+[.H34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2" calcext:value-type="date">
            <text:p>2023-12-12</text:p>
          </table:table-cell>
          <table:table-cell office:value-type="float" office:value="581" calcext:value-type="float">
            <text:p>581</text:p>
          </table:table-cell>
          <table:table-cell office:value-type="float" office:value="369" calcext:value-type="float">
            <text:p>369</text:p>
          </table:table-cell>
          <table:table-cell table:formula="of:=[.D346] + [.B347] - [.C347]" office:value-type="float" office:value="9772" calcext:value-type="float">
            <text:p>9772</text:p>
          </table:table-cell>
          <table:table-cell table:formula="of:= ([.D347] *0.4)" office:value-type="float" office:value="3908.8" calcext:value-type="float">
            <text:p>3908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7]-[.E347]" office:value-type="float" office:value="-8.80000000000018" calcext:value-type="float">
            <text:p>-8,80000000000018</text:p>
          </table:table-cell>
          <table:table-cell table:formula="of:=IF([.G347]&lt;0; ROUNDUP([.G347]/5;0); ROUNDDOWN([.G347]/5;0))" office:value-type="float" office:value="-2" calcext:value-type="float">
            <text:p>-2</text:p>
          </table:table-cell>
          <table:table-cell table:formula="of:=IF([.I346]+[.H347]&gt;0;[.I346]+[.H347];0)" office:value-type="float" office:value="869" calcext:value-type="float">
            <text:p>869</text:p>
          </table:table-cell>
          <table:table-cell table:formula="of:=IF([.I346]+[.H34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3" calcext:value-type="date">
            <text:p>2023-12-13</text:p>
          </table:table-cell>
          <table:table-cell office:value-type="float" office:value="447" calcext:value-type="float">
            <text:p>447</text:p>
          </table:table-cell>
          <table:table-cell office:value-type="float" office:value="494" calcext:value-type="float">
            <text:p>494</text:p>
          </table:table-cell>
          <table:table-cell table:formula="of:=[.D347] + [.B348] - [.C348]" office:value-type="float" office:value="9725" calcext:value-type="float">
            <text:p>9725</text:p>
          </table:table-cell>
          <table:table-cell table:formula="of:= ([.D348] *0.4)" office:value-type="float" office:value="3890" calcext:value-type="float">
            <text:p>3890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8]-[.E348]" office:value-type="float" office:value="10" calcext:value-type="float">
            <text:p>10</text:p>
          </table:table-cell>
          <table:table-cell table:formula="of:=IF([.G348]&lt;0; ROUNDUP([.G348]/5;0); ROUNDDOWN([.G348]/5;0))" office:value-type="float" office:value="2" calcext:value-type="float">
            <text:p>2</text:p>
          </table:table-cell>
          <table:table-cell table:formula="of:=IF([.I347]+[.H348]&gt;0;[.I347]+[.H348];0)" office:value-type="float" office:value="871" calcext:value-type="float">
            <text:p>871</text:p>
          </table:table-cell>
          <table:table-cell table:formula="of:=IF([.I347]+[.H34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4" calcext:value-type="date">
            <text:p>2023-12-14</text:p>
          </table:table-cell>
          <table:table-cell office:value-type="float" office:value="397" calcext:value-type="float">
            <text:p>397</text:p>
          </table:table-cell>
          <table:table-cell office:value-type="float" office:value="679" calcext:value-type="float">
            <text:p>679</text:p>
          </table:table-cell>
          <table:table-cell table:formula="of:=[.D348] + [.B349] - [.C349]" office:value-type="float" office:value="9443" calcext:value-type="float">
            <text:p>9443</text:p>
          </table:table-cell>
          <table:table-cell table:formula="of:= ([.D349] *0.4)" office:value-type="float" office:value="3777.2" calcext:value-type="float">
            <text:p>377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49]-[.E349]" office:value-type="float" office:value="122.8" calcext:value-type="float">
            <text:p>122,8</text:p>
          </table:table-cell>
          <table:table-cell table:formula="of:=IF([.G349]&lt;0; ROUNDUP([.G349]/5;0); ROUNDDOWN([.G349]/5;0))" office:value-type="float" office:value="24" calcext:value-type="float">
            <text:p>24</text:p>
          </table:table-cell>
          <table:table-cell table:formula="of:=IF([.I348]+[.H349]&gt;0;[.I348]+[.H349];0)" office:value-type="float" office:value="895" calcext:value-type="float">
            <text:p>895</text:p>
          </table:table-cell>
          <table:table-cell table:formula="of:=IF([.I348]+[.H34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5" calcext:value-type="date">
            <text:p>2023-12-15</text:p>
          </table:table-cell>
          <table:table-cell office:value-type="float" office:value="570" calcext:value-type="float">
            <text:p>570</text:p>
          </table:table-cell>
          <table:table-cell office:value-type="float" office:value="485" calcext:value-type="float">
            <text:p>485</text:p>
          </table:table-cell>
          <table:table-cell table:formula="of:=[.D349] + [.B350] - [.C350]" office:value-type="float" office:value="9528" calcext:value-type="float">
            <text:p>9528</text:p>
          </table:table-cell>
          <table:table-cell table:formula="of:= ([.D350] *0.4)" office:value-type="float" office:value="3811.2" calcext:value-type="float">
            <text:p>381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0]-[.E350]" office:value-type="float" office:value="88.7999999999997" calcext:value-type="float">
            <text:p>88,7999999999997</text:p>
          </table:table-cell>
          <table:table-cell table:formula="of:=IF([.G350]&lt;0; ROUNDUP([.G350]/5;0); ROUNDDOWN([.G350]/5;0))" office:value-type="float" office:value="17" calcext:value-type="float">
            <text:p>17</text:p>
          </table:table-cell>
          <table:table-cell table:formula="of:=IF([.I349]+[.H350]&gt;0;[.I349]+[.H350];0)" office:value-type="float" office:value="912" calcext:value-type="float">
            <text:p>912</text:p>
          </table:table-cell>
          <table:table-cell table:formula="of:=IF([.I349]+[.H35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6" calcext:value-type="date">
            <text:p>2023-12-16</text:p>
          </table:table-cell>
          <table:table-cell office:value-type="float" office:value="509" calcext:value-type="float">
            <text:p>509</text:p>
          </table:table-cell>
          <table:table-cell office:value-type="float" office:value="401" calcext:value-type="float">
            <text:p>401</text:p>
          </table:table-cell>
          <table:table-cell table:formula="of:=[.D350] + [.B351] - [.C351]" office:value-type="float" office:value="9636" calcext:value-type="float">
            <text:p>9636</text:p>
          </table:table-cell>
          <table:table-cell table:formula="of:= ([.D351] *0.4)" office:value-type="float" office:value="3854.4" calcext:value-type="float">
            <text:p>3854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1]-[.E351]" office:value-type="float" office:value="45.5999999999999" calcext:value-type="float">
            <text:p>45,5999999999999</text:p>
          </table:table-cell>
          <table:table-cell table:formula="of:=IF([.G351]&lt;0; ROUNDUP([.G351]/5;0); ROUNDDOWN([.G351]/5;0))" office:value-type="float" office:value="9" calcext:value-type="float">
            <text:p>9</text:p>
          </table:table-cell>
          <table:table-cell table:formula="of:=IF([.I350]+[.H351]&gt;0;[.I350]+[.H351];0)" office:value-type="float" office:value="921" calcext:value-type="float">
            <text:p>921</text:p>
          </table:table-cell>
          <table:table-cell table:formula="of:=IF([.I350]+[.H35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7" calcext:value-type="date">
            <text:p>2023-12-17</text:p>
          </table:table-cell>
          <table:table-cell office:value-type="float" office:value="424" calcext:value-type="float">
            <text:p>424</text:p>
          </table:table-cell>
          <table:table-cell office:value-type="float" office:value="358" calcext:value-type="float">
            <text:p>358</text:p>
          </table:table-cell>
          <table:table-cell table:formula="of:=[.D351] + [.B352] - [.C352]" office:value-type="float" office:value="9702" calcext:value-type="float">
            <text:p>9702</text:p>
          </table:table-cell>
          <table:table-cell table:formula="of:= ([.D352] *0.4)" office:value-type="float" office:value="3880.8" calcext:value-type="float">
            <text:p>388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2]-[.E352]" office:value-type="float" office:value="19.1999999999998" calcext:value-type="float">
            <text:p>19,1999999999998</text:p>
          </table:table-cell>
          <table:table-cell table:formula="of:=IF([.G352]&lt;0; ROUNDUP([.G352]/5;0); ROUNDDOWN([.G352]/5;0))" office:value-type="float" office:value="3" calcext:value-type="float">
            <text:p>3</text:p>
          </table:table-cell>
          <table:table-cell table:formula="of:=IF([.I351]+[.H352]&gt;0;[.I351]+[.H352];0)" office:value-type="float" office:value="924" calcext:value-type="float">
            <text:p>924</text:p>
          </table:table-cell>
          <table:table-cell table:formula="of:=IF([.I351]+[.H35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8" calcext:value-type="date">
            <text:p>2023-12-18</text:p>
          </table:table-cell>
          <table:table-cell office:value-type="float" office:value="317" calcext:value-type="float">
            <text:p>317</text:p>
          </table:table-cell>
          <table:table-cell office:value-type="float" office:value="423" calcext:value-type="float">
            <text:p>423</text:p>
          </table:table-cell>
          <table:table-cell table:formula="of:=[.D352] + [.B353] - [.C353]" office:value-type="float" office:value="9596" calcext:value-type="float">
            <text:p>9596</text:p>
          </table:table-cell>
          <table:table-cell table:formula="of:= ([.D353] *0.4)" office:value-type="float" office:value="3838.4" calcext:value-type="float">
            <text:p>3838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3]-[.E353]" office:value-type="float" office:value="61.5999999999999" calcext:value-type="float">
            <text:p>61,5999999999999</text:p>
          </table:table-cell>
          <table:table-cell table:formula="of:=IF([.G353]&lt;0; ROUNDUP([.G353]/5;0); ROUNDDOWN([.G353]/5;0))" office:value-type="float" office:value="12" calcext:value-type="float">
            <text:p>12</text:p>
          </table:table-cell>
          <table:table-cell table:formula="of:=IF([.I352]+[.H353]&gt;0;[.I352]+[.H353];0)" office:value-type="float" office:value="936" calcext:value-type="float">
            <text:p>936</text:p>
          </table:table-cell>
          <table:table-cell table:formula="of:=IF([.I352]+[.H35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19" calcext:value-type="date">
            <text:p>2023-12-19</text:p>
          </table:table-cell>
          <table:table-cell office:value-type="float" office:value="478" calcext:value-type="float">
            <text:p>478</text:p>
          </table:table-cell>
          <table:table-cell office:value-type="float" office:value="401" calcext:value-type="float">
            <text:p>401</text:p>
          </table:table-cell>
          <table:table-cell table:formula="of:=[.D353] + [.B354] - [.C354]" office:value-type="float" office:value="9673" calcext:value-type="float">
            <text:p>9673</text:p>
          </table:table-cell>
          <table:table-cell table:formula="of:= ([.D354] *0.4)" office:value-type="float" office:value="3869.2" calcext:value-type="float">
            <text:p>3869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4]-[.E354]" office:value-type="float" office:value="30.7999999999997" calcext:value-type="float">
            <text:p>30,7999999999997</text:p>
          </table:table-cell>
          <table:table-cell table:formula="of:=IF([.G354]&lt;0; ROUNDUP([.G354]/5;0); ROUNDDOWN([.G354]/5;0))" office:value-type="float" office:value="6" calcext:value-type="float">
            <text:p>6</text:p>
          </table:table-cell>
          <table:table-cell table:formula="of:=IF([.I353]+[.H354]&gt;0;[.I353]+[.H354];0)" office:value-type="float" office:value="942" calcext:value-type="float">
            <text:p>942</text:p>
          </table:table-cell>
          <table:table-cell table:formula="of:=IF([.I353]+[.H35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0" calcext:value-type="date">
            <text:p>2023-12-20</text:p>
          </table:table-cell>
          <table:table-cell office:value-type="float" office:value="623" calcext:value-type="float">
            <text:p>623</text:p>
          </table:table-cell>
          <table:table-cell office:value-type="float" office:value="419" calcext:value-type="float">
            <text:p>419</text:p>
          </table:table-cell>
          <table:table-cell table:formula="of:=[.D354] + [.B355] - [.C355]" office:value-type="float" office:value="9877" calcext:value-type="float">
            <text:p>9877</text:p>
          </table:table-cell>
          <table:table-cell table:formula="of:= ([.D355] *0.4)" office:value-type="float" office:value="3950.8" calcext:value-type="float">
            <text:p>395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5]-[.E355]" office:value-type="float" office:value="-50.8000000000002" calcext:value-type="float">
            <text:p>-50,8000000000002</text:p>
          </table:table-cell>
          <table:table-cell table:formula="of:=IF([.G355]&lt;0; ROUNDUP([.G355]/5;0); ROUNDDOWN([.G355]/5;0))" office:value-type="float" office:value="-11" calcext:value-type="float">
            <text:p>-11</text:p>
          </table:table-cell>
          <table:table-cell table:formula="of:=IF([.I354]+[.H355]&gt;0;[.I354]+[.H355];0)" office:value-type="float" office:value="931" calcext:value-type="float">
            <text:p>931</text:p>
          </table:table-cell>
          <table:table-cell table:formula="of:=IF([.I354]+[.H35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1" calcext:value-type="date">
            <text:p>2023-12-21</text:p>
          </table:table-cell>
          <table:table-cell office:value-type="float" office:value="511" calcext:value-type="float">
            <text:p>511</text:p>
          </table:table-cell>
          <table:table-cell office:value-type="float" office:value="557" calcext:value-type="float">
            <text:p>557</text:p>
          </table:table-cell>
          <table:table-cell table:formula="of:=[.D355] + [.B356] - [.C356]" office:value-type="float" office:value="9831" calcext:value-type="float">
            <text:p>9831</text:p>
          </table:table-cell>
          <table:table-cell table:formula="of:= ([.D356] *0.4)" office:value-type="float" office:value="3932.4" calcext:value-type="float">
            <text:p>3932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6]-[.E356]" office:value-type="float" office:value="-32.4000000000001" calcext:value-type="float">
            <text:p>-32,4000000000001</text:p>
          </table:table-cell>
          <table:table-cell table:formula="of:=IF([.G356]&lt;0; ROUNDUP([.G356]/5;0); ROUNDDOWN([.G356]/5;0))" office:value-type="float" office:value="-7" calcext:value-type="float">
            <text:p>-7</text:p>
          </table:table-cell>
          <table:table-cell table:formula="of:=IF([.I355]+[.H356]&gt;0;[.I355]+[.H356];0)" office:value-type="float" office:value="924" calcext:value-type="float">
            <text:p>924</text:p>
          </table:table-cell>
          <table:table-cell table:formula="of:=IF([.I355]+[.H35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2" calcext:value-type="date">
            <text:p>2023-12-22</text:p>
          </table:table-cell>
          <table:table-cell office:value-type="float" office:value="420" calcext:value-type="float">
            <text:p>420</text:p>
          </table:table-cell>
          <table:table-cell office:value-type="float" office:value="350" calcext:value-type="float">
            <text:p>350</text:p>
          </table:table-cell>
          <table:table-cell table:formula="of:=[.D356] + [.B357] - [.C357]" office:value-type="float" office:value="9901" calcext:value-type="float">
            <text:p>9901</text:p>
          </table:table-cell>
          <table:table-cell table:formula="of:= ([.D357] *0.4)" office:value-type="float" office:value="3960.4" calcext:value-type="float">
            <text:p>3960,4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7]-[.E357]" office:value-type="float" office:value="-60.4000000000001" calcext:value-type="float">
            <text:p>-60,4000000000001</text:p>
          </table:table-cell>
          <table:table-cell table:formula="of:=IF([.G357]&lt;0; ROUNDUP([.G357]/5;0); ROUNDDOWN([.G357]/5;0))" office:value-type="float" office:value="-13" calcext:value-type="float">
            <text:p>-13</text:p>
          </table:table-cell>
          <table:table-cell table:formula="of:=IF([.I356]+[.H357]&gt;0;[.I356]+[.H357];0)" office:value-type="float" office:value="911" calcext:value-type="float">
            <text:p>911</text:p>
          </table:table-cell>
          <table:table-cell table:formula="of:=IF([.I356]+[.H357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3" calcext:value-type="date">
            <text:p>2023-12-23</text:p>
          </table:table-cell>
          <table:table-cell office:value-type="float" office:value="609" calcext:value-type="float">
            <text:p>609</text:p>
          </table:table-cell>
          <table:table-cell office:value-type="float" office:value="343" calcext:value-type="float">
            <text:p>343</text:p>
          </table:table-cell>
          <table:table-cell table:formula="of:=[.D357] + [.B358] - [.C358]" office:value-type="float" office:value="10167" calcext:value-type="float">
            <text:p>10167</text:p>
          </table:table-cell>
          <table:table-cell table:formula="of:= ([.D358] *0.4)" office:value-type="float" office:value="4066.8" calcext:value-type="float">
            <text:p>4066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8]-[.E358]" office:value-type="float" office:value="-166.8" calcext:value-type="float">
            <text:p>-166,8</text:p>
          </table:table-cell>
          <table:table-cell table:formula="of:=IF([.G358]&lt;0; ROUNDUP([.G358]/5;0); ROUNDDOWN([.G358]/5;0))" office:value-type="float" office:value="-34" calcext:value-type="float">
            <text:p>-34</text:p>
          </table:table-cell>
          <table:table-cell table:formula="of:=IF([.I357]+[.H358]&gt;0;[.I357]+[.H358];0)" office:value-type="float" office:value="877" calcext:value-type="float">
            <text:p>877</text:p>
          </table:table-cell>
          <table:table-cell table:formula="of:=IF([.I357]+[.H358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4" calcext:value-type="date">
            <text:p>2023-12-24</text:p>
          </table:table-cell>
          <table:table-cell office:value-type="float" office:value="607" calcext:value-type="float">
            <text:p>607</text:p>
          </table:table-cell>
          <table:table-cell office:value-type="float" office:value="421" calcext:value-type="float">
            <text:p>421</text:p>
          </table:table-cell>
          <table:table-cell table:formula="of:=[.D358] + [.B359] - [.C359]" office:value-type="float" office:value="10353" calcext:value-type="float">
            <text:p>10353</text:p>
          </table:table-cell>
          <table:table-cell table:formula="of:= ([.D359] *0.4)" office:value-type="float" office:value="4141.2" calcext:value-type="float">
            <text:p>4141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59]-[.E359]" office:value-type="float" office:value="-241.2" calcext:value-type="float">
            <text:p>-241,2</text:p>
          </table:table-cell>
          <table:table-cell table:formula="of:=IF([.G359]&lt;0; ROUNDUP([.G359]/5;0); ROUNDDOWN([.G359]/5;0))" office:value-type="float" office:value="-49" calcext:value-type="float">
            <text:p>-49</text:p>
          </table:table-cell>
          <table:table-cell table:formula="of:=IF([.I358]+[.H359]&gt;0;[.I358]+[.H359];0)" office:value-type="float" office:value="828" calcext:value-type="float">
            <text:p>828</text:p>
          </table:table-cell>
          <table:table-cell table:formula="of:=IF([.I358]+[.H359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5" calcext:value-type="date">
            <text:p>2023-12-25</text:p>
          </table:table-cell>
          <table:table-cell office:value-type="float" office:value="492" calcext:value-type="float">
            <text:p>492</text:p>
          </table:table-cell>
          <table:table-cell office:value-type="float" office:value="366" calcext:value-type="float">
            <text:p>366</text:p>
          </table:table-cell>
          <table:table-cell table:formula="of:=[.D359] + [.B360] - [.C360]" office:value-type="float" office:value="10479" calcext:value-type="float">
            <text:p>10479</text:p>
          </table:table-cell>
          <table:table-cell table:formula="of:= ([.D360] *0.4)" office:value-type="float" office:value="4191.6" calcext:value-type="float">
            <text:p>4191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60]-[.E360]" office:value-type="float" office:value="-291.6" calcext:value-type="float">
            <text:p>-291,6</text:p>
          </table:table-cell>
          <table:table-cell table:formula="of:=IF([.G360]&lt;0; ROUNDUP([.G360]/5;0); ROUNDDOWN([.G360]/5;0))" office:value-type="float" office:value="-59" calcext:value-type="float">
            <text:p>-59</text:p>
          </table:table-cell>
          <table:table-cell table:formula="of:=IF([.I359]+[.H360]&gt;0;[.I359]+[.H360];0)" office:value-type="float" office:value="769" calcext:value-type="float">
            <text:p>769</text:p>
          </table:table-cell>
          <table:table-cell table:formula="of:=IF([.I359]+[.H360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6" calcext:value-type="date">
            <text:p>2023-12-26</text:p>
          </table:table-cell>
          <table:table-cell office:value-type="float" office:value="480" calcext:value-type="float">
            <text:p>480</text:p>
          </table:table-cell>
          <table:table-cell office:value-type="float" office:value="382" calcext:value-type="float">
            <text:p>382</text:p>
          </table:table-cell>
          <table:table-cell table:formula="of:=[.D360] + [.B361] - [.C361]" office:value-type="float" office:value="10577" calcext:value-type="float">
            <text:p>10577</text:p>
          </table:table-cell>
          <table:table-cell table:formula="of:= ([.D361] *0.4)" office:value-type="float" office:value="4230.8" calcext:value-type="float">
            <text:p>4230,8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61]-[.E361]" office:value-type="float" office:value="-330.8" calcext:value-type="float">
            <text:p>-330,8</text:p>
          </table:table-cell>
          <table:table-cell table:formula="of:=IF([.G361]&lt;0; ROUNDUP([.G361]/5;0); ROUNDDOWN([.G361]/5;0))" office:value-type="float" office:value="-67" calcext:value-type="float">
            <text:p>-67</text:p>
          </table:table-cell>
          <table:table-cell table:formula="of:=IF([.I360]+[.H361]&gt;0;[.I360]+[.H361];0)" office:value-type="float" office:value="702" calcext:value-type="float">
            <text:p>702</text:p>
          </table:table-cell>
          <table:table-cell table:formula="of:=IF([.I360]+[.H361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7" calcext:value-type="date">
            <text:p>2023-12-27</text:p>
          </table:table-cell>
          <table:table-cell office:value-type="float" office:value="554" calcext:value-type="float">
            <text:p>554</text:p>
          </table:table-cell>
          <table:table-cell office:value-type="float" office:value="342" calcext:value-type="float">
            <text:p>342</text:p>
          </table:table-cell>
          <table:table-cell table:formula="of:=[.D361] + [.B362] - [.C362]" office:value-type="float" office:value="10789" calcext:value-type="float">
            <text:p>10789</text:p>
          </table:table-cell>
          <table:table-cell table:formula="of:= ([.D362] *0.4)" office:value-type="float" office:value="4315.6" calcext:value-type="float">
            <text:p>4315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62]-[.E362]" office:value-type="float" office:value="-415.6" calcext:value-type="float">
            <text:p>-415,6</text:p>
          </table:table-cell>
          <table:table-cell table:formula="of:=IF([.G362]&lt;0; ROUNDUP([.G362]/5;0); ROUNDDOWN([.G362]/5;0))" office:value-type="float" office:value="-84" calcext:value-type="float">
            <text:p>-84</text:p>
          </table:table-cell>
          <table:table-cell table:formula="of:=IF([.I361]+[.H362]&gt;0;[.I361]+[.H362];0)" office:value-type="float" office:value="618" calcext:value-type="float">
            <text:p>618</text:p>
          </table:table-cell>
          <table:table-cell table:formula="of:=IF([.I361]+[.H362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8" calcext:value-type="date">
            <text:p>2023-12-28</text:p>
          </table:table-cell>
          <table:table-cell office:value-type="float" office:value="655" calcext:value-type="float">
            <text:p>655</text:p>
          </table:table-cell>
          <table:table-cell office:value-type="float" office:value="526" calcext:value-type="float">
            <text:p>526</text:p>
          </table:table-cell>
          <table:table-cell table:formula="of:=[.D362] + [.B363] - [.C363]" office:value-type="float" office:value="10918" calcext:value-type="float">
            <text:p>10918</text:p>
          </table:table-cell>
          <table:table-cell table:formula="of:= ([.D363] *0.4)" office:value-type="float" office:value="4367.2" calcext:value-type="float">
            <text:p>4367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63]-[.E363]" office:value-type="float" office:value="-467.2" calcext:value-type="float">
            <text:p>-467,2</text:p>
          </table:table-cell>
          <table:table-cell table:formula="of:=IF([.G363]&lt;0; ROUNDUP([.G363]/5;0); ROUNDDOWN([.G363]/5;0))" office:value-type="float" office:value="-94" calcext:value-type="float">
            <text:p>-94</text:p>
          </table:table-cell>
          <table:table-cell table:formula="of:=IF([.I362]+[.H363]&gt;0;[.I362]+[.H363];0)" office:value-type="float" office:value="524" calcext:value-type="float">
            <text:p>524</text:p>
          </table:table-cell>
          <table:table-cell table:formula="of:=IF([.I362]+[.H363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29" calcext:value-type="date">
            <text:p>2023-12-29</text:p>
          </table:table-cell>
          <table:table-cell office:value-type="float" office:value="502" calcext:value-type="float">
            <text:p>502</text:p>
          </table:table-cell>
          <table:table-cell office:value-type="float" office:value="507" calcext:value-type="float">
            <text:p>507</text:p>
          </table:table-cell>
          <table:table-cell table:formula="of:=[.D363] + [.B364] - [.C364]" office:value-type="float" office:value="10913" calcext:value-type="float">
            <text:p>10913</text:p>
          </table:table-cell>
          <table:table-cell table:formula="of:= ([.D364] *0.4)" office:value-type="float" office:value="4365.2" calcext:value-type="float">
            <text:p>4365,2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64]-[.E364]" office:value-type="float" office:value="-465.2" calcext:value-type="float">
            <text:p>-465,2</text:p>
          </table:table-cell>
          <table:table-cell table:formula="of:=IF([.G364]&lt;0; ROUNDUP([.G364]/5;0); ROUNDDOWN([.G364]/5;0))" office:value-type="float" office:value="-94" calcext:value-type="float">
            <text:p>-94</text:p>
          </table:table-cell>
          <table:table-cell table:formula="of:=IF([.I363]+[.H364]&gt;0;[.I363]+[.H364];0)" office:value-type="float" office:value="430" calcext:value-type="float">
            <text:p>430</text:p>
          </table:table-cell>
          <table:table-cell table:formula="of:=IF([.I363]+[.H364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30" calcext:value-type="date">
            <text:p>2023-12-30</text:p>
          </table:table-cell>
          <table:table-cell office:value-type="float" office:value="631" calcext:value-type="float">
            <text:p>631</text:p>
          </table:table-cell>
          <table:table-cell office:value-type="float" office:value="655" calcext:value-type="float">
            <text:p>655</text:p>
          </table:table-cell>
          <table:table-cell table:formula="of:=[.D364] + [.B365] - [.C365]" office:value-type="float" office:value="10889" calcext:value-type="float">
            <text:p>10889</text:p>
          </table:table-cell>
          <table:table-cell table:formula="of:= ([.D365] *0.4)" office:value-type="float" office:value="4355.6" calcext:value-type="float">
            <text:p>4355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65]-[.E365]" office:value-type="float" office:value="-455.6" calcext:value-type="float">
            <text:p>-455,6</text:p>
          </table:table-cell>
          <table:table-cell table:formula="of:=IF([.G365]&lt;0; ROUNDUP([.G365]/5;0); ROUNDDOWN([.G365]/5;0))" office:value-type="float" office:value="-92" calcext:value-type="float">
            <text:p>-92</text:p>
          </table:table-cell>
          <table:table-cell table:formula="of:=IF([.I364]+[.H365]&gt;0;[.I364]+[.H365];0)" office:value-type="float" office:value="338" calcext:value-type="float">
            <text:p>338</text:p>
          </table:table-cell>
          <table:table-cell table:formula="of:=IF([.I364]+[.H365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date" office:date-value="2023-12-31" calcext:value-type="date">
            <text:p>2023-12-31</text:p>
          </table:table-cell>
          <table:table-cell office:value-type="float" office:value="502" calcext:value-type="float">
            <text:p>502</text:p>
          </table:table-cell>
          <table:table-cell office:value-type="float" office:value="302" calcext:value-type="float">
            <text:p>302</text:p>
          </table:table-cell>
          <table:table-cell table:formula="of:=[.D365] + [.B366] - [.C366]" office:value-type="float" office:value="11089" calcext:value-type="float">
            <text:p>11089</text:p>
          </table:table-cell>
          <table:table-cell table:formula="of:= ([.D366] *0.4)" office:value-type="float" office:value="4435.6" calcext:value-type="float">
            <text:p>4435,6</text:p>
          </table:table-cell>
          <table:table-cell table:formula="of:=3900" office:value-type="float" office:value="3900" calcext:value-type="float">
            <text:p>3900</text:p>
          </table:table-cell>
          <table:table-cell table:formula="of:=[.F366]-[.E366]" office:value-type="float" office:value="-535.6" calcext:value-type="float">
            <text:p>-535,6</text:p>
          </table:table-cell>
          <table:table-cell table:formula="of:=IF([.G366]&lt;0; ROUNDUP([.G366]/5;0); ROUNDDOWN([.G366]/5;0))" office:value-type="float" office:value="-108" calcext:value-type="float">
            <text:p>-108</text:p>
          </table:table-cell>
          <table:table-cell table:formula="of:=IF([.I365]+[.H366]&gt;0;[.I365]+[.H366];0)" office:value-type="float" office:value="230" calcext:value-type="float">
            <text:p>230</text:p>
          </table:table-cell>
          <table:table-cell table:formula="of:=IF([.I365]+[.H366]&gt;=0;&quot;TAK&quot;;&quot;NIE&quot;)" office:value-type="string" office:string-value="TAK" calcext:value-type="string">
            <text:p>TAK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3T22:00:47.898000000</meta:creation-date>
    <dc:date>2025-02-13T22:35:21.408000000</dc:date>
    <meta:editing-duration>PT3M4S</meta:editing-duration>
    <meta:editing-cycles>1</meta:editing-cycles>
    <meta:document-statistic meta:table-count="1" meta:cell-count="3670" meta:object-count="0"/>
    <meta:generator>LibreOffice/24.8.4.2$Windows_X86_64 LibreOffice_project/bb3cfa12c7b1bf994ecc5649a80400d06cd71002</meta:generator>
  </office:meta>
</office:document-meta>
</file>